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20pt" fo:font-style="italic" fo:font-weight="bold" officeooo:rsid="10b36a94" officeooo:paragraph-rsid="10b36a94" style:font-size-asian="20pt" style:font-style-asian="italic" style:font-weight-asian="bold" style:font-size-complex="20pt" style:font-style-complex="italic" style:font-weight-complex="bold"/>
    </style:style>
    <style:style style:name="P2" style:family="paragraph" style:parent-style-name="Standard">
      <style:text-properties style:font-name="Liberation Serif" fo:font-size="20pt" fo:font-style="italic" fo:font-weight="bold" officeooo:rsid="00155bbe" officeooo:paragraph-rsid="001ac2a2" style:font-size-asian="20pt" style:font-style-asian="italic" style:font-weight-asian="bold" style:font-size-complex="20pt" style:font-style-complex="italic" style:font-weight-complex="bold"/>
    </style:style>
    <style:style style:name="P3" style:family="paragraph" style:parent-style-name="Standard">
      <style:paragraph-properties fo:text-align="justify" style:justify-single-word="false"/>
      <style:text-properties style:font-name="Liberation Serif" fo:font-size="20pt" fo:font-style="italic" fo:font-weight="bold" officeooo:rsid="00155bbe" officeooo:paragraph-rsid="001ac2a2" style:font-size-asian="20pt" style:font-style-asian="italic" style:font-weight-asian="bold" style:font-size-complex="20pt" style:font-style-complex="italic" style:font-weight-complex="bold"/>
    </style:style>
    <style:style style:name="P4" style:family="paragraph" style:parent-style-name="Standard">
      <style:text-properties style:font-name="Liberation Serif" fo:font-size="20pt" fo:font-style="italic" fo:font-weight="bold" officeooo:rsid="00155bbe" officeooo:paragraph-rsid="0867c844" style:font-size-asian="20pt" style:font-style-asian="italic" style:font-weight-asian="bold" style:font-size-complex="20pt" style:font-style-complex="italic" style:font-weight-complex="bold"/>
    </style:style>
    <style:style style:name="P5" style:family="paragraph" style:parent-style-name="Standard">
      <style:text-properties style:font-name="Liberation Serif" fo:font-size="20pt" fo:font-style="italic" fo:font-weight="bold" officeooo:rsid="00155bbe" officeooo:paragraph-rsid="09a2e94f" style:font-size-asian="20pt" style:font-style-asian="italic" style:font-weight-asian="bold" style:font-size-complex="20pt" style:font-style-complex="italic" style:font-weight-complex="bold"/>
    </style:style>
    <style:style style:name="P6" style:family="paragraph" style:parent-style-name="Standard">
      <style:text-properties style:font-name="Liberation Serif" fo:font-size="20pt" fo:font-style="italic" fo:font-weight="bold" officeooo:rsid="00155bbe" officeooo:paragraph-rsid="14cc5379" style:font-size-asian="20pt" style:font-style-asian="italic" style:font-weight-asian="bold" style:font-size-complex="20pt" style:font-style-complex="italic" style:font-weight-complex="bold"/>
    </style:style>
    <style:style style:name="P7" style:family="paragraph" style:parent-style-name="Standard">
      <style:text-properties style:font-name="Liberation Serif" fo:font-size="20pt" fo:font-style="italic" fo:font-weight="bold" officeooo:rsid="00155bbe" officeooo:paragraph-rsid="12b75725" style:font-size-asian="20pt" style:font-style-asian="italic" style:font-weight-asian="bold" style:font-size-complex="20pt" style:font-style-complex="italic" style:font-weight-complex="bold"/>
    </style:style>
    <style:style style:name="P8" style:family="paragraph" style:parent-style-name="Standard">
      <style:text-properties style:font-name="Liberation Serif" fo:font-size="20pt" fo:font-style="italic" fo:font-weight="bold" officeooo:rsid="00155bbe" officeooo:paragraph-rsid="0c342eda" style:font-size-asian="20pt" style:font-style-asian="italic" style:font-weight-asian="bold" style:font-size-complex="20pt" style:font-style-complex="italic" style:font-weight-complex="bold"/>
    </style:style>
    <style:style style:name="P9" style:family="paragraph" style:parent-style-name="Standard">
      <style:text-properties style:font-name="Liberation Serif" fo:font-size="20pt" fo:font-style="italic" fo:font-weight="bold" officeooo:rsid="00155bbe" officeooo:paragraph-rsid="0c3df33e" style:font-size-asian="20pt" style:font-style-asian="italic" style:font-weight-asian="bold" style:font-size-complex="20pt" style:font-style-complex="italic" style:font-weight-complex="bold"/>
    </style:style>
    <style:style style:name="P10" style:family="paragraph" style:parent-style-name="Standard">
      <style:text-properties style:font-name="Liberation Serif" fo:font-size="20pt" fo:font-style="italic" fo:font-weight="bold" officeooo:rsid="00155bbe" officeooo:paragraph-rsid="09ec18fc" style:font-size-asian="20pt" style:font-style-asian="italic" style:font-weight-asian="bold" style:font-size-complex="20pt" style:font-style-complex="italic" style:font-weight-complex="bold"/>
    </style:style>
    <style:style style:name="P11" style:family="paragraph" style:parent-style-name="Standard">
      <style:text-properties style:font-name="Liberation Serif" fo:font-size="20pt" fo:font-style="italic" fo:font-weight="bold" officeooo:rsid="00155bbe" officeooo:paragraph-rsid="09fe13aa" style:font-size-asian="20pt" style:font-style-asian="italic" style:font-weight-asian="bold" style:font-size-complex="20pt" style:font-style-complex="italic" style:font-weight-complex="bold"/>
    </style:style>
    <style:style style:name="P12" style:family="paragraph" style:parent-style-name="Standard">
      <style:text-properties style:font-name="Liberation Serif" fo:font-size="20pt" fo:font-style="italic" fo:font-weight="bold" officeooo:rsid="00155bbe" officeooo:paragraph-rsid="0a04e539" style:font-size-asian="20pt" style:font-style-asian="italic" style:font-weight-asian="bold" style:font-size-complex="20pt" style:font-style-complex="italic" style:font-weight-complex="bold"/>
    </style:style>
    <style:style style:name="P13" style:family="paragraph" style:parent-style-name="Standard">
      <style:text-properties style:font-name="Liberation Serif" fo:font-size="20pt" fo:font-style="italic" fo:font-weight="bold" officeooo:rsid="00155bbe" officeooo:paragraph-rsid="0c7e452b" style:font-size-asian="20pt" style:font-style-asian="italic" style:font-weight-asian="bold" style:font-size-complex="20pt" style:font-style-complex="italic" style:font-weight-complex="bold"/>
    </style:style>
    <style:style style:name="P14" style:family="paragraph" style:parent-style-name="Standard">
      <style:text-properties style:font-name="Liberation Serif" fo:font-size="20pt" fo:font-style="italic" fo:font-weight="bold" officeooo:rsid="00155bbe" officeooo:paragraph-rsid="0c8ebea2" style:font-size-asian="20pt" style:font-style-asian="italic" style:font-weight-asian="bold" style:font-size-complex="20pt" style:font-style-complex="italic" style:font-weight-complex="bold"/>
    </style:style>
    <style:style style:name="P15" style:family="paragraph" style:parent-style-name="Standard">
      <style:text-properties style:font-name="Liberation Serif" fo:font-size="20pt" fo:font-style="italic" fo:font-weight="bold" officeooo:rsid="00155bbe" officeooo:paragraph-rsid="0cb75c3a" style:font-size-asian="20pt" style:font-style-asian="italic" style:font-weight-asian="bold" style:font-size-complex="20pt" style:font-style-complex="italic" style:font-weight-complex="bold"/>
    </style:style>
    <style:style style:name="P16" style:family="paragraph" style:parent-style-name="Standard">
      <style:text-properties style:font-name="Liberation Serif" fo:font-size="20pt" fo:font-style="italic" fo:font-weight="bold" officeooo:rsid="00155bbe" officeooo:paragraph-rsid="012a5b22" style:font-size-asian="20pt" style:font-style-asian="italic" style:font-weight-asian="bold" style:font-size-complex="20pt" style:font-style-complex="italic" style:font-weight-complex="bold"/>
    </style:style>
    <style:style style:name="P17" style:family="paragraph" style:parent-style-name="Standard">
      <style:text-properties style:font-name="Liberation Serif" fo:font-size="20pt" fo:font-style="italic" fo:font-weight="bold" officeooo:rsid="00155bbe" officeooo:paragraph-rsid="0cbd3b4d" style:font-size-asian="20pt" style:font-style-asian="italic" style:font-weight-asian="bold" style:font-size-complex="20pt" style:font-style-complex="italic" style:font-weight-complex="bold"/>
    </style:style>
    <style:style style:name="P18" style:family="paragraph" style:parent-style-name="Standard">
      <style:text-properties style:font-name="Liberation Serif" fo:font-size="20pt" fo:font-style="italic" fo:font-weight="bold" officeooo:rsid="00155bbe" officeooo:paragraph-rsid="0cc4707d" style:font-size-asian="20pt" style:font-style-asian="italic" style:font-weight-asian="bold" style:font-size-complex="20pt" style:font-style-complex="italic" style:font-weight-complex="bold"/>
    </style:style>
    <style:style style:name="P19" style:family="paragraph" style:parent-style-name="Standard">
      <style:text-properties style:font-name="Liberation Serif" fo:font-size="20pt" fo:font-style="italic" fo:font-weight="bold" officeooo:rsid="00155bbe" officeooo:paragraph-rsid="0ccc1514" style:font-size-asian="20pt" style:font-style-asian="italic" style:font-weight-asian="bold" style:font-size-complex="20pt" style:font-style-complex="italic" style:font-weight-complex="bold"/>
    </style:style>
    <style:style style:name="P20" style:family="paragraph" style:parent-style-name="Standard">
      <style:text-properties style:font-name="Liberation Serif" fo:font-size="20pt" fo:font-style="italic" fo:font-weight="bold" officeooo:rsid="00155bbe" officeooo:paragraph-rsid="04e0ab19" style:font-size-asian="20pt" style:font-style-asian="italic" style:font-weight-asian="bold" style:font-size-complex="20pt" style:font-style-complex="italic" style:font-weight-complex="bold"/>
    </style:style>
    <style:style style:name="P21" style:family="paragraph" style:parent-style-name="Standard">
      <style:text-properties style:font-name="Liberation Serif" fo:font-size="20pt" fo:font-style="italic" fo:font-weight="bold" officeooo:rsid="00155bbe" officeooo:paragraph-rsid="0cfdf7af" style:font-size-asian="20pt" style:font-style-asian="italic" style:font-weight-asian="bold" style:font-size-complex="20pt" style:font-style-complex="italic" style:font-weight-complex="bold"/>
    </style:style>
    <style:style style:name="P22" style:family="paragraph" style:parent-style-name="Standard">
      <style:text-properties style:font-name="Liberation Serif" fo:font-size="20pt" fo:font-style="italic" fo:font-weight="bold" officeooo:rsid="00155bbe" officeooo:paragraph-rsid="0d18111b" style:font-size-asian="20pt" style:font-style-asian="italic" style:font-weight-asian="bold" style:font-size-complex="20pt" style:font-style-complex="italic" style:font-weight-complex="bold"/>
    </style:style>
    <style:style style:name="P23" style:family="paragraph" style:parent-style-name="Standard">
      <style:text-properties style:font-name="Liberation Serif" fo:font-size="20pt" fo:font-style="italic" fo:font-weight="bold" officeooo:rsid="00155bbe" officeooo:paragraph-rsid="0d360cf7" style:font-size-asian="20pt" style:font-style-asian="italic" style:font-weight-asian="bold" style:font-size-complex="20pt" style:font-style-complex="italic" style:font-weight-complex="bold"/>
    </style:style>
    <style:style style:name="P24" style:family="paragraph" style:parent-style-name="Standard">
      <style:text-properties style:font-name="Liberation Serif" fo:font-size="20pt" fo:font-style="italic" fo:font-weight="bold" officeooo:rsid="00155bbe" officeooo:paragraph-rsid="04ec6bb4" style:font-size-asian="20pt" style:font-style-asian="italic" style:font-weight-asian="bold" style:font-size-complex="20pt" style:font-style-complex="italic" style:font-weight-complex="bold"/>
    </style:style>
    <style:style style:name="P25" style:family="paragraph" style:parent-style-name="Standard">
      <style:text-properties style:font-name="Liberation Serif" fo:font-size="20pt" fo:font-style="italic" fo:font-weight="bold" officeooo:rsid="00155bbe" officeooo:paragraph-rsid="021e5f50" style:font-size-asian="20pt" style:font-style-asian="italic" style:font-weight-asian="bold" style:font-size-complex="20pt" style:font-style-complex="italic" style:font-weight-complex="bold"/>
    </style:style>
    <style:style style:name="P26" style:family="paragraph" style:parent-style-name="Standard">
      <style:text-properties style:font-name="Liberation Serif" fo:font-size="20pt" fo:font-style="italic" fo:font-weight="bold" officeooo:rsid="00155bbe" officeooo:paragraph-rsid="157d5ef1" style:font-size-asian="20pt" style:font-style-asian="italic" style:font-weight-asian="bold" style:font-size-complex="20pt" style:font-style-complex="italic" style:font-weight-complex="bold"/>
    </style:style>
    <style:style style:name="P27" style:family="paragraph" style:parent-style-name="Standard">
      <style:text-properties style:font-name="Liberation Serif" fo:font-size="20pt" fo:font-style="italic" fo:font-weight="bold" officeooo:rsid="00155bbe" officeooo:paragraph-rsid="11b97a60" style:font-size-asian="20pt" style:font-style-asian="italic" style:font-weight-asian="bold" style:font-size-complex="20pt" style:font-style-complex="italic" style:font-weight-complex="bold"/>
    </style:style>
    <style:style style:name="P28" style:family="paragraph" style:parent-style-name="Standard">
      <style:text-properties style:font-name="Liberation Serif" fo:font-size="20pt" fo:font-style="italic" fo:font-weight="bold" officeooo:rsid="00155bbe" officeooo:paragraph-rsid="0b98934b" style:font-size-asian="20pt" style:font-style-asian="italic" style:font-weight-asian="bold" style:font-size-complex="20pt" style:font-style-complex="italic" style:font-weight-complex="bold"/>
    </style:style>
    <style:style style:name="P29" style:family="paragraph" style:parent-style-name="Standard">
      <style:text-properties style:font-name="Liberation Serif" fo:font-size="20pt" fo:font-style="italic" fo:font-weight="bold" officeooo:rsid="00155bbe" officeooo:paragraph-rsid="0b905000" style:font-size-asian="20pt" style:font-style-asian="italic" style:font-weight-asian="bold" style:font-size-complex="20pt" style:font-style-complex="italic" style:font-weight-complex="bold"/>
    </style:style>
    <style:style style:name="P30" style:family="paragraph" style:parent-style-name="Standard">
      <style:text-properties style:font-name="Liberation Serif" fo:font-size="20pt" fo:font-style="italic" fo:font-weight="bold" officeooo:rsid="00155bbe" officeooo:paragraph-rsid="11ff888e" style:font-size-asian="20pt" style:font-style-asian="italic" style:font-weight-asian="bold" style:font-size-complex="20pt" style:font-style-complex="italic" style:font-weight-complex="bold"/>
    </style:style>
    <style:style style:name="P31" style:family="paragraph" style:parent-style-name="Standard">
      <style:text-properties style:font-name="Liberation Serif" fo:font-size="20pt" fo:font-style="italic" fo:font-weight="bold" officeooo:rsid="00155bbe" officeooo:paragraph-rsid="0fca3894" style:font-size-asian="20pt" style:font-style-asian="italic" style:font-weight-asian="bold" style:font-size-complex="20pt" style:font-style-complex="italic" style:font-weight-complex="bold"/>
    </style:style>
    <style:style style:name="P32" style:family="paragraph" style:parent-style-name="Standard">
      <style:text-properties style:font-name="Liberation Serif" fo:font-size="20pt" fo:font-style="italic" fo:font-weight="bold" officeooo:rsid="00155bbe" officeooo:paragraph-rsid="079a4458" style:font-size-asian="20pt" style:font-style-asian="italic" style:font-weight-asian="bold" style:font-size-complex="20pt" style:font-style-complex="italic" style:font-weight-complex="bold"/>
    </style:style>
    <style:style style:name="P33" style:family="paragraph" style:parent-style-name="Standard">
      <style:text-properties style:font-name="Liberation Serif" fo:font-size="20pt" fo:font-style="italic" fo:font-weight="bold" officeooo:rsid="00155bbe" officeooo:paragraph-rsid="079bdeed" style:font-size-asian="20pt" style:font-style-asian="italic" style:font-weight-asian="bold" style:font-size-complex="20pt" style:font-style-complex="italic" style:font-weight-complex="bold"/>
    </style:style>
    <style:style style:name="P34" style:family="paragraph" style:parent-style-name="Standard">
      <style:text-properties style:font-name="Liberation Serif" fo:font-size="20pt" fo:font-style="italic" fo:font-weight="bold" officeooo:rsid="00155bbe" officeooo:paragraph-rsid="14f426a8" style:font-size-asian="20pt" style:font-style-asian="italic" style:font-weight-asian="bold" style:font-size-complex="20pt" style:font-style-complex="italic" style:font-weight-complex="bold"/>
    </style:style>
    <style:style style:name="P35" style:family="paragraph" style:parent-style-name="Standard">
      <style:text-properties style:font-name="Liberation Serif" fo:font-size="20pt" fo:font-style="italic" fo:font-weight="bold" officeooo:rsid="00155bbe" officeooo:paragraph-rsid="16339986" style:font-size-asian="20pt" style:font-style-asian="italic" style:font-weight-asian="bold" style:font-size-complex="20pt" style:font-style-complex="italic" style:font-weight-complex="bold"/>
    </style:style>
    <style:style style:name="P36" style:family="paragraph" style:parent-style-name="Standard">
      <style:text-properties style:font-name="Liberation Serif" fo:font-size="20pt" fo:font-style="italic" fo:font-weight="bold" officeooo:rsid="00155bbe" officeooo:paragraph-rsid="120e4a74" style:font-size-asian="20pt" style:font-style-asian="italic" style:font-weight-asian="bold" style:font-size-complex="20pt" style:font-style-complex="italic" style:font-weight-complex="bold"/>
    </style:style>
    <style:style style:name="P37" style:family="paragraph" style:parent-style-name="Standard">
      <style:text-properties style:font-name="Liberation Serif" fo:font-size="20pt" fo:font-style="italic" fo:font-weight="bold" officeooo:rsid="00155bbe" officeooo:paragraph-rsid="1519c1cd" style:font-size-asian="20pt" style:font-style-asian="italic" style:font-weight-asian="bold" style:font-size-complex="20pt" style:font-style-complex="italic" style:font-weight-complex="bold"/>
    </style:style>
    <style:style style:name="P38" style:family="paragraph" style:parent-style-name="Standard">
      <style:text-properties style:font-name="Liberation Serif" fo:font-size="20pt" fo:font-style="italic" fo:font-weight="bold" officeooo:rsid="00155bbe" officeooo:paragraph-rsid="15857605" style:font-size-asian="20pt" style:font-style-asian="italic" style:font-weight-asian="bold" style:font-size-complex="20pt" style:font-style-complex="italic" style:font-weight-complex="bold"/>
    </style:style>
    <style:style style:name="P39" style:family="paragraph" style:parent-style-name="Standard">
      <style:text-properties style:font-name="Liberation Serif" fo:font-size="20pt" fo:font-style="italic" fo:font-weight="bold" officeooo:rsid="00155bbe" officeooo:paragraph-rsid="14f70b77" style:font-size-asian="20pt" style:font-style-asian="italic" style:font-weight-asian="bold" style:font-size-complex="20pt" style:font-style-complex="italic" style:font-weight-complex="bold"/>
    </style:style>
    <style:style style:name="P40" style:family="paragraph" style:parent-style-name="Standard">
      <style:text-properties style:font-name="Liberation Serif" fo:font-size="20pt" fo:font-style="italic" fo:font-weight="bold" officeooo:rsid="0337a718" officeooo:paragraph-rsid="0337a718" style:font-size-asian="20pt" style:font-style-asian="italic" style:font-weight-asian="bold" style:font-size-complex="20pt" style:font-style-complex="italic" style:font-weight-complex="bold"/>
    </style:style>
    <style:style style:name="P41" style:family="paragraph" style:parent-style-name="Standard">
      <style:text-properties style:font-name="Liberation Serif" fo:font-size="20pt" fo:font-style="italic" fo:font-weight="bold" officeooo:rsid="033deb40" officeooo:paragraph-rsid="033deb40" style:font-size-asian="20pt" style:font-style-asian="italic" style:font-weight-asian="bold" style:font-size-complex="20pt" style:font-style-complex="italic" style:font-weight-complex="bold"/>
    </style:style>
    <style:style style:name="P42" style:family="paragraph" style:parent-style-name="Standard">
      <style:text-properties style:font-name="Liberation Serif" fo:font-size="20pt" fo:font-style="italic" fo:font-weight="bold" officeooo:rsid="033deb40" officeooo:paragraph-rsid="035ecd5f" style:font-size-asian="20pt" style:font-style-asian="italic" style:font-weight-asian="bold" style:font-size-complex="20pt" style:font-style-complex="italic" style:font-weight-complex="bold"/>
    </style:style>
    <style:style style:name="P43" style:family="paragraph" style:parent-style-name="Standard">
      <style:text-properties style:font-name="Liberation Serif" fo:font-size="20pt" fo:font-style="italic" fo:font-weight="bold" officeooo:rsid="03497a31" officeooo:paragraph-rsid="03497a31" style:font-size-asian="20pt" style:font-style-asian="italic" style:font-weight-asian="bold" style:font-size-complex="20pt" style:font-style-complex="italic" style:font-weight-complex="bold"/>
    </style:style>
    <style:style style:name="P44" style:family="paragraph" style:parent-style-name="Standard">
      <style:text-properties style:font-name="Liberation Serif" fo:font-size="20pt" fo:font-style="italic" fo:font-weight="bold" officeooo:rsid="0386b0f5" officeooo:paragraph-rsid="0386b0f5" style:font-size-asian="20pt" style:font-style-asian="italic" style:font-weight-asian="bold" style:font-size-complex="20pt" style:font-style-complex="italic" style:font-weight-complex="bold"/>
    </style:style>
    <style:style style:name="P45" style:family="paragraph" style:parent-style-name="Standard">
      <style:text-properties style:font-name="Liberation Serif" fo:font-size="20pt" fo:font-style="italic" fo:font-weight="bold" officeooo:rsid="039431e8" officeooo:paragraph-rsid="039431e8" style:font-size-asian="20pt" style:font-style-asian="italic" style:font-weight-asian="bold" style:font-size-complex="20pt" style:font-style-complex="italic" style:font-weight-complex="bold"/>
    </style:style>
    <style:style style:name="P46" style:family="paragraph" style:parent-style-name="Standard">
      <style:text-properties style:font-name="Liberation Serif" fo:font-size="20pt" fo:font-style="italic" fo:font-weight="bold" officeooo:rsid="03aa2199" officeooo:paragraph-rsid="03aa2199" style:font-size-asian="20pt" style:font-style-asian="italic" style:font-weight-asian="bold" style:font-size-complex="20pt" style:font-style-complex="italic" style:font-weight-complex="bold"/>
    </style:style>
    <style:style style:name="P47" style:family="paragraph" style:parent-style-name="Standard">
      <style:text-properties style:font-name="Liberation Serif" fo:font-size="20pt" fo:font-style="italic" fo:font-weight="bold" officeooo:rsid="03aa6db4" officeooo:paragraph-rsid="03aa6db4" style:font-size-asian="20pt" style:font-style-asian="italic" style:font-weight-asian="bold" style:font-size-complex="20pt" style:font-style-complex="italic" style:font-weight-complex="bold"/>
    </style:style>
    <style:style style:name="P48" style:family="paragraph" style:parent-style-name="Standard">
      <style:text-properties style:font-name="Liberation Serif" fo:font-size="20pt" fo:font-style="italic" fo:font-weight="bold" officeooo:rsid="03b41ecf" officeooo:paragraph-rsid="03b41ecf" style:font-size-asian="20pt" style:font-style-asian="italic" style:font-weight-asian="bold" style:font-size-complex="20pt" style:font-style-complex="italic" style:font-weight-complex="bold"/>
    </style:style>
    <style:style style:name="P49" style:family="paragraph" style:parent-style-name="Standard">
      <style:text-properties style:font-name="Liberation Serif" fo:font-size="20pt" fo:font-style="italic" fo:font-weight="bold" officeooo:rsid="0417bd07" officeooo:paragraph-rsid="0417bd07" style:font-size-asian="20pt" style:font-style-asian="italic" style:font-weight-asian="bold" style:font-size-complex="20pt" style:font-style-complex="italic" style:font-weight-complex="bold"/>
    </style:style>
    <style:style style:name="P50" style:family="paragraph" style:parent-style-name="Standard">
      <style:text-properties style:font-name="Liberation Serif" fo:font-size="20pt" fo:font-style="italic" fo:font-weight="bold" officeooo:rsid="041cd728" officeooo:paragraph-rsid="041cd728" style:font-size-asian="20pt" style:font-style-asian="italic" style:font-weight-asian="bold" style:font-size-complex="20pt" style:font-style-complex="italic" style:font-weight-complex="bold"/>
    </style:style>
    <style:style style:name="P51" style:family="paragraph" style:parent-style-name="Standard">
      <style:text-properties style:font-name="Liberation Serif" fo:font-size="20pt" fo:font-style="italic" fo:font-weight="bold" officeooo:rsid="04309db6" officeooo:paragraph-rsid="04309db6" style:font-size-asian="20pt" style:font-style-asian="italic" style:font-weight-asian="bold" style:font-size-complex="20pt" style:font-style-complex="italic" style:font-weight-complex="bold"/>
    </style:style>
    <style:style style:name="P52" style:family="paragraph" style:parent-style-name="Standard">
      <style:text-properties style:font-name="Liberation Serif" fo:font-size="20pt" fo:font-style="italic" fo:font-weight="bold" officeooo:rsid="043de294" officeooo:paragraph-rsid="043de294" style:font-size-asian="20pt" style:font-style-asian="italic" style:font-weight-asian="bold" style:font-size-complex="20pt" style:font-style-complex="italic" style:font-weight-complex="bold"/>
    </style:style>
    <style:style style:name="P53" style:family="paragraph" style:parent-style-name="Standard">
      <style:text-properties style:font-name="Liberation Serif" fo:font-size="20pt" fo:font-style="italic" fo:font-weight="bold" officeooo:rsid="01db7bb1" officeooo:paragraph-rsid="001ac2a2" style:font-size-asian="20pt" style:font-style-asian="italic" style:font-weight-asian="bold" style:font-size-complex="20pt" style:font-style-complex="italic" style:font-weight-complex="bold"/>
    </style:style>
    <style:style style:name="P54" style:family="paragraph" style:parent-style-name="Standard">
      <style:text-properties style:font-name="Liberation Serif" fo:font-size="20pt" fo:font-style="italic" fo:font-weight="bold" officeooo:rsid="01dd84b1" officeooo:paragraph-rsid="10b66ef3" style:font-size-asian="20pt" style:font-style-asian="italic" style:font-weight-asian="bold" style:font-size-complex="20pt" style:font-style-complex="italic" style:font-weight-complex="bold"/>
    </style:style>
    <style:style style:name="P55" style:family="paragraph" style:parent-style-name="Standard">
      <style:text-properties style:font-name="Liberation Serif" fo:font-size="20pt" fo:font-style="italic" fo:font-weight="bold" officeooo:rsid="01e01431" officeooo:paragraph-rsid="001ac2a2" style:font-size-asian="20pt" style:font-style-asian="italic" style:font-weight-asian="bold" style:font-size-complex="20pt" style:font-style-complex="italic" style:font-weight-complex="bold"/>
    </style:style>
    <style:style style:name="P56" style:family="paragraph" style:parent-style-name="Standard">
      <style:text-properties style:font-name="Liberation Serif" fo:font-size="20pt" fo:font-style="italic" fo:font-weight="bold" officeooo:rsid="01e0980d" officeooo:paragraph-rsid="001ac2a2" style:font-size-asian="20pt" style:font-style-asian="italic" style:font-weight-asian="bold" style:font-size-complex="20pt" style:font-style-complex="italic" style:font-weight-complex="bold"/>
    </style:style>
    <style:style style:name="P57" style:family="paragraph" style:parent-style-name="Standard">
      <style:text-properties style:font-name="Liberation Serif" fo:font-size="20pt" fo:font-style="italic" fo:font-weight="bold" officeooo:rsid="01ed1f5b" officeooo:paragraph-rsid="001ac2a2" style:font-size-asian="20pt" style:font-style-asian="italic" style:font-weight-asian="bold" style:font-size-complex="20pt" style:font-style-complex="italic" style:font-weight-complex="bold"/>
    </style:style>
    <style:style style:name="P58" style:family="paragraph" style:parent-style-name="Standard">
      <style:text-properties style:font-name="Liberation Serif" fo:font-size="20pt" fo:font-style="italic" fo:font-weight="bold" officeooo:rsid="01ef4079" officeooo:paragraph-rsid="001ac2a2" style:font-size-asian="20pt" style:font-style-asian="italic" style:font-weight-asian="bold" style:font-size-complex="20pt" style:font-style-complex="italic" style:font-weight-complex="bold"/>
    </style:style>
    <style:style style:name="P59" style:family="paragraph" style:parent-style-name="Standard">
      <style:text-properties style:font-name="Liberation Serif" fo:font-size="20pt" fo:font-style="italic" fo:font-weight="bold" officeooo:rsid="01f134bf" officeooo:paragraph-rsid="001ac2a2" style:font-size-asian="20pt" style:font-style-asian="italic" style:font-weight-asian="bold" style:font-size-complex="20pt" style:font-style-complex="italic" style:font-weight-complex="bold"/>
    </style:style>
    <style:style style:name="P60" style:family="paragraph" style:parent-style-name="Standard">
      <style:text-properties style:font-name="Liberation Serif" fo:font-size="20pt" fo:font-style="italic" fo:font-weight="bold" officeooo:rsid="0081c800" officeooo:paragraph-rsid="0081c800" style:font-size-asian="20pt" style:font-style-asian="italic" style:font-weight-asian="bold" style:font-size-complex="20pt" style:font-style-complex="italic" style:font-weight-complex="bold"/>
    </style:style>
    <style:style style:name="P61" style:family="paragraph" style:parent-style-name="Standard">
      <style:text-properties style:font-name="Liberation Serif" fo:font-size="20pt" fo:font-style="italic" fo:font-weight="bold" officeooo:rsid="01f2afbf" officeooo:paragraph-rsid="001ac2a2" style:font-size-asian="20pt" style:font-style-asian="italic" style:font-weight-asian="bold" style:font-size-complex="20pt" style:font-style-complex="italic" style:font-weight-complex="bold"/>
    </style:style>
    <style:style style:name="P62" style:family="paragraph" style:parent-style-name="Standard">
      <style:text-properties style:font-name="Liberation Serif" fo:font-size="20pt" fo:font-style="italic" fo:font-weight="bold" officeooo:rsid="01f2afbf" officeooo:paragraph-rsid="00841297" style:font-size-asian="20pt" style:font-style-asian="italic" style:font-weight-asian="bold" style:font-size-complex="20pt" style:font-style-complex="italic" style:font-weight-complex="bold"/>
    </style:style>
    <style:style style:name="P63" style:family="paragraph" style:parent-style-name="Standard">
      <style:text-properties style:font-name="Liberation Serif" fo:font-size="20pt" fo:font-style="italic" fo:font-weight="bold" officeooo:rsid="00841297" officeooo:paragraph-rsid="00841297" style:font-size-asian="20pt" style:font-style-asian="italic" style:font-weight-asian="bold" style:font-size-complex="20pt" style:font-style-complex="italic" style:font-weight-complex="bold"/>
    </style:style>
    <style:style style:name="P64" style:family="paragraph" style:parent-style-name="Standard">
      <style:text-properties style:font-name="Liberation Serif" fo:font-size="20pt" fo:font-style="italic" fo:font-weight="bold" officeooo:rsid="01f63fd7" officeooo:paragraph-rsid="126bcb8f" style:font-size-asian="20pt" style:font-style-asian="italic" style:font-weight-asian="bold" style:font-size-complex="20pt" style:font-style-complex="italic" style:font-weight-complex="bold"/>
    </style:style>
    <style:style style:name="P65" style:family="paragraph" style:parent-style-name="Standard">
      <style:text-properties style:font-name="Liberation Serif" fo:font-size="20pt" fo:font-style="italic" fo:font-weight="bold" officeooo:rsid="01f63fd7" officeooo:paragraph-rsid="05dcfea3" style:font-size-asian="20pt" style:font-style-asian="italic" style:font-weight-asian="bold" style:font-size-complex="20pt" style:font-style-complex="italic" style:font-weight-complex="bold"/>
    </style:style>
    <style:style style:name="P66" style:family="paragraph" style:parent-style-name="Standard">
      <style:text-properties style:font-name="Liberation Serif" fo:font-size="20pt" fo:font-style="italic" fo:font-weight="bold" officeooo:rsid="05ded283" officeooo:paragraph-rsid="15379f5f" style:font-size-asian="20pt" style:font-style-asian="italic" style:font-weight-asian="bold" style:font-size-complex="20pt" style:font-style-complex="italic" style:font-weight-complex="bold"/>
    </style:style>
    <style:style style:name="P67" style:family="paragraph" style:parent-style-name="Standard">
      <style:text-properties style:font-name="Liberation Serif" fo:font-size="20pt" fo:font-style="italic" fo:font-weight="bold" officeooo:rsid="01f6aa6e" officeooo:paragraph-rsid="0150b43b" style:font-size-asian="20pt" style:font-style-asian="italic" style:font-weight-asian="bold" style:font-size-complex="20pt" style:font-style-complex="italic" style:font-weight-complex="bold"/>
    </style:style>
    <style:style style:name="P68" style:family="paragraph" style:parent-style-name="Standard">
      <style:text-properties style:font-name="Liberation Serif" fo:font-size="20pt" fo:font-style="italic" fo:font-weight="bold" officeooo:rsid="023656c0" officeooo:paragraph-rsid="001ac2a2" style:font-size-asian="20pt" style:font-style-asian="italic" style:font-weight-asian="bold" style:font-size-complex="20pt" style:font-style-complex="italic" style:font-weight-complex="bold"/>
    </style:style>
    <style:style style:name="P69" style:family="paragraph" style:parent-style-name="Standard">
      <style:text-properties style:font-name="Liberation Serif" fo:font-size="20pt" fo:font-style="italic" fo:font-weight="bold" officeooo:rsid="023656c0" officeooo:paragraph-rsid="14b61e45" style:font-size-asian="20pt" style:font-style-asian="italic" style:font-weight-asian="bold" style:font-size-complex="20pt" style:font-style-complex="italic" style:font-weight-complex="bold"/>
    </style:style>
    <style:style style:name="P70" style:family="paragraph" style:parent-style-name="Standard">
      <style:text-properties style:font-name="Liberation Serif" fo:font-size="20pt" fo:font-style="italic" fo:font-weight="bold" officeooo:rsid="023e07b0" officeooo:paragraph-rsid="001ac2a2" style:font-size-asian="20pt" style:font-style-asian="italic" style:font-weight-asian="bold" style:font-size-complex="20pt" style:font-style-complex="italic" style:font-weight-complex="bold"/>
    </style:style>
    <style:style style:name="P71" style:family="paragraph" style:parent-style-name="Standard">
      <style:text-properties style:font-name="Liberation Serif" fo:font-size="20pt" fo:font-style="italic" fo:font-weight="bold" officeooo:rsid="024a8900" officeooo:paragraph-rsid="001ac2a2" style:font-size-asian="20pt" style:font-style-asian="italic" style:font-weight-asian="bold" style:font-size-complex="20pt" style:font-style-complex="italic" style:font-weight-complex="bold"/>
    </style:style>
    <style:style style:name="P72" style:family="paragraph" style:parent-style-name="Standard">
      <style:text-properties style:font-name="Liberation Serif" fo:font-size="20pt" fo:font-style="italic" fo:font-weight="bold" officeooo:rsid="024e2f2d" officeooo:paragraph-rsid="001ac2a2" style:font-size-asian="20pt" style:font-style-asian="italic" style:font-weight-asian="bold" style:font-size-complex="20pt" style:font-style-complex="italic" style:font-weight-complex="bold"/>
    </style:style>
    <style:style style:name="P73" style:family="paragraph" style:parent-style-name="Standard">
      <style:text-properties style:font-name="Liberation Serif" fo:font-size="20pt" fo:font-style="italic" fo:font-weight="bold" officeooo:rsid="02521488" officeooo:paragraph-rsid="001ac2a2" style:font-size-asian="20pt" style:font-style-asian="italic" style:font-weight-asian="bold" style:font-size-complex="20pt" style:font-style-complex="italic" style:font-weight-complex="bold"/>
    </style:style>
    <style:style style:name="P74" style:family="paragraph" style:parent-style-name="Standard">
      <style:text-properties style:font-name="Liberation Serif" fo:font-size="20pt" fo:font-style="italic" fo:font-weight="bold" officeooo:rsid="02525b90" officeooo:paragraph-rsid="001ac2a2" style:font-size-asian="20pt" style:font-style-asian="italic" style:font-weight-asian="bold" style:font-size-complex="20pt" style:font-style-complex="italic" style:font-weight-complex="bold"/>
    </style:style>
    <style:style style:name="P75" style:family="paragraph" style:parent-style-name="Standard">
      <style:text-properties style:font-name="Liberation Serif" fo:font-size="20pt" fo:font-style="italic" fo:font-weight="bold" officeooo:rsid="010b1848" officeooo:paragraph-rsid="010b1848" style:font-size-asian="20pt" style:font-style-asian="italic" style:font-weight-asian="bold" style:font-size-complex="20pt" style:font-style-complex="italic" style:font-weight-complex="bold"/>
    </style:style>
    <style:style style:name="P76" style:family="paragraph" style:parent-style-name="Standard">
      <style:text-properties style:font-name="Liberation Serif" fo:font-size="20pt" fo:font-style="italic" fo:font-weight="bold" officeooo:rsid="0023518f" officeooo:paragraph-rsid="001ac2a2" style:font-size-asian="20pt" style:font-style-asian="italic" style:font-weight-asian="bold" style:font-size-complex="20pt" style:font-style-complex="italic" style:font-weight-complex="bold"/>
    </style:style>
    <style:style style:name="P77" style:family="paragraph" style:parent-style-name="Standard">
      <style:text-properties style:font-name="Liberation Serif" fo:font-size="20pt" fo:font-style="italic" fo:font-weight="bold" officeooo:rsid="029995d5" officeooo:paragraph-rsid="001ac2a2" style:font-size-asian="20pt" style:font-style-asian="italic" style:font-weight-asian="bold" style:font-size-complex="20pt" style:font-style-complex="italic" style:font-weight-complex="bold"/>
    </style:style>
    <style:style style:name="P78" style:family="paragraph" style:parent-style-name="Standard">
      <style:text-properties style:font-name="Liberation Serif" fo:font-size="20pt" fo:font-style="italic" fo:font-weight="bold" officeooo:rsid="02ed8c20" officeooo:paragraph-rsid="02ed8c20" style:font-size-asian="20pt" style:font-style-asian="italic" style:font-weight-asian="bold" style:font-size-complex="20pt" style:font-style-complex="italic" style:font-weight-complex="bold"/>
    </style:style>
    <style:style style:name="P79" style:family="paragraph" style:parent-style-name="Standard">
      <style:text-properties style:font-name="Liberation Serif" fo:font-size="20pt" fo:font-style="italic" fo:font-weight="bold" officeooo:rsid="02a657c0" officeooo:paragraph-rsid="001ac2a2" style:font-size-asian="20pt" style:font-style-asian="italic" style:font-weight-asian="bold" style:font-size-complex="20pt" style:font-style-complex="italic" style:font-weight-complex="bold"/>
    </style:style>
    <style:style style:name="P80" style:family="paragraph" style:parent-style-name="Standard">
      <style:text-properties style:font-name="Liberation Serif" fo:font-size="20pt" fo:font-style="italic" fo:font-weight="bold" officeooo:rsid="02a7cbcf" officeooo:paragraph-rsid="001ac2a2" style:font-size-asian="20pt" style:font-style-asian="italic" style:font-weight-asian="bold" style:font-size-complex="20pt" style:font-style-complex="italic" style:font-weight-complex="bold"/>
    </style:style>
    <style:style style:name="P81" style:family="paragraph" style:parent-style-name="Standard">
      <style:text-properties style:font-name="Liberation Serif" fo:font-size="20pt" fo:font-style="italic" fo:font-weight="bold" officeooo:rsid="02c02300" officeooo:paragraph-rsid="001ac2a2" style:font-size-asian="20pt" style:font-style-asian="italic" style:font-weight-asian="bold" style:font-size-complex="20pt" style:font-style-complex="italic" style:font-weight-complex="bold"/>
    </style:style>
    <style:style style:name="P82" style:family="paragraph" style:parent-style-name="Standard">
      <style:text-properties style:font-name="Liberation Serif" fo:font-size="20pt" fo:font-style="italic" fo:font-weight="bold" officeooo:rsid="02c3c183" officeooo:paragraph-rsid="001ac2a2" style:font-size-asian="20pt" style:font-style-asian="italic" style:font-weight-asian="bold" style:font-size-complex="20pt" style:font-style-complex="italic" style:font-weight-complex="bold"/>
    </style:style>
    <style:style style:name="P83" style:family="paragraph" style:parent-style-name="Standard">
      <style:text-properties style:font-name="Liberation Serif" fo:font-size="20pt" fo:font-style="italic" fo:font-weight="bold" officeooo:rsid="0c7ade24" officeooo:paragraph-rsid="0c7ade24" style:font-size-asian="20pt" style:font-style-asian="italic" style:font-weight-asian="bold" style:font-size-complex="20pt" style:font-style-complex="italic" style:font-weight-complex="bold"/>
    </style:style>
    <style:style style:name="P84" style:family="paragraph" style:parent-style-name="Standard">
      <style:text-properties style:font-name="Liberation Serif" fo:font-size="20pt" fo:font-style="italic" fo:font-weight="bold" officeooo:rsid="0127552d" officeooo:paragraph-rsid="001ac2a2" style:font-size-asian="20pt" style:font-style-asian="italic" style:font-weight-asian="bold" style:font-size-complex="20pt" style:font-style-complex="italic" style:font-weight-complex="bold"/>
    </style:style>
    <style:style style:name="P85" style:family="paragraph" style:parent-style-name="Standard">
      <style:text-properties style:font-name="Liberation Serif" fo:font-size="20pt" fo:font-style="italic" fo:font-weight="bold" officeooo:rsid="0127afb8" officeooo:paragraph-rsid="001ac2a2" style:font-size-asian="20pt" style:font-style-asian="italic" style:font-weight-asian="bold" style:font-size-complex="20pt" style:font-style-complex="italic" style:font-weight-complex="bold"/>
    </style:style>
    <style:style style:name="P86" style:family="paragraph" style:parent-style-name="Standard">
      <style:text-properties style:font-name="Liberation Serif" fo:font-size="20pt" fo:font-style="italic" fo:font-weight="bold" officeooo:rsid="0129b58e" officeooo:paragraph-rsid="001ac2a2" style:font-size-asian="20pt" style:font-style-asian="italic" style:font-weight-asian="bold" style:font-size-complex="20pt" style:font-style-complex="italic" style:font-weight-complex="bold"/>
    </style:style>
    <style:style style:name="P87" style:family="paragraph" style:parent-style-name="Standard">
      <style:text-properties style:font-name="Liberation Serif" fo:font-size="20pt" fo:font-style="italic" fo:font-weight="bold" officeooo:rsid="0129b84f" officeooo:paragraph-rsid="001ac2a2" style:font-size-asian="20pt" style:font-style-asian="italic" style:font-weight-asian="bold" style:font-size-complex="20pt" style:font-style-complex="italic" style:font-weight-complex="bold"/>
    </style:style>
    <style:style style:name="P88" style:family="paragraph" style:parent-style-name="Standard">
      <style:text-properties style:font-name="Liberation Serif" fo:font-size="20pt" fo:font-style="italic" fo:font-weight="bold" officeooo:rsid="012a0212" officeooo:paragraph-rsid="001ac2a2" style:font-size-asian="20pt" style:font-style-asian="italic" style:font-weight-asian="bold" style:font-size-complex="20pt" style:font-style-complex="italic" style:font-weight-complex="bold"/>
    </style:style>
    <style:style style:name="P89" style:family="paragraph" style:parent-style-name="Standard">
      <style:text-properties style:font-name="Liberation Serif" fo:font-size="20pt" fo:font-style="italic" fo:font-weight="bold" officeooo:rsid="013a3668" officeooo:paragraph-rsid="001ac2a2" style:font-size-asian="20pt" style:font-style-asian="italic" style:font-weight-asian="bold" style:font-size-complex="20pt" style:font-style-complex="italic" style:font-weight-complex="bold"/>
    </style:style>
    <style:style style:name="P90" style:family="paragraph" style:parent-style-name="Standard">
      <style:text-properties style:font-name="Liberation Serif" fo:font-size="20pt" fo:font-style="italic" fo:font-weight="bold" officeooo:rsid="0d61db46" officeooo:paragraph-rsid="0d61db46" style:font-size-asian="20pt" style:font-style-asian="italic" style:font-weight-asian="bold" style:font-size-complex="20pt" style:font-style-complex="italic" style:font-weight-complex="bold"/>
    </style:style>
    <style:style style:name="P91" style:family="paragraph" style:parent-style-name="Standard">
      <style:text-properties style:font-name="Liberation Serif" fo:font-size="20pt" fo:font-style="italic" fo:font-weight="bold" officeooo:rsid="0d64e387" officeooo:paragraph-rsid="0d64e387" style:font-size-asian="20pt" style:font-style-asian="italic" style:font-weight-asian="bold" style:font-size-complex="20pt" style:font-style-complex="italic" style:font-weight-complex="bold"/>
    </style:style>
    <style:style style:name="P92" style:family="paragraph" style:parent-style-name="Standard">
      <style:text-properties style:font-name="Liberation Serif" fo:font-size="20pt" fo:font-style="italic" fo:font-weight="bold" officeooo:rsid="0d6f94bc" officeooo:paragraph-rsid="0d6f94bc" style:font-size-asian="20pt" style:font-style-asian="italic" style:font-weight-asian="bold" style:font-size-complex="20pt" style:font-style-complex="italic" style:font-weight-complex="bold"/>
    </style:style>
    <style:style style:name="P93" style:family="paragraph" style:parent-style-name="Standard">
      <style:text-properties style:font-name="Liberation Serif" fo:font-size="20pt" fo:font-style="italic" fo:font-weight="bold" officeooo:rsid="0daee947" officeooo:paragraph-rsid="0daee947" style:font-size-asian="20pt" style:font-style-asian="italic" style:font-weight-asian="bold" style:font-size-complex="20pt" style:font-style-complex="italic" style:font-weight-complex="bold"/>
    </style:style>
    <style:style style:name="P94" style:family="paragraph" style:parent-style-name="Standard">
      <style:text-properties style:font-name="Liberation Serif" fo:font-size="20pt" fo:font-style="italic" fo:font-weight="bold" officeooo:rsid="01939070" officeooo:paragraph-rsid="001ac2a2" style:font-size-asian="20pt" style:font-style-asian="italic" style:font-weight-asian="bold" style:font-size-complex="20pt" style:font-style-complex="italic" style:font-weight-complex="bold"/>
    </style:style>
    <style:style style:name="P95" style:family="paragraph" style:parent-style-name="Standard">
      <style:text-properties style:font-name="Liberation Serif" fo:font-size="20pt" fo:font-style="italic" fo:font-weight="bold" officeooo:rsid="019538b1" officeooo:paragraph-rsid="001ac2a2" style:font-size-asian="20pt" style:font-style-asian="italic" style:font-weight-asian="bold" style:font-size-complex="20pt" style:font-style-complex="italic" style:font-weight-complex="bold"/>
    </style:style>
    <style:style style:name="P96" style:family="paragraph" style:parent-style-name="Standard">
      <style:text-properties style:font-name="Liberation Serif" fo:font-size="20pt" fo:font-style="italic" fo:font-weight="bold" officeooo:rsid="019a6eae" officeooo:paragraph-rsid="001ac2a2" style:font-size-asian="20pt" style:font-style-asian="italic" style:font-weight-asian="bold" style:font-size-complex="20pt" style:font-style-complex="italic" style:font-weight-complex="bold"/>
    </style:style>
    <style:style style:name="P97" style:family="paragraph" style:parent-style-name="Standard">
      <style:text-properties style:font-name="Liberation Serif" fo:font-size="20pt" fo:font-style="italic" fo:font-weight="bold" officeooo:rsid="019ab12f" officeooo:paragraph-rsid="001ac2a2" style:font-size-asian="20pt" style:font-style-asian="italic" style:font-weight-asian="bold" style:font-size-complex="20pt" style:font-style-complex="italic" style:font-weight-complex="bold"/>
    </style:style>
    <style:style style:name="P98" style:family="paragraph" style:parent-style-name="Standard">
      <style:text-properties style:font-name="Liberation Serif" fo:font-size="20pt" fo:font-style="italic" fo:font-weight="bold" officeooo:rsid="01329191" officeooo:paragraph-rsid="001ac2a2" style:font-size-asian="20pt" style:font-style-asian="italic" style:font-weight-asian="bold" style:font-size-complex="20pt" style:font-style-complex="italic" style:font-weight-complex="bold"/>
    </style:style>
    <style:style style:name="P99" style:family="paragraph" style:parent-style-name="Standard">
      <style:text-properties style:font-name="Liberation Serif" fo:font-size="20pt" fo:font-style="italic" fo:font-weight="bold" officeooo:rsid="0135764d" officeooo:paragraph-rsid="001ac2a2" style:font-size-asian="20pt" style:font-style-asian="italic" style:font-weight-asian="bold" style:font-size-complex="20pt" style:font-style-complex="italic" style:font-weight-complex="bold"/>
    </style:style>
    <style:style style:name="P100" style:family="paragraph" style:parent-style-name="Standard">
      <style:text-properties style:font-name="Liberation Serif" fo:font-size="20pt" fo:font-style="italic" fo:font-weight="bold" officeooo:rsid="01518cee" officeooo:paragraph-rsid="001ac2a2" style:font-size-asian="20pt" style:font-style-asian="italic" style:font-weight-asian="bold" style:font-size-complex="20pt" style:font-style-complex="italic" style:font-weight-complex="bold"/>
    </style:style>
    <style:style style:name="P101" style:family="paragraph" style:parent-style-name="Standard">
      <style:text-properties style:font-name="Liberation Serif" fo:font-size="20pt" fo:font-style="italic" fo:font-weight="bold" officeooo:rsid="025235be" officeooo:paragraph-rsid="025235be" style:font-size-asian="20pt" style:font-style-asian="italic" style:font-weight-asian="bold" style:font-size-complex="20pt" style:font-style-complex="italic" style:font-weight-complex="bold"/>
    </style:style>
    <style:style style:name="P102" style:family="paragraph" style:parent-style-name="Standard">
      <style:text-properties style:font-name="Liberation Serif" fo:font-size="20pt" fo:font-style="italic" fo:font-weight="bold" officeooo:rsid="02563125" officeooo:paragraph-rsid="02563125" style:font-size-asian="20pt" style:font-style-asian="italic" style:font-weight-asian="bold" style:font-size-complex="20pt" style:font-style-complex="italic" style:font-weight-complex="bold"/>
    </style:style>
    <style:style style:name="P103" style:family="paragraph" style:parent-style-name="Standard">
      <style:text-properties style:font-name="Liberation Serif" fo:font-size="20pt" fo:font-style="italic" fo:font-weight="bold" officeooo:rsid="02582873" officeooo:paragraph-rsid="02582873" style:font-size-asian="20pt" style:font-style-asian="italic" style:font-weight-asian="bold" style:font-size-complex="20pt" style:font-style-complex="italic" style:font-weight-complex="bold"/>
    </style:style>
    <style:style style:name="P104" style:family="paragraph" style:parent-style-name="Standard">
      <style:text-properties style:font-name="Liberation Serif" fo:font-size="20pt" fo:font-style="italic" fo:font-weight="bold" officeooo:rsid="0259dd70" officeooo:paragraph-rsid="0259dd70" style:font-size-asian="20pt" style:font-style-asian="italic" style:font-weight-asian="bold" style:font-size-complex="20pt" style:font-style-complex="italic" style:font-weight-complex="bold"/>
    </style:style>
    <style:style style:name="P105" style:family="paragraph" style:parent-style-name="Standard">
      <style:text-properties style:font-name="Liberation Serif" fo:font-size="20pt" fo:font-style="italic" fo:font-weight="bold" officeooo:rsid="0264fca6" officeooo:paragraph-rsid="0264fca6" style:font-size-asian="20pt" style:font-style-asian="italic" style:font-weight-asian="bold" style:font-size-complex="20pt" style:font-style-complex="italic" style:font-weight-complex="bold"/>
    </style:style>
    <style:style style:name="P106" style:family="paragraph" style:parent-style-name="Standard">
      <style:text-properties style:font-name="Liberation Serif" fo:font-size="20pt" fo:font-style="italic" fo:font-weight="bold" officeooo:rsid="02657379" officeooo:paragraph-rsid="02657379" style:font-size-asian="20pt" style:font-style-asian="italic" style:font-weight-asian="bold" style:font-size-complex="20pt" style:font-style-complex="italic" style:font-weight-complex="bold"/>
    </style:style>
    <style:style style:name="P107" style:family="paragraph" style:parent-style-name="Standard">
      <style:text-properties style:font-name="Liberation Serif" fo:font-size="20pt" fo:font-style="italic" fo:font-weight="bold" officeooo:rsid="02657379" officeooo:paragraph-rsid="026cdcb2" style:font-size-asian="20pt" style:font-style-asian="italic" style:font-weight-asian="bold" style:font-size-complex="20pt" style:font-style-complex="italic" style:font-weight-complex="bold"/>
    </style:style>
    <style:style style:name="P108" style:family="paragraph" style:parent-style-name="Standard">
      <style:text-properties style:font-name="Liberation Serif" fo:font-size="20pt" fo:font-style="italic" fo:font-weight="bold" officeooo:rsid="026fe85e" officeooo:paragraph-rsid="026fe85e" style:font-size-asian="20pt" style:font-style-asian="italic" style:font-weight-asian="bold" style:font-size-complex="20pt" style:font-style-complex="italic" style:font-weight-complex="bold"/>
    </style:style>
    <style:style style:name="P109" style:family="paragraph" style:parent-style-name="Standard">
      <style:text-properties style:font-name="Liberation Serif" fo:font-size="20pt" fo:font-style="italic" fo:font-weight="bold" officeooo:rsid="026fe85e" officeooo:paragraph-rsid="16372d51" style:font-size-asian="20pt" style:font-style-asian="italic" style:font-weight-asian="bold" style:font-size-complex="20pt" style:font-style-complex="italic" style:font-weight-complex="bold"/>
    </style:style>
    <style:style style:name="P110" style:family="paragraph" style:parent-style-name="Standard">
      <style:text-properties style:font-name="Liberation Serif" fo:font-size="20pt" fo:font-style="italic" fo:font-weight="bold" officeooo:rsid="02addf53" officeooo:paragraph-rsid="02addf53" style:font-size-asian="20pt" style:font-style-asian="italic" style:font-weight-asian="bold" style:font-size-complex="20pt" style:font-style-complex="italic" style:font-weight-complex="bold"/>
    </style:style>
    <style:style style:name="P111" style:family="paragraph" style:parent-style-name="Standard">
      <style:text-properties style:font-name="Liberation Serif" fo:font-size="20pt" fo:font-style="italic" fo:font-weight="bold" officeooo:rsid="02afdd43" officeooo:paragraph-rsid="02afdd43" style:font-size-asian="20pt" style:font-style-asian="italic" style:font-weight-asian="bold" style:font-size-complex="20pt" style:font-style-complex="italic" style:font-weight-complex="bold"/>
    </style:style>
    <style:style style:name="P112" style:family="paragraph" style:parent-style-name="Standard">
      <style:text-properties style:font-name="Liberation Serif" fo:font-size="20pt" fo:font-style="italic" fo:font-weight="bold" officeooo:rsid="02b0c32a" officeooo:paragraph-rsid="02b0c32a" style:font-size-asian="20pt" style:font-style-asian="italic" style:font-weight-asian="bold" style:font-size-complex="20pt" style:font-style-complex="italic" style:font-weight-complex="bold"/>
    </style:style>
    <style:style style:name="P113" style:family="paragraph" style:parent-style-name="Standard">
      <style:text-properties style:font-name="Liberation Serif" fo:font-size="20pt" fo:font-style="italic" fo:font-weight="bold" officeooo:rsid="02b0e8f0" officeooo:paragraph-rsid="02b0e8f0" style:font-size-asian="20pt" style:font-style-asian="italic" style:font-weight-asian="bold" style:font-size-complex="20pt" style:font-style-complex="italic" style:font-weight-complex="bold"/>
    </style:style>
    <style:style style:name="P114" style:family="paragraph" style:parent-style-name="Standard">
      <style:text-properties style:font-name="Liberation Serif" fo:font-size="20pt" fo:font-style="italic" fo:font-weight="bold" officeooo:rsid="02b7e760" officeooo:paragraph-rsid="02b7e760" style:font-size-asian="20pt" style:font-style-asian="italic" style:font-weight-asian="bold" style:font-size-complex="20pt" style:font-style-complex="italic" style:font-weight-complex="bold"/>
    </style:style>
    <style:style style:name="P115" style:family="paragraph" style:parent-style-name="Standard">
      <style:text-properties style:font-name="Liberation Serif" fo:font-size="20pt" fo:font-style="italic" fo:font-weight="bold" officeooo:rsid="06e692fb" officeooo:paragraph-rsid="06e692fb" style:font-size-asian="20pt" style:font-style-asian="italic" style:font-weight-asian="bold" style:font-size-complex="20pt" style:font-style-complex="italic" style:font-weight-complex="bold"/>
    </style:style>
    <style:style style:name="P116" style:family="paragraph" style:parent-style-name="Standard">
      <style:text-properties style:font-name="Liberation Serif" fo:font-size="20pt" fo:font-style="italic" fo:font-weight="bold" officeooo:rsid="02baf2fa" officeooo:paragraph-rsid="06e90fd5" style:font-size-asian="20pt" style:font-style-asian="italic" style:font-weight-asian="bold" style:font-size-complex="20pt" style:font-style-complex="italic" style:font-weight-complex="bold"/>
    </style:style>
    <style:style style:name="P117" style:family="paragraph" style:parent-style-name="Standard">
      <style:text-properties style:font-name="Liberation Serif" fo:font-size="20pt" fo:font-style="italic" fo:font-weight="bold" officeooo:rsid="02b9a307" officeooo:paragraph-rsid="02b9a307" style:font-size-asian="20pt" style:font-style-asian="italic" style:font-weight-asian="bold" style:font-size-complex="20pt" style:font-style-complex="italic" style:font-weight-complex="bold"/>
    </style:style>
    <style:style style:name="P118" style:family="paragraph" style:parent-style-name="Standard">
      <style:text-properties style:font-name="Liberation Serif" fo:font-size="20pt" fo:font-style="italic" fo:font-weight="bold" officeooo:rsid="06ea2a55" officeooo:paragraph-rsid="06ea2a55" style:font-size-asian="20pt" style:font-style-asian="italic" style:font-weight-asian="bold" style:font-size-complex="20pt" style:font-style-complex="italic" style:font-weight-complex="bold"/>
    </style:style>
    <style:style style:name="P119" style:family="paragraph" style:parent-style-name="Standard">
      <style:text-properties style:font-name="Liberation Serif" fo:font-size="20pt" fo:font-style="italic" fo:font-weight="bold" officeooo:rsid="0686a332" officeooo:paragraph-rsid="0686a332" style:font-size-asian="20pt" style:font-style-asian="italic" style:font-weight-asian="bold" style:font-size-complex="20pt" style:font-style-complex="italic" style:font-weight-complex="bold"/>
    </style:style>
    <style:style style:name="P120" style:family="paragraph" style:parent-style-name="Standard">
      <style:text-properties style:font-name="Liberation Serif" fo:font-size="20pt" fo:font-style="italic" fo:font-weight="bold" officeooo:rsid="068bdec5" officeooo:paragraph-rsid="068bdec5" style:font-size-asian="20pt" style:font-style-asian="italic" style:font-weight-asian="bold" style:font-size-complex="20pt" style:font-style-complex="italic" style:font-weight-complex="bold"/>
    </style:style>
    <style:style style:name="P121" style:family="paragraph" style:parent-style-name="Standard">
      <style:text-properties style:font-name="Liberation Serif" fo:font-size="20pt" fo:font-style="italic" fo:font-weight="bold" officeooo:rsid="069bb23a" officeooo:paragraph-rsid="069bb23a" style:font-size-asian="20pt" style:font-style-asian="italic" style:font-weight-asian="bold" style:font-size-complex="20pt" style:font-style-complex="italic" style:font-weight-complex="bold"/>
    </style:style>
    <style:style style:name="P122" style:family="paragraph" style:parent-style-name="Standard">
      <style:text-properties style:font-name="Liberation Serif" fo:font-size="20pt" fo:font-style="italic" fo:font-weight="bold" officeooo:rsid="06a07f7c" officeooo:paragraph-rsid="06a07f7c" style:font-size-asian="20pt" style:font-style-asian="italic" style:font-weight-asian="bold" style:font-size-complex="20pt" style:font-style-complex="italic" style:font-weight-complex="bold"/>
    </style:style>
    <style:style style:name="P123" style:family="paragraph" style:parent-style-name="Standard">
      <style:text-properties style:font-name="Liberation Serif" fo:font-size="20pt" fo:font-style="italic" fo:font-weight="bold" officeooo:rsid="06a4bbff" officeooo:paragraph-rsid="06a4bbff" style:font-size-asian="20pt" style:font-style-asian="italic" style:font-weight-asian="bold" style:font-size-complex="20pt" style:font-style-complex="italic" style:font-weight-complex="bold"/>
    </style:style>
    <style:style style:name="P124" style:family="paragraph" style:parent-style-name="Standard">
      <style:text-properties style:font-name="Liberation Serif" fo:font-size="20pt" fo:font-style="italic" fo:font-weight="bold" officeooo:rsid="0a722aa7" officeooo:paragraph-rsid="0a722aa7" style:font-size-asian="20pt" style:font-style-asian="italic" style:font-weight-asian="bold" style:font-size-complex="20pt" style:font-style-complex="italic" style:font-weight-complex="bold"/>
    </style:style>
    <style:style style:name="P125" style:family="paragraph" style:parent-style-name="Standard">
      <style:text-properties style:font-name="Liberation Serif" fo:font-size="20pt" fo:font-style="italic" fo:font-weight="bold" officeooo:rsid="06d9637d" officeooo:paragraph-rsid="06d9637d" style:font-size-asian="20pt" style:font-style-asian="italic" style:font-weight-asian="bold" style:font-size-complex="20pt" style:font-style-complex="italic" style:font-weight-complex="bold"/>
    </style:style>
    <style:style style:name="P126" style:family="paragraph" style:parent-style-name="Standard">
      <style:text-properties style:font-name="Liberation Serif" fo:font-size="20pt" fo:font-style="italic" fo:font-weight="bold" officeooo:rsid="073c9376" officeooo:paragraph-rsid="073c9376" style:font-size-asian="20pt" style:font-style-asian="italic" style:font-weight-asian="bold" style:font-size-complex="20pt" style:font-style-complex="italic" style:font-weight-complex="bold"/>
    </style:style>
    <style:style style:name="P127" style:family="paragraph" style:parent-style-name="Standard">
      <style:text-properties style:font-name="Liberation Serif" fo:font-size="20pt" fo:font-style="italic" fo:font-weight="bold" officeooo:rsid="073cd976" officeooo:paragraph-rsid="073cd976" style:font-size-asian="20pt" style:font-style-asian="italic" style:font-weight-asian="bold" style:font-size-complex="20pt" style:font-style-complex="italic" style:font-weight-complex="bold"/>
    </style:style>
    <style:style style:name="P128" style:family="paragraph" style:parent-style-name="Standard">
      <style:text-properties style:font-name="Liberation Serif" fo:font-size="20pt" fo:font-style="italic" fo:font-weight="bold" officeooo:rsid="07544378" officeooo:paragraph-rsid="07544378" style:font-size-asian="20pt" style:font-style-asian="italic" style:font-weight-asian="bold" style:font-size-complex="20pt" style:font-style-complex="italic" style:font-weight-complex="bold"/>
    </style:style>
    <style:style style:name="P129" style:family="paragraph" style:parent-style-name="Standard">
      <style:text-properties style:font-name="Liberation Serif" fo:font-size="20pt" fo:font-style="italic" fo:font-weight="bold" officeooo:rsid="075fa07b" officeooo:paragraph-rsid="075fa07b" style:font-size-asian="20pt" style:font-style-asian="italic" style:font-weight-asian="bold" style:font-size-complex="20pt" style:font-style-complex="italic" style:font-weight-complex="bold"/>
    </style:style>
    <style:style style:name="P130" style:family="paragraph" style:parent-style-name="Standard">
      <style:text-properties style:font-name="Liberation Serif" fo:font-size="20pt" fo:font-style="italic" fo:font-weight="bold" officeooo:rsid="075ff00a" officeooo:paragraph-rsid="076e6af9" style:font-size-asian="20pt" style:font-style-asian="italic" style:font-weight-asian="bold" style:font-size-complex="20pt" style:font-style-complex="italic" style:font-weight-complex="bold"/>
    </style:style>
    <style:style style:name="P131" style:family="paragraph" style:parent-style-name="Standard">
      <style:text-properties style:font-name="Liberation Serif" fo:font-size="20pt" fo:font-style="italic" fo:font-weight="bold" officeooo:rsid="0764cbf5" officeooo:paragraph-rsid="0764cbf5" style:font-size-asian="20pt" style:font-style-asian="italic" style:font-weight-asian="bold" style:font-size-complex="20pt" style:font-style-complex="italic" style:font-weight-complex="bold"/>
    </style:style>
    <style:style style:name="P132" style:family="paragraph" style:parent-style-name="Standard">
      <style:text-properties style:font-name="Liberation Serif" fo:font-size="20pt" fo:font-style="italic" fo:font-weight="bold" officeooo:rsid="077318e6" officeooo:paragraph-rsid="14270ea8" style:font-size-asian="20pt" style:font-style-asian="italic" style:font-weight-asian="bold" style:font-size-complex="20pt" style:font-style-complex="italic" style:font-weight-complex="bold"/>
    </style:style>
    <style:style style:name="P133" style:family="paragraph" style:parent-style-name="Standard">
      <style:text-properties style:font-name="Liberation Serif" fo:font-size="20pt" fo:font-style="italic" fo:font-weight="bold" officeooo:rsid="07b8a547" officeooo:paragraph-rsid="07b8a547" style:font-size-asian="20pt" style:font-style-asian="italic" style:font-weight-asian="bold" style:font-size-complex="20pt" style:font-style-complex="italic" style:font-weight-complex="bold"/>
    </style:style>
    <style:style style:name="P134" style:family="paragraph" style:parent-style-name="Standard">
      <style:text-properties style:font-name="Liberation Serif" fo:font-size="20pt" fo:font-style="italic" fo:font-weight="bold" officeooo:rsid="0a988c2e" officeooo:paragraph-rsid="0a988c2e" style:font-size-asian="20pt" style:font-style-asian="italic" style:font-weight-asian="bold" style:font-size-complex="20pt" style:font-style-complex="italic" style:font-weight-complex="bold"/>
    </style:style>
    <style:style style:name="P135" style:family="paragraph" style:parent-style-name="Standard">
      <style:text-properties style:font-name="Liberation Serif" fo:font-size="20pt" fo:font-style="italic" fo:font-weight="bold" officeooo:rsid="0a9fd4a9" officeooo:paragraph-rsid="0a9fd4a9" style:font-size-asian="20pt" style:font-style-asian="italic" style:font-weight-asian="bold" style:font-size-complex="20pt" style:font-style-complex="italic" style:font-weight-complex="bold"/>
    </style:style>
    <style:style style:name="P136" style:family="paragraph" style:parent-style-name="Standard">
      <style:text-properties style:font-name="Liberation Serif" fo:font-size="20pt" fo:font-style="italic" fo:font-weight="bold" officeooo:rsid="0682b94e" officeooo:paragraph-rsid="07c4fa0f" style:font-size-asian="20pt" style:font-style-asian="italic" style:font-weight-asian="bold" style:font-size-complex="20pt" style:font-style-complex="italic" style:font-weight-complex="bold"/>
    </style:style>
    <style:style style:name="P137" style:family="paragraph" style:parent-style-name="Standard">
      <style:text-properties style:font-name="Liberation Serif" fo:font-size="20pt" fo:font-style="italic" fo:font-weight="bold" officeooo:rsid="0683e29a" officeooo:paragraph-rsid="07c4fa0f" style:font-size-asian="20pt" style:font-style-asian="italic" style:font-weight-asian="bold" style:font-size-complex="20pt" style:font-style-complex="italic" style:font-weight-complex="bold"/>
    </style:style>
    <style:style style:name="P138" style:family="paragraph" style:parent-style-name="Standard">
      <style:text-properties style:font-name="Liberation Serif" fo:font-size="20pt" fo:font-style="italic" fo:font-weight="bold" officeooo:rsid="07c4fa0f" officeooo:paragraph-rsid="07c4fa0f" style:font-size-asian="20pt" style:font-style-asian="italic" style:font-weight-asian="bold" style:font-size-complex="20pt" style:font-style-complex="italic" style:font-weight-complex="bold"/>
    </style:style>
    <style:style style:name="P139" style:family="paragraph" style:parent-style-name="Standard">
      <style:text-properties style:font-name="Liberation Serif" fo:font-size="20pt" fo:font-style="italic" fo:font-weight="bold" officeooo:rsid="07c50624" officeooo:paragraph-rsid="0abebe1b" style:font-size-asian="20pt" style:font-style-asian="italic" style:font-weight-asian="bold" style:font-size-complex="20pt" style:font-style-complex="italic" style:font-weight-complex="bold"/>
    </style:style>
    <style:style style:name="P140" style:family="paragraph" style:parent-style-name="Standard">
      <style:text-properties style:font-name="Liberation Serif" fo:font-size="20pt" fo:font-style="italic" fo:font-weight="bold" officeooo:rsid="07c606de" officeooo:paragraph-rsid="07c606de" style:font-size-asian="20pt" style:font-style-asian="italic" style:font-weight-asian="bold" style:font-size-complex="20pt" style:font-style-complex="italic" style:font-weight-complex="bold"/>
    </style:style>
    <style:style style:name="P141" style:family="paragraph" style:parent-style-name="Standard">
      <style:text-properties style:font-name="Liberation Serif" fo:font-size="20pt" fo:font-style="italic" fo:font-weight="bold" officeooo:rsid="0a7e0d7c" officeooo:paragraph-rsid="0a7e7547" style:font-size-asian="20pt" style:font-style-asian="italic" style:font-weight-asian="bold" style:font-size-complex="20pt" style:font-style-complex="italic" style:font-weight-complex="bold"/>
    </style:style>
    <style:style style:name="P142" style:family="paragraph" style:parent-style-name="Standard">
      <style:text-properties style:font-name="Liberation Serif" fo:font-size="20pt" fo:font-style="italic" fo:font-weight="bold" officeooo:rsid="0a7e7547" officeooo:paragraph-rsid="0a7f2b21" style:font-size-asian="20pt" style:font-style-asian="italic" style:font-weight-asian="bold" style:font-size-complex="20pt" style:font-style-complex="italic" style:font-weight-complex="bold"/>
    </style:style>
    <style:style style:name="P143" style:family="paragraph" style:parent-style-name="Standard">
      <style:text-properties style:font-name="Liberation Serif" fo:font-size="20pt" fo:font-style="italic" fo:font-weight="bold" officeooo:rsid="0a7f2b21" officeooo:paragraph-rsid="0a7f2b21" style:font-size-asian="20pt" style:font-style-asian="italic" style:font-weight-asian="bold" style:font-size-complex="20pt" style:font-style-complex="italic" style:font-weight-complex="bold"/>
    </style:style>
    <style:style style:name="P144" style:family="paragraph" style:parent-style-name="Standard">
      <style:text-properties style:font-name="Liberation Serif" fo:font-size="20pt" fo:font-style="italic" fo:font-weight="bold" officeooo:rsid="0a7f5ba2" officeooo:paragraph-rsid="0a7f5ba2" style:font-size-asian="20pt" style:font-style-asian="italic" style:font-weight-asian="bold" style:font-size-complex="20pt" style:font-style-complex="italic" style:font-weight-complex="bold"/>
    </style:style>
    <style:style style:name="P145" style:family="paragraph" style:parent-style-name="Standard">
      <style:text-properties style:font-name="Liberation Serif" fo:font-size="20pt" fo:font-style="italic" fo:font-weight="bold" officeooo:rsid="0a81901a" officeooo:paragraph-rsid="0a81901a" style:font-size-asian="20pt" style:font-style-asian="italic" style:font-weight-asian="bold" style:font-size-complex="20pt" style:font-style-complex="italic" style:font-weight-complex="bold"/>
    </style:style>
    <style:style style:name="P146" style:family="paragraph" style:parent-style-name="Standard">
      <style:text-properties style:font-name="Liberation Serif" fo:font-size="20pt" fo:font-style="italic" fo:font-weight="bold" officeooo:rsid="0a837a14" officeooo:paragraph-rsid="0a837a14" style:font-size-asian="20pt" style:font-style-asian="italic" style:font-weight-asian="bold" style:font-size-complex="20pt" style:font-style-complex="italic" style:font-weight-complex="bold"/>
    </style:style>
    <style:style style:name="P147" style:family="paragraph" style:parent-style-name="Standard">
      <style:text-properties style:font-name="Liberation Serif" fo:font-size="20pt" fo:font-style="italic" fo:font-weight="bold" officeooo:rsid="07cb1071" officeooo:paragraph-rsid="0bdc7812" style:font-size-asian="20pt" style:font-style-asian="italic" style:font-weight-asian="bold" style:font-size-complex="20pt" style:font-style-complex="italic" style:font-weight-complex="bold"/>
    </style:style>
    <style:style style:name="P148" style:family="paragraph" style:parent-style-name="Standard">
      <style:text-properties style:font-name="Liberation Serif" fo:font-size="20pt" fo:font-style="italic" fo:font-weight="bold" officeooo:rsid="07cb1071" officeooo:paragraph-rsid="0be0ffe8" style:font-size-asian="20pt" style:font-style-asian="italic" style:font-weight-asian="bold" style:font-size-complex="20pt" style:font-style-complex="italic" style:font-weight-complex="bold"/>
    </style:style>
    <style:style style:name="P149" style:family="paragraph" style:parent-style-name="Standard">
      <style:text-properties style:font-name="Liberation Serif" fo:font-size="20pt" fo:font-style="italic" fo:font-weight="bold" officeooo:rsid="07f2058e" officeooo:paragraph-rsid="07f2058e" style:font-size-asian="20pt" style:font-style-asian="italic" style:font-weight-asian="bold" style:font-size-complex="20pt" style:font-style-complex="italic" style:font-weight-complex="bold"/>
    </style:style>
    <style:style style:name="P150" style:family="paragraph" style:parent-style-name="Standard">
      <style:text-properties style:font-name="Liberation Serif" fo:font-size="20pt" fo:font-style="italic" fo:font-weight="bold" officeooo:rsid="07f86f41" officeooo:paragraph-rsid="07f86f41" style:font-size-asian="20pt" style:font-style-asian="italic" style:font-weight-asian="bold" style:font-size-complex="20pt" style:font-style-complex="italic" style:font-weight-complex="bold"/>
    </style:style>
    <style:style style:name="P151" style:family="paragraph" style:parent-style-name="Standard">
      <style:text-properties style:font-name="Liberation Serif" fo:font-size="20pt" fo:font-style="italic" fo:font-weight="bold" officeooo:rsid="07f86f41" officeooo:paragraph-rsid="11738b9a" style:font-size-asian="20pt" style:font-style-asian="italic" style:font-weight-asian="bold" style:font-size-complex="20pt" style:font-style-complex="italic" style:font-weight-complex="bold"/>
    </style:style>
    <style:style style:name="P152" style:family="paragraph" style:parent-style-name="Standard">
      <style:text-properties style:font-name="Liberation Serif" fo:font-size="20pt" fo:font-style="italic" fo:font-weight="bold" officeooo:rsid="0af5cf84" officeooo:paragraph-rsid="0af5cf84" style:font-size-asian="20pt" style:font-style-asian="italic" style:font-weight-asian="bold" style:font-size-complex="20pt" style:font-style-complex="italic" style:font-weight-complex="bold"/>
    </style:style>
    <style:style style:name="P153" style:family="paragraph" style:parent-style-name="Standard">
      <style:text-properties style:font-name="Liberation Serif" fo:font-size="20pt" fo:font-style="italic" fo:font-weight="bold" officeooo:rsid="0e07663b" officeooo:paragraph-rsid="0e07663b" style:font-size-asian="20pt" style:font-style-asian="italic" style:font-weight-asian="bold" style:font-size-complex="20pt" style:font-style-complex="italic" style:font-weight-complex="bold"/>
    </style:style>
    <style:style style:name="P154" style:family="paragraph" style:parent-style-name="Standard">
      <style:text-properties style:font-name="Liberation Serif" fo:font-size="20pt" fo:font-style="italic" fo:font-weight="bold" officeooo:rsid="0e09547f" officeooo:paragraph-rsid="0e09547f" style:font-size-asian="20pt" style:font-style-asian="italic" style:font-weight-asian="bold" style:font-size-complex="20pt" style:font-style-complex="italic" style:font-weight-complex="bold"/>
    </style:style>
    <style:style style:name="P155" style:family="paragraph" style:parent-style-name="Standard">
      <style:text-properties style:font-name="Liberation Serif" fo:font-size="20pt" fo:font-style="italic" fo:font-weight="bold" officeooo:rsid="0e0b3607" officeooo:paragraph-rsid="0e0b3607" style:font-size-asian="20pt" style:font-style-asian="italic" style:font-weight-asian="bold" style:font-size-complex="20pt" style:font-style-complex="italic" style:font-weight-complex="bold"/>
    </style:style>
    <style:style style:name="P156" style:family="paragraph" style:parent-style-name="Standard">
      <style:text-properties style:font-name="Liberation Serif" fo:font-size="20pt" fo:font-style="italic" fo:font-weight="bold" officeooo:rsid="0e110fab" officeooo:paragraph-rsid="0e110fab" style:font-size-asian="20pt" style:font-style-asian="italic" style:font-weight-asian="bold" style:font-size-complex="20pt" style:font-style-complex="italic" style:font-weight-complex="bold"/>
    </style:style>
    <style:style style:name="P157" style:family="paragraph" style:parent-style-name="Standard">
      <style:text-properties style:font-name="Liberation Serif" fo:font-size="20pt" fo:font-style="italic" fo:font-weight="bold" officeooo:rsid="0e1c2b82" officeooo:paragraph-rsid="0e1c2b82" style:font-size-asian="20pt" style:font-style-asian="italic" style:font-weight-asian="bold" style:font-size-complex="20pt" style:font-style-complex="italic" style:font-weight-complex="bold"/>
    </style:style>
    <style:style style:name="P158" style:family="paragraph" style:parent-style-name="Standard">
      <style:text-properties style:font-name="Liberation Serif" fo:font-size="20pt" fo:font-style="italic" fo:font-weight="bold" officeooo:rsid="0e1c6be2" officeooo:paragraph-rsid="0e1c6be2" style:font-size-asian="20pt" style:font-style-asian="italic" style:font-weight-asian="bold" style:font-size-complex="20pt" style:font-style-complex="italic" style:font-weight-complex="bold"/>
    </style:style>
    <style:style style:name="P159" style:family="paragraph" style:parent-style-name="Standard">
      <style:text-properties style:font-name="Liberation Serif" fo:font-size="20pt" fo:font-style="italic" fo:font-weight="bold" officeooo:rsid="0e211c3c" officeooo:paragraph-rsid="0e211c3c" style:font-size-asian="20pt" style:font-style-asian="italic" style:font-weight-asian="bold" style:font-size-complex="20pt" style:font-style-complex="italic" style:font-weight-complex="bold"/>
    </style:style>
    <style:style style:name="P160" style:family="paragraph" style:parent-style-name="Standard">
      <style:text-properties style:font-name="Liberation Serif" fo:font-size="20pt" fo:font-style="italic" fo:font-weight="bold" officeooo:rsid="0e227b2d" officeooo:paragraph-rsid="0e227b2d" style:font-size-asian="20pt" style:font-style-asian="italic" style:font-weight-asian="bold" style:font-size-complex="20pt" style:font-style-complex="italic" style:font-weight-complex="bold"/>
    </style:style>
    <style:style style:name="P161" style:family="paragraph" style:parent-style-name="Standard">
      <style:text-properties style:font-name="Liberation Serif" fo:font-size="20pt" fo:font-style="italic" fo:font-weight="bold" officeooo:rsid="0e27fe8b" officeooo:paragraph-rsid="0e27fe8b" style:font-size-asian="20pt" style:font-style-asian="italic" style:font-weight-asian="bold" style:font-size-complex="20pt" style:font-style-complex="italic" style:font-weight-complex="bold"/>
    </style:style>
    <style:style style:name="P162" style:family="paragraph" style:parent-style-name="Standard">
      <style:text-properties style:font-name="Liberation Serif" fo:font-size="20pt" fo:font-style="italic" fo:font-weight="bold" officeooo:rsid="0e282c8d" officeooo:paragraph-rsid="0e282c8d" style:font-size-asian="20pt" style:font-style-asian="italic" style:font-weight-asian="bold" style:font-size-complex="20pt" style:font-style-complex="italic" style:font-weight-complex="bold"/>
    </style:style>
    <style:style style:name="P163" style:family="paragraph" style:parent-style-name="Standard">
      <style:text-properties style:font-name="Liberation Serif" fo:font-size="20pt" fo:font-style="italic" fo:font-weight="bold" officeooo:rsid="0e9a66ab" officeooo:paragraph-rsid="0e9a66ab" style:font-size-asian="20pt" style:font-style-asian="italic" style:font-weight-asian="bold" style:font-size-complex="20pt" style:font-style-complex="italic" style:font-weight-complex="bold"/>
    </style:style>
    <style:style style:name="P164" style:family="paragraph" style:parent-style-name="Standard">
      <style:text-properties style:font-name="Liberation Serif" fo:font-size="20pt" fo:font-style="italic" fo:font-weight="bold" officeooo:rsid="0f208b86" officeooo:paragraph-rsid="0f208b86" style:font-size-asian="20pt" style:font-style-asian="italic" style:font-weight-asian="bold" style:font-size-complex="20pt" style:font-style-complex="italic" style:font-weight-complex="bold"/>
    </style:style>
    <style:style style:name="P165" style:family="paragraph" style:parent-style-name="Standard">
      <style:text-properties style:font-name="Liberation Serif" fo:font-size="20pt" fo:font-style="italic" fo:font-weight="bold" officeooo:rsid="0f2259fe" officeooo:paragraph-rsid="0f2259fe" style:font-size-asian="20pt" style:font-style-asian="italic" style:font-weight-asian="bold" style:font-size-complex="20pt" style:font-style-complex="italic" style:font-weight-complex="bold"/>
    </style:style>
    <style:style style:name="P166" style:family="paragraph" style:parent-style-name="Standard">
      <style:text-properties style:font-name="Liberation Serif" fo:font-size="20pt" fo:font-style="italic" fo:font-weight="bold" officeooo:rsid="0f240308" officeooo:paragraph-rsid="0f240308" style:font-size-asian="20pt" style:font-style-asian="italic" style:font-weight-asian="bold" style:font-size-complex="20pt" style:font-style-complex="italic" style:font-weight-complex="bold"/>
    </style:style>
    <style:style style:name="P167" style:family="paragraph" style:parent-style-name="Standard">
      <style:text-properties style:font-name="Liberation Serif" fo:font-size="20pt" fo:font-style="italic" fo:font-weight="bold" officeooo:rsid="0f2579dd" officeooo:paragraph-rsid="0f2579dd" style:font-size-asian="20pt" style:font-style-asian="italic" style:font-weight-asian="bold" style:font-size-complex="20pt" style:font-style-complex="italic" style:font-weight-complex="bold"/>
    </style:style>
    <style:style style:name="P168" style:family="paragraph" style:parent-style-name="Standard">
      <style:text-properties style:font-name="Liberation Serif" fo:font-size="20pt" fo:font-style="italic" fo:font-weight="bold" officeooo:rsid="0f25f99b" officeooo:paragraph-rsid="0f25f99b" style:font-size-asian="20pt" style:font-style-asian="italic" style:font-weight-asian="bold" style:font-size-complex="20pt" style:font-style-complex="italic" style:font-weight-complex="bold"/>
    </style:style>
    <style:style style:name="P169" style:family="paragraph" style:parent-style-name="Standard">
      <style:text-properties style:font-name="Liberation Serif" fo:font-size="20pt" fo:font-style="italic" fo:font-weight="bold" officeooo:rsid="0f289312" officeooo:paragraph-rsid="0f289312" style:font-size-asian="20pt" style:font-style-asian="italic" style:font-weight-asian="bold" style:font-size-complex="20pt" style:font-style-complex="italic" style:font-weight-complex="bold"/>
    </style:style>
    <style:style style:name="P170" style:family="paragraph" style:parent-style-name="Standard">
      <style:text-properties style:font-name="Liberation Serif" fo:font-size="20pt" fo:font-style="italic" fo:font-weight="bold" officeooo:rsid="0f2a4e5d" officeooo:paragraph-rsid="0f2a4e5d" style:font-size-asian="20pt" style:font-style-asian="italic" style:font-weight-asian="bold" style:font-size-complex="20pt" style:font-style-complex="italic" style:font-weight-complex="bold"/>
    </style:style>
    <style:style style:name="P171" style:family="paragraph" style:parent-style-name="Standard">
      <style:text-properties style:font-name="Liberation Serif" fo:font-size="20pt" fo:font-style="italic" fo:font-weight="bold" officeooo:rsid="0f317847" officeooo:paragraph-rsid="0f317847" style:font-size-asian="20pt" style:font-style-asian="italic" style:font-weight-asian="bold" style:font-size-complex="20pt" style:font-style-complex="italic" style:font-weight-complex="bold"/>
    </style:style>
    <style:style style:name="P172" style:family="paragraph" style:parent-style-name="Standard">
      <style:text-properties style:font-name="Liberation Serif" fo:font-size="20pt" fo:font-style="italic" fo:font-weight="bold" officeooo:rsid="0f3351ae" officeooo:paragraph-rsid="0f3351ae" style:font-size-asian="20pt" style:font-style-asian="italic" style:font-weight-asian="bold" style:font-size-complex="20pt" style:font-style-complex="italic" style:font-weight-complex="bold"/>
    </style:style>
    <style:style style:name="P173" style:family="paragraph" style:parent-style-name="Standard">
      <style:text-properties style:font-name="Liberation Serif" fo:font-size="20pt" fo:font-style="italic" fo:font-weight="bold" officeooo:rsid="0f34d5d8" officeooo:paragraph-rsid="0f34d5d8" style:font-size-asian="20pt" style:font-style-asian="italic" style:font-weight-asian="bold" style:font-size-complex="20pt" style:font-style-complex="italic" style:font-weight-complex="bold"/>
    </style:style>
    <style:style style:name="P174" style:family="paragraph" style:parent-style-name="Standard">
      <style:text-properties style:font-name="Liberation Serif" fo:font-size="20pt" fo:font-style="italic" fo:font-weight="bold" officeooo:rsid="0f36b2ef" officeooo:paragraph-rsid="0f36b2ef" style:font-size-asian="20pt" style:font-style-asian="italic" style:font-weight-asian="bold" style:font-size-complex="20pt" style:font-style-complex="italic" style:font-weight-complex="bold"/>
    </style:style>
    <style:style style:name="P175" style:family="paragraph" style:parent-style-name="Standard">
      <style:text-properties style:font-name="Liberation Serif" fo:font-size="20pt" fo:font-style="italic" fo:font-weight="bold" officeooo:rsid="0f52d165" officeooo:paragraph-rsid="0f52d165" style:font-size-asian="20pt" style:font-style-asian="italic" style:font-weight-asian="bold" style:font-size-complex="20pt" style:font-style-complex="italic" style:font-weight-complex="bold"/>
    </style:style>
    <style:style style:name="P176" style:family="paragraph" style:parent-style-name="Standard">
      <style:text-properties style:font-name="Liberation Serif" fo:font-size="20pt" fo:font-style="italic" fo:font-weight="bold" officeooo:rsid="0f5770e6" officeooo:paragraph-rsid="0f5770e6" style:font-size-asian="20pt" style:font-style-asian="italic" style:font-weight-asian="bold" style:font-size-complex="20pt" style:font-style-complex="italic" style:font-weight-complex="bold"/>
    </style:style>
    <style:style style:name="P177" style:family="paragraph" style:parent-style-name="Standard">
      <style:text-properties style:font-name="Liberation Serif" fo:font-size="20pt" fo:font-style="italic" fo:font-weight="bold" officeooo:rsid="0f59298b" officeooo:paragraph-rsid="0f59298b" style:font-size-asian="20pt" style:font-style-asian="italic" style:font-weight-asian="bold" style:font-size-complex="20pt" style:font-style-complex="italic" style:font-weight-complex="bold"/>
    </style:style>
    <style:style style:name="P178" style:family="paragraph" style:parent-style-name="Standard">
      <style:text-properties style:font-name="Liberation Serif" fo:font-size="20pt" fo:font-style="italic" fo:font-weight="bold" officeooo:rsid="0f599e72" officeooo:paragraph-rsid="0f599e72" style:font-size-asian="20pt" style:font-style-asian="italic" style:font-weight-asian="bold" style:font-size-complex="20pt" style:font-style-complex="italic" style:font-weight-complex="bold"/>
    </style:style>
    <style:style style:name="P179" style:family="paragraph" style:parent-style-name="Standard">
      <style:text-properties style:font-name="Liberation Serif" fo:font-size="20pt" fo:font-style="italic" fo:font-weight="bold" officeooo:rsid="0f5cf867" officeooo:paragraph-rsid="0f5cf867" style:font-size-asian="20pt" style:font-style-asian="italic" style:font-weight-asian="bold" style:font-size-complex="20pt" style:font-style-complex="italic" style:font-weight-complex="bold"/>
    </style:style>
    <style:style style:name="P180" style:family="paragraph" style:parent-style-name="Standard">
      <style:text-properties style:font-name="Liberation Serif" fo:font-size="20pt" fo:font-style="italic" fo:font-weight="bold" officeooo:rsid="0f5d2a68" officeooo:paragraph-rsid="0f5d2a68" style:font-size-asian="20pt" style:font-style-asian="italic" style:font-weight-asian="bold" style:font-size-complex="20pt" style:font-style-complex="italic" style:font-weight-complex="bold"/>
    </style:style>
    <style:style style:name="P181" style:family="paragraph" style:parent-style-name="Standard">
      <style:text-properties style:font-name="Liberation Serif" fo:font-size="20pt" fo:font-style="italic" fo:font-weight="bold" officeooo:rsid="0f5e96a9" officeooo:paragraph-rsid="0f5e96a9" style:font-size-asian="20pt" style:font-style-asian="italic" style:font-weight-asian="bold" style:font-size-complex="20pt" style:font-style-complex="italic" style:font-weight-complex="bold"/>
    </style:style>
    <style:style style:name="P182" style:family="paragraph" style:parent-style-name="Standard">
      <style:text-properties style:font-name="Liberation Serif" fo:font-size="20pt" fo:font-style="italic" fo:font-weight="bold" officeooo:rsid="0f636aab" officeooo:paragraph-rsid="0f636aab" style:font-size-asian="20pt" style:font-style-asian="italic" style:font-weight-asian="bold" style:font-size-complex="20pt" style:font-style-complex="italic" style:font-weight-complex="bold"/>
    </style:style>
    <style:style style:name="P183" style:family="paragraph" style:parent-style-name="Standard">
      <style:text-properties style:font-name="Liberation Serif" fo:font-size="20pt" fo:font-style="italic" fo:font-weight="bold" officeooo:rsid="0f64bc6a" officeooo:paragraph-rsid="0f64bc6a" style:font-size-asian="20pt" style:font-style-asian="italic" style:font-weight-asian="bold" style:font-size-complex="20pt" style:font-style-complex="italic" style:font-weight-complex="bold"/>
    </style:style>
    <style:style style:name="P184" style:family="paragraph" style:parent-style-name="Standard">
      <style:text-properties style:font-name="Liberation Serif" fo:font-size="20pt" fo:font-style="italic" fo:font-weight="bold" officeooo:rsid="0f656a98" officeooo:paragraph-rsid="0f656a98" style:font-size-asian="20pt" style:font-style-asian="italic" style:font-weight-asian="bold" style:font-size-complex="20pt" style:font-style-complex="italic" style:font-weight-complex="bold"/>
    </style:style>
    <style:style style:name="P185" style:family="paragraph" style:parent-style-name="Standard">
      <style:text-properties style:font-name="Liberation Serif" fo:font-size="20pt" fo:font-style="italic" fo:font-weight="bold" officeooo:rsid="0f6a2b62" officeooo:paragraph-rsid="0f6a2b62" style:font-size-asian="20pt" style:font-style-asian="italic" style:font-weight-asian="bold" style:font-size-complex="20pt" style:font-style-complex="italic" style:font-weight-complex="bold"/>
    </style:style>
    <style:style style:name="P186" style:family="paragraph" style:parent-style-name="Standard">
      <style:text-properties style:font-name="Liberation Serif" fo:font-size="20pt" fo:font-style="italic" fo:font-weight="bold" officeooo:rsid="0f6bd571" officeooo:paragraph-rsid="0f6bd571" style:font-size-asian="20pt" style:font-style-asian="italic" style:font-weight-asian="bold" style:font-size-complex="20pt" style:font-style-complex="italic" style:font-weight-complex="bold"/>
    </style:style>
    <style:style style:name="P187" style:family="paragraph" style:parent-style-name="Standard">
      <style:text-properties style:font-name="Liberation Serif" fo:font-size="20pt" fo:font-style="italic" fo:font-weight="bold" officeooo:rsid="0f6e1646" officeooo:paragraph-rsid="0f6e1646" style:font-size-asian="20pt" style:font-style-asian="italic" style:font-weight-asian="bold" style:font-size-complex="20pt" style:font-style-complex="italic" style:font-weight-complex="bold"/>
    </style:style>
    <style:style style:name="P188" style:family="paragraph" style:parent-style-name="Standard">
      <style:text-properties style:font-name="Liberation Serif" fo:font-size="20pt" fo:font-style="italic" fo:font-weight="bold" officeooo:rsid="0f7525fa" officeooo:paragraph-rsid="0f7525fa" style:font-size-asian="20pt" style:font-style-asian="italic" style:font-weight-asian="bold" style:font-size-complex="20pt" style:font-style-complex="italic" style:font-weight-complex="bold"/>
    </style:style>
    <style:style style:name="P189" style:family="paragraph" style:parent-style-name="Standard">
      <style:text-properties style:font-name="Liberation Serif" fo:font-size="20pt" fo:font-style="italic" fo:font-weight="bold" officeooo:rsid="0f776e29" officeooo:paragraph-rsid="0f776e29" style:font-size-asian="20pt" style:font-style-asian="italic" style:font-weight-asian="bold" style:font-size-complex="20pt" style:font-style-complex="italic" style:font-weight-complex="bold"/>
    </style:style>
    <style:style style:name="P190" style:family="paragraph" style:parent-style-name="Standard">
      <style:text-properties style:font-name="Liberation Serif" fo:font-size="20pt" fo:font-style="italic" fo:font-weight="bold" officeooo:rsid="0f7fe8f9" officeooo:paragraph-rsid="0f7fe8f9" style:font-size-asian="20pt" style:font-style-asian="italic" style:font-weight-asian="bold" style:font-size-complex="20pt" style:font-style-complex="italic" style:font-weight-complex="bold"/>
    </style:style>
    <style:style style:name="P191" style:family="paragraph" style:parent-style-name="Standard">
      <style:text-properties style:font-name="Liberation Serif" fo:font-size="20pt" fo:font-style="italic" fo:font-weight="bold" officeooo:rsid="0f85af8d" officeooo:paragraph-rsid="0f85af8d" style:font-size-asian="20pt" style:font-style-asian="italic" style:font-weight-asian="bold" style:font-size-complex="20pt" style:font-style-complex="italic" style:font-weight-complex="bold"/>
    </style:style>
    <style:style style:name="P192" style:family="paragraph" style:parent-style-name="Standard">
      <style:text-properties style:font-name="Liberation Serif" fo:font-size="20pt" fo:font-style="italic" fo:font-weight="bold" officeooo:rsid="0f8cbe64" officeooo:paragraph-rsid="11000cd1" style:font-size-asian="20pt" style:font-style-asian="italic" style:font-weight-asian="bold" style:font-size-complex="20pt" style:font-style-complex="italic" style:font-weight-complex="bold"/>
    </style:style>
    <style:style style:name="P193" style:family="paragraph" style:parent-style-name="Standard">
      <style:text-properties style:font-name="Liberation Serif" fo:font-size="20pt" fo:font-style="italic" fo:font-weight="bold" officeooo:rsid="0f8cbe64" officeooo:paragraph-rsid="0f8cbe64" style:font-size-asian="20pt" style:font-style-asian="italic" style:font-weight-asian="bold" style:font-size-complex="20pt" style:font-style-complex="italic" style:font-weight-complex="bold"/>
    </style:style>
    <style:style style:name="P194" style:family="paragraph" style:parent-style-name="Standard">
      <style:text-properties style:font-name="Liberation Serif" fo:font-size="20pt" fo:font-style="italic" fo:font-weight="bold" officeooo:rsid="0f8dea5d" officeooo:paragraph-rsid="11000cd1" style:font-size-asian="20pt" style:font-style-asian="italic" style:font-weight-asian="bold" style:font-size-complex="20pt" style:font-style-complex="italic" style:font-weight-complex="bold"/>
    </style:style>
    <style:style style:name="P195" style:family="paragraph" style:parent-style-name="Standard">
      <style:text-properties style:font-name="Liberation Serif" fo:font-size="20pt" fo:font-style="italic" fo:font-weight="bold" officeooo:rsid="0f8dea5d" officeooo:paragraph-rsid="1100b563" style:font-size-asian="20pt" style:font-style-asian="italic" style:font-weight-asian="bold" style:font-size-complex="20pt" style:font-style-complex="italic" style:font-weight-complex="bold"/>
    </style:style>
    <style:style style:name="P196" style:family="paragraph" style:parent-style-name="Standard">
      <style:text-properties style:font-name="Liberation Serif" fo:font-size="20pt" fo:font-style="italic" fo:font-weight="bold" officeooo:rsid="0f95ec9f" officeooo:paragraph-rsid="110d5289" style:font-size-asian="20pt" style:font-style-asian="italic" style:font-weight-asian="bold" style:font-size-complex="20pt" style:font-style-complex="italic" style:font-weight-complex="bold"/>
    </style:style>
    <style:style style:name="P197" style:family="paragraph" style:parent-style-name="Standard">
      <style:text-properties style:font-name="Liberation Serif" fo:font-size="20pt" fo:font-style="italic" fo:font-weight="bold" officeooo:rsid="0f9b26ee" officeooo:paragraph-rsid="0f9b26ee" style:font-size-asian="20pt" style:font-style-asian="italic" style:font-weight-asian="bold" style:font-size-complex="20pt" style:font-style-complex="italic" style:font-weight-complex="bold"/>
    </style:style>
    <style:style style:name="P198" style:family="paragraph" style:parent-style-name="Standard">
      <style:text-properties style:font-name="Liberation Serif" fo:font-size="20pt" fo:font-style="italic" fo:font-weight="bold" officeooo:rsid="0f9ce884" officeooo:paragraph-rsid="0f9ce884" style:font-size-asian="20pt" style:font-style-asian="italic" style:font-weight-asian="bold" style:font-size-complex="20pt" style:font-style-complex="italic" style:font-weight-complex="bold"/>
    </style:style>
    <style:style style:name="P199" style:family="paragraph" style:parent-style-name="Standard">
      <style:text-properties style:font-name="Liberation Serif" fo:font-size="20pt" fo:font-style="italic" fo:font-weight="bold" officeooo:rsid="1143240b" officeooo:paragraph-rsid="1143240b" style:font-size-asian="20pt" style:font-style-asian="italic" style:font-weight-asian="bold" style:font-size-complex="20pt" style:font-style-complex="italic" style:font-weight-complex="bold"/>
    </style:style>
    <style:style style:name="P200" style:family="paragraph" style:parent-style-name="Standard">
      <style:text-properties style:font-name="Liberation Serif" fo:font-size="20pt" fo:font-style="italic" fo:font-weight="bold" officeooo:rsid="11434a81" officeooo:paragraph-rsid="11434a81" style:font-size-asian="20pt" style:font-style-asian="italic" style:font-weight-asian="bold" style:font-size-complex="20pt" style:font-style-complex="italic" style:font-weight-complex="bold"/>
    </style:style>
    <style:style style:name="P201" style:family="paragraph" style:parent-style-name="Standard">
      <style:text-properties style:font-name="Liberation Serif" fo:font-size="20pt" fo:font-style="italic" fo:font-weight="bold" officeooo:rsid="114497b1" officeooo:paragraph-rsid="114497b1" style:font-size-asian="20pt" style:font-style-asian="italic" style:font-weight-asian="bold" style:font-size-complex="20pt" style:font-style-complex="italic" style:font-weight-complex="bold"/>
    </style:style>
    <style:style style:name="P202" style:family="paragraph" style:parent-style-name="Standard">
      <style:text-properties style:font-name="Liberation Serif" fo:font-size="20pt" fo:font-style="italic" fo:font-weight="bold" officeooo:rsid="11505ba6" officeooo:paragraph-rsid="11505ba6" style:font-size-asian="20pt" style:font-style-asian="italic" style:font-weight-asian="bold" style:font-size-complex="20pt" style:font-style-complex="italic" style:font-weight-complex="bold"/>
    </style:style>
    <style:style style:name="P203" style:family="paragraph" style:parent-style-name="Standard">
      <style:text-properties style:font-name="Liberation Serif" fo:font-size="20pt" fo:font-style="italic" fo:font-weight="bold" officeooo:rsid="115318c7" officeooo:paragraph-rsid="115318c7" style:font-size-asian="20pt" style:font-style-asian="italic" style:font-weight-asian="bold" style:font-size-complex="20pt" style:font-style-complex="italic" style:font-weight-complex="bold"/>
    </style:style>
    <style:style style:name="P204" style:family="paragraph" style:parent-style-name="Standard">
      <style:text-properties style:font-name="Liberation Serif" fo:font-size="20pt" fo:font-style="italic" fo:font-weight="bold" officeooo:rsid="0af695aa" officeooo:paragraph-rsid="0af695aa" style:font-size-asian="20pt" style:font-style-asian="italic" style:font-weight-asian="bold" style:font-size-complex="20pt" style:font-style-complex="italic" style:font-weight-complex="bold"/>
    </style:style>
    <style:style style:name="P205" style:family="paragraph" style:parent-style-name="Standard">
      <style:text-properties style:font-name="Liberation Serif" fo:font-size="20pt" fo:font-style="italic" fo:font-weight="bold" officeooo:rsid="0afb26c4" officeooo:paragraph-rsid="0afb26c4" style:font-size-asian="20pt" style:font-style-asian="italic" style:font-weight-asian="bold" style:font-size-complex="20pt" style:font-style-complex="italic" style:font-weight-complex="bold"/>
    </style:style>
    <style:style style:name="P206" style:family="paragraph" style:parent-style-name="Standard">
      <style:text-properties style:font-name="Liberation Serif" fo:font-size="20pt" fo:font-style="italic" fo:font-weight="bold" officeooo:rsid="07fd0c7a" officeooo:paragraph-rsid="07fd0c7a" style:font-size-asian="20pt" style:font-style-asian="italic" style:font-weight-asian="bold" style:font-size-complex="20pt" style:font-style-complex="italic" style:font-weight-complex="bold"/>
    </style:style>
    <style:style style:name="P207" style:family="paragraph" style:parent-style-name="Standard">
      <style:text-properties style:font-name="Liberation Serif" fo:font-size="20pt" fo:font-style="italic" fo:font-weight="bold" officeooo:rsid="02a525d3" officeooo:paragraph-rsid="02a525d3" style:font-size-asian="20pt" style:font-style-asian="italic" style:font-weight-asian="bold" style:font-size-complex="20pt" style:font-style-complex="italic" style:font-weight-complex="bold"/>
    </style:style>
    <style:style style:name="P208" style:family="paragraph" style:parent-style-name="Standard">
      <style:text-properties style:font-name="Liberation Serif" fo:font-size="20pt" fo:font-style="italic" fo:font-weight="bold" officeooo:rsid="0776edeb" officeooo:paragraph-rsid="0776edeb" style:font-size-asian="20pt" style:font-style-asian="italic" style:font-weight-asian="bold" style:font-size-complex="20pt" style:font-style-complex="italic" style:font-weight-complex="bold"/>
    </style:style>
    <style:style style:name="P209" style:family="paragraph" style:parent-style-name="Standard">
      <style:text-properties style:font-name="Liberation Serif" fo:font-size="20pt" fo:font-style="italic" fo:font-weight="bold" officeooo:rsid="077884f4" officeooo:paragraph-rsid="077884f4" style:font-size-asian="20pt" style:font-style-asian="italic" style:font-weight-asian="bold" style:font-size-complex="20pt" style:font-style-complex="italic" style:font-weight-complex="bold"/>
    </style:style>
    <style:style style:name="P210" style:family="paragraph" style:parent-style-name="Standard">
      <style:text-properties style:font-name="Liberation Serif" fo:font-size="20pt" fo:font-style="italic" fo:font-weight="bold" officeooo:rsid="0b6f8760" officeooo:paragraph-rsid="0b6f8760" style:font-size-asian="20pt" style:font-style-asian="italic" style:font-weight-asian="bold" style:font-size-complex="20pt" style:font-style-complex="italic" style:font-weight-complex="bold"/>
    </style:style>
    <style:style style:name="P211" style:family="paragraph" style:parent-style-name="Standard">
      <style:text-properties style:font-name="Liberation Serif" fo:font-size="20pt" fo:font-style="italic" fo:font-weight="bold" officeooo:rsid="0b73a6bb" officeooo:paragraph-rsid="0b73a6bb" style:font-size-asian="20pt" style:font-style-asian="italic" style:font-weight-asian="bold" style:font-size-complex="20pt" style:font-style-complex="italic" style:font-weight-complex="bold"/>
    </style:style>
    <style:style style:name="P212" style:family="paragraph" style:parent-style-name="Standard">
      <style:text-properties style:font-name="Liberation Serif" fo:font-size="20pt" fo:font-style="italic" fo:font-weight="bold" officeooo:rsid="0b8dcc60" officeooo:paragraph-rsid="0b8dcc60" style:font-size-asian="20pt" style:font-style-asian="italic" style:font-weight-asian="bold" style:font-size-complex="20pt" style:font-style-complex="italic" style:font-weight-complex="bold"/>
    </style:style>
    <style:style style:name="P213" style:family="paragraph" style:parent-style-name="Standard">
      <style:text-properties style:font-name="Liberation Serif" fo:font-size="20pt" fo:font-style="italic" fo:font-weight="bold" officeooo:rsid="0b94d1c9" officeooo:paragraph-rsid="0b94d1c9" style:font-size-asian="20pt" style:font-style-asian="italic" style:font-weight-asian="bold" style:font-size-complex="20pt" style:font-style-complex="italic" style:font-weight-complex="bold"/>
    </style:style>
    <style:style style:name="P214" style:family="paragraph" style:parent-style-name="Standard">
      <style:text-properties style:font-name="Liberation Serif" fo:font-size="20pt" fo:font-style="italic" fo:font-weight="bold" officeooo:rsid="0b905000" officeooo:paragraph-rsid="0b905000" style:font-size-asian="20pt" style:font-style-asian="italic" style:font-weight-asian="bold" style:font-size-complex="20pt" style:font-style-complex="italic" style:font-weight-complex="bold"/>
    </style:style>
    <style:style style:name="P215" style:family="paragraph" style:parent-style-name="Standard">
      <style:text-properties style:font-name="Liberation Serif" fo:font-size="20pt" fo:font-style="italic" fo:font-weight="bold" officeooo:rsid="00787935" officeooo:paragraph-rsid="001ac2a2" style:font-size-asian="20pt" style:font-style-asian="italic" style:font-weight-asian="bold" style:font-size-complex="20pt" style:font-style-complex="italic" style:font-weight-complex="bold"/>
    </style:style>
    <style:style style:name="P216" style:family="paragraph" style:parent-style-name="Standard">
      <style:text-properties style:font-name="Liberation Serif" fo:font-size="20pt" fo:font-style="italic" fo:font-weight="bold" officeooo:rsid="007e7a82" officeooo:paragraph-rsid="001ac2a2" style:font-size-asian="20pt" style:font-style-asian="italic" style:font-weight-asian="bold" style:font-size-complex="20pt" style:font-style-complex="italic" style:font-weight-complex="bold"/>
    </style:style>
    <style:style style:name="P217" style:family="paragraph" style:parent-style-name="Standard">
      <style:text-properties style:font-name="Liberation Serif" fo:font-size="20pt" fo:font-style="italic" fo:font-weight="bold" officeooo:rsid="11f31f42" officeooo:paragraph-rsid="11f31f42" style:font-size-asian="20pt" style:font-style-asian="italic" style:font-weight-asian="bold" style:font-size-complex="20pt" style:font-style-complex="italic" style:font-weight-complex="bold"/>
    </style:style>
    <style:style style:name="P218" style:family="paragraph" style:parent-style-name="Standard">
      <style:text-properties style:font-name="Liberation Serif" fo:font-size="20pt" fo:font-style="italic" fo:font-weight="bold" officeooo:rsid="11f56c0f" officeooo:paragraph-rsid="11f56c0f" style:font-size-asian="20pt" style:font-style-asian="italic" style:font-weight-asian="bold" style:font-size-complex="20pt" style:font-style-complex="italic" style:font-weight-complex="bold"/>
    </style:style>
    <style:style style:name="P219" style:family="paragraph" style:parent-style-name="Standard">
      <style:text-properties style:font-name="Liberation Serif" fo:font-size="20pt" fo:font-style="italic" fo:font-weight="bold" officeooo:rsid="009a4101" officeooo:paragraph-rsid="001ac2a2" style:font-size-asian="20pt" style:font-style-asian="italic" style:font-weight-asian="bold" style:font-size-complex="20pt" style:font-style-complex="italic" style:font-weight-complex="bold"/>
    </style:style>
    <style:style style:name="P220" style:family="paragraph" style:parent-style-name="Standard">
      <style:text-properties style:font-name="Liberation Serif" fo:font-size="20pt" fo:font-style="italic" fo:font-weight="bold" officeooo:rsid="14383cbc" officeooo:paragraph-rsid="14383cbc" style:font-size-asian="20pt" style:font-style-asian="italic" style:font-weight-asian="bold" style:font-size-complex="20pt" style:font-style-complex="italic" style:font-weight-complex="bold"/>
    </style:style>
    <style:style style:name="P221" style:family="paragraph" style:parent-style-name="Standard">
      <style:text-properties style:font-name="Liberation Serif" fo:font-size="20pt" fo:font-style="italic" fo:font-weight="bold" officeooo:rsid="143a292f" officeooo:paragraph-rsid="143a292f" style:font-size-asian="20pt" style:font-style-asian="italic" style:font-weight-asian="bold" style:font-size-complex="20pt" style:font-style-complex="italic" style:font-weight-complex="bold"/>
    </style:style>
    <style:style style:name="P222" style:family="paragraph" style:parent-style-name="Standard">
      <style:text-properties style:font-name="Liberation Serif" fo:font-size="20pt" fo:font-style="italic" fo:font-weight="bold" officeooo:rsid="143f7e76" officeooo:paragraph-rsid="143f7e76" style:font-size-asian="20pt" style:font-style-asian="italic" style:font-weight-asian="bold" style:font-size-complex="20pt" style:font-style-complex="italic" style:font-weight-complex="bold"/>
    </style:style>
    <style:style style:name="P223" style:family="paragraph" style:parent-style-name="Standard">
      <style:text-properties style:font-name="Liberation Serif" fo:font-size="20pt" fo:font-style="italic" fo:font-weight="bold" officeooo:rsid="1440e3c1" officeooo:paragraph-rsid="1440e3c1" style:font-size-asian="20pt" style:font-style-asian="italic" style:font-weight-asian="bold" style:font-size-complex="20pt" style:font-style-complex="italic" style:font-weight-complex="bold"/>
    </style:style>
    <style:style style:name="P224" style:family="paragraph" style:parent-style-name="Standard">
      <style:text-properties style:font-name="Liberation Serif" fo:font-size="20pt" fo:font-style="italic" fo:font-weight="bold" officeooo:rsid="14426ba5" officeooo:paragraph-rsid="14426ba5" style:font-size-asian="20pt" style:font-style-asian="italic" style:font-weight-asian="bold" style:font-size-complex="20pt" style:font-style-complex="italic" style:font-weight-complex="bold"/>
    </style:style>
    <style:style style:name="P225" style:family="paragraph" style:parent-style-name="Standard">
      <style:text-properties style:font-name="Liberation Serif" fo:font-size="20pt" fo:font-style="italic" fo:font-weight="bold" officeooo:rsid="14429f80" officeooo:paragraph-rsid="14429f80" style:font-size-asian="20pt" style:font-style-asian="italic" style:font-weight-asian="bold" style:font-size-complex="20pt" style:font-style-complex="italic" style:font-weight-complex="bold"/>
    </style:style>
    <style:style style:name="P226" style:family="paragraph" style:parent-style-name="Standard">
      <style:text-properties style:font-name="Liberation Serif" fo:font-size="20pt" fo:font-style="italic" fo:font-weight="bold" officeooo:rsid="1459ded2" officeooo:paragraph-rsid="1459ded2" style:font-size-asian="20pt" style:font-style-asian="italic" style:font-weight-asian="bold" style:font-size-complex="20pt" style:font-style-complex="italic" style:font-weight-complex="bold"/>
    </style:style>
    <style:style style:name="P227" style:family="paragraph" style:parent-style-name="Standard">
      <style:text-properties style:font-name="Liberation Serif" fo:font-size="20pt" fo:font-style="italic" fo:font-weight="bold" officeooo:rsid="1468f49a" officeooo:paragraph-rsid="147a12b7" style:font-size-asian="20pt" style:font-style-asian="italic" style:font-weight-asian="bold" style:font-size-complex="20pt" style:font-style-complex="italic" style:font-weight-complex="bold"/>
    </style:style>
    <style:style style:name="P228" style:family="paragraph" style:parent-style-name="Standard">
      <style:text-properties style:font-name="Liberation Serif" fo:font-size="20pt" fo:font-style="italic" fo:font-weight="bold" officeooo:rsid="147a4caf" officeooo:paragraph-rsid="147a4caf" style:font-size-asian="20pt" style:font-style-asian="italic" style:font-weight-asian="bold" style:font-size-complex="20pt" style:font-style-complex="italic" style:font-weight-complex="bold"/>
    </style:style>
    <style:style style:name="P229" style:family="paragraph" style:parent-style-name="Standard">
      <style:text-properties style:font-name="Liberation Serif" fo:font-size="20pt" fo:font-style="italic" fo:font-weight="bold" officeooo:rsid="147c44ce" officeooo:paragraph-rsid="147c44ce" style:font-size-asian="20pt" style:font-style-asian="italic" style:font-weight-asian="bold" style:font-size-complex="20pt" style:font-style-complex="italic" style:font-weight-complex="bold"/>
    </style:style>
    <style:style style:name="P230" style:family="paragraph" style:parent-style-name="Standard">
      <style:text-properties style:font-name="Liberation Serif" fo:font-size="20pt" fo:font-style="italic" fo:font-weight="bold" officeooo:rsid="147ef449" officeooo:paragraph-rsid="1531782a" style:font-size-asian="20pt" style:font-style-asian="italic" style:font-weight-asian="bold" style:font-size-complex="20pt" style:font-style-complex="italic" style:font-weight-complex="bold"/>
    </style:style>
    <style:style style:name="P231" style:family="paragraph" style:parent-style-name="Standard">
      <style:text-properties style:font-name="Liberation Serif" fo:font-size="20pt" fo:font-style="italic" fo:font-weight="bold" officeooo:rsid="0793316f" officeooo:paragraph-rsid="0793316f" style:font-size-asian="20pt" style:font-style-asian="italic" style:font-weight-asian="bold" style:font-size-complex="20pt" style:font-style-complex="italic" style:font-weight-complex="bold"/>
    </style:style>
    <style:style style:name="P232" style:family="paragraph" style:parent-style-name="Standard">
      <style:text-properties style:font-name="Liberation Serif" fo:font-size="20pt" fo:font-style="italic" fo:font-weight="bold" officeooo:rsid="00893bda" officeooo:paragraph-rsid="001ac2a2" style:font-size-asian="20pt" style:font-style-asian="italic" style:font-weight-asian="bold" style:font-size-complex="20pt" style:font-style-complex="italic" style:font-weight-complex="bold"/>
    </style:style>
    <style:style style:name="P233" style:family="paragraph" style:parent-style-name="Standard">
      <style:text-properties style:font-name="Liberation Serif" fo:font-size="20pt" fo:font-style="italic" fo:font-weight="bold" officeooo:rsid="0818b569" officeooo:paragraph-rsid="0818b569" style:font-size-asian="20pt" style:font-style-asian="italic" style:font-weight-asian="bold" style:font-size-complex="20pt" style:font-style-complex="italic" style:font-weight-complex="bold"/>
    </style:style>
    <style:style style:name="P234" style:family="paragraph" style:parent-style-name="Standard">
      <style:text-properties style:font-name="Liberation Serif" fo:font-size="20pt" fo:font-style="italic" fo:font-weight="bold" officeooo:rsid="0172ab6b" officeooo:paragraph-rsid="135b27f9" style:font-size-asian="20pt" style:font-style-asian="italic" style:font-weight-asian="bold" style:font-size-complex="20pt" style:font-style-complex="italic" style:font-weight-complex="bold"/>
    </style:style>
    <style:style style:name="P235" style:family="paragraph" style:parent-style-name="Standard">
      <style:text-properties style:font-name="Liberation Serif" fo:font-size="20pt" fo:font-style="italic" fo:font-weight="bold" officeooo:rsid="005f8930" officeooo:paragraph-rsid="001ac2a2" style:font-size-asian="20pt" style:font-style-asian="italic" style:font-weight-asian="bold" style:font-size-complex="20pt" style:font-style-complex="italic" style:font-weight-complex="bold"/>
    </style:style>
    <style:style style:name="P236" style:family="paragraph" style:parent-style-name="Standard">
      <style:text-properties style:font-name="Liberation Serif" fo:font-size="20pt" fo:font-style="italic" fo:font-weight="bold" officeooo:rsid="00580014" officeooo:paragraph-rsid="00580014" style:font-size-asian="20pt" style:font-style-asian="italic" style:font-weight-asian="bold" style:font-size-complex="20pt" style:font-style-complex="italic" style:font-weight-complex="bold"/>
    </style:style>
    <style:style style:name="P237" style:family="paragraph" style:parent-style-name="Standard">
      <style:text-properties style:font-name="Liberation Serif" fo:font-size="20pt" fo:font-style="italic" fo:font-weight="bold" officeooo:rsid="06db950a" officeooo:paragraph-rsid="164d9921" style:font-size-asian="20pt" style:font-style-asian="italic" style:font-weight-asian="bold" style:font-size-complex="20pt" style:font-style-complex="italic" style:font-weight-complex="bold"/>
    </style:style>
    <style:style style:name="P238" style:family="paragraph" style:parent-style-name="Heading_20_1">
      <style:text-properties style:font-name="Liberation Serif" fo:font-style="italic" fo:font-weight="bold" style:font-style-asian="italic" style:font-weight-asian="bold" style:font-style-complex="italic" style:font-weight-complex="bold"/>
    </style:style>
    <style:style style:name="P239" style:family="paragraph" style:parent-style-name="Heading_20_1">
      <style:text-properties style:font-name="Liberation Serif" fo:font-style="italic" fo:font-weight="bold" officeooo:paragraph-rsid="093f32db" style:font-style-asian="italic" style:font-weight-asian="bold" style:font-style-complex="italic" style:font-weight-complex="bold"/>
    </style:style>
    <style:style style:name="T1" style:family="text">
      <style:text-properties officeooo:rsid="01a72e8e"/>
    </style:style>
    <style:style style:name="T2" style:family="text">
      <style:text-properties officeooo:rsid="001a1a03"/>
    </style:style>
    <style:style style:name="T3" style:family="text">
      <style:text-properties officeooo:rsid="001be852"/>
    </style:style>
    <style:style style:name="T4" style:family="text">
      <style:text-properties officeooo:rsid="0022b031"/>
    </style:style>
    <style:style style:name="T5" style:family="text">
      <style:text-properties officeooo:rsid="01affeab"/>
    </style:style>
    <style:style style:name="T6" style:family="text">
      <style:text-properties officeooo:rsid="01b03f24"/>
    </style:style>
    <style:style style:name="T7" style:family="text">
      <style:text-properties officeooo:rsid="01cf3d91"/>
    </style:style>
    <style:style style:name="T8" style:family="text">
      <style:text-properties officeooo:rsid="01d430df"/>
    </style:style>
    <style:style style:name="T9" style:family="text">
      <style:text-properties officeooo:rsid="0022cb5f"/>
    </style:style>
    <style:style style:name="T10" style:family="text">
      <style:text-properties officeooo:rsid="01dd0489"/>
    </style:style>
    <style:style style:name="T11" style:family="text">
      <style:text-properties officeooo:rsid="01e6f8f5"/>
    </style:style>
    <style:style style:name="T12" style:family="text">
      <style:text-properties officeooo:rsid="01e0980d"/>
    </style:style>
    <style:style style:name="T13" style:family="text">
      <style:text-properties officeooo:rsid="01ebbdd2"/>
    </style:style>
    <style:style style:name="T14" style:family="text">
      <style:text-properties officeooo:rsid="0238632b"/>
    </style:style>
    <style:style style:name="T15" style:family="text">
      <style:text-properties officeooo:rsid="01ef4079"/>
    </style:style>
    <style:style style:name="T16" style:family="text">
      <style:text-properties officeooo:rsid="02216638"/>
    </style:style>
    <style:style style:name="T17" style:family="text">
      <style:text-properties officeooo:rsid="0225c0f5"/>
    </style:style>
    <style:style style:name="T18" style:family="text">
      <style:text-properties officeooo:rsid="022305c9"/>
    </style:style>
    <style:style style:name="T19" style:family="text">
      <style:text-properties officeooo:rsid="01f6aa6e"/>
    </style:style>
    <style:style style:name="T20" style:family="text">
      <style:text-properties style:text-position="super 58%" officeooo:rsid="01f6aa6e"/>
    </style:style>
    <style:style style:name="T21" style:family="text">
      <style:text-properties style:text-position="super 58%" officeooo:rsid="0113c9b6"/>
    </style:style>
    <style:style style:name="T22" style:family="text">
      <style:text-properties style:text-position="super 58%" fo:font-size="20pt" officeooo:rsid="0294103b" style:font-size-asian="20pt" style:font-size-complex="20pt"/>
    </style:style>
    <style:style style:name="T23" style:family="text">
      <style:text-properties style:text-position="super 58%" officeooo:rsid="0552e688"/>
    </style:style>
    <style:style style:name="T24" style:family="text">
      <style:text-properties style:text-position="super 58%" officeooo:rsid="0a471cb0"/>
    </style:style>
    <style:style style:name="T25" style:family="text">
      <style:text-properties style:text-position="super 58%" officeooo:rsid="0129b58e"/>
    </style:style>
    <style:style style:name="T26" style:family="text">
      <style:text-properties style:text-position="super 58%" officeooo:rsid="00680a4c"/>
    </style:style>
    <style:style style:name="T27" style:family="text">
      <style:text-properties style:text-position="super 58%" officeooo:rsid="1379139d"/>
    </style:style>
    <style:style style:name="T28" style:family="text">
      <style:text-properties officeooo:rsid="023b8fb2"/>
    </style:style>
    <style:style style:name="T29" style:family="text">
      <style:text-properties officeooo:rsid="024adf10"/>
    </style:style>
    <style:style style:name="T30" style:family="text">
      <style:text-properties officeooo:rsid="028ace36"/>
    </style:style>
    <style:style style:name="T31" style:family="text">
      <style:text-properties officeooo:rsid="027a57a7"/>
    </style:style>
    <style:style style:name="T32" style:family="text">
      <style:text-properties officeooo:rsid="025a7d0e"/>
    </style:style>
    <style:style style:name="T33" style:family="text">
      <style:text-properties officeooo:rsid="02521488"/>
    </style:style>
    <style:style style:name="T34" style:family="text">
      <style:text-properties officeooo:rsid="02535544"/>
    </style:style>
    <style:style style:name="T35" style:family="text">
      <style:text-properties officeooo:rsid="025685dd"/>
    </style:style>
    <style:style style:name="T36" style:family="text">
      <style:text-properties officeooo:rsid="0262511f"/>
    </style:style>
    <style:style style:name="T37" style:family="text">
      <style:text-properties officeooo:rsid="025f82ab"/>
    </style:style>
    <style:style style:name="T38" style:family="text">
      <style:text-properties officeooo:rsid="025fea7b"/>
    </style:style>
    <style:style style:name="T39" style:family="text">
      <style:text-properties officeooo:rsid="027c7214"/>
    </style:style>
    <style:style style:name="T40" style:family="text">
      <style:text-properties officeooo:rsid="027ed73e"/>
    </style:style>
    <style:style style:name="T41" style:family="text">
      <style:text-properties officeooo:rsid="02855228"/>
    </style:style>
    <style:style style:name="T42" style:family="text">
      <style:text-properties officeooo:rsid="024ecd25"/>
    </style:style>
    <style:style style:name="T43" style:family="text">
      <style:text-properties officeooo:rsid="02870517"/>
    </style:style>
    <style:style style:name="T44" style:family="text">
      <style:text-properties officeooo:rsid="0023bfb6"/>
    </style:style>
    <style:style style:name="T45" style:family="text">
      <style:text-properties officeooo:rsid="0023518f"/>
    </style:style>
    <style:style style:name="T46" style:family="text">
      <style:text-properties officeooo:rsid="0294103b"/>
    </style:style>
    <style:style style:name="T47" style:family="text">
      <style:text-properties officeooo:rsid="026a33f9"/>
    </style:style>
    <style:style style:name="T48" style:family="text">
      <style:text-properties officeooo:rsid="029ddda3"/>
    </style:style>
    <style:style style:name="T49" style:family="text">
      <style:text-properties officeooo:rsid="029e44a9"/>
    </style:style>
    <style:style style:name="T50" style:family="text">
      <style:text-properties officeooo:rsid="029ea6b1"/>
    </style:style>
    <style:style style:name="T51" style:family="text">
      <style:text-properties officeooo:rsid="029f1e8d"/>
    </style:style>
    <style:style style:name="T52" style:family="text">
      <style:text-properties officeooo:rsid="00251de1"/>
    </style:style>
    <style:style style:name="T53" style:family="text">
      <style:text-properties officeooo:rsid="02a0d9d2"/>
    </style:style>
    <style:style style:name="T54" style:family="text">
      <style:text-properties officeooo:rsid="02a1f8ef"/>
    </style:style>
    <style:style style:name="T55" style:family="text">
      <style:text-properties officeooo:rsid="026e65cb"/>
    </style:style>
    <style:style style:name="T56" style:family="text">
      <style:text-properties officeooo:rsid="02a35c99"/>
    </style:style>
    <style:style style:name="T57" style:family="text">
      <style:text-properties officeooo:rsid="00259027"/>
    </style:style>
    <style:style style:name="T58" style:family="text">
      <style:text-properties officeooo:rsid="02a63012"/>
    </style:style>
    <style:style style:name="T59" style:family="text">
      <style:text-properties officeooo:rsid="02a943b0"/>
    </style:style>
    <style:style style:name="T60" style:family="text">
      <style:text-properties officeooo:rsid="02b4293d"/>
    </style:style>
    <style:style style:name="T61" style:family="text">
      <style:text-properties officeooo:rsid="02c1d4af"/>
    </style:style>
    <style:style style:name="T62" style:family="text">
      <style:text-properties officeooo:rsid="0025ba84"/>
    </style:style>
    <style:style style:name="T63" style:family="text">
      <style:text-properties officeooo:rsid="026f39fd"/>
    </style:style>
    <style:style style:name="T64" style:family="text">
      <style:text-properties officeooo:rsid="00274582"/>
    </style:style>
    <style:style style:name="T65" style:family="text">
      <style:text-properties officeooo:rsid="0027ff47"/>
    </style:style>
    <style:style style:name="T66" style:family="text">
      <style:text-properties officeooo:rsid="00295a97"/>
    </style:style>
    <style:style style:name="T67" style:family="text">
      <style:text-properties officeooo:rsid="002c4350"/>
    </style:style>
    <style:style style:name="T68" style:family="text">
      <style:text-properties officeooo:rsid="002d97ed"/>
    </style:style>
    <style:style style:name="T69" style:family="text">
      <style:text-properties officeooo:rsid="002f5c89"/>
    </style:style>
    <style:style style:name="T70" style:family="text">
      <style:text-properties officeooo:rsid="0030d9a6"/>
    </style:style>
    <style:style style:name="T71" style:family="text">
      <style:text-properties officeooo:rsid="003276bd"/>
    </style:style>
    <style:style style:name="T72" style:family="text">
      <style:text-properties officeooo:rsid="0033a9cc"/>
    </style:style>
    <style:style style:name="T73" style:family="text">
      <style:text-properties officeooo:rsid="00355467"/>
    </style:style>
    <style:style style:name="T74" style:family="text">
      <style:text-properties officeooo:rsid="00361a26"/>
    </style:style>
    <style:style style:name="T75" style:family="text">
      <style:text-properties officeooo:rsid="00e2d9c6"/>
    </style:style>
    <style:style style:name="T76" style:family="text">
      <style:text-properties officeooo:rsid="00e7368f"/>
    </style:style>
    <style:style style:name="T77" style:family="text">
      <style:text-properties officeooo:rsid="00e7e458"/>
    </style:style>
    <style:style style:name="T78" style:family="text">
      <style:text-properties officeooo:rsid="0036442a"/>
    </style:style>
    <style:style style:name="T79" style:family="text">
      <style:text-properties officeooo:rsid="003a32d6"/>
    </style:style>
    <style:style style:name="T80" style:family="text">
      <style:text-properties officeooo:rsid="003c2544"/>
    </style:style>
    <style:style style:name="T81" style:family="text">
      <style:text-properties officeooo:rsid="003f56cf"/>
    </style:style>
    <style:style style:name="T82" style:family="text">
      <style:text-properties officeooo:rsid="00430ca2"/>
    </style:style>
    <style:style style:name="T83" style:family="text">
      <style:text-properties officeooo:rsid="00448675"/>
    </style:style>
    <style:style style:name="T84" style:family="text">
      <style:text-properties officeooo:rsid="0046700c"/>
    </style:style>
    <style:style style:name="T85" style:family="text">
      <style:text-properties officeooo:rsid="00471d93"/>
    </style:style>
    <style:style style:name="T86" style:family="text">
      <style:text-properties officeooo:rsid="0047e72f"/>
    </style:style>
    <style:style style:name="T87" style:family="text">
      <style:text-properties officeooo:rsid="00eafc9e"/>
    </style:style>
    <style:style style:name="T88" style:family="text">
      <style:text-properties officeooo:rsid="00ec7202"/>
    </style:style>
    <style:style style:name="T89" style:family="text">
      <style:text-properties officeooo:rsid="00ec8cc8"/>
    </style:style>
    <style:style style:name="T90" style:family="text">
      <style:text-properties officeooo:rsid="00f25d5a"/>
    </style:style>
    <style:style style:name="T91" style:family="text">
      <style:text-properties officeooo:rsid="00f5f11d"/>
    </style:style>
    <style:style style:name="T92" style:family="text">
      <style:text-properties officeooo:rsid="00f773b5"/>
    </style:style>
    <style:style style:name="T93" style:family="text">
      <style:text-properties officeooo:rsid="00f8c912"/>
    </style:style>
    <style:style style:name="T94" style:family="text">
      <style:text-properties officeooo:rsid="00f8e336"/>
    </style:style>
    <style:style style:name="T95" style:family="text">
      <style:text-properties officeooo:rsid="00fbc197"/>
    </style:style>
    <style:style style:name="T96" style:family="text">
      <style:text-properties officeooo:rsid="00fd5da7"/>
    </style:style>
    <style:style style:name="T97" style:family="text">
      <style:text-properties officeooo:rsid="00fde1a9"/>
    </style:style>
    <style:style style:name="T98" style:family="text">
      <style:text-properties officeooo:rsid="00fdf15f"/>
    </style:style>
    <style:style style:name="T99" style:family="text">
      <style:text-properties officeooo:rsid="0100405c"/>
    </style:style>
    <style:style style:name="T100" style:family="text">
      <style:text-properties officeooo:rsid="0100f38c"/>
    </style:style>
    <style:style style:name="T101" style:family="text">
      <style:text-properties officeooo:rsid="010306fb"/>
    </style:style>
    <style:style style:name="T102" style:family="text">
      <style:text-properties officeooo:rsid="0108eba1"/>
    </style:style>
    <style:style style:name="T103" style:family="text">
      <style:text-properties officeooo:rsid="010a6f7b"/>
    </style:style>
    <style:style style:name="T104" style:family="text">
      <style:text-properties officeooo:rsid="010bfb61"/>
    </style:style>
    <style:style style:name="T105" style:family="text">
      <style:text-properties officeooo:rsid="0113c9b6"/>
    </style:style>
    <style:style style:name="T106" style:family="text">
      <style:text-properties officeooo:rsid="011414f1"/>
    </style:style>
    <style:style style:name="T107" style:family="text">
      <style:text-properties officeooo:rsid="01151ae6"/>
    </style:style>
    <style:style style:name="T108" style:family="text">
      <style:text-properties officeooo:rsid="0115e86a"/>
    </style:style>
    <style:style style:name="T109" style:family="text">
      <style:text-properties officeooo:rsid="01880800"/>
    </style:style>
    <style:style style:name="T110" style:family="text">
      <style:text-properties officeooo:rsid="01893e47"/>
    </style:style>
    <style:style style:name="T111" style:family="text">
      <style:text-properties officeooo:rsid="0127afb8"/>
    </style:style>
    <style:style style:name="T112" style:family="text">
      <style:text-properties officeooo:rsid="0128ef6b"/>
    </style:style>
    <style:style style:name="T113" style:family="text">
      <style:text-properties officeooo:rsid="0129b58e"/>
    </style:style>
    <style:style style:name="T114" style:family="text">
      <style:text-properties officeooo:rsid="0129b84f"/>
    </style:style>
    <style:style style:name="T115" style:family="text">
      <style:text-properties officeooo:rsid="018fbd18"/>
    </style:style>
    <style:style style:name="T116" style:family="text">
      <style:text-properties officeooo:rsid="0190e8e0"/>
    </style:style>
    <style:style style:name="T117" style:family="text">
      <style:text-properties officeooo:rsid="01910f31"/>
    </style:style>
    <style:style style:name="T118" style:family="text">
      <style:text-properties officeooo:rsid="0192929f"/>
    </style:style>
    <style:style style:name="T119" style:family="text">
      <style:text-properties officeooo:rsid="019314ca"/>
    </style:style>
    <style:style style:name="T120" style:family="text">
      <style:text-properties officeooo:rsid="012a0212"/>
    </style:style>
    <style:style style:name="T121" style:family="text">
      <style:text-properties officeooo:rsid="013e74fd"/>
    </style:style>
    <style:style style:name="T122" style:family="text">
      <style:text-properties officeooo:rsid="019538b1"/>
    </style:style>
    <style:style style:name="T123" style:family="text">
      <style:text-properties officeooo:rsid="0196eb4c"/>
    </style:style>
    <style:style style:name="T124" style:family="text">
      <style:text-properties officeooo:rsid="019613e9"/>
    </style:style>
    <style:style style:name="T125" style:family="text">
      <style:text-properties officeooo:rsid="019ab12f"/>
    </style:style>
    <style:style style:name="T126" style:family="text">
      <style:text-properties officeooo:rsid="012df590"/>
    </style:style>
    <style:style style:name="T127" style:family="text">
      <style:text-properties officeooo:rsid="0130ffbd"/>
    </style:style>
    <style:style style:name="T128" style:family="text">
      <style:text-properties officeooo:rsid="01434c54"/>
    </style:style>
    <style:style style:name="T129" style:family="text">
      <style:text-properties officeooo:rsid="01448333"/>
    </style:style>
    <style:style style:name="T130" style:family="text">
      <style:text-properties officeooo:rsid="0135764d"/>
    </style:style>
    <style:style style:name="T131" style:family="text">
      <style:text-properties officeooo:rsid="01385285"/>
    </style:style>
    <style:style style:name="T132" style:family="text">
      <style:text-properties officeooo:rsid="01370673"/>
    </style:style>
    <style:style style:name="T133" style:family="text">
      <style:text-properties officeooo:rsid="00155bbe"/>
    </style:style>
    <style:style style:name="T134" style:family="text">
      <style:text-properties officeooo:rsid="0149e651"/>
    </style:style>
    <style:style style:name="T135" style:family="text">
      <style:text-properties officeooo:rsid="014aab54"/>
    </style:style>
    <style:style style:name="T136" style:family="text">
      <style:text-properties officeooo:rsid="015062b6"/>
    </style:style>
    <style:style style:name="T137" style:family="text">
      <style:text-properties officeooo:rsid="014d0fe7"/>
    </style:style>
    <style:style style:name="T138" style:family="text">
      <style:text-properties officeooo:rsid="01538a98"/>
    </style:style>
    <style:style style:name="T139" style:family="text">
      <style:text-properties officeooo:rsid="0155fa9a"/>
    </style:style>
    <style:style style:name="T140" style:family="text">
      <style:text-properties officeooo:rsid="01581e19"/>
    </style:style>
    <style:style style:name="T141" style:family="text">
      <style:text-properties officeooo:rsid="015b5c94"/>
    </style:style>
    <style:style style:name="T142" style:family="text">
      <style:text-properties officeooo:rsid="00c015a6"/>
    </style:style>
    <style:style style:name="T143" style:family="text">
      <style:text-properties officeooo:rsid="00c126be"/>
    </style:style>
    <style:style style:name="T144" style:family="text">
      <style:text-properties officeooo:rsid="004b4496"/>
    </style:style>
    <style:style style:name="T145" style:family="text">
      <style:text-properties officeooo:rsid="0160d420"/>
    </style:style>
    <style:style style:name="T146" style:family="text">
      <style:text-properties officeooo:rsid="0160f8c7"/>
    </style:style>
    <style:style style:name="T147" style:family="text">
      <style:text-properties officeooo:rsid="0163a5c7"/>
    </style:style>
    <style:style style:name="T148" style:family="text">
      <style:text-properties officeooo:rsid="01647731"/>
    </style:style>
    <style:style style:name="T149" style:family="text">
      <style:text-properties officeooo:rsid="00c6eb78"/>
    </style:style>
    <style:style style:name="T150" style:family="text">
      <style:text-properties officeooo:rsid="00c8b5cd"/>
    </style:style>
    <style:style style:name="T151" style:family="text">
      <style:text-properties officeooo:rsid="00cbda2e"/>
    </style:style>
    <style:style style:name="T152" style:family="text">
      <style:text-properties officeooo:rsid="00ce079c"/>
    </style:style>
    <style:style style:name="T153" style:family="text">
      <style:text-properties officeooo:rsid="00d0eced"/>
    </style:style>
    <style:style style:name="T154" style:family="text">
      <style:text-properties officeooo:rsid="016a661d"/>
    </style:style>
    <style:style style:name="T155" style:family="text">
      <style:text-properties officeooo:rsid="004bba89"/>
    </style:style>
    <style:style style:name="T156" style:family="text">
      <style:text-properties officeooo:rsid="0073d61a"/>
    </style:style>
    <style:style style:name="T157" style:family="text">
      <style:text-properties officeooo:rsid="00d2e252"/>
    </style:style>
    <style:style style:name="T158" style:family="text">
      <style:text-properties officeooo:rsid="004cea01"/>
    </style:style>
    <style:style style:name="T159" style:family="text">
      <style:text-properties officeooo:rsid="00d2e766"/>
    </style:style>
    <style:style style:name="T160" style:family="text">
      <style:text-properties officeooo:rsid="00d36574"/>
    </style:style>
    <style:style style:name="T161" style:family="text">
      <style:text-properties officeooo:rsid="0075c650"/>
    </style:style>
    <style:style style:name="T162" style:family="text">
      <style:text-properties officeooo:rsid="004db410"/>
    </style:style>
    <style:style style:name="T163" style:family="text">
      <style:text-properties officeooo:rsid="0078bb91"/>
    </style:style>
    <style:style style:name="T164" style:family="text">
      <style:text-properties officeooo:rsid="00d71d82"/>
    </style:style>
    <style:style style:name="T165" style:family="text">
      <style:text-properties officeooo:rsid="007b4b80"/>
    </style:style>
    <style:style style:name="T166" style:family="text">
      <style:text-properties officeooo:rsid="016da78a"/>
    </style:style>
    <style:style style:name="T167" style:family="text">
      <style:text-properties officeooo:rsid="0083b9c6"/>
    </style:style>
    <style:style style:name="T168" style:family="text">
      <style:text-properties officeooo:rsid="009e1e89"/>
    </style:style>
    <style:style style:name="T169" style:family="text">
      <style:text-properties officeooo:rsid="0170c21a"/>
    </style:style>
    <style:style style:name="T170" style:family="text">
      <style:text-properties officeooo:rsid="005fb24e"/>
    </style:style>
    <style:style style:name="T171" style:family="text">
      <style:text-properties officeooo:rsid="005219cd"/>
    </style:style>
    <style:style style:name="T172" style:family="text">
      <style:text-properties officeooo:rsid="00a5f5dc"/>
    </style:style>
    <style:style style:name="T173" style:family="text">
      <style:text-properties officeooo:rsid="01a3e466"/>
    </style:style>
    <style:style style:name="T174" style:family="text">
      <style:text-properties officeooo:rsid="00a74b91"/>
    </style:style>
    <style:style style:name="T175" style:family="text">
      <style:text-properties officeooo:rsid="01732d15"/>
    </style:style>
    <style:style style:name="T176" style:family="text">
      <style:text-properties officeooo:rsid="0052e94a"/>
    </style:style>
    <style:style style:name="T177" style:family="text">
      <style:text-properties officeooo:rsid="0174cde3"/>
    </style:style>
    <style:style style:name="T178" style:family="text">
      <style:text-properties officeooo:rsid="0175de5b"/>
    </style:style>
    <style:style style:name="T179" style:family="text">
      <style:text-properties officeooo:rsid="017753eb"/>
    </style:style>
    <style:style style:name="T180" style:family="text">
      <style:text-properties officeooo:rsid="0179d666"/>
    </style:style>
    <style:style style:name="T181" style:family="text">
      <style:text-properties officeooo:rsid="017b3f70"/>
    </style:style>
    <style:style style:name="T182" style:family="text">
      <style:text-properties officeooo:rsid="017c3bfa"/>
    </style:style>
    <style:style style:name="T183" style:family="text">
      <style:text-properties officeooo:rsid="017cbfc3"/>
    </style:style>
    <style:style style:name="T184" style:family="text">
      <style:text-properties officeooo:rsid="017f4328"/>
    </style:style>
    <style:style style:name="T185" style:family="text">
      <style:text-properties officeooo:rsid="01831a6c"/>
    </style:style>
    <style:style style:name="T186" style:family="text">
      <style:text-properties officeooo:rsid="00582a55"/>
    </style:style>
    <style:style style:name="T187" style:family="text">
      <style:text-properties officeooo:rsid="0066be08"/>
    </style:style>
    <style:style style:name="T188" style:family="text">
      <style:text-properties officeooo:rsid="00680a4c"/>
    </style:style>
    <style:style style:name="T189" style:family="text">
      <style:text-properties officeooo:rsid="0069021f"/>
    </style:style>
    <style:style style:name="T190" style:family="text">
      <style:text-properties officeooo:rsid="001c2c94"/>
    </style:style>
    <style:style style:name="T191" style:family="text">
      <style:text-properties officeooo:rsid="001db12a"/>
    </style:style>
    <style:style style:name="T192" style:family="text">
      <style:text-properties officeooo:rsid="001dcc68"/>
    </style:style>
    <style:style style:name="T193" style:family="text">
      <style:text-properties officeooo:rsid="001dd3e7"/>
    </style:style>
    <style:style style:name="T194" style:family="text">
      <style:text-properties officeooo:rsid="001e1cb6"/>
    </style:style>
    <style:style style:name="T195" style:family="text">
      <style:text-properties officeooo:rsid="001f54b0"/>
    </style:style>
    <style:style style:name="T196" style:family="text">
      <style:text-properties officeooo:rsid="002082c9"/>
    </style:style>
    <style:style style:name="T197" style:family="text">
      <style:text-properties officeooo:rsid="00213e9c"/>
    </style:style>
    <style:style style:name="T198" style:family="text">
      <style:text-properties officeooo:rsid="0021e280"/>
    </style:style>
    <style:style style:name="T199" style:family="text">
      <style:text-properties officeooo:rsid="00233de6"/>
    </style:style>
    <style:style style:name="T200" style:family="text">
      <style:text-properties officeooo:rsid="0023c532"/>
    </style:style>
    <style:style style:name="T201" style:family="text">
      <style:text-properties officeooo:rsid="0025be78"/>
    </style:style>
    <style:style style:name="T202" style:family="text">
      <style:text-properties officeooo:rsid="0026dd82"/>
    </style:style>
    <style:style style:name="T203" style:family="text">
      <style:text-properties officeooo:rsid="00283762"/>
    </style:style>
    <style:style style:name="T204" style:family="text">
      <style:text-properties officeooo:rsid="002869ca"/>
    </style:style>
    <style:style style:name="T205" style:family="text">
      <style:text-properties officeooo:rsid="004410c3"/>
    </style:style>
    <style:style style:name="T206" style:family="text">
      <style:text-properties officeooo:rsid="004b17d5"/>
    </style:style>
    <style:style style:name="T207" style:family="text">
      <style:text-properties officeooo:rsid="0050db3f"/>
    </style:style>
    <style:style style:name="T208" style:family="text">
      <style:text-properties officeooo:rsid="0052b9eb"/>
    </style:style>
    <style:style style:name="T209" style:family="text">
      <style:text-properties officeooo:rsid="005948e0"/>
    </style:style>
    <style:style style:name="T210" style:family="text">
      <style:text-properties officeooo:rsid="00704213"/>
    </style:style>
    <style:style style:name="T211" style:family="text">
      <style:text-properties officeooo:rsid="00717ead"/>
    </style:style>
    <style:style style:name="T212" style:family="text">
      <style:text-properties officeooo:rsid="0071e220"/>
    </style:style>
    <style:style style:name="T213" style:family="text">
      <style:text-properties officeooo:rsid="0077ba63"/>
    </style:style>
    <style:style style:name="T214" style:family="text">
      <style:text-properties officeooo:rsid="007a81f9"/>
    </style:style>
    <style:style style:name="T215" style:family="text">
      <style:text-properties officeooo:rsid="007bc8a9"/>
    </style:style>
    <style:style style:name="T216" style:family="text">
      <style:text-properties officeooo:rsid="007fe6b9"/>
    </style:style>
    <style:style style:name="T217" style:family="text">
      <style:text-properties officeooo:rsid="0089eaf8"/>
    </style:style>
    <style:style style:name="T218" style:family="text">
      <style:text-properties officeooo:rsid="008ef43b"/>
    </style:style>
    <style:style style:name="T219" style:family="text">
      <style:text-properties officeooo:rsid="008fe3cc"/>
    </style:style>
    <style:style style:name="T220" style:family="text">
      <style:text-properties officeooo:rsid="00ac4f40"/>
    </style:style>
    <style:style style:name="T221" style:family="text">
      <style:text-properties officeooo:rsid="00af5f2e"/>
    </style:style>
    <style:style style:name="T222" style:family="text">
      <style:text-properties officeooo:rsid="00bccc39"/>
    </style:style>
    <style:style style:name="T223" style:family="text">
      <style:text-properties officeooo:rsid="00be4b4e"/>
    </style:style>
    <style:style style:name="T224" style:family="text">
      <style:text-properties officeooo:rsid="00ce079f"/>
    </style:style>
    <style:style style:name="T225" style:family="text">
      <style:text-properties officeooo:rsid="00f61cd9"/>
    </style:style>
    <style:style style:name="T226" style:family="text">
      <style:text-properties officeooo:rsid="00f64364"/>
    </style:style>
    <style:style style:name="T227" style:family="text">
      <style:text-properties officeooo:rsid="00f87b11"/>
    </style:style>
    <style:style style:name="T228" style:family="text">
      <style:text-properties officeooo:rsid="0101b2d1"/>
    </style:style>
    <style:style style:name="T229" style:family="text">
      <style:text-properties officeooo:rsid="01029468"/>
    </style:style>
    <style:style style:name="T230" style:family="text">
      <style:text-properties officeooo:rsid="010cc824"/>
    </style:style>
    <style:style style:name="T231" style:family="text">
      <style:text-properties officeooo:rsid="0111a251"/>
    </style:style>
    <style:style style:name="T232" style:family="text">
      <style:text-properties officeooo:rsid="01124dba"/>
    </style:style>
    <style:style style:name="T233" style:family="text">
      <style:text-properties officeooo:rsid="01152b41"/>
    </style:style>
    <style:style style:name="T234" style:family="text">
      <style:text-properties officeooo:rsid="01153efb"/>
    </style:style>
    <style:style style:name="T235" style:family="text">
      <style:text-properties officeooo:rsid="0116f1e2"/>
    </style:style>
    <style:style style:name="T236" style:family="text">
      <style:text-properties officeooo:rsid="01201c6f"/>
    </style:style>
    <style:style style:name="T237" style:family="text">
      <style:text-properties officeooo:rsid="0124bf60"/>
    </style:style>
    <style:style style:name="T238" style:family="text">
      <style:text-properties officeooo:rsid="01261ec3"/>
    </style:style>
    <style:style style:name="T239" style:family="text">
      <style:text-properties officeooo:rsid="0127fa92"/>
    </style:style>
    <style:style style:name="T240" style:family="text">
      <style:text-properties officeooo:rsid="0128464b"/>
    </style:style>
    <style:style style:name="T241" style:family="text">
      <style:text-properties officeooo:rsid="0129189d"/>
    </style:style>
    <style:style style:name="T242" style:family="text">
      <style:text-properties officeooo:rsid="0129a664"/>
    </style:style>
    <style:style style:name="T243" style:family="text">
      <style:text-properties officeooo:rsid="012bee9a"/>
    </style:style>
    <style:style style:name="T244" style:family="text">
      <style:text-properties officeooo:rsid="012f1a08"/>
    </style:style>
    <style:style style:name="T245" style:family="text">
      <style:text-properties officeooo:rsid="013223e9"/>
    </style:style>
    <style:style style:name="T246" style:family="text">
      <style:text-properties officeooo:rsid="01364259"/>
    </style:style>
    <style:style style:name="T247" style:family="text">
      <style:text-properties officeooo:rsid="01a37438"/>
    </style:style>
    <style:style style:name="T248" style:family="text">
      <style:text-properties officeooo:rsid="01ba4b25"/>
    </style:style>
    <style:style style:name="T249" style:family="text">
      <style:text-properties officeooo:rsid="01bb96e5"/>
    </style:style>
    <style:style style:name="T250" style:family="text">
      <style:text-properties officeooo:rsid="01bec9d3"/>
    </style:style>
    <style:style style:name="T251" style:family="text">
      <style:text-properties officeooo:rsid="01bfe7c6"/>
    </style:style>
    <style:style style:name="T252" style:family="text">
      <style:text-properties officeooo:rsid="01c2549a"/>
    </style:style>
    <style:style style:name="T253" style:family="text">
      <style:text-properties officeooo:rsid="01c2e396"/>
    </style:style>
    <style:style style:name="T254" style:family="text">
      <style:text-properties officeooo:rsid="01cd056b"/>
    </style:style>
    <style:style style:name="T255" style:family="text">
      <style:text-properties officeooo:rsid="01de3d32"/>
    </style:style>
    <style:style style:name="T256" style:family="text">
      <style:text-properties officeooo:rsid="01de7f78"/>
    </style:style>
    <style:style style:name="T257" style:family="text">
      <style:text-properties officeooo:rsid="01dfcc3d"/>
    </style:style>
    <style:style style:name="T258" style:family="text">
      <style:text-properties officeooo:rsid="01e7b4aa"/>
    </style:style>
    <style:style style:name="T259" style:family="text">
      <style:text-properties officeooo:rsid="01e812ef"/>
    </style:style>
    <style:style style:name="T260" style:family="text">
      <style:text-properties officeooo:rsid="01e85eac"/>
    </style:style>
    <style:style style:name="T261" style:family="text">
      <style:text-properties officeooo:rsid="01ec2b11"/>
    </style:style>
    <style:style style:name="T262" style:family="text">
      <style:text-properties officeooo:rsid="01ef665d"/>
    </style:style>
    <style:style style:name="T263" style:family="text">
      <style:text-properties officeooo:rsid="01f4d2cd"/>
    </style:style>
    <style:style style:name="T264" style:family="text">
      <style:text-properties officeooo:rsid="01fc4395"/>
    </style:style>
    <style:style style:name="T265" style:family="text">
      <style:text-properties officeooo:rsid="01fdcc19"/>
    </style:style>
    <style:style style:name="T266" style:family="text">
      <style:text-properties fo:font-size="20pt" style:font-size-asian="20pt" style:font-size-complex="20pt"/>
    </style:style>
    <style:style style:name="T267" style:family="text">
      <style:text-properties fo:font-size="20pt" officeooo:rsid="0297d732" style:font-size-asian="20pt" style:font-size-complex="20pt"/>
    </style:style>
    <style:style style:name="T268" style:family="text">
      <style:text-properties fo:font-size="20pt" officeooo:rsid="0299393a" style:font-size-asian="20pt" style:font-size-complex="20pt"/>
    </style:style>
    <style:style style:name="T269" style:family="text">
      <style:text-properties fo:font-size="20pt" officeooo:rsid="020f890e" style:font-size-asian="20pt" style:font-size-complex="20pt"/>
    </style:style>
    <style:style style:name="T270" style:family="text">
      <style:text-properties fo:font-size="20pt" officeooo:rsid="0209cf1c" style:font-size-asian="20pt" style:font-size-complex="20pt"/>
    </style:style>
    <style:style style:name="T271" style:family="text">
      <style:text-properties fo:font-size="20pt" officeooo:rsid="01fffd56" style:font-size-asian="20pt" style:font-size-complex="20pt"/>
    </style:style>
    <style:style style:name="T272" style:family="text">
      <style:text-properties fo:font-size="20pt" officeooo:rsid="0211a202" style:font-size-asian="20pt" style:font-size-complex="20pt"/>
    </style:style>
    <style:style style:name="T273" style:family="text">
      <style:text-properties fo:font-size="20pt" officeooo:rsid="020c163b" style:font-size-asian="20pt" style:font-size-complex="20pt"/>
    </style:style>
    <style:style style:name="T274" style:family="text">
      <style:text-properties fo:font-size="20pt" officeooo:rsid="0294103b" style:font-size-asian="20pt" style:font-size-complex="20pt"/>
    </style:style>
    <style:style style:name="T275" style:family="text">
      <style:text-properties fo:font-size="20pt" officeooo:rsid="02e2fa5d" style:font-size-asian="20pt" style:font-size-complex="20pt"/>
    </style:style>
    <style:style style:name="T276" style:family="text">
      <style:text-properties fo:font-size="20pt" officeooo:rsid="02e376da" style:font-size-asian="20pt" style:font-size-complex="20pt"/>
    </style:style>
    <style:style style:name="T277" style:family="text">
      <style:text-properties fo:font-size="20pt" officeooo:rsid="065ac3b5" style:font-size-asian="20pt" style:font-size-complex="20pt"/>
    </style:style>
    <style:style style:name="T278" style:family="text">
      <style:text-properties fo:font-size="20pt" officeooo:rsid="065bece1" style:font-size-asian="20pt" style:font-size-complex="20pt"/>
    </style:style>
    <style:style style:name="T279" style:family="text">
      <style:text-properties fo:font-size="20pt" officeooo:rsid="065fe781" style:font-size-asian="20pt" style:font-size-complex="20pt"/>
    </style:style>
    <style:style style:name="T280" style:family="text">
      <style:text-properties fo:font-size="20pt" officeooo:rsid="093da5fc" style:font-size-asian="20pt" style:font-size-complex="20pt"/>
    </style:style>
    <style:style style:name="T281" style:family="text">
      <style:text-properties fo:font-size="20pt" officeooo:rsid="1551d354" style:font-size-asian="20pt" style:font-size-complex="20pt"/>
    </style:style>
    <style:style style:name="T282" style:family="text">
      <style:text-properties fo:font-size="20pt" officeooo:rsid="1552b376" style:font-size-asian="20pt" style:font-size-complex="20pt"/>
    </style:style>
    <style:style style:name="T283" style:family="text">
      <style:text-properties fo:font-size="20pt" officeooo:rsid="16110dfb" style:font-size-asian="20pt" style:font-size-complex="20pt"/>
    </style:style>
    <style:style style:name="T284" style:family="text">
      <style:text-properties fo:font-size="20pt" officeooo:rsid="1611b4bf" style:font-size-asian="20pt" style:font-size-complex="20pt"/>
    </style:style>
    <style:style style:name="T285" style:family="text">
      <style:text-properties officeooo:rsid="02199809"/>
    </style:style>
    <style:style style:name="T286" style:family="text">
      <style:text-properties officeooo:rsid="021c997c"/>
    </style:style>
    <style:style style:name="T287" style:family="text">
      <style:text-properties officeooo:rsid="021da907"/>
    </style:style>
    <style:style style:name="T288" style:family="text">
      <style:text-properties officeooo:rsid="021e5f50"/>
    </style:style>
    <style:style style:name="T289" style:family="text">
      <style:text-properties officeooo:rsid="02217c29"/>
    </style:style>
    <style:style style:name="T290" style:family="text">
      <style:text-properties officeooo:rsid="0224972c"/>
    </style:style>
    <style:style style:name="T291" style:family="text">
      <style:text-properties officeooo:rsid="02334f1c"/>
    </style:style>
    <style:style style:name="T292" style:family="text">
      <style:text-properties officeooo:rsid="02382dbe"/>
    </style:style>
    <style:style style:name="T293" style:family="text">
      <style:text-properties officeooo:rsid="024ad1a6"/>
    </style:style>
    <style:style style:name="T294" style:family="text">
      <style:text-properties officeooo:rsid="024ef8f9"/>
    </style:style>
    <style:style style:name="T295" style:family="text">
      <style:text-properties officeooo:rsid="02501e4f"/>
    </style:style>
    <style:style style:name="T296" style:family="text">
      <style:text-properties officeooo:rsid="02516c0e"/>
    </style:style>
    <style:style style:name="T297" style:family="text">
      <style:text-properties officeooo:rsid="02556bae"/>
    </style:style>
    <style:style style:name="T298" style:family="text">
      <style:text-properties officeooo:rsid="02582873"/>
    </style:style>
    <style:style style:name="T299" style:family="text">
      <style:text-properties officeooo:rsid="0259dd70"/>
    </style:style>
    <style:style style:name="T300" style:family="text">
      <style:text-properties officeooo:rsid="025b51d4"/>
    </style:style>
    <style:style style:name="T301" style:family="text">
      <style:text-properties officeooo:rsid="0261a994"/>
    </style:style>
    <style:style style:name="T302" style:family="text">
      <style:text-properties officeooo:rsid="0267a0c9"/>
    </style:style>
    <style:style style:name="T303" style:family="text">
      <style:text-properties officeooo:rsid="02681a29"/>
    </style:style>
    <style:style style:name="T304" style:family="text">
      <style:text-properties officeooo:rsid="026cdcb2"/>
    </style:style>
    <style:style style:name="T305" style:family="text">
      <style:text-properties officeooo:rsid="026f96aa"/>
    </style:style>
    <style:style style:name="T306" style:family="text">
      <style:text-properties officeooo:rsid="0271315f"/>
    </style:style>
    <style:style style:name="T307" style:family="text">
      <style:text-properties officeooo:rsid="028e315d"/>
    </style:style>
    <style:style style:name="T308" style:family="text">
      <style:text-properties officeooo:rsid="028eecf6"/>
    </style:style>
    <style:style style:name="T309" style:family="text">
      <style:text-properties officeooo:rsid="0297c9d9"/>
    </style:style>
    <style:style style:name="T310" style:family="text">
      <style:text-properties officeooo:rsid="029a96f2"/>
    </style:style>
    <style:style style:name="T311" style:family="text">
      <style:text-properties officeooo:rsid="029e9ca0"/>
    </style:style>
    <style:style style:name="T312" style:family="text">
      <style:text-properties officeooo:rsid="02a776cd"/>
    </style:style>
    <style:style style:name="T313" style:family="text">
      <style:text-properties officeooo:rsid="02a89523"/>
    </style:style>
    <style:style style:name="T314" style:family="text">
      <style:text-properties officeooo:rsid="02aa8fdb"/>
    </style:style>
    <style:style style:name="T315" style:family="text">
      <style:text-properties officeooo:rsid="02afdd43"/>
    </style:style>
    <style:style style:name="T316" style:family="text">
      <style:text-properties officeooo:rsid="02b0c32a"/>
    </style:style>
    <style:style style:name="T317" style:family="text">
      <style:text-properties officeooo:rsid="02b61960"/>
    </style:style>
    <style:style style:name="T318" style:family="text">
      <style:text-properties officeooo:rsid="02b85280"/>
    </style:style>
    <style:style style:name="T319" style:family="text">
      <style:text-properties officeooo:rsid="02bc90ec"/>
    </style:style>
    <style:style style:name="T320" style:family="text">
      <style:text-properties officeooo:rsid="02bd7543"/>
    </style:style>
    <style:style style:name="T321" style:family="text">
      <style:text-properties officeooo:rsid="02bf45b8"/>
    </style:style>
    <style:style style:name="T322" style:family="text">
      <style:text-properties officeooo:rsid="02c26905"/>
    </style:style>
    <style:style style:name="T323" style:family="text">
      <style:text-properties officeooo:rsid="02d95786"/>
    </style:style>
    <style:style style:name="T324" style:family="text">
      <style:text-properties officeooo:rsid="02dd44f2"/>
    </style:style>
    <style:style style:name="T325" style:family="text">
      <style:text-properties officeooo:rsid="02de24b5"/>
    </style:style>
    <style:style style:name="T326" style:family="text">
      <style:text-properties officeooo:rsid="02e547e1"/>
    </style:style>
    <style:style style:name="T327" style:family="text">
      <style:text-properties officeooo:rsid="02e78cc9"/>
    </style:style>
    <style:style style:name="T328" style:family="text">
      <style:text-properties officeooo:rsid="02ec6889"/>
    </style:style>
    <style:style style:name="T329" style:family="text">
      <style:text-properties officeooo:rsid="02ed8c20"/>
    </style:style>
    <style:style style:name="T330" style:family="text">
      <style:text-properties officeooo:rsid="02f16a2e"/>
    </style:style>
    <style:style style:name="T331" style:family="text">
      <style:text-properties officeooo:rsid="02f852fe"/>
    </style:style>
    <style:style style:name="T332" style:family="text">
      <style:text-properties officeooo:rsid="02f9f551"/>
    </style:style>
    <style:style style:name="T333" style:family="text">
      <style:text-properties officeooo:rsid="02fe43fc"/>
    </style:style>
    <style:style style:name="T334" style:family="text">
      <style:text-properties officeooo:rsid="031184ef"/>
    </style:style>
    <style:style style:name="T335" style:family="text">
      <style:text-properties officeooo:rsid="0311a2c9"/>
    </style:style>
    <style:style style:name="T336" style:family="text">
      <style:text-properties officeooo:rsid="0315d947"/>
    </style:style>
    <style:style style:name="T337" style:family="text">
      <style:text-properties officeooo:rsid="0318b80d"/>
    </style:style>
    <style:style style:name="T338" style:family="text">
      <style:text-properties officeooo:rsid="031a6436"/>
    </style:style>
    <style:style style:name="T339" style:family="text">
      <style:text-properties officeooo:rsid="031ae3af"/>
    </style:style>
    <style:style style:name="T340" style:family="text">
      <style:text-properties officeooo:rsid="031c6d99"/>
    </style:style>
    <style:style style:name="T341" style:family="text">
      <style:text-properties officeooo:rsid="031d778f"/>
    </style:style>
    <style:style style:name="T342" style:family="text">
      <style:text-properties officeooo:rsid="031f7119"/>
    </style:style>
    <style:style style:name="T343" style:family="text">
      <style:text-properties officeooo:rsid="03201823"/>
    </style:style>
    <style:style style:name="T344" style:family="text">
      <style:text-properties officeooo:rsid="03290939"/>
    </style:style>
    <style:style style:name="T345" style:family="text">
      <style:text-properties officeooo:rsid="032e9bcd"/>
    </style:style>
    <style:style style:name="T346" style:family="text">
      <style:text-properties officeooo:rsid="03312e6f"/>
    </style:style>
    <style:style style:name="T347" style:family="text">
      <style:text-properties officeooo:rsid="03331f7c"/>
    </style:style>
    <style:style style:name="T348" style:family="text">
      <style:text-properties officeooo:rsid="03396ce5"/>
    </style:style>
    <style:style style:name="T349" style:family="text">
      <style:text-properties officeooo:rsid="033afde8"/>
    </style:style>
    <style:style style:name="T350" style:family="text">
      <style:text-properties officeooo:rsid="033d7711"/>
    </style:style>
    <style:style style:name="T351" style:family="text">
      <style:text-properties officeooo:rsid="033ef622"/>
    </style:style>
    <style:style style:name="T352" style:family="text">
      <style:text-properties officeooo:rsid="034acaf2"/>
    </style:style>
    <style:style style:name="T353" style:family="text">
      <style:text-properties officeooo:rsid="034d47cd"/>
    </style:style>
    <style:style style:name="T354" style:family="text">
      <style:text-properties officeooo:rsid="03576704"/>
    </style:style>
    <style:style style:name="T355" style:family="text">
      <style:text-properties officeooo:rsid="039352bf"/>
    </style:style>
    <style:style style:name="T356" style:family="text">
      <style:text-properties officeooo:rsid="0395b003"/>
    </style:style>
    <style:style style:name="T357" style:family="text">
      <style:text-properties officeooo:rsid="03aa6db4"/>
    </style:style>
    <style:style style:name="T358" style:family="text">
      <style:text-properties officeooo:rsid="03ab605a"/>
    </style:style>
    <style:style style:name="T359" style:family="text">
      <style:text-properties officeooo:rsid="03ad1f57"/>
    </style:style>
    <style:style style:name="T360" style:family="text">
      <style:text-properties officeooo:rsid="03b56bdb"/>
    </style:style>
    <style:style style:name="T361" style:family="text">
      <style:text-properties officeooo:rsid="03b78652"/>
    </style:style>
    <style:style style:name="T362" style:family="text">
      <style:text-properties officeooo:rsid="03b78e42"/>
    </style:style>
    <style:style style:name="T363" style:family="text">
      <style:text-properties officeooo:rsid="03c4a7a1"/>
    </style:style>
    <style:style style:name="T364" style:family="text">
      <style:text-properties officeooo:rsid="03c63b59"/>
    </style:style>
    <style:style style:name="T365" style:family="text">
      <style:text-properties officeooo:rsid="03d56395"/>
    </style:style>
    <style:style style:name="T366" style:family="text">
      <style:text-properties officeooo:rsid="03d6bb7e"/>
    </style:style>
    <style:style style:name="T367" style:family="text">
      <style:text-properties officeooo:rsid="03e47de3"/>
    </style:style>
    <style:style style:name="T368" style:family="text">
      <style:text-properties officeooo:rsid="03eb8b4a"/>
    </style:style>
    <style:style style:name="T369" style:family="text">
      <style:text-properties officeooo:rsid="03f35156"/>
    </style:style>
    <style:style style:name="T370" style:family="text">
      <style:text-properties officeooo:rsid="03fa10f9"/>
    </style:style>
    <style:style style:name="T371" style:family="text">
      <style:text-properties officeooo:rsid="03fb201c"/>
    </style:style>
    <style:style style:name="T372" style:family="text">
      <style:text-properties officeooo:rsid="03fcdf6f"/>
    </style:style>
    <style:style style:name="T373" style:family="text">
      <style:text-properties officeooo:rsid="03fe21d4"/>
    </style:style>
    <style:style style:name="T374" style:family="text">
      <style:text-properties officeooo:rsid="040337a3"/>
    </style:style>
    <style:style style:name="T375" style:family="text">
      <style:text-properties officeooo:rsid="0408ac6a"/>
    </style:style>
    <style:style style:name="T376" style:family="text">
      <style:text-properties officeooo:rsid="040a1e88"/>
    </style:style>
    <style:style style:name="T377" style:family="text">
      <style:text-properties officeooo:rsid="040bf72b"/>
    </style:style>
    <style:style style:name="T378" style:family="text">
      <style:text-properties officeooo:rsid="041f1ca5"/>
    </style:style>
    <style:style style:name="T379" style:family="text">
      <style:text-properties officeooo:rsid="04219d54"/>
    </style:style>
    <style:style style:name="T380" style:family="text">
      <style:text-properties officeooo:rsid="0426e5e9"/>
    </style:style>
    <style:style style:name="T381" style:family="text">
      <style:text-properties officeooo:rsid="04309db6"/>
    </style:style>
    <style:style style:name="T382" style:family="text">
      <style:text-properties officeooo:rsid="04388fdc"/>
    </style:style>
    <style:style style:name="T383" style:family="text">
      <style:text-properties officeooo:rsid="04455e88"/>
    </style:style>
    <style:style style:name="T384" style:family="text">
      <style:text-properties officeooo:rsid="04586ff3"/>
    </style:style>
    <style:style style:name="T385" style:family="text">
      <style:text-properties officeooo:rsid="047b0a8a"/>
    </style:style>
    <style:style style:name="T386" style:family="text">
      <style:text-properties officeooo:rsid="0480277a"/>
    </style:style>
    <style:style style:name="T387" style:family="text">
      <style:text-properties officeooo:rsid="0482e5b9"/>
    </style:style>
    <style:style style:name="T388" style:family="text">
      <style:text-properties officeooo:rsid="049247ee"/>
    </style:style>
    <style:style style:name="T389" style:family="text">
      <style:text-properties officeooo:rsid="049c8cbe"/>
    </style:style>
    <style:style style:name="T390" style:family="text">
      <style:text-properties officeooo:rsid="049e6397"/>
    </style:style>
    <style:style style:name="T391" style:family="text">
      <style:text-properties officeooo:rsid="04d980a0"/>
    </style:style>
    <style:style style:name="T392" style:family="text">
      <style:text-properties officeooo:rsid="04dc6f24"/>
    </style:style>
    <style:style style:name="T393" style:family="text">
      <style:text-properties officeooo:rsid="04dd6dc7"/>
    </style:style>
    <style:style style:name="T394" style:family="text">
      <style:text-properties officeooo:rsid="04e0ab19"/>
    </style:style>
    <style:style style:name="T395" style:family="text">
      <style:text-properties officeooo:rsid="04e74e87"/>
    </style:style>
    <style:style style:name="T396" style:family="text">
      <style:text-properties officeooo:rsid="04e8f4b0"/>
    </style:style>
    <style:style style:name="T397" style:family="text">
      <style:text-properties officeooo:rsid="04ea5a66"/>
    </style:style>
    <style:style style:name="T398" style:family="text">
      <style:text-properties officeooo:rsid="04ed9c0f"/>
    </style:style>
    <style:style style:name="T399" style:family="text">
      <style:text-properties officeooo:rsid="04ef4873"/>
    </style:style>
    <style:style style:name="T400" style:family="text">
      <style:text-properties officeooo:rsid="04f5e656"/>
    </style:style>
    <style:style style:name="T401" style:family="text">
      <style:text-properties officeooo:rsid="050db4c6"/>
    </style:style>
    <style:style style:name="T402" style:family="text">
      <style:text-properties officeooo:rsid="052b77e2"/>
    </style:style>
    <style:style style:name="T403" style:family="text">
      <style:text-properties officeooo:rsid="052fc646"/>
    </style:style>
    <style:style style:name="T404" style:family="text">
      <style:text-properties officeooo:rsid="05323498"/>
    </style:style>
    <style:style style:name="T405" style:family="text">
      <style:text-properties officeooo:rsid="0552e688"/>
    </style:style>
    <style:style style:name="T406" style:family="text">
      <style:text-properties officeooo:rsid="06361880"/>
    </style:style>
    <style:style style:name="T407" style:family="text">
      <style:text-properties officeooo:rsid="0636a782"/>
    </style:style>
    <style:style style:name="T408" style:family="text">
      <style:text-properties officeooo:rsid="0639d8fb"/>
    </style:style>
    <style:style style:name="T409" style:family="text">
      <style:text-properties officeooo:rsid="06556b63"/>
    </style:style>
    <style:style style:name="T410" style:family="text">
      <style:text-properties officeooo:rsid="0656d7a8"/>
    </style:style>
    <style:style style:name="T411" style:family="text">
      <style:text-properties officeooo:rsid="06774ef1"/>
    </style:style>
    <style:style style:name="T412" style:family="text">
      <style:text-properties officeooo:rsid="067dc62f"/>
    </style:style>
    <style:style style:name="T413" style:family="text">
      <style:text-properties officeooo:rsid="06825900"/>
    </style:style>
    <style:style style:name="T414" style:family="text">
      <style:text-properties officeooo:rsid="0682b94e"/>
    </style:style>
    <style:style style:name="T415" style:family="text">
      <style:text-properties officeooo:rsid="0683e29a"/>
    </style:style>
    <style:style style:name="T416" style:family="text">
      <style:text-properties officeooo:rsid="0695b906"/>
    </style:style>
    <style:style style:name="T417" style:family="text">
      <style:text-properties officeooo:rsid="0697d6b1"/>
    </style:style>
    <style:style style:name="T418" style:family="text">
      <style:text-properties officeooo:rsid="069d73ab"/>
    </style:style>
    <style:style style:name="T419" style:family="text">
      <style:text-properties officeooo:rsid="06a0d359"/>
    </style:style>
    <style:style style:name="T420" style:family="text">
      <style:text-properties officeooo:rsid="06a503e3"/>
    </style:style>
    <style:style style:name="T421" style:family="text">
      <style:text-properties officeooo:rsid="06a8b4af"/>
    </style:style>
    <style:style style:name="T422" style:family="text">
      <style:text-properties officeooo:rsid="06b600de"/>
    </style:style>
    <style:style style:name="T423" style:family="text">
      <style:text-properties officeooo:rsid="06bae7b7"/>
    </style:style>
    <style:style style:name="T424" style:family="text">
      <style:text-properties officeooo:rsid="06bce5de"/>
    </style:style>
    <style:style style:name="T425" style:family="text">
      <style:text-properties officeooo:rsid="06bfeb25"/>
    </style:style>
    <style:style style:name="T426" style:family="text">
      <style:text-properties officeooo:rsid="06c6ef23"/>
    </style:style>
    <style:style style:name="T427" style:family="text">
      <style:text-properties officeooo:rsid="06c8e118"/>
    </style:style>
    <style:style style:name="T428" style:family="text">
      <style:text-properties officeooo:rsid="06cde653"/>
    </style:style>
    <style:style style:name="T429" style:family="text">
      <style:text-properties officeooo:rsid="06d41773"/>
    </style:style>
    <style:style style:name="T430" style:family="text">
      <style:text-properties officeooo:rsid="06dd5dda"/>
    </style:style>
    <style:style style:name="T431" style:family="text">
      <style:text-properties officeooo:rsid="06e1abd0"/>
    </style:style>
    <style:style style:name="T432" style:family="text">
      <style:text-properties officeooo:rsid="06e32694"/>
    </style:style>
    <style:style style:name="T433" style:family="text">
      <style:text-properties officeooo:rsid="06e517f4"/>
    </style:style>
    <style:style style:name="T434" style:family="text">
      <style:text-properties officeooo:rsid="06e7f64b"/>
    </style:style>
    <style:style style:name="T435" style:family="text">
      <style:text-properties officeooo:rsid="06e87094"/>
    </style:style>
    <style:style style:name="T436" style:family="text">
      <style:text-properties officeooo:rsid="06e90fd5"/>
    </style:style>
    <style:style style:name="T437" style:family="text">
      <style:text-properties officeooo:rsid="06eb08a9"/>
    </style:style>
    <style:style style:name="T438" style:family="text">
      <style:text-properties officeooo:rsid="06f1d960"/>
    </style:style>
    <style:style style:name="T439" style:family="text">
      <style:text-properties officeooo:rsid="06f9947f"/>
    </style:style>
    <style:style style:name="T440" style:family="text">
      <style:text-properties officeooo:rsid="07350afe"/>
    </style:style>
    <style:style style:name="T441" style:family="text">
      <style:text-properties officeooo:rsid="073cd976"/>
    </style:style>
    <style:style style:name="T442" style:family="text">
      <style:text-properties officeooo:rsid="073e5bf9"/>
    </style:style>
    <style:style style:name="T443" style:family="text">
      <style:text-properties officeooo:rsid="07587550"/>
    </style:style>
    <style:style style:name="T444" style:family="text">
      <style:text-properties officeooo:rsid="0761e48f"/>
    </style:style>
    <style:style style:name="T445" style:family="text">
      <style:text-properties officeooo:rsid="07652e09"/>
    </style:style>
    <style:style style:name="T446" style:family="text">
      <style:text-properties officeooo:rsid="0773f654"/>
    </style:style>
    <style:style style:name="T447" style:family="text">
      <style:text-properties officeooo:rsid="077884f4"/>
    </style:style>
    <style:style style:name="T448" style:family="text">
      <style:text-properties officeooo:rsid="077ad2b0"/>
    </style:style>
    <style:style style:name="T449" style:family="text">
      <style:text-properties officeooo:rsid="077c3c8c"/>
    </style:style>
    <style:style style:name="T450" style:family="text">
      <style:text-properties officeooo:rsid="077c6b6f"/>
    </style:style>
    <style:style style:name="T451" style:family="text">
      <style:text-properties officeooo:rsid="077cb827"/>
    </style:style>
    <style:style style:name="T452" style:family="text">
      <style:text-properties officeooo:rsid="077f3fd1"/>
    </style:style>
    <style:style style:name="T453" style:family="text">
      <style:text-properties officeooo:rsid="0783a7ec"/>
    </style:style>
    <style:style style:name="T454" style:family="text">
      <style:text-properties officeooo:rsid="078fb8c7"/>
    </style:style>
    <style:style style:name="T455" style:family="text">
      <style:text-properties officeooo:rsid="079559db"/>
    </style:style>
    <style:style style:name="T456" style:family="text">
      <style:text-properties officeooo:rsid="07971618"/>
    </style:style>
    <style:style style:name="T457" style:family="text">
      <style:text-properties officeooo:rsid="18b69db1"/>
    </style:style>
    <style:style style:name="T458" style:family="text">
      <style:text-properties officeooo:rsid="18b72916"/>
    </style:style>
    <style:style style:name="T459" style:family="text">
      <style:text-properties officeooo:rsid="18a63565"/>
    </style:style>
    <style:style style:name="T460" style:family="text">
      <style:text-properties officeooo:rsid="079bdeed"/>
    </style:style>
    <style:style style:name="T461" style:family="text">
      <style:text-properties officeooo:rsid="18beb2d4"/>
    </style:style>
    <style:style style:name="T462" style:family="text">
      <style:text-properties officeooo:rsid="18bf90b2"/>
    </style:style>
    <style:style style:name="T463" style:family="text">
      <style:text-properties officeooo:rsid="079ef08c"/>
    </style:style>
    <style:style style:name="T464" style:family="text">
      <style:text-properties officeooo:rsid="07a25820"/>
    </style:style>
    <style:style style:name="T465" style:family="text">
      <style:text-properties officeooo:rsid="07a29a1d"/>
    </style:style>
    <style:style style:name="T466" style:family="text">
      <style:text-properties officeooo:rsid="07ae4095"/>
    </style:style>
    <style:style style:name="T467" style:family="text">
      <style:text-properties officeooo:rsid="07b9f5e1"/>
    </style:style>
    <style:style style:name="T468" style:family="text">
      <style:text-properties officeooo:rsid="07c51162"/>
    </style:style>
    <style:style style:name="T469" style:family="text">
      <style:text-properties officeooo:rsid="07c7bbc8"/>
    </style:style>
    <style:style style:name="T470" style:family="text">
      <style:text-properties officeooo:rsid="07c80d88"/>
    </style:style>
    <style:style style:name="T471" style:family="text">
      <style:text-properties officeooo:rsid="07d58461"/>
    </style:style>
    <style:style style:name="T472" style:family="text">
      <style:text-properties officeooo:rsid="07f1e858"/>
    </style:style>
    <style:style style:name="T473" style:family="text">
      <style:text-properties officeooo:rsid="07f3f182"/>
    </style:style>
    <style:style style:name="T474" style:family="text">
      <style:text-properties officeooo:rsid="07fa485b"/>
    </style:style>
    <style:style style:name="T475" style:family="text">
      <style:text-properties officeooo:rsid="07fed828"/>
    </style:style>
    <style:style style:name="T476" style:family="text">
      <style:text-properties officeooo:rsid="08032079"/>
    </style:style>
    <style:style style:name="T477" style:family="text">
      <style:text-properties officeooo:rsid="08073795"/>
    </style:style>
    <style:style style:name="T478" style:family="text">
      <style:text-properties officeooo:rsid="080854df"/>
    </style:style>
    <style:style style:name="T479" style:family="text">
      <style:text-properties officeooo:rsid="080bd725"/>
    </style:style>
    <style:style style:name="T480" style:family="text">
      <style:text-properties officeooo:rsid="080ebcea"/>
    </style:style>
    <style:style style:name="T481" style:family="text">
      <style:text-properties officeooo:rsid="0811d18e"/>
    </style:style>
    <style:style style:name="T482" style:family="text">
      <style:text-properties officeooo:rsid="08166554"/>
    </style:style>
    <style:style style:name="T483" style:family="text">
      <style:text-properties officeooo:rsid="08180851"/>
    </style:style>
    <style:style style:name="T484" style:family="text">
      <style:text-properties officeooo:rsid="0822bd80"/>
    </style:style>
    <style:style style:name="T485" style:family="text">
      <style:text-properties officeooo:rsid="082332cb"/>
    </style:style>
    <style:style style:name="T486" style:family="text">
      <style:text-properties officeooo:rsid="08268a02"/>
    </style:style>
    <style:style style:name="T487" style:family="text">
      <style:text-properties officeooo:rsid="0826e0fb"/>
    </style:style>
    <style:style style:name="T488" style:family="text">
      <style:text-properties officeooo:rsid="0827ce7a"/>
    </style:style>
    <style:style style:name="T489" style:family="text">
      <style:text-properties officeooo:rsid="082a7d29"/>
    </style:style>
    <style:style style:name="T490" style:family="text">
      <style:text-properties officeooo:rsid="082b163c"/>
    </style:style>
    <style:style style:name="T491" style:family="text">
      <style:text-properties officeooo:rsid="082cc603"/>
    </style:style>
    <style:style style:name="T492" style:family="text">
      <style:text-properties officeooo:rsid="082de7bd"/>
    </style:style>
    <style:style style:name="T493" style:family="text">
      <style:text-properties officeooo:rsid="0837d2b4"/>
    </style:style>
    <style:style style:name="T494" style:family="text">
      <style:text-properties officeooo:rsid="0839da57"/>
    </style:style>
    <style:style style:name="T495" style:family="text">
      <style:text-properties officeooo:rsid="0839dcd7"/>
    </style:style>
    <style:style style:name="T496" style:family="text">
      <style:text-properties officeooo:rsid="083db50e"/>
    </style:style>
    <style:style style:name="T497" style:family="text">
      <style:text-properties officeooo:rsid="083ddb8c"/>
    </style:style>
    <style:style style:name="T498" style:family="text">
      <style:text-properties officeooo:rsid="083f83d5"/>
    </style:style>
    <style:style style:name="T499" style:family="text">
      <style:text-properties officeooo:rsid="083ff2d8"/>
    </style:style>
    <style:style style:name="T500" style:family="text">
      <style:text-properties officeooo:rsid="0841c35f"/>
    </style:style>
    <style:style style:name="T501" style:family="text">
      <style:text-properties officeooo:rsid="08434019"/>
    </style:style>
    <style:style style:name="T502" style:family="text">
      <style:text-properties officeooo:rsid="0854aad2"/>
    </style:style>
    <style:style style:name="T503" style:family="text">
      <style:text-properties officeooo:rsid="0858055b"/>
    </style:style>
    <style:style style:name="T504" style:family="text">
      <style:text-properties officeooo:rsid="08613dd6"/>
    </style:style>
    <style:style style:name="T505" style:family="text">
      <style:text-properties officeooo:rsid="0866a5c5"/>
    </style:style>
    <style:style style:name="T506" style:family="text">
      <style:text-properties officeooo:rsid="0867c844"/>
    </style:style>
    <style:style style:name="T507" style:family="text">
      <style:text-properties officeooo:rsid="086b3c75"/>
    </style:style>
    <style:style style:name="T508" style:family="text">
      <style:text-properties officeooo:rsid="086e40e6"/>
    </style:style>
    <style:style style:name="T509" style:family="text">
      <style:text-properties officeooo:rsid="08974073"/>
    </style:style>
    <style:style style:name="T510" style:family="text">
      <style:text-properties officeooo:rsid="0899e040"/>
    </style:style>
    <style:style style:name="T511" style:family="text">
      <style:text-properties officeooo:rsid="08a7038e"/>
    </style:style>
    <style:style style:name="T512" style:family="text">
      <style:text-properties officeooo:rsid="08a84236"/>
    </style:style>
    <style:style style:name="T513" style:family="text">
      <style:text-properties officeooo:rsid="08ab62b2"/>
    </style:style>
    <style:style style:name="T514" style:family="text">
      <style:text-properties officeooo:rsid="08b6a8e4"/>
    </style:style>
    <style:style style:name="T515" style:family="text">
      <style:text-properties officeooo:rsid="08b6b32e"/>
    </style:style>
    <style:style style:name="T516" style:family="text">
      <style:text-properties officeooo:rsid="08cd4c9b"/>
    </style:style>
    <style:style style:name="T517" style:family="text">
      <style:text-properties officeooo:rsid="08fecb03"/>
    </style:style>
    <style:style style:name="T518" style:family="text">
      <style:text-properties officeooo:rsid="0901379e"/>
    </style:style>
    <style:style style:name="T519" style:family="text">
      <style:text-properties officeooo:rsid="0902aae6"/>
    </style:style>
    <style:style style:name="T520" style:family="text">
      <style:text-properties officeooo:rsid="0905e2ac"/>
    </style:style>
    <style:style style:name="T521" style:family="text">
      <style:text-properties officeooo:rsid="09097d12"/>
    </style:style>
    <style:style style:name="T522" style:family="text">
      <style:text-properties officeooo:rsid="0937b64c"/>
    </style:style>
    <style:style style:name="T523" style:family="text">
      <style:text-properties officeooo:rsid="094865e5"/>
    </style:style>
    <style:style style:name="T524" style:family="text">
      <style:text-properties officeooo:rsid="0948ded1"/>
    </style:style>
    <style:style style:name="T525" style:family="text">
      <style:text-properties officeooo:rsid="094a28dd"/>
    </style:style>
    <style:style style:name="T526" style:family="text">
      <style:text-properties officeooo:rsid="094b70f9"/>
    </style:style>
    <style:style style:name="T527" style:family="text">
      <style:text-properties officeooo:rsid="0954c47b"/>
    </style:style>
    <style:style style:name="T528" style:family="text">
      <style:text-properties officeooo:rsid="0955ef99"/>
    </style:style>
    <style:style style:name="T529" style:family="text">
      <style:text-properties officeooo:rsid="0957ed76"/>
    </style:style>
    <style:style style:name="T530" style:family="text">
      <style:text-properties officeooo:rsid="0959a578"/>
    </style:style>
    <style:style style:name="T531" style:family="text">
      <style:text-properties officeooo:rsid="095c770c"/>
    </style:style>
    <style:style style:name="T532" style:family="text">
      <style:text-properties officeooo:rsid="095fc075"/>
    </style:style>
    <style:style style:name="T533" style:family="text">
      <style:text-properties officeooo:rsid="09629af7"/>
    </style:style>
    <style:style style:name="T534" style:family="text">
      <style:text-properties officeooo:rsid="09635cde"/>
    </style:style>
    <style:style style:name="T535" style:family="text">
      <style:text-properties officeooo:rsid="0966172b"/>
    </style:style>
    <style:style style:name="T536" style:family="text">
      <style:text-properties officeooo:rsid="0967dc70"/>
    </style:style>
    <style:style style:name="T537" style:family="text">
      <style:text-properties officeooo:rsid="0969d446"/>
    </style:style>
    <style:style style:name="T538" style:family="text">
      <style:text-properties officeooo:rsid="096b0315"/>
    </style:style>
    <style:style style:name="T539" style:family="text">
      <style:text-properties officeooo:rsid="096c4fc7"/>
    </style:style>
    <style:style style:name="T540" style:family="text">
      <style:text-properties officeooo:rsid="096c54d8"/>
    </style:style>
    <style:style style:name="T541" style:family="text">
      <style:text-properties officeooo:rsid="096dee02"/>
    </style:style>
    <style:style style:name="T542" style:family="text">
      <style:text-properties officeooo:rsid="0970b05a"/>
    </style:style>
    <style:style style:name="T543" style:family="text">
      <style:text-properties officeooo:rsid="09715d64"/>
    </style:style>
    <style:style style:name="T544" style:family="text">
      <style:text-properties officeooo:rsid="09721e10"/>
    </style:style>
    <style:style style:name="T545" style:family="text">
      <style:text-properties officeooo:rsid="09727055"/>
    </style:style>
    <style:style style:name="T546" style:family="text">
      <style:text-properties officeooo:rsid="0974b994"/>
    </style:style>
    <style:style style:name="T547" style:family="text">
      <style:text-properties officeooo:rsid="09762ba2"/>
    </style:style>
    <style:style style:name="T548" style:family="text">
      <style:text-properties officeooo:rsid="0977c4d7"/>
    </style:style>
    <style:style style:name="T549" style:family="text">
      <style:text-properties officeooo:rsid="097d566a"/>
    </style:style>
    <style:style style:name="T550" style:family="text">
      <style:text-properties officeooo:rsid="097f597d"/>
    </style:style>
    <style:style style:name="T551" style:family="text">
      <style:text-properties officeooo:rsid="09836fc9"/>
    </style:style>
    <style:style style:name="T552" style:family="text">
      <style:text-properties officeooo:rsid="0984a68c"/>
    </style:style>
    <style:style style:name="T553" style:family="text">
      <style:text-properties officeooo:rsid="09886992"/>
    </style:style>
    <style:style style:name="T554" style:family="text">
      <style:text-properties officeooo:rsid="09888dc5"/>
    </style:style>
    <style:style style:name="T555" style:family="text">
      <style:text-properties officeooo:rsid="0992a1eb"/>
    </style:style>
    <style:style style:name="T556" style:family="text">
      <style:text-properties officeooo:rsid="099af922"/>
    </style:style>
    <style:style style:name="T557" style:family="text">
      <style:text-properties officeooo:rsid="099b146a"/>
    </style:style>
    <style:style style:name="T558" style:family="text">
      <style:text-properties officeooo:rsid="099c975d"/>
    </style:style>
    <style:style style:name="T559" style:family="text">
      <style:text-properties officeooo:rsid="099e1018"/>
    </style:style>
    <style:style style:name="T560" style:family="text">
      <style:text-properties officeooo:rsid="09a2e94f"/>
    </style:style>
    <style:style style:name="T561" style:family="text">
      <style:text-properties officeooo:rsid="09a71758"/>
    </style:style>
    <style:style style:name="T562" style:family="text">
      <style:text-properties officeooo:rsid="09a92317"/>
    </style:style>
    <style:style style:name="T563" style:family="text">
      <style:text-properties officeooo:rsid="09ad1ec3"/>
    </style:style>
    <style:style style:name="T564" style:family="text">
      <style:text-properties officeooo:rsid="09ae5f9d"/>
    </style:style>
    <style:style style:name="T565" style:family="text">
      <style:text-properties officeooo:rsid="09ae7800"/>
    </style:style>
    <style:style style:name="T566" style:family="text">
      <style:text-properties officeooo:rsid="09b08c91"/>
    </style:style>
    <style:style style:name="T567" style:family="text">
      <style:text-properties officeooo:rsid="09b0fbeb"/>
    </style:style>
    <style:style style:name="T568" style:family="text">
      <style:text-properties officeooo:rsid="09b24af7"/>
    </style:style>
    <style:style style:name="T569" style:family="text">
      <style:text-properties officeooo:rsid="09b28626"/>
    </style:style>
    <style:style style:name="T570" style:family="text">
      <style:text-properties officeooo:rsid="09b314f5"/>
    </style:style>
    <style:style style:name="T571" style:family="text">
      <style:text-properties officeooo:rsid="09b4bd3b"/>
    </style:style>
    <style:style style:name="T572" style:family="text">
      <style:text-properties officeooo:rsid="09b65a0e"/>
    </style:style>
    <style:style style:name="T573" style:family="text">
      <style:text-properties officeooo:rsid="09b96f65"/>
    </style:style>
    <style:style style:name="T574" style:family="text">
      <style:text-properties officeooo:rsid="09bb48e0"/>
    </style:style>
    <style:style style:name="T575" style:family="text">
      <style:text-properties officeooo:rsid="09bb7e1f"/>
    </style:style>
    <style:style style:name="T576" style:family="text">
      <style:text-properties officeooo:rsid="09bcdb8f"/>
    </style:style>
    <style:style style:name="T577" style:family="text">
      <style:text-properties officeooo:rsid="09bcdead"/>
    </style:style>
    <style:style style:name="T578" style:family="text">
      <style:text-properties officeooo:rsid="09bed09f"/>
    </style:style>
    <style:style style:name="T579" style:family="text">
      <style:text-properties officeooo:rsid="09bf50fa"/>
    </style:style>
    <style:style style:name="T580" style:family="text">
      <style:text-properties officeooo:rsid="09c5ef0a"/>
    </style:style>
    <style:style style:name="T581" style:family="text">
      <style:text-properties officeooo:rsid="09c95643"/>
    </style:style>
    <style:style style:name="T582" style:family="text">
      <style:text-properties officeooo:rsid="09c9dd3c"/>
    </style:style>
    <style:style style:name="T583" style:family="text">
      <style:text-properties officeooo:rsid="09cb4400"/>
    </style:style>
    <style:style style:name="T584" style:family="text">
      <style:text-properties officeooo:rsid="09d040da"/>
    </style:style>
    <style:style style:name="T585" style:family="text">
      <style:text-properties officeooo:rsid="09d1ea68"/>
    </style:style>
    <style:style style:name="T586" style:family="text">
      <style:text-properties officeooo:rsid="09d24b1e"/>
    </style:style>
    <style:style style:name="T587" style:family="text">
      <style:text-properties officeooo:rsid="09d6efa9"/>
    </style:style>
    <style:style style:name="T588" style:family="text">
      <style:text-properties officeooo:rsid="09d78957"/>
    </style:style>
    <style:style style:name="T589" style:family="text">
      <style:text-properties officeooo:rsid="09d7b9f7"/>
    </style:style>
    <style:style style:name="T590" style:family="text">
      <style:text-properties officeooo:rsid="09d88a38"/>
    </style:style>
    <style:style style:name="T591" style:family="text">
      <style:text-properties officeooo:rsid="09db15a5"/>
    </style:style>
    <style:style style:name="T592" style:family="text">
      <style:text-properties officeooo:rsid="09dcf96b"/>
    </style:style>
    <style:style style:name="T593" style:family="text">
      <style:text-properties officeooo:rsid="09df3012"/>
    </style:style>
    <style:style style:name="T594" style:family="text">
      <style:text-properties officeooo:rsid="09e11c02"/>
    </style:style>
    <style:style style:name="T595" style:family="text">
      <style:text-properties officeooo:rsid="09e1eb85"/>
    </style:style>
    <style:style style:name="T596" style:family="text">
      <style:text-properties officeooo:rsid="09e4b4c0"/>
    </style:style>
    <style:style style:name="T597" style:family="text">
      <style:text-properties officeooo:rsid="09e51458"/>
    </style:style>
    <style:style style:name="T598" style:family="text">
      <style:text-properties officeooo:rsid="09e6f4e4"/>
    </style:style>
    <style:style style:name="T599" style:family="text">
      <style:text-properties officeooo:rsid="09e8ddaa"/>
    </style:style>
    <style:style style:name="T600" style:family="text">
      <style:text-properties officeooo:rsid="09ec18fc"/>
    </style:style>
    <style:style style:name="T601" style:family="text">
      <style:text-properties officeooo:rsid="09edb366"/>
    </style:style>
    <style:style style:name="T602" style:family="text">
      <style:text-properties officeooo:rsid="09ee60bf"/>
    </style:style>
    <style:style style:name="T603" style:family="text">
      <style:text-properties officeooo:rsid="09f034cb"/>
    </style:style>
    <style:style style:name="T604" style:family="text">
      <style:text-properties officeooo:rsid="09f54169"/>
    </style:style>
    <style:style style:name="T605" style:family="text">
      <style:text-properties officeooo:rsid="09f73ca0"/>
    </style:style>
    <style:style style:name="T606" style:family="text">
      <style:text-properties officeooo:rsid="09f83db3"/>
    </style:style>
    <style:style style:name="T607" style:family="text">
      <style:text-properties officeooo:rsid="09f95698"/>
    </style:style>
    <style:style style:name="T608" style:family="text">
      <style:text-properties officeooo:rsid="09fa472a"/>
    </style:style>
    <style:style style:name="T609" style:family="text">
      <style:text-properties officeooo:rsid="09fbbf0c"/>
    </style:style>
    <style:style style:name="T610" style:family="text">
      <style:text-properties officeooo:rsid="09fef512"/>
    </style:style>
    <style:style style:name="T611" style:family="text">
      <style:text-properties officeooo:rsid="09fefc28"/>
    </style:style>
    <style:style style:name="T612" style:family="text">
      <style:text-properties officeooo:rsid="0a02e5e1"/>
    </style:style>
    <style:style style:name="T613" style:family="text">
      <style:text-properties officeooo:rsid="0a062e63"/>
    </style:style>
    <style:style style:name="T614" style:family="text">
      <style:text-properties officeooo:rsid="0a07fbb2"/>
    </style:style>
    <style:style style:name="T615" style:family="text">
      <style:text-properties officeooo:rsid="0a0cc74f"/>
    </style:style>
    <style:style style:name="T616" style:family="text">
      <style:text-properties officeooo:rsid="0a0effbc"/>
    </style:style>
    <style:style style:name="T617" style:family="text">
      <style:text-properties officeooo:rsid="0a103a81"/>
    </style:style>
    <style:style style:name="T618" style:family="text">
      <style:text-properties officeooo:rsid="0a10856a"/>
    </style:style>
    <style:style style:name="T619" style:family="text">
      <style:text-properties officeooo:rsid="0a150dd4"/>
    </style:style>
    <style:style style:name="T620" style:family="text">
      <style:text-properties officeooo:rsid="0a1bd2c5"/>
    </style:style>
    <style:style style:name="T621" style:family="text">
      <style:text-properties officeooo:rsid="0a1db274"/>
    </style:style>
    <style:style style:name="T622" style:family="text">
      <style:text-properties officeooo:rsid="0a1eec4b"/>
    </style:style>
    <style:style style:name="T623" style:family="text">
      <style:text-properties officeooo:rsid="0a206b1f"/>
    </style:style>
    <style:style style:name="T624" style:family="text">
      <style:text-properties officeooo:rsid="0a23462a"/>
    </style:style>
    <style:style style:name="T625" style:family="text">
      <style:text-properties officeooo:rsid="0a264a60"/>
    </style:style>
    <style:style style:name="T626" style:family="text">
      <style:text-properties officeooo:rsid="0a277519"/>
    </style:style>
    <style:style style:name="T627" style:family="text">
      <style:text-properties officeooo:rsid="0a44296a"/>
    </style:style>
    <style:style style:name="T628" style:family="text">
      <style:text-properties officeooo:rsid="0a451582"/>
    </style:style>
    <style:style style:name="T629" style:family="text">
      <style:text-properties officeooo:rsid="0a45f277"/>
    </style:style>
    <style:style style:name="T630" style:family="text">
      <style:text-properties officeooo:rsid="0a471cb0"/>
    </style:style>
    <style:style style:name="T631" style:family="text">
      <style:text-properties officeooo:rsid="0a47aa98"/>
    </style:style>
    <style:style style:name="T632" style:family="text">
      <style:text-properties officeooo:rsid="0a4887f7"/>
    </style:style>
    <style:style style:name="T633" style:family="text">
      <style:text-properties officeooo:rsid="0a4ba776"/>
    </style:style>
    <style:style style:name="T634" style:family="text">
      <style:text-properties officeooo:rsid="0a51f237"/>
    </style:style>
    <style:style style:name="T635" style:family="text">
      <style:text-properties officeooo:rsid="0a54ecfb"/>
    </style:style>
    <style:style style:name="T636" style:family="text">
      <style:text-properties officeooo:rsid="0a56b877"/>
    </style:style>
    <style:style style:name="T637" style:family="text">
      <style:text-properties officeooo:rsid="0a59e402"/>
    </style:style>
    <style:style style:name="T638" style:family="text">
      <style:text-properties officeooo:rsid="0a746422"/>
    </style:style>
    <style:style style:name="T639" style:family="text">
      <style:text-properties officeooo:rsid="0a74bef2"/>
    </style:style>
    <style:style style:name="T640" style:family="text">
      <style:text-properties officeooo:rsid="0a7e7547"/>
    </style:style>
    <style:style style:name="T641" style:family="text">
      <style:text-properties officeooo:rsid="0a7fb160"/>
    </style:style>
    <style:style style:name="T642" style:family="text">
      <style:text-properties officeooo:rsid="0a85226b"/>
    </style:style>
    <style:style style:name="T643" style:family="text">
      <style:text-properties officeooo:rsid="0a85cd71"/>
    </style:style>
    <style:style style:name="T644" style:family="text">
      <style:text-properties officeooo:rsid="0a997d94"/>
    </style:style>
    <style:style style:name="T645" style:family="text">
      <style:text-properties officeooo:rsid="0aa14b9b"/>
    </style:style>
    <style:style style:name="T646" style:family="text">
      <style:text-properties officeooo:rsid="0aa31b09"/>
    </style:style>
    <style:style style:name="T647" style:family="text">
      <style:text-properties officeooo:rsid="0aa404e7"/>
    </style:style>
    <style:style style:name="T648" style:family="text">
      <style:text-properties officeooo:rsid="0aaaa5cb"/>
    </style:style>
    <style:style style:name="T649" style:family="text">
      <style:text-properties officeooo:rsid="0aab9b60"/>
    </style:style>
    <style:style style:name="T650" style:family="text">
      <style:text-properties officeooo:rsid="0af5dbc4"/>
    </style:style>
    <style:style style:name="T651" style:family="text">
      <style:text-properties officeooo:rsid="0af9025d"/>
    </style:style>
    <style:style style:name="T652" style:family="text">
      <style:text-properties officeooo:rsid="0afa7e20"/>
    </style:style>
    <style:style style:name="T653" style:family="text">
      <style:text-properties officeooo:rsid="0afb26c4"/>
    </style:style>
    <style:style style:name="T654" style:family="text">
      <style:text-properties officeooo:rsid="0afd0850"/>
    </style:style>
    <style:style style:name="T655" style:family="text">
      <style:text-properties officeooo:rsid="0afd224c"/>
    </style:style>
    <style:style style:name="T656" style:family="text">
      <style:text-properties officeooo:rsid="0b10ce89"/>
    </style:style>
    <style:style style:name="T657" style:family="text">
      <style:text-properties officeooo:rsid="0b24889c"/>
    </style:style>
    <style:style style:name="T658" style:family="text">
      <style:text-properties officeooo:rsid="0b727e3e"/>
    </style:style>
    <style:style style:name="T659" style:family="text">
      <style:text-properties officeooo:rsid="0b73a6bb"/>
    </style:style>
    <style:style style:name="T660" style:family="text">
      <style:text-properties officeooo:rsid="0b878337"/>
    </style:style>
    <style:style style:name="T661" style:family="text">
      <style:text-properties officeooo:rsid="0b8c7b8e"/>
    </style:style>
    <style:style style:name="T662" style:family="text">
      <style:text-properties officeooo:rsid="0b8f5748"/>
    </style:style>
    <style:style style:name="T663" style:family="text">
      <style:text-properties officeooo:rsid="0b905000"/>
    </style:style>
    <style:style style:name="T664" style:family="text">
      <style:text-properties officeooo:rsid="0b90a5bd"/>
    </style:style>
    <style:style style:name="T665" style:family="text">
      <style:text-properties officeooo:rsid="0b96019a"/>
    </style:style>
    <style:style style:name="T666" style:family="text">
      <style:text-properties officeooo:rsid="0b96972a"/>
    </style:style>
    <style:style style:name="T667" style:family="text">
      <style:text-properties officeooo:rsid="0b9982cb"/>
    </style:style>
    <style:style style:name="T668" style:family="text">
      <style:text-properties officeooo:rsid="0b9b3b25"/>
    </style:style>
    <style:style style:name="T669" style:family="text">
      <style:text-properties officeooo:rsid="0ba0198c"/>
    </style:style>
    <style:style style:name="T670" style:family="text">
      <style:text-properties officeooo:rsid="0ba89eaa"/>
    </style:style>
    <style:style style:name="T671" style:family="text">
      <style:text-properties officeooo:rsid="0bab5e67"/>
    </style:style>
    <style:style style:name="T672" style:family="text">
      <style:text-properties officeooo:rsid="0bb6bca1"/>
    </style:style>
    <style:style style:name="T673" style:family="text">
      <style:text-properties officeooo:rsid="0bb8a445"/>
    </style:style>
    <style:style style:name="T674" style:family="text">
      <style:text-properties officeooo:rsid="0bb9f423"/>
    </style:style>
    <style:style style:name="T675" style:family="text">
      <style:text-properties officeooo:rsid="0bbdc041"/>
    </style:style>
    <style:style style:name="T676" style:family="text">
      <style:text-properties officeooo:rsid="0bbe2254"/>
    </style:style>
    <style:style style:name="T677" style:family="text">
      <style:text-properties officeooo:rsid="0bc0222b"/>
    </style:style>
    <style:style style:name="T678" style:family="text">
      <style:text-properties officeooo:rsid="0bd70001"/>
    </style:style>
    <style:style style:name="T679" style:family="text">
      <style:text-properties officeooo:rsid="0bd8c63b"/>
    </style:style>
    <style:style style:name="T680" style:family="text">
      <style:text-properties officeooo:rsid="0bf73bd7"/>
    </style:style>
    <style:style style:name="T681" style:family="text">
      <style:text-properties officeooo:rsid="0bfc0ab1"/>
    </style:style>
    <style:style style:name="T682" style:family="text">
      <style:text-properties officeooo:rsid="0bfc7d92"/>
    </style:style>
    <style:style style:name="T683" style:family="text">
      <style:text-properties officeooo:rsid="0c007a0c"/>
    </style:style>
    <style:style style:name="T684" style:family="text">
      <style:text-properties officeooo:rsid="0c007eff"/>
    </style:style>
    <style:style style:name="T685" style:family="text">
      <style:text-properties officeooo:rsid="0c026b97"/>
    </style:style>
    <style:style style:name="T686" style:family="text">
      <style:text-properties officeooo:rsid="0c0b42f6"/>
    </style:style>
    <style:style style:name="T687" style:family="text">
      <style:text-properties officeooo:rsid="0c0cc996"/>
    </style:style>
    <style:style style:name="T688" style:family="text">
      <style:text-properties officeooo:rsid="0c0f2f5e"/>
    </style:style>
    <style:style style:name="T689" style:family="text">
      <style:text-properties officeooo:rsid="0c100f78"/>
    </style:style>
    <style:style style:name="T690" style:family="text">
      <style:text-properties officeooo:rsid="0c1125f1"/>
    </style:style>
    <style:style style:name="T691" style:family="text">
      <style:text-properties officeooo:rsid="0c158e0e"/>
    </style:style>
    <style:style style:name="T692" style:family="text">
      <style:text-properties officeooo:rsid="0c173ffe"/>
    </style:style>
    <style:style style:name="T693" style:family="text">
      <style:text-properties officeooo:rsid="0c177ee7"/>
    </style:style>
    <style:style style:name="T694" style:family="text">
      <style:text-properties officeooo:rsid="0c17bb94"/>
    </style:style>
    <style:style style:name="T695" style:family="text">
      <style:text-properties officeooo:rsid="0c1c4cba"/>
    </style:style>
    <style:style style:name="T696" style:family="text">
      <style:text-properties officeooo:rsid="0c1eb133"/>
    </style:style>
    <style:style style:name="T697" style:family="text">
      <style:text-properties officeooo:rsid="0c203035"/>
    </style:style>
    <style:style style:name="T698" style:family="text">
      <style:text-properties officeooo:rsid="0c25f29b"/>
    </style:style>
    <style:style style:name="T699" style:family="text">
      <style:text-properties officeooo:rsid="0c2754dc"/>
    </style:style>
    <style:style style:name="T700" style:family="text">
      <style:text-properties officeooo:rsid="0c27b2f3"/>
    </style:style>
    <style:style style:name="T701" style:family="text">
      <style:text-properties officeooo:rsid="0c28029c"/>
    </style:style>
    <style:style style:name="T702" style:family="text">
      <style:text-properties officeooo:rsid="0c296030"/>
    </style:style>
    <style:style style:name="T703" style:family="text">
      <style:text-properties officeooo:rsid="0c2c0f83"/>
    </style:style>
    <style:style style:name="T704" style:family="text">
      <style:text-properties officeooo:rsid="0c334859"/>
    </style:style>
    <style:style style:name="T705" style:family="text">
      <style:text-properties officeooo:rsid="0c356b3c"/>
    </style:style>
    <style:style style:name="T706" style:family="text">
      <style:text-properties officeooo:rsid="0c378880"/>
    </style:style>
    <style:style style:name="T707" style:family="text">
      <style:text-properties officeooo:rsid="0c399c44"/>
    </style:style>
    <style:style style:name="T708" style:family="text">
      <style:text-properties officeooo:rsid="0c3b43af"/>
    </style:style>
    <style:style style:name="T709" style:family="text">
      <style:text-properties officeooo:rsid="0c3df33e"/>
    </style:style>
    <style:style style:name="T710" style:family="text">
      <style:text-properties officeooo:rsid="0c3f7d29"/>
    </style:style>
    <style:style style:name="T711" style:family="text">
      <style:text-properties officeooo:rsid="0c4937d1"/>
    </style:style>
    <style:style style:name="T712" style:family="text">
      <style:text-properties officeooo:rsid="0c4b2029"/>
    </style:style>
    <style:style style:name="T713" style:family="text">
      <style:text-properties officeooo:rsid="0c4bb249"/>
    </style:style>
    <style:style style:name="T714" style:family="text">
      <style:text-properties officeooo:rsid="0c4d0a47"/>
    </style:style>
    <style:style style:name="T715" style:family="text">
      <style:text-properties officeooo:rsid="0c5489e0"/>
    </style:style>
    <style:style style:name="T716" style:family="text">
      <style:text-properties officeooo:rsid="0c55bc19"/>
    </style:style>
    <style:style style:name="T717" style:family="text">
      <style:text-properties officeooo:rsid="0c594799"/>
    </style:style>
    <style:style style:name="T718" style:family="text">
      <style:text-properties officeooo:rsid="0c5a8e23"/>
    </style:style>
    <style:style style:name="T719" style:family="text">
      <style:text-properties officeooo:rsid="0c5eb6c6"/>
    </style:style>
    <style:style style:name="T720" style:family="text">
      <style:text-properties officeooo:rsid="0c6b90e1"/>
    </style:style>
    <style:style style:name="T721" style:family="text">
      <style:text-properties officeooo:rsid="0c6df48b"/>
    </style:style>
    <style:style style:name="T722" style:family="text">
      <style:text-properties officeooo:rsid="0c6ec7c7"/>
    </style:style>
    <style:style style:name="T723" style:family="text">
      <style:text-properties officeooo:rsid="0c73bbf8"/>
    </style:style>
    <style:style style:name="T724" style:family="text">
      <style:text-properties officeooo:rsid="0c77b09f"/>
    </style:style>
    <style:style style:name="T725" style:family="text">
      <style:text-properties officeooo:rsid="0c7ade24"/>
    </style:style>
    <style:style style:name="T726" style:family="text">
      <style:text-properties officeooo:rsid="0c7ae7f0"/>
    </style:style>
    <style:style style:name="T727" style:family="text">
      <style:text-properties officeooo:rsid="0c7e452b"/>
    </style:style>
    <style:style style:name="T728" style:family="text">
      <style:text-properties officeooo:rsid="0c803062"/>
    </style:style>
    <style:style style:name="T729" style:family="text">
      <style:text-properties officeooo:rsid="0c877319"/>
    </style:style>
    <style:style style:name="T730" style:family="text">
      <style:text-properties officeooo:rsid="0c8a84ec"/>
    </style:style>
    <style:style style:name="T731" style:family="text">
      <style:text-properties officeooo:rsid="0c8c58bb"/>
    </style:style>
    <style:style style:name="T732" style:family="text">
      <style:text-properties officeooo:rsid="0c8ebea2"/>
    </style:style>
    <style:style style:name="T733" style:family="text">
      <style:text-properties officeooo:rsid="0c9a6a34"/>
    </style:style>
    <style:style style:name="T734" style:family="text">
      <style:text-properties officeooo:rsid="0c9f9b4d"/>
    </style:style>
    <style:style style:name="T735" style:family="text">
      <style:text-properties officeooo:rsid="0ca00c81"/>
    </style:style>
    <style:style style:name="T736" style:family="text">
      <style:text-properties officeooo:rsid="0ca195a9"/>
    </style:style>
    <style:style style:name="T737" style:family="text">
      <style:text-properties officeooo:rsid="0ca1a803"/>
    </style:style>
    <style:style style:name="T738" style:family="text">
      <style:text-properties officeooo:rsid="0ca48167"/>
    </style:style>
    <style:style style:name="T739" style:family="text">
      <style:text-properties officeooo:rsid="0ca789ab"/>
    </style:style>
    <style:style style:name="T740" style:family="text">
      <style:text-properties officeooo:rsid="0ca9f5c5"/>
    </style:style>
    <style:style style:name="T741" style:family="text">
      <style:text-properties officeooo:rsid="0cabddc6"/>
    </style:style>
    <style:style style:name="T742" style:family="text">
      <style:text-properties officeooo:rsid="0cacdcf0"/>
    </style:style>
    <style:style style:name="T743" style:family="text">
      <style:text-properties officeooo:rsid="0cb75c3a"/>
    </style:style>
    <style:style style:name="T744" style:family="text">
      <style:text-properties officeooo:rsid="0cb8353f"/>
    </style:style>
    <style:style style:name="T745" style:family="text">
      <style:text-properties officeooo:rsid="0cbd3b4d"/>
    </style:style>
    <style:style style:name="T746" style:family="text">
      <style:text-properties officeooo:rsid="0cbef8ac"/>
    </style:style>
    <style:style style:name="T747" style:family="text">
      <style:text-properties officeooo:rsid="0cc0a37f"/>
    </style:style>
    <style:style style:name="T748" style:family="text">
      <style:text-properties officeooo:rsid="0cc46294"/>
    </style:style>
    <style:style style:name="T749" style:family="text">
      <style:text-properties officeooo:rsid="0cc7ca83"/>
    </style:style>
    <style:style style:name="T750" style:family="text">
      <style:text-properties officeooo:rsid="0ccc1514"/>
    </style:style>
    <style:style style:name="T751" style:family="text">
      <style:text-properties officeooo:rsid="0ce796b7"/>
    </style:style>
    <style:style style:name="T752" style:family="text">
      <style:text-properties officeooo:rsid="0cec4fb4"/>
    </style:style>
    <style:style style:name="T753" style:family="text">
      <style:text-properties officeooo:rsid="0cf189ad"/>
    </style:style>
    <style:style style:name="T754" style:family="text">
      <style:text-properties officeooo:rsid="0cf370aa"/>
    </style:style>
    <style:style style:name="T755" style:family="text">
      <style:text-properties officeooo:rsid="0cf639e8"/>
    </style:style>
    <style:style style:name="T756" style:family="text">
      <style:text-properties officeooo:rsid="0cfa6609"/>
    </style:style>
    <style:style style:name="T757" style:family="text">
      <style:text-properties officeooo:rsid="0d00abe5"/>
    </style:style>
    <style:style style:name="T758" style:family="text">
      <style:text-properties officeooo:rsid="0d022f32"/>
    </style:style>
    <style:style style:name="T759" style:family="text">
      <style:text-properties officeooo:rsid="0d0772f0"/>
    </style:style>
    <style:style style:name="T760" style:family="text">
      <style:text-properties officeooo:rsid="0d2d33c2"/>
    </style:style>
    <style:style style:name="T761" style:family="text">
      <style:text-properties officeooo:rsid="0d3902da"/>
    </style:style>
    <style:style style:name="T762" style:family="text">
      <style:text-properties officeooo:rsid="0d505791"/>
    </style:style>
    <style:style style:name="T763" style:family="text">
      <style:text-properties officeooo:rsid="0d520bc7"/>
    </style:style>
    <style:style style:name="T764" style:family="text">
      <style:text-properties officeooo:rsid="0d64e387"/>
    </style:style>
    <style:style style:name="T765" style:family="text">
      <style:text-properties officeooo:rsid="0d66b55f"/>
    </style:style>
    <style:style style:name="T766" style:family="text">
      <style:text-properties officeooo:rsid="0d718f63"/>
    </style:style>
    <style:style style:name="T767" style:family="text">
      <style:text-properties officeooo:rsid="0d7322bc"/>
    </style:style>
    <style:style style:name="T768" style:family="text">
      <style:text-properties officeooo:rsid="0d94f37d"/>
    </style:style>
    <style:style style:name="T769" style:family="text">
      <style:text-properties officeooo:rsid="0d953d0c"/>
    </style:style>
    <style:style style:name="T770" style:family="text">
      <style:text-properties officeooo:rsid="0d95beb5"/>
    </style:style>
    <style:style style:name="T771" style:family="text">
      <style:text-properties officeooo:rsid="0daf9bed"/>
    </style:style>
    <style:style style:name="T772" style:family="text">
      <style:text-properties officeooo:rsid="0db25752"/>
    </style:style>
    <style:style style:name="T773" style:family="text">
      <style:text-properties officeooo:rsid="0db443da"/>
    </style:style>
    <style:style style:name="T774" style:family="text">
      <style:text-properties officeooo:rsid="0db5f4d9"/>
    </style:style>
    <style:style style:name="T775" style:family="text">
      <style:text-properties officeooo:rsid="0db88b80"/>
    </style:style>
    <style:style style:name="T776" style:family="text">
      <style:text-properties officeooo:rsid="0dbddf6d"/>
    </style:style>
    <style:style style:name="T777" style:family="text">
      <style:text-properties officeooo:rsid="0dc0b566"/>
    </style:style>
    <style:style style:name="T778" style:family="text">
      <style:text-properties officeooo:rsid="0dc38dc8"/>
    </style:style>
    <style:style style:name="T779" style:family="text">
      <style:text-properties officeooo:rsid="0ddaf3b7"/>
    </style:style>
    <style:style style:name="T780" style:family="text">
      <style:text-properties officeooo:rsid="0ddc2b6f"/>
    </style:style>
    <style:style style:name="T781" style:family="text">
      <style:text-properties officeooo:rsid="0ddfb1fd"/>
    </style:style>
    <style:style style:name="T782" style:family="text">
      <style:text-properties officeooo:rsid="0de15042"/>
    </style:style>
    <style:style style:name="T783" style:family="text">
      <style:text-properties officeooo:rsid="0de46aad"/>
    </style:style>
    <style:style style:name="T784" style:family="text">
      <style:text-properties officeooo:rsid="0de4cc56"/>
    </style:style>
    <style:style style:name="T785" style:family="text">
      <style:text-properties officeooo:rsid="0de94f3c"/>
    </style:style>
    <style:style style:name="T786" style:family="text">
      <style:text-properties officeooo:rsid="0deb2934"/>
    </style:style>
    <style:style style:name="T787" style:family="text">
      <style:text-properties officeooo:rsid="0df1d645"/>
    </style:style>
    <style:style style:name="T788" style:family="text">
      <style:text-properties officeooo:rsid="0df5d2f5"/>
    </style:style>
    <style:style style:name="T789" style:family="text">
      <style:text-properties officeooo:rsid="0df71801"/>
    </style:style>
    <style:style style:name="T790" style:family="text">
      <style:text-properties officeooo:rsid="0dfab358"/>
    </style:style>
    <style:style style:name="T791" style:family="text">
      <style:text-properties officeooo:rsid="0dfb16e1"/>
    </style:style>
    <style:style style:name="T792" style:family="text">
      <style:text-properties officeooo:rsid="0dfbf58e"/>
    </style:style>
    <style:style style:name="T793" style:family="text">
      <style:text-properties officeooo:rsid="0e07e389"/>
    </style:style>
    <style:style style:name="T794" style:family="text">
      <style:text-properties officeooo:rsid="0e0b3607"/>
    </style:style>
    <style:style style:name="T795" style:family="text">
      <style:text-properties officeooo:rsid="0e0fe321"/>
    </style:style>
    <style:style style:name="T796" style:family="text">
      <style:text-properties officeooo:rsid="0e110022"/>
    </style:style>
    <style:style style:name="T797" style:family="text">
      <style:text-properties officeooo:rsid="0e122289"/>
    </style:style>
    <style:style style:name="T798" style:family="text">
      <style:text-properties officeooo:rsid="0e1c6be2"/>
    </style:style>
    <style:style style:name="T799" style:family="text">
      <style:text-properties officeooo:rsid="0e1df258"/>
    </style:style>
    <style:style style:name="T800" style:family="text">
      <style:text-properties officeooo:rsid="0e227b2d"/>
    </style:style>
    <style:style style:name="T801" style:family="text">
      <style:text-properties officeooo:rsid="0e24cb6c"/>
    </style:style>
    <style:style style:name="T802" style:family="text">
      <style:text-properties officeooo:rsid="0e282c8d"/>
    </style:style>
    <style:style style:name="T803" style:family="text">
      <style:text-properties officeooo:rsid="0e29cfbd"/>
    </style:style>
    <style:style style:name="T804" style:family="text">
      <style:text-properties officeooo:rsid="0e39ee3a"/>
    </style:style>
    <style:style style:name="T805" style:family="text">
      <style:text-properties officeooo:rsid="0e3be534"/>
    </style:style>
    <style:style style:name="T806" style:family="text">
      <style:text-properties officeooo:rsid="0e44db7b"/>
    </style:style>
    <style:style style:name="T807" style:family="text">
      <style:text-properties officeooo:rsid="0e4bd7d3"/>
    </style:style>
    <style:style style:name="T808" style:family="text">
      <style:text-properties officeooo:rsid="0e4dd716"/>
    </style:style>
    <style:style style:name="T809" style:family="text">
      <style:text-properties officeooo:rsid="0e592516"/>
    </style:style>
    <style:style style:name="T810" style:family="text">
      <style:text-properties officeooo:rsid="0e6329ed"/>
    </style:style>
    <style:style style:name="T811" style:family="text">
      <style:text-properties officeooo:rsid="0e6a4b20"/>
    </style:style>
    <style:style style:name="T812" style:family="text">
      <style:text-properties officeooo:rsid="0e71be2e"/>
    </style:style>
    <style:style style:name="T813" style:family="text">
      <style:text-properties officeooo:rsid="0e7b4d6a"/>
    </style:style>
    <style:style style:name="T814" style:family="text">
      <style:text-properties officeooo:rsid="0e7c983f"/>
    </style:style>
    <style:style style:name="T815" style:family="text">
      <style:text-properties officeooo:rsid="0e82d4e5"/>
    </style:style>
    <style:style style:name="T816" style:family="text">
      <style:text-properties officeooo:rsid="0e9c9990"/>
    </style:style>
    <style:style style:name="T817" style:family="text">
      <style:text-properties officeooo:rsid="0ea6ca52"/>
    </style:style>
    <style:style style:name="T818" style:family="text">
      <style:text-properties officeooo:rsid="0eb457c4"/>
    </style:style>
    <style:style style:name="T819" style:family="text">
      <style:text-properties officeooo:rsid="0ec8e17f"/>
    </style:style>
    <style:style style:name="T820" style:family="text">
      <style:text-properties officeooo:rsid="0f21c342"/>
    </style:style>
    <style:style style:name="T821" style:family="text">
      <style:text-properties officeooo:rsid="0f23f3ee"/>
    </style:style>
    <style:style style:name="T822" style:family="text">
      <style:text-properties officeooo:rsid="0f2579dd"/>
    </style:style>
    <style:style style:name="T823" style:family="text">
      <style:text-properties officeooo:rsid="0f26ea44"/>
    </style:style>
    <style:style style:name="T824" style:family="text">
      <style:text-properties officeooo:rsid="0f270c46"/>
    </style:style>
    <style:style style:name="T825" style:family="text">
      <style:text-properties officeooo:rsid="0f29f922"/>
    </style:style>
    <style:style style:name="T826" style:family="text">
      <style:text-properties officeooo:rsid="0f304448"/>
    </style:style>
    <style:style style:name="T827" style:family="text">
      <style:text-properties officeooo:rsid="0f3351ae"/>
    </style:style>
    <style:style style:name="T828" style:family="text">
      <style:text-properties officeooo:rsid="0f34d5d8"/>
    </style:style>
    <style:style style:name="T829" style:family="text">
      <style:text-properties officeooo:rsid="0f3c8936"/>
    </style:style>
    <style:style style:name="T830" style:family="text">
      <style:text-properties officeooo:rsid="0f3d54a6"/>
    </style:style>
    <style:style style:name="T831" style:family="text">
      <style:text-properties officeooo:rsid="0f5770e6"/>
    </style:style>
    <style:style style:name="T832" style:family="text">
      <style:text-properties officeooo:rsid="0f59298b"/>
    </style:style>
    <style:style style:name="T833" style:family="text">
      <style:text-properties officeooo:rsid="0f599e72"/>
    </style:style>
    <style:style style:name="T834" style:family="text">
      <style:text-properties officeooo:rsid="0f5b5441"/>
    </style:style>
    <style:style style:name="T835" style:family="text">
      <style:text-properties officeooo:rsid="0f5d2a68"/>
    </style:style>
    <style:style style:name="T836" style:family="text">
      <style:text-properties officeooo:rsid="0f5e96a9"/>
    </style:style>
    <style:style style:name="T837" style:family="text">
      <style:text-properties officeooo:rsid="0f60172a"/>
    </style:style>
    <style:style style:name="T838" style:family="text">
      <style:text-properties officeooo:rsid="0f615fea"/>
    </style:style>
    <style:style style:name="T839" style:family="text">
      <style:text-properties officeooo:rsid="0f61bcfa"/>
    </style:style>
    <style:style style:name="T840" style:family="text">
      <style:text-properties officeooo:rsid="0f64bc6a"/>
    </style:style>
    <style:style style:name="T841" style:family="text">
      <style:text-properties officeooo:rsid="0f656a98"/>
    </style:style>
    <style:style style:name="T842" style:family="text">
      <style:text-properties officeooo:rsid="0f66e640"/>
    </style:style>
    <style:style style:name="T843" style:family="text">
      <style:text-properties officeooo:rsid="0f6e1646"/>
    </style:style>
    <style:style style:name="T844" style:family="text">
      <style:text-properties officeooo:rsid="0f6f6dd4"/>
    </style:style>
    <style:style style:name="T845" style:family="text">
      <style:text-properties officeooo:rsid="0f778440"/>
    </style:style>
    <style:style style:name="T846" style:family="text">
      <style:text-properties officeooo:rsid="0f7c5d66"/>
    </style:style>
    <style:style style:name="T847" style:family="text">
      <style:text-properties officeooo:rsid="0f7fe769"/>
    </style:style>
    <style:style style:name="T848" style:family="text">
      <style:text-properties officeooo:rsid="0f7fe8f9"/>
    </style:style>
    <style:style style:name="T849" style:family="text">
      <style:text-properties officeooo:rsid="0f82ac62"/>
    </style:style>
    <style:style style:name="T850" style:family="text">
      <style:text-properties officeooo:rsid="0f877e98"/>
    </style:style>
    <style:style style:name="T851" style:family="text">
      <style:text-properties officeooo:rsid="0f890f54"/>
    </style:style>
    <style:style style:name="T852" style:family="text">
      <style:text-properties officeooo:rsid="0f8d0312"/>
    </style:style>
    <style:style style:name="T853" style:family="text">
      <style:text-properties officeooo:rsid="0f8e06ae"/>
    </style:style>
    <style:style style:name="T854" style:family="text">
      <style:text-properties officeooo:rsid="0f940b05"/>
    </style:style>
    <style:style style:name="T855" style:family="text">
      <style:text-properties officeooo:rsid="0f96ca21"/>
    </style:style>
    <style:style style:name="T856" style:family="text">
      <style:text-properties officeooo:rsid="0f9e4535"/>
    </style:style>
    <style:style style:name="T857" style:family="text">
      <style:text-properties officeooo:rsid="0fa299bb"/>
    </style:style>
    <style:style style:name="T858" style:family="text">
      <style:text-properties officeooo:rsid="0fb21a34"/>
    </style:style>
    <style:style style:name="T859" style:family="text">
      <style:text-properties officeooo:rsid="0fb60915"/>
    </style:style>
    <style:style style:name="T860" style:family="text">
      <style:text-properties officeooo:rsid="0fb98175"/>
    </style:style>
    <style:style style:name="T861" style:family="text">
      <style:text-properties officeooo:rsid="0fbeb062"/>
    </style:style>
    <style:style style:name="T862" style:family="text">
      <style:text-properties officeooo:rsid="0fd87542"/>
    </style:style>
    <style:style style:name="T863" style:family="text">
      <style:text-properties officeooo:rsid="0fd97a63"/>
    </style:style>
    <style:style style:name="T864" style:family="text">
      <style:text-properties officeooo:rsid="0fe956ff"/>
    </style:style>
    <style:style style:name="T865" style:family="text">
      <style:text-properties officeooo:rsid="0ff2fde9"/>
    </style:style>
    <style:style style:name="T866" style:family="text">
      <style:text-properties officeooo:rsid="0ff41b2c"/>
    </style:style>
    <style:style style:name="T867" style:family="text">
      <style:text-properties officeooo:rsid="0ffd45fe"/>
    </style:style>
    <style:style style:name="T868" style:family="text">
      <style:text-properties officeooo:rsid="0ffef7dd"/>
    </style:style>
    <style:style style:name="T869" style:family="text">
      <style:text-properties officeooo:rsid="1003596b"/>
    </style:style>
    <style:style style:name="T870" style:family="text">
      <style:text-properties officeooo:rsid="1003e779"/>
    </style:style>
    <style:style style:name="T871" style:family="text">
      <style:text-properties officeooo:rsid="101e52a9"/>
    </style:style>
    <style:style style:name="T872" style:family="text">
      <style:text-properties officeooo:rsid="101e805c"/>
    </style:style>
    <style:style style:name="T873" style:family="text">
      <style:text-properties officeooo:rsid="1045336a"/>
    </style:style>
    <style:style style:name="T874" style:family="text">
      <style:text-properties officeooo:rsid="104eeed0"/>
    </style:style>
    <style:style style:name="T875" style:family="text">
      <style:text-properties officeooo:rsid="10564fbd"/>
    </style:style>
    <style:style style:name="T876" style:family="text">
      <style:text-properties officeooo:rsid="105dd7b3"/>
    </style:style>
    <style:style style:name="T877" style:family="text">
      <style:text-properties officeooo:rsid="105fb572"/>
    </style:style>
    <style:style style:name="T878" style:family="text">
      <style:text-properties officeooo:rsid="1061969f"/>
    </style:style>
    <style:style style:name="T879" style:family="text">
      <style:text-properties officeooo:rsid="10629960"/>
    </style:style>
    <style:style style:name="T880" style:family="text">
      <style:text-properties officeooo:rsid="10b502e0"/>
    </style:style>
    <style:style style:name="T881" style:family="text">
      <style:text-properties officeooo:rsid="10b52dc3"/>
    </style:style>
    <style:style style:name="T882" style:family="text">
      <style:text-properties officeooo:rsid="10b8f4f0"/>
    </style:style>
    <style:style style:name="T883" style:family="text">
      <style:text-properties officeooo:rsid="10bfd616"/>
    </style:style>
    <style:style style:name="T884" style:family="text">
      <style:text-properties officeooo:rsid="10c3c17e"/>
    </style:style>
    <style:style style:name="T885" style:family="text">
      <style:text-properties officeooo:rsid="10c9c78b"/>
    </style:style>
    <style:style style:name="T886" style:family="text">
      <style:text-properties officeooo:rsid="10ca579e"/>
    </style:style>
    <style:style style:name="T887" style:family="text">
      <style:text-properties officeooo:rsid="10cc8625"/>
    </style:style>
    <style:style style:name="T888" style:family="text">
      <style:text-properties officeooo:rsid="10fad97f"/>
    </style:style>
    <style:style style:name="T889" style:family="text">
      <style:text-properties officeooo:rsid="10fd2174"/>
    </style:style>
    <style:style style:name="T890" style:family="text">
      <style:text-properties officeooo:rsid="11000cd1"/>
    </style:style>
    <style:style style:name="T891" style:family="text">
      <style:text-properties officeooo:rsid="111defeb"/>
    </style:style>
    <style:style style:name="T892" style:family="text">
      <style:text-properties officeooo:rsid="111f8566"/>
    </style:style>
    <style:style style:name="T893" style:family="text">
      <style:text-properties officeooo:rsid="1121c5f0"/>
    </style:style>
    <style:style style:name="T894" style:family="text">
      <style:text-properties officeooo:rsid="11434a81"/>
    </style:style>
    <style:style style:name="T895" style:family="text">
      <style:text-properties officeooo:rsid="114497b1"/>
    </style:style>
    <style:style style:name="T896" style:family="text">
      <style:text-properties officeooo:rsid="11459f33"/>
    </style:style>
    <style:style style:name="T897" style:family="text">
      <style:text-properties officeooo:rsid="11497ebe"/>
    </style:style>
    <style:style style:name="T898" style:family="text">
      <style:text-properties officeooo:rsid="11511d48"/>
    </style:style>
    <style:style style:name="T899" style:family="text">
      <style:text-properties officeooo:rsid="115318c7"/>
    </style:style>
    <style:style style:name="T900" style:family="text">
      <style:text-properties officeooo:rsid="1153705e"/>
    </style:style>
    <style:style style:name="T901" style:family="text">
      <style:text-properties officeooo:rsid="11551500"/>
    </style:style>
    <style:style style:name="T902" style:family="text">
      <style:text-properties officeooo:rsid="11564fe4"/>
    </style:style>
    <style:style style:name="T903" style:family="text">
      <style:text-properties officeooo:rsid="117330b3"/>
    </style:style>
    <style:style style:name="T904" style:family="text">
      <style:text-properties officeooo:rsid="118af220"/>
    </style:style>
    <style:style style:name="T905" style:family="text">
      <style:text-properties officeooo:rsid="118ba746"/>
    </style:style>
    <style:style style:name="T906" style:family="text">
      <style:text-properties officeooo:rsid="1190c07d"/>
    </style:style>
    <style:style style:name="T907" style:family="text">
      <style:text-properties officeooo:rsid="11939907"/>
    </style:style>
    <style:style style:name="T908" style:family="text">
      <style:text-properties officeooo:rsid="1197ec91"/>
    </style:style>
    <style:style style:name="T909" style:family="text">
      <style:text-properties officeooo:rsid="119977b6"/>
    </style:style>
    <style:style style:name="T910" style:family="text">
      <style:text-properties officeooo:rsid="119b7c9e"/>
    </style:style>
    <style:style style:name="T911" style:family="text">
      <style:text-properties officeooo:rsid="11a29adb"/>
    </style:style>
    <style:style style:name="T912" style:family="text">
      <style:text-properties officeooo:rsid="11a6d69f"/>
    </style:style>
    <style:style style:name="T913" style:family="text">
      <style:text-properties officeooo:rsid="11a7a5e2"/>
    </style:style>
    <style:style style:name="T914" style:family="text">
      <style:text-properties officeooo:rsid="11a94c9b"/>
    </style:style>
    <style:style style:name="T915" style:family="text">
      <style:text-properties officeooo:rsid="11b59ab5"/>
    </style:style>
    <style:style style:name="T916" style:family="text">
      <style:text-properties officeooo:rsid="11b8918e"/>
    </style:style>
    <style:style style:name="T917" style:family="text">
      <style:text-properties officeooo:rsid="11b97a60"/>
    </style:style>
    <style:style style:name="T918" style:family="text">
      <style:text-properties officeooo:rsid="11c10f52"/>
    </style:style>
    <style:style style:name="T919" style:family="text">
      <style:text-properties officeooo:rsid="11c2f367"/>
    </style:style>
    <style:style style:name="T920" style:family="text">
      <style:text-properties officeooo:rsid="11cae0dc"/>
    </style:style>
    <style:style style:name="T921" style:family="text">
      <style:text-properties officeooo:rsid="11d9f8e9"/>
    </style:style>
    <style:style style:name="T922" style:family="text">
      <style:text-properties officeooo:rsid="11df576b"/>
    </style:style>
    <style:style style:name="T923" style:family="text">
      <style:text-properties officeooo:rsid="11e29beb"/>
    </style:style>
    <style:style style:name="T924" style:family="text">
      <style:text-properties officeooo:rsid="11e4ba8f"/>
    </style:style>
    <style:style style:name="T925" style:family="text">
      <style:text-properties officeooo:rsid="11e5fadf"/>
    </style:style>
    <style:style style:name="T926" style:family="text">
      <style:text-properties officeooo:rsid="11e763c3"/>
    </style:style>
    <style:style style:name="T927" style:family="text">
      <style:text-properties officeooo:rsid="11e7e107"/>
    </style:style>
    <style:style style:name="T928" style:family="text">
      <style:text-properties officeooo:rsid="11ea9f7a"/>
    </style:style>
    <style:style style:name="T929" style:family="text">
      <style:text-properties officeooo:rsid="11eb4827"/>
    </style:style>
    <style:style style:name="T930" style:family="text">
      <style:text-properties officeooo:rsid="11edfca7"/>
    </style:style>
    <style:style style:name="T931" style:family="text">
      <style:text-properties officeooo:rsid="11ee30c8"/>
    </style:style>
    <style:style style:name="T932" style:family="text">
      <style:text-properties officeooo:rsid="11eea79b"/>
    </style:style>
    <style:style style:name="T933" style:family="text">
      <style:text-properties officeooo:rsid="11f13708"/>
    </style:style>
    <style:style style:name="T934" style:family="text">
      <style:text-properties officeooo:rsid="11f1ac8d"/>
    </style:style>
    <style:style style:name="T935" style:family="text">
      <style:text-properties officeooo:rsid="11f4b3fa"/>
    </style:style>
    <style:style style:name="T936" style:family="text">
      <style:text-properties officeooo:rsid="11f709a6"/>
    </style:style>
    <style:style style:name="T937" style:family="text">
      <style:text-properties officeooo:rsid="11f847b2"/>
    </style:style>
    <style:style style:name="T938" style:family="text">
      <style:text-properties officeooo:rsid="11fec9b7"/>
    </style:style>
    <style:style style:name="T939" style:family="text">
      <style:text-properties officeooo:rsid="12097af6"/>
    </style:style>
    <style:style style:name="T940" style:family="text">
      <style:text-properties officeooo:rsid="120aa11b"/>
    </style:style>
    <style:style style:name="T941" style:family="text">
      <style:text-properties officeooo:rsid="120e4a74"/>
    </style:style>
    <style:style style:name="T942" style:family="text">
      <style:text-properties officeooo:rsid="12143e25"/>
    </style:style>
    <style:style style:name="T943" style:family="text">
      <style:text-properties officeooo:rsid="12176e32"/>
    </style:style>
    <style:style style:name="T944" style:family="text">
      <style:text-properties officeooo:rsid="12222ce0"/>
    </style:style>
    <style:style style:name="T945" style:family="text">
      <style:text-properties officeooo:rsid="12229030"/>
    </style:style>
    <style:style style:name="T946" style:family="text">
      <style:text-properties officeooo:rsid="1224bac9"/>
    </style:style>
    <style:style style:name="T947" style:family="text">
      <style:text-properties officeooo:rsid="12299887"/>
    </style:style>
    <style:style style:name="T948" style:family="text">
      <style:text-properties officeooo:rsid="122a86aa"/>
    </style:style>
    <style:style style:name="T949" style:family="text">
      <style:text-properties officeooo:rsid="12335317"/>
    </style:style>
    <style:style style:name="T950" style:family="text">
      <style:text-properties officeooo:rsid="123993c1"/>
    </style:style>
    <style:style style:name="T951" style:family="text">
      <style:text-properties officeooo:rsid="1244fd3f"/>
    </style:style>
    <style:style style:name="T952" style:family="text">
      <style:text-properties officeooo:rsid="12460659"/>
    </style:style>
    <style:style style:name="T953" style:family="text">
      <style:text-properties officeooo:rsid="1246f346"/>
    </style:style>
    <style:style style:name="T954" style:family="text">
      <style:text-properties officeooo:rsid="1248649d"/>
    </style:style>
    <style:style style:name="T955" style:family="text">
      <style:text-properties officeooo:rsid="124a144a"/>
    </style:style>
    <style:style style:name="T956" style:family="text">
      <style:text-properties officeooo:rsid="125240f2"/>
    </style:style>
    <style:style style:name="T957" style:family="text">
      <style:text-properties officeooo:rsid="1255f577"/>
    </style:style>
    <style:style style:name="T958" style:family="text">
      <style:text-properties officeooo:rsid="125a7514"/>
    </style:style>
    <style:style style:name="T959" style:family="text">
      <style:text-properties officeooo:rsid="125ef3ee"/>
    </style:style>
    <style:style style:name="T960" style:family="text">
      <style:text-properties officeooo:rsid="1262b495"/>
    </style:style>
    <style:style style:name="T961" style:family="text">
      <style:text-properties officeooo:rsid="12633972"/>
    </style:style>
    <style:style style:name="T962" style:family="text">
      <style:text-properties officeooo:rsid="12666321"/>
    </style:style>
    <style:style style:name="T963" style:family="text">
      <style:text-properties officeooo:rsid="12693cc5"/>
    </style:style>
    <style:style style:name="T964" style:family="text">
      <style:text-properties officeooo:rsid="1279f76c"/>
    </style:style>
    <style:style style:name="T965" style:family="text">
      <style:text-properties officeooo:rsid="12818b64"/>
    </style:style>
    <style:style style:name="T966" style:family="text">
      <style:text-properties officeooo:rsid="12859cf6"/>
    </style:style>
    <style:style style:name="T967" style:family="text">
      <style:text-properties officeooo:rsid="1289f2a0"/>
    </style:style>
    <style:style style:name="T968" style:family="text">
      <style:text-properties officeooo:rsid="128b9617"/>
    </style:style>
    <style:style style:name="T969" style:family="text">
      <style:text-properties officeooo:rsid="128d7403"/>
    </style:style>
    <style:style style:name="T970" style:family="text">
      <style:text-properties officeooo:rsid="1290f524"/>
    </style:style>
    <style:style style:name="T971" style:family="text">
      <style:text-properties officeooo:rsid="1292caa3"/>
    </style:style>
    <style:style style:name="T972" style:family="text">
      <style:text-properties officeooo:rsid="12958d79"/>
    </style:style>
    <style:style style:name="T973" style:family="text">
      <style:text-properties officeooo:rsid="129e0020"/>
    </style:style>
    <style:style style:name="T974" style:family="text">
      <style:text-properties officeooo:rsid="12a0b4e6"/>
    </style:style>
    <style:style style:name="T975" style:family="text">
      <style:text-properties officeooo:rsid="12a2f135"/>
    </style:style>
    <style:style style:name="T976" style:family="text">
      <style:text-properties officeooo:rsid="12a7135c"/>
    </style:style>
    <style:style style:name="T977" style:family="text">
      <style:text-properties officeooo:rsid="12ad642c"/>
    </style:style>
    <style:style style:name="T978" style:family="text">
      <style:text-properties officeooo:rsid="12b1b853"/>
    </style:style>
    <style:style style:name="T979" style:family="text">
      <style:text-properties officeooo:rsid="12bdc837"/>
    </style:style>
    <style:style style:name="T980" style:family="text">
      <style:text-properties officeooo:rsid="12bf7bbd"/>
    </style:style>
    <style:style style:name="T981" style:family="text">
      <style:text-properties officeooo:rsid="12c0999f"/>
    </style:style>
    <style:style style:name="T982" style:family="text">
      <style:text-properties officeooo:rsid="12d4588d"/>
    </style:style>
    <style:style style:name="T983" style:family="text">
      <style:text-properties officeooo:rsid="12d610e1"/>
    </style:style>
    <style:style style:name="T984" style:family="text">
      <style:text-properties officeooo:rsid="12d8c2b4"/>
    </style:style>
    <style:style style:name="T985" style:family="text">
      <style:text-properties officeooo:rsid="12d9e814"/>
    </style:style>
    <style:style style:name="T986" style:family="text">
      <style:text-properties officeooo:rsid="12da86a9"/>
    </style:style>
    <style:style style:name="T987" style:family="text">
      <style:text-properties officeooo:rsid="12dd20c9"/>
    </style:style>
    <style:style style:name="T988" style:family="text">
      <style:text-properties officeooo:rsid="12e0214f"/>
    </style:style>
    <style:style style:name="T989" style:family="text">
      <style:text-properties officeooo:rsid="12e20b39"/>
    </style:style>
    <style:style style:name="T990" style:family="text">
      <style:text-properties officeooo:rsid="12e2b883"/>
    </style:style>
    <style:style style:name="T991" style:family="text">
      <style:text-properties officeooo:rsid="12e681bf"/>
    </style:style>
    <style:style style:name="T992" style:family="text">
      <style:text-properties officeooo:rsid="12e7ac29"/>
    </style:style>
    <style:style style:name="T993" style:family="text">
      <style:text-properties officeooo:rsid="12eb296b"/>
    </style:style>
    <style:style style:name="T994" style:family="text">
      <style:text-properties officeooo:rsid="12ebe756"/>
    </style:style>
    <style:style style:name="T995" style:family="text">
      <style:text-properties officeooo:rsid="12f37dc9"/>
    </style:style>
    <style:style style:name="T996" style:family="text">
      <style:text-properties officeooo:rsid="12f6859a"/>
    </style:style>
    <style:style style:name="T997" style:family="text">
      <style:text-properties officeooo:rsid="12f7be26"/>
    </style:style>
    <style:style style:name="T998" style:family="text">
      <style:text-properties officeooo:rsid="12fb1ec1"/>
    </style:style>
    <style:style style:name="T999" style:family="text">
      <style:text-properties officeooo:rsid="12fe8924"/>
    </style:style>
    <style:style style:name="T1000" style:family="text">
      <style:text-properties officeooo:rsid="12fffae4"/>
    </style:style>
    <style:style style:name="T1001" style:family="text">
      <style:text-properties officeooo:rsid="1302fafb"/>
    </style:style>
    <style:style style:name="T1002" style:family="text">
      <style:text-properties officeooo:rsid="130850a8"/>
    </style:style>
    <style:style style:name="T1003" style:family="text">
      <style:text-properties officeooo:rsid="130cbc9d"/>
    </style:style>
    <style:style style:name="T1004" style:family="text">
      <style:text-properties officeooo:rsid="1316e3b4"/>
    </style:style>
    <style:style style:name="T1005" style:family="text">
      <style:text-properties officeooo:rsid="13228c7e"/>
    </style:style>
    <style:style style:name="T1006" style:family="text">
      <style:text-properties officeooo:rsid="132542e6"/>
    </style:style>
    <style:style style:name="T1007" style:family="text">
      <style:text-properties officeooo:rsid="132feaf4"/>
    </style:style>
    <style:style style:name="T1008" style:family="text">
      <style:text-properties officeooo:rsid="133da17c"/>
    </style:style>
    <style:style style:name="T1009" style:family="text">
      <style:text-properties officeooo:rsid="135b27f9"/>
    </style:style>
    <style:style style:name="T1010" style:family="text">
      <style:text-properties officeooo:rsid="1365b8d0"/>
    </style:style>
    <style:style style:name="T1011" style:family="text">
      <style:text-properties officeooo:rsid="13742f45"/>
    </style:style>
    <style:style style:name="T1012" style:family="text">
      <style:text-properties officeooo:rsid="13777839"/>
    </style:style>
    <style:style style:name="T1013" style:family="text">
      <style:text-properties officeooo:rsid="1379139d"/>
    </style:style>
    <style:style style:name="T1014" style:family="text">
      <style:text-properties officeooo:rsid="139cd9c0"/>
    </style:style>
    <style:style style:name="T1015" style:family="text">
      <style:text-properties officeooo:rsid="13a8a203"/>
    </style:style>
    <style:style style:name="T1016" style:family="text">
      <style:text-properties officeooo:rsid="13b819c6"/>
    </style:style>
    <style:style style:name="T1017" style:family="text">
      <style:text-properties officeooo:rsid="13bc4c51"/>
    </style:style>
    <style:style style:name="T1018" style:family="text">
      <style:text-properties officeooo:rsid="13bdbf33"/>
    </style:style>
    <style:style style:name="T1019" style:family="text">
      <style:text-properties officeooo:rsid="13c7250e"/>
    </style:style>
    <style:style style:name="T1020" style:family="text">
      <style:text-properties officeooo:rsid="13c7e85c"/>
    </style:style>
    <style:style style:name="T1021" style:family="text">
      <style:text-properties officeooo:rsid="13cb2998"/>
    </style:style>
    <style:style style:name="T1022" style:family="text">
      <style:text-properties officeooo:rsid="13f4c8d0"/>
    </style:style>
    <style:style style:name="T1023" style:family="text">
      <style:text-properties officeooo:rsid="1432dbf1"/>
    </style:style>
    <style:style style:name="T1024" style:family="text">
      <style:text-properties officeooo:rsid="14343ce0"/>
    </style:style>
    <style:style style:name="T1025" style:family="text">
      <style:text-properties officeooo:rsid="143a292f"/>
    </style:style>
    <style:style style:name="T1026" style:family="text">
      <style:text-properties officeooo:rsid="143b7bfa"/>
    </style:style>
    <style:style style:name="T1027" style:family="text">
      <style:text-properties officeooo:rsid="1440e3c1"/>
    </style:style>
    <style:style style:name="T1028" style:family="text">
      <style:text-properties officeooo:rsid="14424507"/>
    </style:style>
    <style:style style:name="T1029" style:family="text">
      <style:text-properties officeooo:rsid="14429f80"/>
    </style:style>
    <style:style style:name="T1030" style:family="text">
      <style:text-properties officeooo:rsid="1443999e"/>
    </style:style>
    <style:style style:name="T1031" style:family="text">
      <style:text-properties officeooo:rsid="145b38c0"/>
    </style:style>
    <style:style style:name="T1032" style:family="text">
      <style:text-properties officeooo:rsid="145e8cda"/>
    </style:style>
    <style:style style:name="T1033" style:family="text">
      <style:text-properties officeooo:rsid="146c56ec"/>
    </style:style>
    <style:style style:name="T1034" style:family="text">
      <style:text-properties officeooo:rsid="14724cd9"/>
    </style:style>
    <style:style style:name="T1035" style:family="text">
      <style:text-properties officeooo:rsid="147a8723"/>
    </style:style>
    <style:style style:name="T1036" style:family="text">
      <style:text-properties officeooo:rsid="147c8c15"/>
    </style:style>
    <style:style style:name="T1037" style:family="text">
      <style:text-properties officeooo:rsid="147d2cd3"/>
    </style:style>
    <style:style style:name="T1038" style:family="text">
      <style:text-properties officeooo:rsid="147fc89a"/>
    </style:style>
    <style:style style:name="T1039" style:family="text">
      <style:text-properties officeooo:rsid="14829847"/>
    </style:style>
    <style:style style:name="T1040" style:family="text">
      <style:text-properties officeooo:rsid="1485ccd4"/>
    </style:style>
    <style:style style:name="T1041" style:family="text">
      <style:text-properties officeooo:rsid="1488ad47"/>
    </style:style>
    <style:style style:name="T1042" style:family="text">
      <style:text-properties officeooo:rsid="14bcc74a"/>
    </style:style>
    <style:style style:name="T1043" style:family="text">
      <style:text-properties officeooo:rsid="14c1130b"/>
    </style:style>
    <style:style style:name="T1044" style:family="text">
      <style:text-properties officeooo:rsid="14c78651"/>
    </style:style>
    <style:style style:name="T1045" style:family="text">
      <style:text-properties officeooo:rsid="14cb1f3b"/>
    </style:style>
    <style:style style:name="T1046" style:family="text">
      <style:text-properties officeooo:rsid="14cbed8b"/>
    </style:style>
    <style:style style:name="T1047" style:family="text">
      <style:text-properties officeooo:rsid="14cbedce"/>
    </style:style>
    <style:style style:name="T1048" style:family="text">
      <style:text-properties officeooo:rsid="14cdaa85"/>
    </style:style>
    <style:style style:name="T1049" style:family="text">
      <style:text-properties officeooo:rsid="14d26a38"/>
    </style:style>
    <style:style style:name="T1050" style:family="text">
      <style:text-properties officeooo:rsid="14d4fb13"/>
    </style:style>
    <style:style style:name="T1051" style:family="text">
      <style:text-properties officeooo:rsid="14d557b1"/>
    </style:style>
    <style:style style:name="T1052" style:family="text">
      <style:text-properties officeooo:rsid="14df7bfb"/>
    </style:style>
    <style:style style:name="T1053" style:family="text">
      <style:text-properties officeooo:rsid="14f02e5f"/>
    </style:style>
    <style:style style:name="T1054" style:family="text">
      <style:text-properties officeooo:rsid="14f5564a"/>
    </style:style>
    <style:style style:name="T1055" style:family="text">
      <style:text-properties officeooo:rsid="14f70b77"/>
    </style:style>
    <style:style style:name="T1056" style:family="text">
      <style:text-properties officeooo:rsid="152183ea"/>
    </style:style>
    <style:style style:name="T1057" style:family="text">
      <style:text-properties officeooo:rsid="1521dae0"/>
    </style:style>
    <style:style style:name="T1058" style:family="text">
      <style:text-properties officeooo:rsid="15236a52"/>
    </style:style>
    <style:style style:name="T1059" style:family="text">
      <style:text-properties officeooo:rsid="1523b35f"/>
    </style:style>
    <style:style style:name="T1060" style:family="text">
      <style:text-properties officeooo:rsid="152c3f8b"/>
    </style:style>
    <style:style style:name="T1061" style:family="text">
      <style:text-properties officeooo:rsid="1543bc7a"/>
    </style:style>
    <style:style style:name="T1062" style:family="text">
      <style:text-properties officeooo:rsid="15450dd3"/>
    </style:style>
    <style:style style:name="T1063" style:family="text">
      <style:text-properties officeooo:rsid="1546a877"/>
    </style:style>
    <style:style style:name="T1064" style:family="text">
      <style:text-properties officeooo:rsid="1554a550"/>
    </style:style>
    <style:style style:name="T1065" style:family="text">
      <style:text-properties officeooo:rsid="155538ad"/>
    </style:style>
    <style:style style:name="T1066" style:family="text">
      <style:text-properties officeooo:rsid="1556e9f6"/>
    </style:style>
    <style:style style:name="T1067" style:family="text">
      <style:text-properties officeooo:rsid="155a9402"/>
    </style:style>
    <style:style style:name="T1068" style:family="text">
      <style:text-properties officeooo:rsid="155b7608"/>
    </style:style>
    <style:style style:name="T1069" style:family="text">
      <style:text-properties officeooo:rsid="1566cf32"/>
    </style:style>
    <style:style style:name="T1070" style:family="text">
      <style:text-properties officeooo:rsid="15675626"/>
    </style:style>
    <style:style style:name="T1071" style:family="text">
      <style:text-properties officeooo:rsid="15683c9d"/>
    </style:style>
    <style:style style:name="T1072" style:family="text">
      <style:text-properties officeooo:rsid="15684839"/>
    </style:style>
    <style:style style:name="T1073" style:family="text">
      <style:text-properties officeooo:rsid="156b886d"/>
    </style:style>
    <style:style style:name="T1074" style:family="text">
      <style:text-properties officeooo:rsid="156c48ff"/>
    </style:style>
    <style:style style:name="T1075" style:family="text">
      <style:text-properties officeooo:rsid="1570c6b1"/>
    </style:style>
    <style:style style:name="T1076" style:family="text">
      <style:text-properties officeooo:rsid="15793041"/>
    </style:style>
    <style:style style:name="T1077" style:family="text">
      <style:text-properties officeooo:rsid="157a81e8"/>
    </style:style>
    <style:style style:name="T1078" style:family="text">
      <style:text-properties officeooo:rsid="157ca70a"/>
    </style:style>
    <style:style style:name="T1079" style:family="text">
      <style:text-properties officeooo:rsid="158ba603"/>
    </style:style>
    <style:style style:name="T1080" style:family="text">
      <style:text-properties officeooo:rsid="158f2dc2"/>
    </style:style>
    <style:style style:name="T1081" style:family="text">
      <style:text-properties officeooo:rsid="1599bb73"/>
    </style:style>
    <style:style style:name="T1082" style:family="text">
      <style:text-properties officeooo:rsid="159caa0d"/>
    </style:style>
    <style:style style:name="T1083" style:family="text">
      <style:text-properties officeooo:rsid="15a43ea7"/>
    </style:style>
    <style:style style:name="T1084" style:family="text">
      <style:text-properties officeooo:rsid="15a8c0ee"/>
    </style:style>
    <style:style style:name="T1085" style:family="text">
      <style:text-properties officeooo:rsid="15ac0f63"/>
    </style:style>
    <style:style style:name="T1086" style:family="text">
      <style:text-properties officeooo:rsid="15ad9834"/>
    </style:style>
    <style:style style:name="T1087" style:family="text">
      <style:text-properties officeooo:rsid="15be4b00"/>
    </style:style>
    <style:style style:name="T1088" style:family="text">
      <style:text-properties officeooo:rsid="15c085f2"/>
    </style:style>
    <style:style style:name="T1089" style:family="text">
      <style:text-properties officeooo:rsid="15c25b68"/>
    </style:style>
    <style:style style:name="T1090" style:family="text">
      <style:text-properties officeooo:rsid="15c35a62"/>
    </style:style>
    <style:style style:name="T1091" style:family="text">
      <style:text-properties officeooo:rsid="15c44db1"/>
    </style:style>
    <style:style style:name="T1092" style:family="text">
      <style:text-properties officeooo:rsid="15c834b6"/>
    </style:style>
    <style:style style:name="T1093" style:family="text">
      <style:text-properties officeooo:rsid="15c8fe9e"/>
    </style:style>
    <style:style style:name="T1094" style:family="text">
      <style:text-properties officeooo:rsid="15c9d18e"/>
    </style:style>
    <style:style style:name="T1095" style:family="text">
      <style:text-properties officeooo:rsid="15cc055b"/>
    </style:style>
    <style:style style:name="T1096" style:family="text">
      <style:text-properties officeooo:rsid="15ccebcb"/>
    </style:style>
    <style:style style:name="T1097" style:family="text">
      <style:text-properties officeooo:rsid="15d1fceb"/>
    </style:style>
    <style:style style:name="T1098" style:family="text">
      <style:text-properties officeooo:rsid="15d300bd"/>
    </style:style>
    <style:style style:name="T1099" style:family="text">
      <style:text-properties officeooo:rsid="15dbd0c3"/>
    </style:style>
    <style:style style:name="T1100" style:family="text">
      <style:text-properties officeooo:rsid="15e81a2d"/>
    </style:style>
    <style:style style:name="T1101" style:family="text">
      <style:text-properties officeooo:rsid="15f9549b"/>
    </style:style>
    <style:style style:name="T1102" style:family="text">
      <style:text-properties officeooo:rsid="15fc4a49"/>
    </style:style>
    <style:style style:name="T1103" style:family="text">
      <style:text-properties officeooo:rsid="15fd6adf"/>
    </style:style>
    <style:style style:name="T1104" style:family="text">
      <style:text-properties officeooo:rsid="1605d8c5"/>
    </style:style>
    <style:style style:name="T1105" style:family="text">
      <style:text-properties officeooo:rsid="160aa9f4"/>
    </style:style>
    <style:style style:name="T1106" style:family="text">
      <style:text-properties officeooo:rsid="160f32cb"/>
    </style:style>
    <style:style style:name="T1107" style:family="text">
      <style:text-properties officeooo:rsid="161351df"/>
    </style:style>
    <style:style style:name="T1108" style:family="text">
      <style:text-properties officeooo:rsid="16141a85"/>
    </style:style>
    <style:style style:name="T1109" style:family="text">
      <style:text-properties officeooo:rsid="1615cc21"/>
    </style:style>
    <style:style style:name="T1110" style:family="text">
      <style:text-properties officeooo:rsid="1617c23d"/>
    </style:style>
    <style:style style:name="T1111" style:family="text">
      <style:text-properties officeooo:rsid="161835f1"/>
    </style:style>
    <style:style style:name="T1112" style:family="text">
      <style:text-properties officeooo:rsid="161b93eb"/>
    </style:style>
    <style:style style:name="T1113" style:family="text">
      <style:text-properties officeooo:rsid="161bcaac"/>
    </style:style>
    <style:style style:name="T1114" style:family="text">
      <style:text-properties officeooo:rsid="16216d76"/>
    </style:style>
    <style:style style:name="T1115" style:family="text">
      <style:text-properties officeooo:rsid="16224d7d"/>
    </style:style>
    <style:style style:name="T1116" style:family="text">
      <style:text-properties officeooo:rsid="16239ebd"/>
    </style:style>
    <style:style style:name="T1117" style:family="text">
      <style:text-properties officeooo:rsid="16243323"/>
    </style:style>
    <style:style style:name="T1118" style:family="text">
      <style:text-properties officeooo:rsid="16258f5c"/>
    </style:style>
    <style:style style:name="T1119" style:family="text">
      <style:text-properties officeooo:rsid="162ae701"/>
    </style:style>
    <style:style style:name="T1120" style:family="text">
      <style:text-properties officeooo:rsid="162c13c9"/>
    </style:style>
    <style:style style:name="T1121" style:family="text">
      <style:text-properties officeooo:rsid="162c4e62"/>
    </style:style>
    <style:style style:name="T1122" style:family="text">
      <style:text-properties officeooo:rsid="162ea492"/>
    </style:style>
    <style:style style:name="T1123" style:family="text">
      <style:text-properties officeooo:rsid="163e44b8"/>
    </style:style>
    <style:style style:name="T1124" style:family="text">
      <style:text-properties officeooo:rsid="16404003"/>
    </style:style>
    <style:style style:name="T1125" style:family="text">
      <style:text-properties officeooo:rsid="16529a4b"/>
    </style:style>
    <style:style style:name="T1126" style:family="text">
      <style:text-properties officeooo:rsid="165abe9c"/>
    </style:style>
    <style:style style:name="T1127" style:family="text">
      <style:text-properties officeooo:rsid="165d23a7"/>
    </style:style>
    <style:style style:name="T1128" style:family="text">
      <style:text-properties officeooo:rsid="1661cf0e"/>
    </style:style>
    <style:style style:name="T1129" style:family="text">
      <style:text-properties officeooo:rsid="1662494a"/>
    </style:style>
    <style:style style:name="T1130" style:family="text">
      <style:text-properties officeooo:rsid="1663a0cf"/>
    </style:style>
    <style:style style:name="T1131" style:family="text">
      <style:text-properties officeooo:rsid="16697470"/>
    </style:style>
    <style:style style:name="T1132" style:family="text">
      <style:text-properties officeooo:rsid="166ee580"/>
    </style:style>
    <style:style style:name="T1133" style:family="text">
      <style:text-properties officeooo:rsid="16703850"/>
    </style:style>
    <style:style style:name="T1134" style:family="text">
      <style:text-properties officeooo:rsid="1672343c"/>
    </style:style>
    <style:style style:name="T1135" style:family="text">
      <style:text-properties officeooo:rsid="16799b09"/>
    </style:style>
    <style:style style:name="T1136" style:family="text">
      <style:text-properties officeooo:rsid="167b75a8"/>
    </style:style>
    <style:style style:name="T1137" style:family="text">
      <style:text-properties officeooo:rsid="167b7651"/>
    </style:style>
    <style:style style:name="T1138" style:family="text">
      <style:text-properties officeooo:rsid="167bf6a3"/>
    </style:style>
    <style:style style:name="T1139" style:family="text">
      <style:text-properties officeooo:rsid="167dc018"/>
    </style:style>
    <style:style style:name="T1140" style:family="text">
      <style:text-properties officeooo:rsid="167dcae8"/>
    </style:style>
    <style:style style:name="T1141" style:family="text">
      <style:text-properties officeooo:rsid="167e58b8"/>
    </style:style>
    <style:style style:name="T1142" style:family="text">
      <style:text-properties officeooo:rsid="168042d7"/>
    </style:style>
    <style:style style:name="T1143" style:family="text">
      <style:text-properties officeooo:rsid="16830bd5"/>
    </style:style>
    <style:style style:name="T1144" style:family="text">
      <style:text-properties officeooo:rsid="1685bc3c"/>
    </style:style>
    <style:style style:name="T1145" style:family="text">
      <style:text-properties officeooo:rsid="168dba78"/>
    </style:style>
    <style:style style:name="T1146" style:family="text">
      <style:text-properties officeooo:rsid="1697996b"/>
    </style:style>
    <style:style style:name="T1147" style:family="text">
      <style:text-properties officeooo:rsid="1698e174"/>
    </style:style>
    <style:style style:name="T1148" style:family="text">
      <style:text-properties officeooo:rsid="16a97740"/>
    </style:style>
    <style:style style:name="T1149" style:family="text">
      <style:text-properties officeooo:rsid="16aaa787"/>
    </style:style>
    <style:style style:name="T1150" style:family="text">
      <style:text-properties officeooo:rsid="16b1ab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 1<text:span text:style-name="T1079">1:15</text:span>,noon,Oak Lab)</text:p>
      <text:p text:style-name="P2"/>
      <text:p text:style-name="P2">Ash<text:span text:style-name="T491">(smile)</text:span> : " Oh! Hellow!Nice to see you here! How was</text:p>
      <text:p text:style-name="P2">the Lunch?"</text:p>
      <text:p text:style-name="P2">Misty<text:span text:style-name="T491">(straight)</text:span> : " Fine!Had a good lunch!"</text:p>
      <text:p text:style-name="P2">Ash<text:span text:style-name="T491">(smile)</text:span> : "How's the Health?"</text:p>
      <text:p text:style-name="P2">Misty<text:span text:style-name="T491">(straight)</text:span> : "Alright!Good Enough!"</text:p>
      <text:p text:style-name="P2">Ash<text:span text:style-name="T491">(straight)</text:span> : "Great news!well <text:span text:style-name="T1061">first </text:span>i'm sorry <text:span text:style-name="T1061">asking you to come here after lunch within 11:30 and also second</text:span> that i couldn't be here yesterday,suddenly had a few ungencies <text:span text:style-name="T1062">and those may return as well thus today found time and this discussion i think will serve it’s purpose quickly thus relieveing both hence this early appointment and if this gets prolonged for that exact reason why it couldn’t be yesterday and your situation is similar as well no matter what you told the Elite4 then if lunch is already taken the physical difficulties won’t arise as this thought occured to me thus my endeavours but sorry again if this disturbs you.</text:span>"</text:p>
      <text:p text:style-name="P2">Misty<text:span text:style-name="T491">(straight)</text:span> : "It's Alright,I'm on holiday <text:span text:style-name="T1080">known only to Simon</text:span> <text:span text:style-name="T1063">but i also don’t have much interest in prolonged discussions so yeah i agree.</text:span>"</text:p>
      <text:p text:style-name="P2">Ash<text:span text:style-name="T492">(straight)</text:span> : "I see,alright come along <text:span text:style-name="T337">then</text:span>,there's a sit and <text:span text:style-name="T1">the place is </text:span>perfect for discussion"</text:p>
      <text:p text:style-name="P2">Misty<text:span text:style-name="T492">(straight)</text:span> : "Right, Let's Go."</text:p>
      <text:p text:style-name="P2">....</text:p>
      <text:p text:style-name="P2">Ash<text:span text:style-name="T190">(straight)</text:span> : "So i guess you've gone through whatever i told you at least partially.I'm sorry <text:span text:style-name="T338">first to do what i did in front of public but i do defend that cause that was asked of me to try to get your moods right by Kanto Elite4 given my name and only because of the uniqueness of my </text:span><text:soft-page-break/><text:span text:style-name="T338">style and your recent troubles which i guess by know is in your knowledge as to who asked me of this but i’m very sorry that on that very night i did</text:span> turn up like</text:p>
      <text:p text:style-name="P2">that <text:span text:style-name="T339">and i don’t defend this</text:span> but unless i did,it would've been difficult even now to have a <text:span text:style-name="T340">proper </text:span>appointment<text:span text:style-name="T342">.</text:span>"</text:p>
      <text:p text:style-name="P2">Misty<text:span text:style-name="T190">(solemn)</text:span> : "No i don't mind anymore much <text:span text:style-name="T341">about those either</text:span>.infact you must've heard."</text:p>
      <text:p text:style-name="P2">Ash<text:span text:style-name="T190">(straight)</text:span> : "Ya certainly have."</text:p>
      <text:p text:style-name="P2">Misty<text:span text:style-name="T190">(frown)</text:span> : "so i should thank you"</text:p>
      <text:p text:style-name="P2">Ash<text:span text:style-name="T190">(straight)</text:span> : "well most of all,your friends and family are relieved so it <text:span text:style-name="T343">is</text:span> not an issue."</text:p>
      <text:p text:style-name="P2">Misty<text:span text:style-name="T190">(frown)</text:span> : "Only that?"</text:p>
      <text:p text:style-name="P2">Ash<text:span text:style-name="T190">(solemn)</text:span> : "Yes,ONLY that"</text:p>
      <text:p text:style-name="P2">Misty<text:span text:style-name="T190">(frown)</text:span> : "I thought you wanted to hear more <text:span text:style-name="T344">and thus your PRIVATE APPOINTMENT</text:span>"</text:p>
      <text:p text:style-name="P2">Ash<text:span text:style-name="T190">(straight)</text:span> : "Certainly,but it's not that there's any urgency or rush or.."</text:p>
      <text:p text:style-name="P2">Misty<text:span text:style-name="T190">(frown)</text:span> : "Necessity"</text:p>
      <text:p text:style-name="P2">Ash<text:span text:style-name="T191">(straight)</text:span> : "Um..well the only necessity i have is to</text:p>
      <text:p text:style-name="P2">know <text:span text:style-name="T2">as there’s no wedding took place recently so only one way is there to confirm which i want is that whether there’s a happy </text:span>relationship <text:span text:style-name="T2">or marriage proposal etc are there or not</text:span>,<text:span text:style-name="T2">which</text:span> i must know only now,nothing else"</text:p>
      <text:p text:style-name="P2">Misty<text:span text:style-name="T191">(frown)</text:span> : "what if i myself confirm you that there is?"</text:p>
      <text:p text:style-name="P2">Ash<text:span text:style-name="T191">(straight)</text:span> : "already?"</text:p>
      <text:p text:style-name="P2">Misty<text:span text:style-name="T191">(frown)</text:span> : "what if yes?"</text:p>
      <text:p text:style-name="P2">Ash<text:span text:style-name="T191">(straight)</text:span> : "well,that is no clarification is it?"</text:p>
      <text:p text:style-name="P2">Misty<text:span text:style-name="T191">(laugh)</text:span> : "why are you so desperate to know whether i've a boyfriend or not?"</text:p>
      <text:p text:style-name="P2"><text:soft-page-break/>Ash<text:span text:style-name="T191">(straight)</text:span> : "cause you've had one <text:span text:style-name="T502">and that who is unfortunately me</text:span> and th<text:span text:style-name="T353">at</text:span> break-up isn't cleared?"</text:p>
      <text:p text:style-name="P2">Misty<text:span text:style-name="T192">(solemn)</text:span> : "i thought that was enough,its not a legal</text:p>
      <text:p text:style-name="P2">document like a divorce."</text:p>
      <text:p text:style-name="P2">Ash<text:span text:style-name="T193">(straight)</text:span> : "Quite so,but if there's lack of clarity it's</text:p>
      <text:p text:style-name="P2"><text:span text:style-name="T345">inevitable</text:span> that ramifications <text:span text:style-name="T346">will</text:span> happen which may not</text:p>
      <text:p text:style-name="P2">be exactly welcomed later in <text:span text:style-name="T346">future</text:span>"</text:p>
      <text:p text:style-name="P2">Misty<text:span text:style-name="T193">(solemn)</text:span> : "i was clear from my part and i got you</text:p>
      <text:p text:style-name="P2">clearly then,unless you had given me that note the other day"</text:p>
      <text:p text:style-name="P2">Ash<text:span text:style-name="T194">(straight)</text:span> : "well i wasn't clear about the clarification you gave nor that i was clarified that you've got mine</text:p>
      <text:p text:style-name="P2">clarified as <text:span text:style-name="T347">i was made aware</text:span> of your recent activities and</text:p>
      <text:p text:style-name="P2">thus my endeavour<text:span text:style-name="T347">s as you know and i suspect given your endeavours it’s about your relationship status</text:span>."</text:p>
      <text:p text:style-name="P2">Misty<text:span text:style-name="T195">(frown)</text:span> : "and they told you that it's because of you?"</text:p>
      <text:p text:style-name="P40">Ash(straight) : “<text:span text:style-name="T348">because of </text:span>your bo<text:span text:style-name="T348">yfriend</text:span>”</text:p>
      <text:p text:style-name="P40">Misty(scowl) : “what do you mean?”</text:p>
      <text:p text:style-name="P40">Ash(s<text:span text:style-name="T349">traight</text:span>) : “<text:span text:style-name="T350">it only means a break-up is haunting you and hence my question on your relationship status”</text:span></text:p>
      <text:p text:style-name="P41">Misty(laugh) : “and because you were subject to a breakup involving me,you think that indeed is the one that’s haunting me and even more so you do absolutely believe that it has to be a realtionship issue and can’t be anything else?”</text:p>
      <text:p text:style-name="P42">Ash(straight) : “among your doubts,the second i know as a <text:span text:style-name="T503">NO</text:span> cause no Hall of Fame gym leader wants to shield herself <text:span text:style-name="T351">yet not resign and yet keeps the gym going and i being the eye witness of her gym recently and myself being a 6 league 7 Elite4 champion certainly can say her </text:span><text:soft-page-break/><text:span text:style-name="T351">pokemons and gym is not the reason for a trouble that she is being accused of <text:s/>and then by virtue of my professional association with this very lab for a long time i know her two sisters are office bearers here at the highest management level and are happily married to the two junior directors and the third sister too cause me being in my position has to keep in touch with certain gyms and Pewter City,Kanto,Rock Gym is one of them,whoose current Gym leader Mr Foster Slate is the brother-in-law of her and thus atleast she’s not divorced and she being who she is in her profession at present,which also i come to know cause she’s an international star and her relationship status though isn’t known much in public yet she happens to be a shareholder in the leader’s position at Cerulian City,Kanto,Water Gym,and hence it’s a matter of pride to her brother-in-law and thus i know about it and so due to aforementioned reasons,it’s not possible that someone like her would create such a trouble to someone who’s not in her profession anymore and herself a Hall of Fame gym leader so thus your second doubt is clarified and the first you realize is why this appointment is all about,thank you for your patience.</text:span></text:p>
      <text:p text:style-name="P43">Misty(grave) : “it’s not about <text:span text:style-name="T400">you</text:span> <text:span text:style-name="T354">Mr </text:span>Ash <text:span text:style-name="T1081">K</text:span>etchum,Pokemon Master,Hall of Fame but about someone else,i’m sure you realize the break u<text:span text:style-name="T352">p your’re talking about took place 5 long years ago and in the meantime there has been other realtionships that didn’t involve you and thus that break-up is not the alleged reason behind the alleged activities of the Gym Leader of Cerulian City,Kanto,Water Gym.So,it’s not about you and no about your relationship status it’s about someone else </text:span><text:soft-page-break/><text:span text:style-name="T352">who isn’t you and thus you need neither to know about the specifications of the status of my relationship and hence whether or not you are clear about you break-up clarification is not my problem or responsibility because i’m more than cleared about myself and i already have someone else and to say exactly this is why i’m here now because i have long moved on from that moment and chapter of my life and you’re only intruding,which i hope doesn’t happen in future.thank you for your patience and good bye.”(goes away)</text:span></text:p>
      <text:p text:style-name="P44">Ash(straight) : “<text:span text:style-name="T355">Ms Waterflower,just a moment,could you’ve said this VIA other channels</text:span>?”</text:p>
      <text:p text:style-name="P44">Misty(turns towards Ash,scowl) : “<text:span text:style-name="T355">what do you mean?”</text:span></text:p>
      <text:p text:style-name="P45">Ash(straight) : “Ms Waterflower,<text:span text:style-name="T356">you wouldn’t have come here today unless the first break-up still bugged you MOST,you wouldn’t have not complained a certain break-in to the other Elite4 Gym Hall of Fame Sections atleast if Kanto wasn’t listening and most importantly you would never have called the house of a certain Mr Ash Ketchum because his whereabouts can be known VIA other channels as you having professional and personal relationship in this very Lab and given your professional position,you certainly didn’t need to call his house and could’ve yourself held a bergain against this appointment even going to the press and doing every single possible thing but you just ran up here forgeting every single thing except that you were given a note by your ONCE former boyfriend.Ms Waterflower,my doubts are NOT CLEARED.”</text:span></text:p>
      <text:p text:style-name="P46">Misty(scowl,shivering in anger) : “Ash,what <text:span text:style-name="T357">are you..”</text:span></text:p>
      <text:p text:style-name="P47"><text:soft-page-break/>Ash(straight) : “Mr Ketchum,’MAM.please <text:span text:style-name="T358">it’s pretty impolite to me if not more that some would take</text:span> chances o<text:span text:style-name="T504">n</text:span> <text:span text:style-name="T358">their</text:span> previous <text:span text:style-name="T359">personal</text:span> relations with me <text:span text:style-name="T359">DESPITE not hvaing them anymore for a long time no matter what a certain note may say or be inferred from,as that note wasn’t a report on a formal meeting.But this is a formal appointment Ms Waterflower nothing else.</text:span>”</text:p>
      <text:p text:style-name="P48">Misty(shivering in anger) : “you want to talk about <text:span text:style-name="T362">a </text:span>break-up in a formal manner with your ONCE former girlfriend <text:span text:style-name="T361">who was involved in that</text:span>?”</text:p>
      <text:p text:style-name="P48">Ash(straight) : “i don’t see a trouble in that cause i don’t see a trouble in surnames being <text:span text:style-name="T363">used</text:span> in place of name<text:span text:style-name="T365">s</text:span> wh<text:span text:style-name="T365">e</text:span>n it’s needed.”</text:p>
      <text:p text:style-name="P48">Misty(scowl) : “<text:span text:style-name="T360">so your doubt is that i rejected you because of reasons of which i myself am not clear enough?”</text:span></text:p>
      <text:p text:style-name="P2">Ash<text:span text:style-name="T195">(straight)</text:span> : "<text:span text:style-name="T364">the central reason was that</text:span> i was promiscuous <text:span text:style-name="T366">and everyone being privy of our relationship was clear about that EXCEPT you as it seems and hence this appointment to establish your faith in my promscuity or the lack of it and that is all cause i certainly am clear about my side but not yours and thus my endeavours</text:span>”</text:p>
      <text:p text:style-name="P2">Misty<text:span text:style-name="T196">(scowl)</text:span> : "did you know who i was?"</text:p>
      <text:p text:style-name="P2">Ash<text:span text:style-name="T196">(straight)</text:span> : "Perfectly,Cerulian City Gym leader the</text:p>
      <text:p text:style-name="P2">hardest place in Kanto among water pokemon</text:p>
      <text:p text:style-name="P2">gyms,may be in the whole world..</text:p>
      <text:p text:style-name="P2">Misty<text:span text:style-name="T197">(frown)</text:span> : "enough"</text:p>
      <text:p text:style-name="P2">Ash<text:span text:style-name="T197">(solemn) </text:span>: "Youngest Sensational Sister,<text:span text:style-name="T3">i</text:span>ncredible</text:p>
      <text:p text:style-name="P2"><text:span text:style-name="T367">physical b</text:span>eauty,stupendous <text:span text:style-name="T3">water show </text:span>performer,ashtonishingly.."</text:p>
      <text:p text:style-name="P2">Misty<text:span text:style-name="T197">(scowl)</text:span> : "that's enough"</text:p>
      <text:p text:style-name="P2"><text:soft-page-break/>Ash<text:span text:style-name="T198">(solemn)</text:span> :"please be patient,i'm only saying the things why both you and me had a beeline of fans...<text:span text:style-name="T4">please bear with me...</text:span>ashtonishingly good with any kind of water</text:p>
      <text:p text:style-name="P3">pokemons,<text:span text:style-name="T3">ever present mermaid-queen of the show who was so heavenly georgeous physically that a phrase ‘young flower dream’ is still so common and finally and mostly the once ever Gym Leader whoose grace was unmatched,plus the </text:span>ever heartening.."</text:p>
      <text:p text:style-name="P2">Misty(extremely angry) : "Ash! your saying this as</text:p>
      <text:p text:style-name="P2">you think i melted at these and gave in to whoever courted me?"</text:p>
      <text:p text:style-name="P2">Ash<text:span text:style-name="T5">(solemn)</text:span> : "no neither insinuation nor complimentary</text:p>
      <text:p text:style-name="P2">are these,i'm stating facts,please hold it,ever</text:p>
      <text:p text:style-name="P2">heartening generosity,<text:span text:style-name="T6">world moving</text:span> exuberance <text:span text:style-name="T368">as whole personality</text:span>,all</text:p>
      <text:p text:style-name="P2">in all such <text:span text:style-name="T7">virtue</text:span>,grace,skill and <text:span text:style-name="T880">physical </text:span>beauty-rather</text:p>
      <text:p text:style-name="P2"><text:span text:style-name="T368">once only</text:span>.Yes, I <text:span text:style-name="T368">DO know who YOU</text:span> were."</text:p>
      <text:p text:style-name="P2">Misty<text:span text:style-name="T8">(frown)</text:span> : "Did you see anything or heard anything</text:p>
      <text:p text:style-name="P2">like I did about the womanising playboy from a</text:p>
      <text:p text:style-name="P2">little town in Kanto that turned heads at</text:p>
      <text:p text:style-name="P2">everywhere he went <text:span text:style-name="T4">with both his charishma and skills</text:span>?"</text:p>
      <text:p text:style-name="P2">Ash<text:span text:style-name="T199">(straight)</text:span> : "<text:span text:style-name="T369">only the manising playgirl part,NO.</text:span>"</text:p>
      <text:p text:style-name="P2">Misty<text:span text:style-name="T199">(scowl,shivering in anger)</text:span> : "did i pose for the papers half naked to get 100 guys everyday like you did in magazines <text:span text:style-name="T371">which was for the people to SEE for themselves and just not alleged rumours</text:span>?"</text:p>
      <text:p text:style-name="P2">Ash<text:span text:style-name="T199">(straight)</text:span> : "<text:span text:style-name="T370">No.</text:span>"</text:p>
      <text:p text:style-name="P2">Misty<text:span text:style-name="T199">(scowl)</text:span> : "that was my point exactly."</text:p>
      <text:p text:style-name="P2">Ash<text:span text:style-name="T199">(laugh)</text:span> : "so i was looking for th<text:span text:style-name="T375">is</text:span> <text:span text:style-name="T372">greatest </text:span>wave of <text:span text:style-name="T881">most greatest </text:span>women to fall at my feet by posing <text:span text:style-name="T373">six times</text:span> in tea-shirts ?"</text:p>
      <text:p text:style-name="P2"><text:soft-page-break/>Misty<text:span text:style-name="T199">(frown,scowl)</text:span> : "so i also was dating guys to see as you said,<text:span text:style-name="T374">physical beatuty like </text:span>flesh and blood and so on?"</text:p>
      <text:p text:style-name="P2">Ash<text:span text:style-name="T200">(straight)</text:span> : "<text:span text:style-name="T376">you see Ms Waterflower,dating to see and posing to expect are not the same.</text:span>"</text:p>
      <text:p text:style-name="P2">Misty<text:span text:style-name="T200">(very angry,shivering)</text:span> : "<text:span text:style-name="T377">you...you b.. so..so i was the one who was promiscuous wasn’t i..i wasn’t posing but i went ahead..i was advance..i was dating any random guy behind your back and feigned innocence..THAT IS YOUR TROUBLE ISN’T IT...you b.. you...(chokes in anger) </text:span>"</text:p>
      <text:p text:style-name="P49">Ash(straight) : “Ms Waterflower,i’m <text:span text:style-name="T380">only </text:span>reciprocrating your <text:span text:style-name="T378">conveyed sentiments as they are APPEARING to me</text:span>,so please be specific in conveying the MEANING <text:span text:style-name="T380">that you want to</text:span> <text:span text:style-name="T379">so that i get the right sentiments that you wish to convey to me,which you won’t be able to UNLESS you’re calm enough.</text:span>”</text:p>
      <text:p text:style-name="P50">Misty(shivering in anger) : “<text:span text:style-name="T381">YOU B..you...”</text:span></text:p>
      <text:p text:style-name="P51">Ash(straight) : “<text:span text:style-name="T382">Ms Waterflower,you’re emotions are hindering your cognition,cogitation and thus finally your communication and hence please be calm.</text:span></text:p>
      <text:p text:style-name="P52">Misty(still angry) : “Ash you..<text:span text:style-name="T383">you yourself has humiliated me in public on this issue..you..</text:span>”</text:p>
      <text:p text:style-name="P2">Ash<text:span text:style-name="T200">(straight)</text:span> : "<text:span text:style-name="T389">that’s the point.</text:span>if i ask you for a date <text:span text:style-name="T516">now</text:span> would you go?"</text:p>
      <text:p text:style-name="P2">Misty<text:span text:style-name="T200">(frown,scowl)</text:span> : "No."</text:p>
      <text:p text:style-name="P2">Ash<text:span text:style-name="T200">(solemn)</text:span> : "and why is that?"</text:p>
      <text:p text:style-name="P2">Misty<text:span text:style-name="T200">(scowl)</text:span> : "you're a stranger."</text:p>
      <text:p text:style-name="P2">Ash<text:span text:style-name="T200">(straight)</text:span> : "so you date known people then? you.."</text:p>
      <text:p text:style-name="P2">Misty(<text:span text:style-name="T200">scowl,</text:span>frown) : "what do you mean? i.."</text:p>
      <text:p text:style-name="P2">Ash<text:span text:style-name="T200">(straight)</text:span> : "would date <text:span text:style-name="T1082">Cilan</text:span> if he asked."</text:p>
      <text:p text:style-name="P2">Misty(angry,shout) : "You bus.."</text:p>
      <text:p text:style-name="P2"><text:soft-page-break/>Ash<text:span text:style-name="T201">(straight)</text:span> : "save that.just give me the answer.what if a friend of your friend asked this on a casual day and he did it as in just a hangout?"</text:p>
      <text:p text:style-name="P2">Misty<text:span text:style-name="T384">(scowl)</text:span> : "he would've said "would you go for a</text:p>
      <text:p text:style-name="P2">date?"</text:p>
      <text:p text:style-name="P2">Ash<text:span text:style-name="T384">(straight)</text:span> : "that <text:span text:style-name="T505">is the</text:span> <text:span text:style-name="T508">general </text:span>custom in Kalos <text:span text:style-name="T505">and </text:span>on that special occasion among my friends age group <text:span text:style-name="T507">25-26</text:span> on that particular city on that day <text:span text:style-name="T505">it would certainly be a custom won’t it?</text:span>"</text:p>
      <text:p text:style-name="P2">Misty<text:span text:style-name="T202">(angry)</text:span> : "like people would ask you may we dance?"</text:p>
      <text:p text:style-name="P2">Ash<text:span text:style-name="T202">(solemn)</text:span> : "<text:span text:style-name="T506">exactly </text:span>right,and as it was a date the time passes in <text:span text:style-name="T385">professional</text:span> discussion"</text:p>
      <text:p text:style-name="P2">Misty<text:span text:style-name="T202">(angry)</text:span> : "so dating and dancing are same to you?"</text:p>
      <text:p text:style-name="P4">Ash<text:span text:style-name="T203">(solemn)</text:span> : "<text:span text:style-name="T506">Ms Waterflower please just one moment listen then i’m going to answer your question,YOU HAVE NEVER STEPPED A FOOT ON KALOS and YOU HAVE ABSOLUTELY NO CLUE WHATSOEVER ON WHAT IS THE GENERAL CULTURE IN KALOS NOT ONLY IN OUR PROFESSION BUT AS A WHOLE...so please bear it in mind and so for your answer,well it </text:span>depends on places <text:span text:style-name="T9">AND PERSONS</text:span>"</text:p>
      <text:p text:style-name="P53">Misty<text:span text:style-name="T204">(angry,deep breath)</text:span> : “Ash,i’ve been hearing th<text:span text:style-name="T10">ese</text:span> almost everyday for the last 1<text:span text:style-name="T1106">4</text:span> years now,’would you go for a date’,’<text:span text:style-name="T10">would you like to dance’,’would you like to have a chat’..i know the differences way better than you’d ever know,so please don’t tell me that i was dating all i wanted and you who never realized these weren’t when things spun your head first and Ash,i perfectly remember all our conversations.i know what you were saying and doing very well and for that i don’t need to go to Kalos at </text:span><text:soft-page-break/><text:span text:style-name="T10">all or hear anything about the general culture existing there.don’t try this trick with me”</text:span></text:p>
      <text:p text:style-name="P54">Ash<text:span text:style-name="T11">(solemn)</text:span> : “see <text:span text:style-name="T401">Ms Waterflower</text:span>,i’ve never been a gym leader but i’ve <text:span text:style-name="T959">been to 1250 gyms as a challenger in my career across the whole world including 295 during my Elite4 joureys out of which atleast the last 295 hall of fame ones during Elite4 has been laughed off</text:span> <text:span text:style-name="T882">but others too i certainly deserve to get the badges certainly during my regional journeys in the 683 hall of fame gyms across Sinnoh,Unova and Kalos but </text:span>unfortunately <text:span text:style-name="T960">i didn’t deserve to win</text:span> my very first 2 badges <text:span text:style-name="T961">Pewter and Cerulian</text:span>.<text:span text:style-name="T962">I also do remember certain phonecalls and all but see,my career has come to an end 4 years ago on the day Team Rocket was busted completely and the rest is just due to my own wish like these 230 hall of fame gyms in Kalos as i was offered Hall of Fame instantly after that but desisted cause Kalos was left.But Ms Waterflower,your career will go on for 30 years more...let me tell you something,nobody told you to portray a character that you’re not for the sake of appeasing THE MASS.”</text:span></text:p>
      <text:p text:style-name="P55">Misty(extremely angry) : “you b.. what are you trying to imply?huh?..<text:span text:style-name="T12">you..you think..ASH!...(chokes in anger)”</text:span></text:p>
      <text:p text:style-name="P56">Ash(solemn) : “i know <text:span text:style-name="T212">only </text:span>too well your real nature M<text:span text:style-name="T386">s MISTY</text:span> Waterflower,<text:span text:style-name="T210">as good as</text:span> <text:span text:style-name="T13">you yourself</text:span> <text:span text:style-name="T211">know</text:span>,get rid of this mask of <text:span text:style-name="T13">wisdom</text:span> off from your face”</text:p>
      <text:p text:style-name="P57">Misty(frown) : “you<text:span text:style-name="T14">r</text:span> jealousy <text:span text:style-name="T15">of my success hasn’t ever left you no matter what you did yourself and that’s the problem isn’t it Ash Ketchum?you still haven’t come into terms with youself that how can your little travel companion surpass you after leaving you while when with </text:span><text:soft-page-break/><text:span text:style-name="T15">you she was nothing...that’s been your trouble isn’t it Ash?”</text:span></text:p>
      <text:p text:style-name="P58">Ash(s<text:span text:style-name="T387">traight</text:span>) : “<text:span text:style-name="T883">young flower dream had a Gyarados”</text:span></text:p>
      <text:p text:style-name="P59">Misty(shivering) : “that moment hasn’t left you then despite being a hall of famer,<text:span text:style-name="T217">conquering a Gyarados multiple times in multiple places,and all these</text:span> 1<text:span text:style-name="T493">3</text:span> years and so...<text:span text:style-name="T218">(shivering and tears)..you came back to gym battle me for that reason exactly..you can’t get over how can i get better than you</text:span>..Ash you...(scream,<text:span text:style-name="T214">shock</text:span>)..YOU P...<text:span text:style-name="T16">you’ve..</text:span>you <text:span text:style-name="T215">had</text:span> only ever <text:span text:style-name="T213">been with me because you.</text:span>..<text:span text:style-name="T213">you</text:span>...(brusts into tears)...Ash,how can...(completely breaks down)...<text:span text:style-name="T219">never even kissed me except just so few times despite being my boyfriend so that i feel the pain forever and then left me....(profusely crying,scream)..NEVER CHERISHED ME..ALL FAKE..ASH...(almost chokes,crying)..i yearned for you from the very first sight,i waited for your return day after day despite all that torture and you..all because..just</text:span>.<text:span text:style-name="T213">..(scream)..YOU WANTED REVENGE..this all because you...(Ash hugs Misty quickly,Misty uncontrollably cries and almost faints but pokemons cure her up)...</text:span>”</text:p>
      <text:p text:style-name="P60">(<text:span text:style-name="T885">10</text:span> minutes later,<text:span text:style-name="T884">1:50</text:span>)</text:p>
      <text:p text:style-name="P60">Ash(frown) : “and you were saying i’ve a boyfriend i confirm?..Misty,get out of your infatuation for me,you’ve had <text:span text:style-name="T485">4 years</text:span> to find a boyfriend without any hindrence <text:span text:style-name="T388">what so ever </text:span>and you know best you wouldn’t have seen this day had you done so,what’s your trouble really...get my thoughts off...”</text:p>
      <text:p text:style-name="P61">Misty(<text:span text:style-name="T216">lying on grass sobbing and crying uncontrollably</text:span>) : “<text:span text:style-name="T17">19</text:span> years,(scream)YOU’VE CHEATED ON ME FOR <text:span text:style-name="T18">19 </text:span>YEARS...you..(totally breaks down)...”</text:p>
      <text:p text:style-name="P62"><text:soft-page-break/>Ash(solemn) : “<text:span text:style-name="T963">14 and </text:span>this is your real self Misty,without the wisdom mask...am i wrong Misty?..”</text:p>
      <text:p text:style-name="P63">Misty(scream,crying) : “Ash..you...(chokes with tears and </text:p>
      <text:p text:style-name="P64">Ash(<text:span text:style-name="T220">very grave</text:span>) : “...<text:span text:style-name="T221">Sableye..no words,no movements,only cogitates,you’ll know when to let off..ORDER...Bulbasaur ATTENTION....Misty you returned my Glalie after i left for Unova a few months later for some reason and at the lab and then after or before you saw a Tyranitar there my Tyranitar from an egg to Larvitar you know most well cause it was in Jhoto and do you believe that my Tyranitar after 7 years is still at that same level stagnant?Misty,do you really believe that i was is or will be ever jealous of anyone in this world past present or future seeing yourself first hand what i did in my 3</text:span><text:span text:style-name="T20">rd</text:span><text:span text:style-name="T19"> ever gym battle with Pikachu and what he did-i wanted to quit,then i wanted to get Pikachu evolved forcing a thunderstone he said no on both accounts-WHY?Misty,do you really believe at this moment i’m jealous of anyone seeing first hand what my bunch does to absolutely anyone and everyone and in what fashion they do so?and finally Misty,do you really believe i was jealous of anyone that’s why i went undercover to invite death anytime upon me?Misty,you’re a Hall of Fame gym leader,but i never have or will care a fig about who the leader is or who my opponent is,i don’t care about it,i’m here because of my love for pokemons,i’ve ever wanted to enjoy and battle for fun not for responsibility or glory,i’ve never cared about anyone who was in my opposition both human and pokemon i never wanted to beat them to achieve something it was just fun and try to the best which Misty,i knew since my first league trophy in </text:span><text:soft-page-break/><text:span text:style-name="T19">Orange when i saw you may remember all those past champions data and asked where they are now and all..since that day i know nothing has any meaning at all but to me this was an intuition and later clarified that none would remember me 10 years later from now or if i die just 10 minutes later,what’s the point of life even then if you have to leave absolutely everything?..NOTHING IS THE ANSWER and then for my Pokemon Master tag,i’ve got it the moment that thunder-chair happened all 6 years back,but i’ve no reason to believe why i can’t evaporate your whole gym if i so wish at my current level at one moment but i also find no reason to believe why i can’t play around exactly there with Goldy being Goldy and can’t enjoy myself not caring about anything including responsibility..Misty,my bunch made friends with the greatest boss from team rocket who also made friends with them finally,a man who has managed a darkened-Mewtwo for 6 years and later a statertic-Arceus along with it for 2,what do you have to offer to me,what do you have Misty to offer to me more than this professionally? The answer is NOTHING...But again i’m no gym leader so lets leave it for good but Misty,you’re an once ever enigma,but only in the wrold filled with deceit where people think that pokemons are their slaves or atmost friends and they the masters or atmost friends,but Misty i’ve seen another world during undercover where this fake life makes no sense cause you don’t live in sanity anymore but with people who are just waiting for the next moment to kill you and your bunch...strophomorus-hypoptic-nitrospef-mondov-GLAZED-Dispoptas..have you ever heard of this name?do you know</text:span></text:p>
      <text:p text:style-name="P65"><text:soft-page-break/><text:span text:style-name="T405">what this means? Well,Dispoptas is a legendary and all that prefixes are not type specifications but DEATH cause that’s their highest evoluted and highest swellened up form,this pokemon is a fire major but eqully adpet at all spaces earth,water and sky and fire is the only known major but none knows what this pokemon actually is,and this pokemon is the 2</text:span><text:span text:style-name="T23">nd</text:span><text:span text:style-name="T405"> strongest among roft-watered-gizmaed-josternof-klun-vesmeric-fire types again a legendary type classification,that is this fire is a psychohomic-thormbopsis-nikluten-urentic-Pshychic which means that your Gyarados at her absolute best will stand may be about may be a milisecond in front of this and your whole gym combined including your Goldy may be half a second ALL COMBINED at their self destruction ultimatum in their highest evoluted and swellened up form.so you realize what i’m talking about and this death will charge at you in it’s full lunacy and it will be suppilmented by other more ferosious legends in a illegal thus ferocious fire gym on an island like Cinnabar and far worse than that and these guys will not let you off in water or sky or underwater or may be even space if that’s plausible,even if you flee and you’ll have to face this death with may be one pokemon calmly when thier master is even more lunatic than all them combined and would try to kill you physically via himself or his lackies human or pokemon at the same time.Misty,i’ve faced a Hi-Ho which isn’t public yet but will be in about a week which was swellend up and evoluted and 50 of that form is nothing to this Dispoptas i’ve talked about and you never know what that Hi-Ho could do whom i befriended with Muk and then let go..yes befriended but not in the </text:span><text:soft-page-break/><text:span text:style-name="T405">sense we generally know as being beside each other through thick and thin but it means he has absolutely the same relation to me as does Muk and to Muk what i’m,is the same in case of him,this is way above friendship cause i and Muk will not leave him at all no matter the condition..he’s not not human so he won’t understand our interpretation and worldview but this idea we tried to convey to him.Muk told him we’re just playing as you do when with your specis but your master isn’t and disturbing the play,there’s no point in battling cause you don’t do it when you’re among your specis being directed by any master and not when the other is only trying to play and you see for yourself we’re the same and that Hi-Ho realized it and all that later they let him off after 2 days may be and i’m sure i don’t need to elaborate to you what Hi-Ho is what one such can do...that’s undercover life and this is way after undercover...Misty you have absolutely no idea of the life i lived in this 4 years that you haven’t had any contacts with me and even before that 1 years and a few months with very little contact...this life isn’t fake and this life no fake mask or person leading a fake life can stand for one single minute atleast i know this much and so please don’t give me lessons from your 14 year long fake life cause the life i lived undercover for 9 months Misty,your mask of wisdom or the lack of it is just trifle there cause you’ll be dating there all the time the difference is it’ll be death at the opposite table on your date each time nonstop during the most peacefull sleeps you’ll ever have...this death Misty isn’t of a martyr,this comes with a tag that some team rocket members died only known to themselves till they burn our bodies off 2 </text:span><text:soft-page-break/><text:span text:style-name="T405">hours later...no value,nothing but if i’m jealous,surely i’ll to go through that just because i don’t have any family responsibility just for the sake of it knowing death is evident atleast lets try to do what feels good and fun..yeah (spell) F_U_N..or jealousy according to your wisdom mask..and nobody coerced me to live that life.i’ve known what i’ve known from there,fake lives don’t entice me anymore Misty,the one you’re living for the last 14 years to appease THE MASS for their retadness and abject ineptitude in every part of life imaginable.anyhow,still if you want, you can show me that i was jealous of you so just after break-up i broke my hug with you and yeah your wish of 24 time kisses in 24 hours and went straight to hug death itself and kiss it every moment in 24 hours and became dead to the known world except for 2 persons in Sinnoh Elite4 outside of my undercover environment,and now to come into gross terms i’m sure if i so wanted i would’ve in Orange itself way before your fake mask got you the fake Gyarados,via my other Pokemons i could’ve got 100 REAL Gyaradoses cause 1.you didn’t catch yours or befriended her from wild,she just evolved and wasn’t happy with her treatment as your sisters abruptely left.</text:span></text:p>
      <text:p text:style-name="P66">and 2.<text:span text:style-name="T405"> as you said i’ve myself defeated a few and if i so wanted i could’ve asked you for a change when i gave you Glalie just after my 119</text:span><text:span text:style-name="T20">th</text:span><text:span text:style-name="T19"> badge in Sinnoh when you know who I was, knowing fully well she was then only inferior to your Goldy who won’t stand 2 seconds now against Glalie in PHYSHIC abilities ALONE and also for your kind information,and you couldn’t use Glalie till you got to the special gym category but by then you returned her </text:span><text:soft-page-break/><text:span text:style-name="T19">so she was there with you for 1 year or 2 and in inferior state to my lab in terms of other pokemons surrounding her by the time she spent an year with you NOT battling was equal to Goldy when you returned her she could smoke off 2 such Goldys and now 200 IF she attacks if not 20000 won’t do a thing and that’s may be whole Johto-Kanto-Orange gym Golducks.Misty,hall of fame or not,your water pokemons certainly didn’t befriend team rocket but MY water pokemons on ground surface against electric psudeo-legend dragons and ground types like Zerkom,Garchomp and Solgaleo all of whom i myself have i know more than anyone in last millenia what they are and those were all swellened up illegally evoluted and all at a time coming at them with outside interferences DID and that’s for your information also if your fake mask ever told you you’re the BOSS and they’re mere servants,besides how many times have you managed 35 at a time against 45 in a life or death situation as total type disadvantages against all psudeo-legends swelled up to absolute maxima with all sorts of illegal things and interferences involved?-the answer in NEVER,but for me the answer is in similar conditions EACH DAY for 4 LONG MONTHS,Misty,Team Rocket had 2000 pokemons when i went they had 1898 and had 60 battlers to our 2 later 5 so you can realize...and what i did when i saw that particular Gyarados in that particular moment at Hoenn with YOU,MISTY,was because i was infatuated with you and i’ll still apologize for that but nobody coerced you to come to my home and stay for 15 days only to congratulate me after the end of that very same travel so keep in mind the infatuation wasn’t one way especially </text:span><text:soft-page-break/><text:span text:style-name="T19">given i’ve never stepped a foot in or outside Cerulian gym with a fake purpose that you had the other way around and then yes when i did go there after those 15 days to make a mistake of my life to confess my infatuation for you was also ONLY after asking you and then going which you DIDN’T and the only reason YOU allowed me was because NOT of my infatuation but YOUR infatuation with me...and yes then we confessed and did kiss but THAT too was started by you and if you remember I was the one telling you to NOT do it in a public place,so I never started it but YOU did and the reason for not kissing you in public is because i didn’t want to make you a subject of joke,jealousy,fantasy or infatuation and humiliation to the staffs there with whom you would’ve had to spend the rest of your life may be.that too for jealousy.i kissed you once forcefully without your will during our break up on the last moments after that day had one more quarrel and that was it this was the penultimate day let me remind it to you cause i was and am jealous of you.you were upset cause a b.. pulled a stunt on me and then i didn’t call you back and kissed the screen off as YOU so many times did or wanted to do if you discretely didn’t i never reciprocated to you in this matter except the final days in Sinnoh when both we know what we were wanting then and why did that happen i after the very first day realized that it can’t be done over screen so we’ll see when time comes and by the time of the break i discretely told you it’s not the time yet cause of many things and i needed to be in Unova that too for your jealousy.then i returned and may be yeah you thought i couldn’t control myself then and thus the </text:span><text:soft-page-break/><text:span text:style-name="T19">trouble but YOU what were YOU doing is the question i didn’t ask then ever cause Misty wasn’t a subject of body and mind to me as i told you in that note and yeah this too is cause i was jealous of you.then i returned and i thought that may be i should do it forcefully cause then you may budge to atleast listen to me and why i wasn’t calling you i told you as much as i could on the final day that was i for once thought if i had budged in that accident even mentally means i’ve lost my Misty there that too for your jealousy.then i thought so now Misty isn’t listening may i force her to atleast do so cause i felt so bad staying away from her but yeah to only dump next day right but anyway i did and i was called a b.. and so on though but yeah i still kissed you in your room in full privacy so that even your voice doesn’t go in public and that’s why i forced myself there mouthing off your sisters saying Misty hasn’t yet dumped me no matter what they may think and i’m not a b.. no matter what they think and my adress and profession they know too well to launch a complaint which again is for your jealousy then i forced you in and said like this an accident happend and even told you by implying that i’m sorry and i was sorry if you think i was acting only or jealousy yeah but then the final day i was sorry and i discretely said that that was for your jealousy as well but that really was it so(laugh) Misty who was cheating on whom(laugh) who was jealous of whom..so you can understand that jealousy can be double edeged as well.may be YOU were jealous of me that’s why waited for 2 years to be kissed JUST a few times ONLY despite having umpteenth chances to be kissed by umpteenth and another person among KNOWN persons PER DAY cause </text:span><text:soft-page-break/><text:span text:style-name="T19">YOU knew of my skills the best cause you saw it day and night constantly for the first 4 years and did know what it was about.But now Misty i give you another if you’re fake mask can figure it out and tell your fake life how to fakely digest it then this one remember-Misty,i was on scholership on my very first journey on my very first day which is what you also know of so yes at that very moment i couldn’t have repayed you bike but needed a bit of time and you know another similar case happened and yes i did want to reimbursh her bike immediately but she still wanted to travel along with me and did and yes,she wasn’t faking her reason atleast was very clear about it UNLIKE you who now i realize should’ve been thrown that money at her face that very day very moment may be and got totally rid of ALSO to save 19 LONG YEARS...Misty,jealousy is way later,i wasn’t infatuated with you since the first sight UNLIKE you,i allowed you just as a friend and i hope you remember that as well because i said please lets go to Pewter i’ll pay you back in the meantime we became friends rather and still you were the one not to leave me after visiting Cerulian,where also you did talk about the reimbrushment but it was a joke between us then which of course was my greatest legendary mistake cause i got jealous of you and i never told you to come along like i never have except one and that was because of family relations and certain circumstances but mostly because that was my very last regional journey but yeah i got cheated on my trust as well due to my trust there but that’s a different issue.Misty,i could’ve got rid of you while I was at Pewter,but for some reason didn’t but if you go in this line </text:span><text:soft-page-break/><text:span text:style-name="T19">you know well the conclusion is that we shouldn’t have been even born so totally useless is this line of yours that your fake wisdom mask is impelling you getting into but yeah i recalled that i have a debt to you so here’s the money for your bike(throws a slip)...yes the acknowledgement for the reimbrusment from your VERY OWN hall of shame Cerulian City Gym,same day i broke-in as they obviously know all about it and gladly received it,never told you about it cause they of course need the money which was manifolded up by me cause in the current plight of certain cases againt the gym due to the fake Gym-Leader-in-charge Misty Waterflower who can’t differentiate between real and fake life and my donation there was just due to that reimbrushment as i thought i couldn’t pay then now i can and this Gym isn’t good and i’m in Hall of Fame no matter whether i accept it or not,it’s my duty just as it was in Pewter and Viridian being close to my hometown and the first 3 gyms.</text:span></text:p>
      <text:p text:style-name="P67">Misty,<text:span text:style-name="T247">after today we won’t see each other ever again in this life unless utmost misfortune would have it,though if your fake mask is removed, today will be a bit longer cause i was just getting started when your ego couldn’t take it anymore,so still to tell you one thing that Misty,</text:span>this fake life of yours and to counter that this fake mask of wisdom of yours,give both up if you want to be happy ever again in this body.that’s all...Sableye off...”</text:p>
      <text:p text:style-name="P68">(few m<text:span text:style-name="T224">inutes</text:span> later,<text:span text:style-name="T885">2:04</text:span>)</text:p>
      <text:p text:style-name="P69">Misty(sitting on the grass,tears rolling down her cheeks,sobbing a bit) : “<text:span text:style-name="T28">Ash,i wanted to reconcile but you were never there because of undercover then i just wasn’t sure that’s all and you never cared either cause you </text:span><text:soft-page-break/><text:span text:style-name="T28">might’ve found someone by then..but no Ash,i never had any boyfriends since my break-up,you’ve been my only broyfriend ever and then we broke-up that’s all..i haven’t had anyone since...your girlfriend..(profuse tears,sobbing,trying to stop and wiping off tears)..your girlfriend also a trainer like you Ash,from any Elite4 or somewhere else?..given your name now and all that...during undercover...(standing up)..but let it go it makes so sense and why am i even asking you(Standing)..but,no Ash,i’m so sorry if i ever called you jealous,i have seen you since day 1,i’m sorry i ever screamed at you on this..and i’m sorry i talked about revenge..um..i’m so sorry Ash..you repayed..(profuse tears)..um..it’s alright..um..i did follow you,you never cared..and no um..i was indeed the one to hang around you for 15 years i’m sorry Ash i ever said those..i just lost my mind...i can’t take mental pressure much now a days and thus the gym..i’m not..um..and no Ash,i’m very sorry that i ever could think about that word..(Sits on bench)..you never did that and broke-up just left..no you never interfered so that i couldn’t date other people and so on...and you were very supportive while we were together..Ash..you..you were a very good boyfriend when you were,you..(tears rolling down profusely)..um..never..and..um..your girlfrined is very lucky to have you(crying silently,profuse tears)..really..um..and..that’s..that’s why..is this..is this why...but..”</text:span></text:p>
      <text:p text:style-name="P70">Ash(<text:span text:style-name="T226">grave</text:span>) : “<text:span text:style-name="T225">this is about your mask of wisdom and my jealousy of you,well i won only 1 out of 3 with you Misty didn’t i?you were nothing when you were with me weren’t </text:span><text:soft-page-break/><text:span text:style-name="T225">you? all rest all won but without you,all the glory without me,so yeah as we agreed that day on break-up that sure we’ve helped each other by staying away from each other and it’s absolutely right,don’t you agree?”</text:span></text:p>
      <text:p text:style-name="P71">Misty(tears,shivering voice) : “um..you came back only to <text:span text:style-name="T248">confirm</text:span> this <text:span text:style-name="T248">again</text:span> right <text:span text:style-name="T248">because after the break-up our professional life has got to it’s pinnacle so you wanted so say that we truely were right that day,isn’t it</text:span>?..that we’ve actually been happier being apart(<text:span text:style-name="T249">profusly </text:span>crying but trying to wipe her tears)..um..no i get you Ash....<text:span text:style-name="T29">but(sobbing and profuse tears)..i’m...um..it’s for your girlfriend isn’t it that you really want to...cut..cut..(chokes and sits down in grass again,silently crying profuse tears)..”</text:span></text:p>
      <text:p text:style-name="P72">Ash(<text:span text:style-name="T227">grave</text:span>) : “<text:span text:style-name="T30">this language will and now wants to </text:span>cut your veil of wisdom,Misty,who told you not to play around inside the gym and suddenly to become a all-<text:span text:style-name="T250">gracious</text:span> gym leader there,Gyarados certainly didn’t,<text:span text:style-name="T31">a </text:span>Mr Skechit certainly didn’t,your sisters never cared <text:span text:style-name="T886">except whether the gym was up and running or not</text:span>,<text:span text:style-name="T251">your Goldy still isn’t happy about it after 13 years nor is Jellicent and Starmie-your starter,</text:span>who was it Misty,who told you <text:span text:style-name="T32">that </text:span>you have to suddenly put up a mask,<text:span text:style-name="T33">who?”</text:span></text:p>
      <text:p text:style-name="P73">Misty(shivering voice,<text:span text:style-name="T252">tears</text:span>) : “i don’t know Ash,<text:span text:style-name="T253">we parted and i..i </text:span>just didn’t know what to do cause so many...”</text:p>
      <text:p text:style-name="P73">Ash(<text:span text:style-name="T323">laugh</text:span>) : “sweetie sweetie boys were courting me so i had to be a matured s...(brusts into laughter)..”</text:p>
      <text:p text:style-name="P74">Misty(shocked,tears,scream) : “Ash!,what are you..”</text:p>
      <text:p text:style-name="P74">Ash(solemn) : “i’<text:span text:style-name="T34">m saying that you put up this mask of WISDOM for a reason and that had to do with dating and dancing and of course much later Cilan.”</text:span></text:p>
      <text:p text:style-name="P2"><text:soft-page-break/>Misty(<text:span text:style-name="T35">crying</text:span>) : "<text:span text:style-name="T35">(scream) Ash!..you..(angry,tries to wipe off tears)s</text:span>o <text:span text:style-name="T34">i acted like a responsible gym leader so that they could court me more and</text:span> <text:span text:style-name="T254">then </text:span>i would let anyone jump on</text:p>
      <text:p text:style-name="P2">me..and..<text:span text:style-name="T36">and </text:span>you're suggesting your own friend’s</text:p>
      <text:p text:style-name="P2">name..(cry) Ash you've stooped so low...<text:span text:style-name="T37">(brusts into tears,scream)..ASH!..you..(crying profusely)..”</text:span></text:p>
      <text:p text:style-name="P2">Ash(scowl) : "don't make a scene let us FINISH if</text:p>
      <text:p text:style-name="P2">you have the guts"</text:p>
      <text:p text:style-name="P2">Misty(extremely angry,<text:span text:style-name="T38">tears</text:span>) : "guts?guts Ketchum? i</text:p>
      <text:p text:style-name="P2">show you.."</text:p>
      <text:p text:style-name="P2">Ash(stopping Misty from hitting him) : "Misty</text:p>
      <text:p text:style-name="P2">please, i of all people surely would know your guts</text:p>
      <text:p text:style-name="P2"><text:span text:style-name="T9">bit by bit</text:span>,can you listen or does it end like</text:p>
      <text:p text:style-name="P2">this?No,Pokemons aren't solving this cause you</text:p>
      <text:p text:style-name="P2">must understand that at my level, it's totally</text:p>
      <text:p text:style-name="P2">useless trying to battle me.."</text:p>
      <text:p text:style-name="P2">Misty(very angry,<text:span text:style-name="T39">still tears,</text:span>shivering) : "why you b..,if you,if.."</text:p>
      <text:p text:style-name="P2">Ash(laugh) : "Misty,please,<text:span text:style-name="T229">this isn’t an ocean to begin with and you..</text:span>"</text:p>
      <text:p text:style-name="P2">Misty(scream,<text:span text:style-name="T39">wipes off tears</text:span>) : "you wanna see my guts?huh?you b..?why...<text:span text:style-name="T228">huh?!..your girlfriend told you to destroy the previous and this is your method then?..huh?!..i show you guts you coward..you..”</text:span></text:p>
      <text:p text:style-name="P75">Ash(laugh) : “like you’re another only boyfriend Green <text:span text:style-name="T966">Jacobs</text:span> w<text:span text:style-name="T230">as</text:span> told to destory me?...(brusts into laughter)...”</text:p>
      <text:p text:style-name="P75">Misty(shocked) : “Green,what..”</text:p>
      <text:p text:style-name="P2">Ash(solemn) : "Misty,i've worked with Team</text:p>
      <text:p text:style-name="P2">Rocket you know that,it's useless,calm down.."</text:p>
      <text:p text:style-name="P2"><text:soft-page-break/>Misty(angry,<text:span text:style-name="T40">tears</text:span>) : "you b..,you can't battle legally and..<text:span text:style-name="T9">you..you cheated on that day in the Gym..humiliating me..and you’re naming anybody..you followed me and have extracted newses while being away so that..you can destroy me..WHO IS YOUR GIRLFRIEND..if she isn’t a f.. b.. tell her to FACE ME..(profuse tears,tries to wipe off)..(scream)..YOU B..,if you or your girlfriend have the guts you b..”</text:span></text:p>
      <text:p text:style-name="P2">Ash(frown,sigh) : "Misty,if you're too</text:p>
      <text:p text:style-name="P2">interested <text:span text:style-name="T232">to know about my girldfriend in singular or plural then you must understand that i’m not a f..b.. like your beau Green that i’ll run to my challenger who’s a hall of famer herself and could directly tell the press that this battle is being battled out with a human prize for the winner so that i lose everything barring my starter pokemon..don’t act like an utter retard! And if you’re too interested to battle then </text:span>you'll have to surpass all my Pokemons present here at the same time <text:span text:style-name="T9">at their highest level and i won’t take any responsibilities if you don’t see your present bunch ever again and here i’ve got 91...</text:span>"</text:p>
      <text:p text:style-name="P2">Misty(<text:span text:style-name="T41">crying</text:span>,<text:span text:style-name="T9">returns</text:span>) : "<text:span text:style-name="T233">Ash,you’re..you..</text:span>"</text:p>
      <text:p text:style-name="P2">Ash<text:span text:style-name="T231">(solemn)</text:span> : "so a battle isn't good and <text:span text:style-name="T234">neither is the girlfriend talk</text:span> please don't act</text:p>
      <text:p text:style-name="P2">like a stupid child."</text:p>
      <text:p text:style-name="P2">Misty(brusting into tears,<text:span text:style-name="T887">sits down on the grass</text:span>) : "you b.."</text:p>
      <text:p text:style-name="P2">Ash<text:span text:style-name="T235">(frown)</text:span> : "Misty,i'm not going to stop till i get an</text:p>
      <text:p text:style-name="P2">answer - <text:span text:style-name="T257">you broke-up completely OR NOT</text:span>"</text:p>
      <text:p text:style-name="P2">Misty(scream,<text:span text:style-name="T9">tears</text:span>) : "<text:span text:style-name="T255">YES I DID</text:span>!<text:span text:style-name="T255">WE’RE DONE</text:span>!its..<text:span text:style-name="T256">(chokes)</text:span>"</text:p>
      <text:p text:style-name="P2"><text:soft-page-break/>Ash<text:span text:style-name="T235">(straight)</text:span> : "that's not the answer,is it ? it's just the m.. of a w.. <text:span text:style-name="T324">right in the middle of a grand f..</text:span> and you should calm down,please Misty,stay</text:p>
      <text:p text:style-name="P2">in this like a grown up <text:span text:style-name="T42">35</text:span> <text:span text:style-name="T43">year </text:span>old s.. that you are..."</text:p>
      <text:p text:style-name="P2">Misty(scream,tears) : "Ash!..<text:span text:style-name="T9">you..</text:span>"</text:p>
      <text:p text:style-name="P2">Ash<text:span text:style-name="T325">(straight)</text:span> : "well i just said your age and.."</text:p>
      <text:p text:style-name="P2">Misty(tears) : "Ash!.."(brusts into tears)</text:p>
      <text:p text:style-name="P2">Ash<text:span text:style-name="T325">(straight)</text:span> : "um..yeah profess.."</text:p>
      <text:p text:style-name="P2">Misty(crying) : "Ash,you cheated on me alright,</text:p>
      <text:p text:style-name="P2">don't try to insinuate that i did the same as i had</text:p>
      <text:p text:style-name="P2">the chances on anyone including frie..how could you suggest.."</text:p>
      <text:p text:style-name="P2">Ash<text:span text:style-name="T325">(straight)</text:span> : "well,just a name <text:span text:style-name="T258">of A MUTUAL FRIEND</text:span>,don't bother <text:span text:style-name="T259">though</text:span>"</text:p>
      <text:p text:style-name="P2">Misty(shout,tears) : "<text:span text:style-name="T260">Ash!..you..</text:span>and then you'll also suggest...(can't talk as tears).."</text:p>
      <text:p text:style-name="P2">Ash(frown) :<text:span text:style-name="T44">Tracey(laugh) YES of course..(frown)..Serperior,Bayleaf</text:span> bind her up snatching</text:p>
      <text:p text:style-name="P2">away all her pokeballs,and if anyone comes out</text:p>
      <text:p text:style-name="P2">and does something after first</text:p>
      <text:p text:style-name="P2">warning,Snorlax,make sure she doesn't see that</text:p>
      <text:p text:style-name="P2">pokemon ever again <text:span text:style-name="T261">INCLUDING GOLDUCK and</text:span> tell all your friends present</text:p>
      <text:p text:style-name="P2">here and my buddies,today either till i have her</text:p>
      <text:p text:style-name="P2">with me none would come around Pokemon or</text:p>
      <text:p text:style-name="P2">Human,and they know about the other things,if</text:p>
      <text:p text:style-name="P2">there's a Human don't kill him but i'm giving you</text:p>
      <text:p text:style-name="P2">my word-if a single pokemon today disturbes me</text:p>
      <text:p text:style-name="P2">after the first warning,may that Pokemon be no</text:p>
      <text:p text:style-name="P2">more among us,or I'll be gone from you all!TELL</text:p>
      <text:p text:style-name="P2"><text:soft-page-break/>THEM! Sableye,<text:span text:style-name="T958">Spiritomb,Hoopa,Malamar</text:span>,<text:span text:style-name="T957">Dusknoir,Confragigus,Darkrai</text:span>,Gerninja,<text:span text:style-name="T522">Gengar,Marshadow</text:span>,i give you my</text:p>
      <text:p text:style-name="P2">word SHE WILL LISTEN TO THESE AND COGNIZE</text:p>
      <text:p text:style-name="P2">IT <text:span text:style-name="T262">TILL I END</text:span>,i don't know what you'll do but i just told you my</text:p>
      <text:p text:style-name="P2">wish,Bulbasaur stay alert and if she's not well</text:p>
      <text:p text:style-name="P2">make her dizzy but she must listen to each word and cognize them, That's what I want,Pikachu,</text:p>
      <text:p text:style-name="P2">buddy i tell you today,don't kill any persons <text:span text:style-name="T263">and don’t let them inside my area</text:span> but</text:p>
      <text:p text:style-name="P2">after that first warning if any pokemons</text:p>
      <text:p text:style-name="P2">misbehaves still, mercilessly kill that brat.if</text:p>
      <text:p text:style-name="P2">anyone came here despite my buddy being with</text:p>
      <text:p text:style-name="P2">me,pokemon or human,you'll not see me</text:p>
      <text:p text:style-name="P2">again,<text:span text:style-name="T409">96 PRESENT HERE AND REST THAT WANT TO WALK WITH ME</text:span>!<text:span text:style-name="T409">STAND AND GUARD MY PRIVATE AREA THAT YOU KNOW!ALL 96 OF MINE!FOLLOW YOUR SPECIFIC INSTRUCTIONS GIVEN TO YOU! ALL GO!you 11!IT’S ULTIMATE ATTENTION!NOW..</text:span>”</text:p>
      <text:p text:style-name="P2">Misty(tears,scream) : "Ash!..you've become.."</text:p>
      <text:p text:style-name="P2">Ash(scowl) : "<text:span text:style-name="T9">a monster,yes.(Misty brusts into tears)..But </text:span>Misty,you've seen what i did,if i want</text:p>
      <text:p text:style-name="P2">to battle you,i'll give your Pokeballs or else i wont</text:p>
      <text:p text:style-name="P2">till we finish and if they or any other misbehave</text:p>
      <text:p text:style-name="P2">here beyond first warning,my buddies will simply</text:p>
      <text:p text:style-name="P2">kill that brat,I've become a demon today and you'll</text:p>
      <text:p text:style-name="P2">see every bit of it if you have your so called GUTS</text:p>
      <text:p text:style-name="P2">and i wouldn't have done this had you at the first</text:p>
      <text:p text:style-name="P2">sound of your secret <text:span text:style-name="T44">18 year long </text:span>beau's name..well on<text:span text:style-name="T44">ly one in</text:span> the millions..”</text:p>
      <text:p text:style-name="P2"><text:soft-page-break/>Misty (crying,scream) : "Ash! you're.."</text:p>
      <text:p text:style-name="P2">Ash<text:span text:style-name="T264">(straight)</text:span> : "..had not given up fighting on the first</text:p>
      <text:p text:style-name="P2">sound <text:span text:style-name="T410">of you secret beau since Oranges till he was taken</text:span>..you'll be safe as i've got my arrangements</text:p>
      <text:p text:style-name="P2">ready, don't worry,and so would your <text:span text:style-name="T45">illegally swellen..”</text:span></text:p>
      <text:p text:style-name="P76">Misty(screams tries to hit Ash again,<text:span text:style-name="T46">crying,</text:span>Ash orders B<text:span text:style-name="T264">ayleaf</text:span> to stop her which <text:span text:style-name="T265">s</text:span>he oblidges) : “why you coward..i can..i..”</text:p>
      <text:h text:style-name="P239" text:outline-level="1"><text:soft-page-break/><text:span text:style-name="T266">Ash(</text:span><text:span text:style-name="T269">solemn</text:span><text:span text:style-name="T266">) : “</text:span><text:span text:style-name="T280">you can only be the 1</text:span><text:span text:style-name="T281">6</text:span><text:span text:style-name="T280"> year old Misty that i saw in Viridan Forest lake 19 years back.</text:span><text:span text:style-name="T266">you’</text:span><text:span text:style-name="T270">re that exact </text:span><text:span text:style-name="T266">1</text:span><text:span text:style-name="T282">6</text:span><text:span text:style-name="T266"> old </text:span><text:span text:style-name="T270">STILL</text:span><text:span text:style-name="T266"> Misty,</text:span><text:span text:style-name="T271">which your fake mask covered for 1</text:span><text:span text:style-name="T283">3</text:span><text:span text:style-name="T271"> years but now has been taken off</text:span><text:span text:style-name="T266">,</text:span><text:span text:style-name="T272">still unless a </text:span><text:span text:style-name="T266">you’re a b.. since then </text:span><text:span text:style-name="T273">GROW UP!</text:span><text:span text:style-name="T266">”(Misty totally breaks down in tears)..</text:span><text:span text:style-name="T274">(laugh)..besides Misty s.. remember that 3</text:span><text:span text:style-name="T22">rd</text:span><text:span text:style-name="T274"> gym and Brawn..Sableye..he’s 5</text:span><text:span text:style-name="T277">0</text:span><text:span text:style-name="T274"> now even that day wanted to f.. you so much..(laugh)..how many time has he had the great honour </text:span><text:span text:style-name="T278">AND PRIVILEDGE</text:span><text:span text:style-name="T274"> in there 14 wise years of your professional s...h..(brusts into laughter)...or in the Oranges..i myself remember except for a certain Mr Skechit who did it every day </text:span><text:span text:style-name="T275">VIA THE SKETCHES,</text:span><text:span text:style-name="T274">there were many more who wanted to s.. you all day...and a few DID too..(brusts into laughter)..</text:span><text:span text:style-name="T279">because i too well remember a few DAYS when you didn’t have a FEW things(all brust into laughter)</text:span><text:span text:style-name="T274">..and that s.. that you were then are saying you’ve never given in when you’ve had the chances </text:span><text:span text:style-name="T276">for 1</text:span><text:span text:style-name="T284">3</text:span><text:span text:style-name="T276"> years </text:span><text:span text:style-name="T274">and want me to believe it?...(laugh)...Misty s... you’ve surpassed all expectations in s..h.. really..</text:span><text:span text:style-name="T276">great s... hall of fame for sure</text:span><text:span text:style-name="T274">..Sableye..(brusts into laughter)...”</text:span></text:h>
      <text:h text:style-name="P239" text:outline-level="1"><text:span text:style-name="T267">Misty(a few moments later,uncontrollably sobbing </text:span><text:span text:style-name="T268">and crying,lying on grass</text:span><text:span text:style-name="T267">) : “Ash,you were...(scream)..ASH!..how can you..(brusts into tears,chokes)..”</text:span></text:h>
      <text:p text:style-name="P77">Ash(solemn) : “<text:span text:style-name="T45">so as i was saying,your pokemons are safe unless you agitate them and/or if they come out,so just</text:span></text:p>
      <text:p text:style-name="P2">stay calm! you'll listen whatever i'll tell you today</text:p>
      <text:p text:style-name="P2">till end with a sane body and mind and will</text:p>
      <text:p text:style-name="P2">cognize every bit of it, only then i'll leave you,you</text:p>
      <text:p text:style-name="P2"><text:soft-page-break/>know who i'm today-no power in this world will be</text:p>
      <text:p text:style-name="P2">able to stop me from telling you all that i have</text:p>
      <text:p text:style-name="P2">to,and i've truely become a demon today, nobody</text:p>
      <text:p text:style-name="P2">will be able to stop me no matter what they did</text:p>
      <text:p text:style-name="P2">from telling you everything that i have to and you</text:p>
      <text:p text:style-name="P2">perfectly cognizing every bit of it,if you can't bear</text:p>
      <text:p text:style-name="P2">is just say "ASH!I QUIT!",3 times thumping the</text:p>
      <text:p text:style-name="P2">ground,and i'll let you go instantly and you'll not</text:p>
      <text:p text:style-name="P2">see me ever again.now,LISTEN!</text:p>
      <text:p text:style-name="P2">Misty(sobbing) : "Ash,Trac..(can't talk anymore)</text:p>
      <text:p text:style-name="P2">Ash(frown) : "YES,all those brats when they</text:p>
      <text:p text:style-name="P2">were single Tracey,Brock,<text:span text:style-name="T326">Gary,</text:span>Kane,Brau<text:span text:style-name="T1099">m</text:span>,T<text:span text:style-name="T47">ony</text:span>,<text:span text:style-name="T44">Harris</text:span>...every single <text:span text:style-name="T967">damn</text:span> brat that were ever our <text:span text:style-name="T285">good </text:span>mutual friends when they were</text:p>
      <text:p text:style-name="P2">single..each...yeah,definitely you</text:p>
      <text:p text:style-name="P2">could've dated them <text:span text:style-name="T327">VIA familiarity</text:span> or even more,even more.."</text:p>
      <text:p text:style-name="P2">Misty(tears,looks at Ash with disdain,screams) : "ASH!you've just abducted me and</text:p>
      <text:p text:style-name="P2">now(brusts into tears)..now,now you're...you know</text:p>
      <text:p text:style-name="P2">what your saying Ash? you've..(totally breaks</text:p>
      <text:p text:style-name="P2">down)..Ash!..(cries uncontrollably)..”</text:p>
      <text:p text:style-name="P2">Ash<text:span text:style-name="T48">(straight)</text:span> : "yes i've abducted you to cure you off from my memories that's all I promised Lance i'll and i'll</text:p>
      <text:p text:style-name="P2">,no f.. b.. can stop me today including Lance,a h..</text:p>
      <text:p text:style-name="P2">s.. like you who can't forget me needs this,AND</text:p>
      <text:p text:style-name="P2">CAN TAKE THIS,no matter how many times they</text:p>
      <text:p text:style-name="P2">get f.. per hour... FIGHT! and no,no line has been</text:p>
      <text:p text:style-name="P2">crossed stay calm"</text:p>
      <text:p text:style-name="P2">Misty(tears,extremely angry) : "calm?huh!calm? so</text:p>
      <text:p text:style-name="P2"><text:soft-page-break/>you were also bedding..<text:span text:style-name="T968">you were...</text:span> no i can't stoop as low</text:p>
      <text:p text:style-name="P2">as you have you p..(cries out loud)"</text:p>
      <text:p text:style-name="P2">Ash<text:span text:style-name="T49">(straight)</text:span> : "Upto Serena,yes i get you"</text:p>
      <text:p text:style-name="P2">Misty(crying) : "Ash,all these years.."</text:p>
      <text:p text:style-name="P2">Ash<text:span text:style-name="T49">(straight)</text:span> : "um..yeah,but <text:span text:style-name="T329">no matter how many and how many times you’ve ben s.. you 35 years you shall not forget that atleast i...</text:span>"</text:p>
      <text:p text:style-name="P2">Misty(crying, scream) : "Ash..!"</text:p>
      <text:p text:style-name="P78">Ash(laugh) : “or have you forgotten a few?(brusts into laughter)...”</text:p>
      <text:p text:style-name="P78">Misty(loud cry) : “Ash..what are..what have..Ash..(chokes breaks down in tears)..”</text:p>
      <text:p text:style-name="P2">Ash<text:span text:style-name="T49">(straight)</text:span> : "well,i'm giving you an example,<text:span text:style-name="T328">Georgio</text:span> isn't my friend so i couldn't mention him as mutual,<text:span text:style-name="T969">Roy isn’t my friend so..</text:span>"</text:p>
      <text:p text:style-name="P2">Misty(crying) : "Ge<text:span text:style-name="T328">or</text:span>...What are you sug.."</text:p>
      <text:p text:style-name="P2">Ash<text:span text:style-name="T50">(straight)</text:span>: "nothing,would you calm down?"</text:p>
      <text:p text:style-name="P2">Misty(crying,shivering) : "i've wasted my life with</text:p>
      <text:p text:style-name="P2">you...let me go,Ash!please!(brusts into tears)"</text:p>
      <text:p text:style-name="P2">Ash<text:span text:style-name="T51">(solemn)</text:span> : "Until you answer,my answer is NO,and i'll say what i know about you in exact language.."</text:p>
      <text:p text:style-name="P2">Misty(crying,scream) : "Ash!..just.."</text:p>
      <text:p text:style-name="P2">Ash(frown) : "and well you still can quit like a f.. s..</text:p>
      <text:p text:style-name="P2">like that day but your <text:span text:style-name="T330">v</text:span>... w<text:span text:style-name="T52">asn</text:span>'t satisfied may be</text:p>
      <text:p text:style-name="P2">for a few days so you were h.. enough to even</text:p>
      <text:p text:style-name="P2">come here to begin with so..."</text:p>
      <text:p text:style-name="P2">Misty(crying uncontrollably,sits down on grass) :</text:p>
      <text:p text:style-name="P2">"Ash,you're..."</text:p>
      <text:p text:style-name="P2">Ash<text:span text:style-name="T53">(sigh)</text:span> : "alright being polite,please Misty stay on</text:p>
      <text:p text:style-name="P2">this,or are you just going to budge just because</text:p>
      <text:p text:style-name="P2">i'm swearing you?"</text:p>
      <text:p text:style-name="P2"><text:soft-page-break/>Misty(crying) : "Ash..what do you.."</text:p>
      <text:p text:style-name="P2">Ash<text:span text:style-name="T54">(frown)</text:span> : "look both you and me can swear each other for eternity but no answer will come out,and i'll</text:p>
      <text:p text:style-name="P2">have to be very dissapointed that a Hall of Fame</text:p>
      <text:p text:style-name="P2">Gym leader at <text:span text:style-name="T55">35</text:span> can't talk with someone just because he's swearing,or have you just given up on yourself?"</text:p>
      <text:p text:style-name="P2">Misty(crying,screams) : "YES! I HAVE,I HAVE <text:span text:style-name="T970">GIVEN UP</text:span>,just let me...(crying uncontrollably)"</text:p>
      <text:p text:style-name="P2">Ash(<text:span text:style-name="T523">laugh</text:span>) : "well then i may kill you right now if you write it down(hands over pen and</text:p>
      <text:p text:style-name="P2">paper),cause then i'm sure you won't have a</text:p>
      <text:p text:style-name="P2">problem with it would you?...Listen!..if you quit</text:p>
      <text:p text:style-name="P2">now,i'll let you go but your Gym and any b.. <text:span text:style-name="T971">from </text:span>that</text:p>
      <text:p text:style-name="P2">you've b... with,will not survive my wrath!LISTEN!.."</text:p>
      <text:p text:style-name="P2">Misty(crying, sobbing) : "Ash,just..just..let me</text:p>
      <text:p text:style-name="P2">go(crying)"</text:p>
      <text:p text:style-name="P2">Ash<text:span text:style-name="T56">(scowl)</text:span> : "only if you allow me to end this</text:p>
      <text:p text:style-name="P2">conversation you can go to whichever s..<text:span text:style-name="T331">h..</text:span> you want</text:p>
      <text:p text:style-name="P2">but are you not good enough anymore to</text:p>
      <text:p text:style-name="P2">withstand a little bit of gust fearing the big winds</text:p>
      <text:p text:style-name="P2">would f.. you up like none of your.."</text:p>
      <text:p text:style-name="P2">Misty(crying, scream) : "Ash, please (sobbing) just</text:p>
      <text:p text:style-name="P2">don't.."</text:p>
      <text:p text:style-name="P2">Ash(frown) : "i see your too chaste <text:span text:style-name="T332">a s..</text:span>,fair</text:p>
      <text:p text:style-name="P2">enough,anyhow would you continue if i swear a bit less?"</text:p>
      <text:p text:style-name="P2">Misty(sobbing) : "..leave me Ash..please.."</text:p>
      <text:p text:style-name="P2">Ash(<text:span text:style-name="T524">straight</text:span>) : "so,Misty Waterflower is NO MORE</text:p>
      <text:p text:style-name="P2">then ain't it?RIP,that should be used then?all your</text:p>
      <text:p text:style-name="P2">pokemons <text:span text:style-name="T57">here and in the gym</text:span> will die immediately <text:span text:style-name="T57">and today </text:span>then,cause a b.. like you're giving up on them cause.."</text:p>
      <text:p text:style-name="P2"><text:soft-page-break/>Misty(uncontrollably sobbing) : "say.."</text:p>
      <text:p text:style-name="P2">Ash<text:span text:style-name="T58">(frown)</text:span> : "yeah that what's is expected here atleast</text:p>
      <text:p text:style-name="P2">from you of all people!we were talking about</text:p>
      <text:p text:style-name="P2">dance vs date and cheating, what's your opinion</text:p>
      <text:p text:style-name="P2">on cheating?"</text:p>
      <text:p text:style-name="P2">Misty(sobbs unctrolablly, sometimes later) :</text:p>
      <text:p text:style-name="P2">"Ash,you've cheat.."</text:p>
      <text:p text:style-name="P2">Ash<text:span text:style-name="T58">(scowl)</text:span> : "so i cheated?all right stay with me.In Kalos i wasn't cheating cause we broke up,in Unova i</text:p>
      <text:p text:style-name="P2">wasn't dating cause we were still there,in Sinnoh</text:p>
      <text:p text:style-name="P2">no news came around and you know extremely</text:p>
      <text:p text:style-name="P2">well my travel companions from there,<text:span text:style-name="T1122">after</text:span> Battle</text:p>
      <text:p text:style-name="P2">Frontier <text:span text:style-name="T1122">i was very well known but </text:span>i wasn't a star which you were and then</text:p>
      <text:p text:style-name="P2">again you know what i was doing there very well,in</text:p>
      <text:p text:style-name="P2">Hoenn i was none and there too you know,but Elite4,well consider i've just been back after tens and</text:p>
      <text:p text:style-name="P2">thousands of affairs and s... f.. and Unova was</text:p>
      <text:p text:style-name="P2">party's or hangouts <text:span text:style-name="T525">which consisted of more than 10 people each time</text:span> where if you want day to day</text:p>
      <text:p text:style-name="P2">analysis you can ask you<text:span text:style-name="T57">r ardent</text:span> f.. Cilan..."</text:p>
      <text:p text:style-name="P2">Misty(brusts into tears) : "Ash,please..."</text:p>
      <text:p text:style-name="P2">Ash(Frown,scoff) : "you know very well b.. that i</text:p>
      <text:p text:style-name="P2">can't give you day to day report after 6/<text:span text:style-name="T526">7</text:span> years</text:p>
      <text:p text:style-name="P2">unless we can do time travel,just GROW UP!"</text:p>
      <text:p text:style-name="P2">Misty(sobbing, sometimes later) : "Ash!you</text:p>
      <text:p text:style-name="P2">cheated fully knowing you've someone already</text:p>
      <text:p text:style-name="P2">waiting for you <text:span text:style-name="T333">with utmost longing</text:span> to just ask her.."..(cries</text:p>
      <text:p text:style-name="P2">uncontrollably)"</text:p>
      <text:p text:style-name="P79"><text:soft-page-break/>Ash(laugh) : “so i’ve missed a chance then haven’t i?(brust into laughter)...</text:p>
      <text:p text:style-name="P80">Misty(sobbing uncontrollably) : “Ash every b.. that wanted to pester me knew about you and you never...(chokes <text:span text:style-name="T59">and cries tears)...(scream)Ash,why..(profusely crying)what wrong did i do Ash,i never cheated on you,Ash,always you came back i was always waiting for you only just for those few days all my life..and you thought..(sobbing uncontrollably)...you never wanted me..you..Ash..you cheated on me..ruined my entire life..(scream,uncontrollably crying)..Ash..what did i do ever to you.(scream,uncontrollably crying)..Ash..answ...(vomits and pokemons cure her up,few minutes later)..</text:span></text:p>
      <text:p text:style-name="P2">Ash(frown) : "<text:span text:style-name="T60">already vomiting?..Bulbasaur be careful and attentive unless you’ll be kicked out of my bunch...Misty,i’ve been sure of only one thing about you that i truely cherished you once and i wasn’t exactly happy then that i was staying away from you all MY life and that i had to wait for 2 or more years through many dangers to be with you again once more...i’m sure you understand that what pained you can also pain me when we were in our relationship...but then..(laugh)...then i found out more beautiful s.. so i went to f.. them around all day and Misty here also became a s... and everyday were f.. up by 30 b.. so sweet so beautiful ain’t it Misty s... that now none of us have to wait anymore..ain’t it?(brusts into laughter)...”</text:span></text:p>
      <text:p text:style-name="P81">Misty(sobbing uncontrollably) : “Ash,why did you leave me then..why would you not tell them that <text:span text:style-name="T61">your girlfriend was...(chokes)..Ash,they’ve tortured me all my life and i never had you beside me..always i said my Ash is my only </text:span><text:soft-page-break/><text:span text:style-name="T61">yearning but you..you won’t...(scream)..ASH!..you cheated...(brusts into tears...chokes)...”</text:span></text:p>
      <text:p text:style-name="P82">Ash(frown) :”<text:span text:style-name="T60">about your confusion Misty that i never told anyone about you but that's the first thing i told them without naming if such cases arose that i have a girlfriend whoose</text:span></text:p>
      <text:p text:style-name="P2">very devoted to me and i didn't name you cause to</text:p>
      <text:p text:style-name="P2">me you were not a w.. that i would sell you around</text:p>
      <text:p text:style-name="P2">wherever i went,that's exactly why i didn't name</text:p>
      <text:p text:style-name="P2">you.Now do you want a pro<text:span text:style-name="T334">of</text:span> that i'm not lying</text:p>
      <text:p text:style-name="P2">that i never told that i've a girlfriend?then you</text:p>
      <text:p text:style-name="P2">know very well this would go on for eternity...i'm</text:p>
      <text:p text:style-name="P2">giving you a piece- BEAR IT like a <text:span text:style-name="T62">Gym Leader</text:span>!..if i <text:span text:style-name="T62">ha</text:span>ve never f.. you no matter how much you wanted me</text:p>
      <text:p text:style-name="P2">to and you being who you were then and i was</text:p>
      <text:p text:style-name="P2">absolutely no one,i wouldn't be stupid enough just</text:p>
      <text:p text:style-name="P2">overnight to f.. around s.. leaving you,who you</text:p>
      <text:p text:style-name="P2">were then and you were only too willing to give in</text:p>
      <text:p text:style-name="P2">and you know more than anyone else what you</text:p>
      <text:p text:style-name="P2">and i ever wanted and we had each other for 14</text:p>
      <text:p text:style-name="P2">damn years to enjoy anytime,if i f.. you constantly</text:p>
      <text:p text:style-name="P2">for <text:span text:style-name="T335">365</text:span> days you would've only been too happy to</text:p>
      <text:p text:style-name="P2">continue till eternity...and you know i never even</text:p>
      <text:p text:style-name="P2">wanted to kiss you <text:span text:style-name="T527">except those few</text:span> occasion<text:span text:style-name="T527">s</text:span>,and yes on</text:p>
      <text:p text:style-name="P2">th<text:span text:style-name="T528">ose</text:span> occasion<text:span text:style-name="T528">s and especially the last definitely</text:span> i became a h.. b.. like i'm now</text:p>
      <text:p text:style-name="P2">and breached your trust despite you being an</text:p>
      <text:p text:style-name="P2">eternal s..."</text:p>
      <text:p text:style-name="P2">Misty(uncontrollably cries) : "Ash,that..."</text:p>
      <text:p text:style-name="P2">Ash(laugh) : "was a good practice wasn't it?</text:p>
      <text:p text:style-name="P2">(Misty breaks down completely)Listen! don't tell</text:p>
      <text:p text:style-name="P2"><text:soft-page-break/>me now because i liked you,i was only there for</text:p>
      <text:p text:style-name="P2">your body or your generosity,we knew each other</text:p>
      <text:p text:style-name="P2">since 1<text:span text:style-name="T1064">6</text:span>,you and me grew up together,we knew</text:p>
      <text:p text:style-name="P2">what we had to know,we were traveling around for 4 years and for that 4 years not one night passed</text:p>
      <text:p text:style-name="P2">when we weren't together,if we wanted we</text:p>
      <text:p text:style-name="P2">would've satisfied ourselves to maximum during</text:p>
      <text:p text:style-name="P2">Jhoto,and yes i was attracted to you,infatuated</text:p>
      <text:p text:style-name="P2">with you as were you,i did gaze at you but i did <text:span text:style-name="T62">never</text:span></text:p>
      <text:p text:style-name="P2">star<text:span text:style-name="T62">e</text:span> like a h.. b.. at your b.. or h. or b.. or l.. or v.. any time ever in all the time in 15 years ever.<text:span text:style-name="T62">(laugh)..well may be your photoes then i guess(brusts into laughter)..(shout)..</text:span>LISTEN!.."(Pokemons keep Misty from</text:p>
      <text:p text:style-name="P2">fainting)</text:p>
      <text:p text:style-name="P2">Misty(some moments later,<text:span text:style-name="T972">2:53</text:span>) : "Ash,just let.."</text:p>
      <text:p text:style-name="P2">Ash(frown) : "Misty,please,you're way stronger</text:p>
      <text:p text:style-name="P2">than this and this is nothing to you just Listen!no</text:p>
      <text:p text:style-name="P2">matter what i'm now you know extremely well</text:p>
      <text:p text:style-name="P2">neither you nor me have any secrets regarding this</text:p>
      <text:p text:style-name="P2">matter to each other.Misty,i've seen you from a</text:p>
      <text:p text:style-name="P2">little teenager to now you're <text:span text:style-name="T63">35 years</text:span> old and also</text:p>
      <text:p text:style-name="P2">at 2<text:span text:style-name="T529">9</text:span>,when you were an international star,we never</text:p>
      <text:p text:style-name="P2">needed to hide from each other these things as</text:p>
      <text:p text:style-name="P2">you know it as a fact that these weren't our</text:p>
      <text:p text:style-name="P2">premise for our relationship ever to begin with,don't blindfold yourself now saying why didn't</text:p>
      <text:p text:style-name="P2">we f.. around so hard as to never again needing</text:p>
      <text:p text:style-name="P2">anyone <text:span text:style-name="T336">else</text:span>.I've had THE most <text:span text:style-name="T530">PHYSICALLY</text:span> beautiful,<text:span text:style-name="T531">ever virtuous</text:span> and skillful girl</text:p>
      <text:p text:style-name="P2">in anything she ever did,everyday in front of me at</text:p>
      <text:p text:style-name="P2">my mercy who was devoted to me <text:span text:style-name="T64">so </text:span>blindly</text:p>
      <text:p text:style-name="P2"><text:soft-page-break/>forever,and i didn't f.. her all around c<text:span text:style-name="T65">a</text:span>use she was</text:p>
      <text:p text:style-name="P2">Misty,Misty wasn't a b.. to me.Don't start</text:p>
      <text:p text:style-name="P2">this..SHUT UP!..”</text:p>
      <text:p text:style-name="P2">Misty(scream,crying) : "Ash,your're..your.."</text:p>
      <text:p text:style-name="P2">Ash(frown) : "Misty,please!no matter what you</text:p>
      <text:p text:style-name="P2">become few people will ever know you bit by bit</text:p>
      <text:p text:style-name="P2">like i know both physically and mentally,may be</text:p>
      <text:p text:style-name="P2">none ever will...and you know me like that as</text:p>
      <text:p text:style-name="P2">well.."</text:p>
      <text:p text:style-name="P2">Misty(cries,scream) : "I DID... you've just..(again</text:p>
      <text:p text:style-name="P2">breaks down).."</text:p>
      <text:p text:style-name="P2">Ash(frown) : "Misty,please if we start this it'll take</text:p>
      <text:p text:style-name="P2">eternity but i must finish it before that..."</text:p>
      <text:p text:style-name="P2">Misty(screams, crying) : "my f<text:span text:style-name="T66">rien</text:span>..(again breaks</text:p>
      <text:p text:style-name="P2">down,<text:span text:style-name="T532">tries to phone,with the help of Bayleaf Ash snatches away her phone,Sableye and all paralyzes her</text:span>)</text:p>
      <text:p text:style-name="P2">Ash(frown,<text:span text:style-name="T532">few moments later,Sableyer has let Misty go</text:span>) : "all your beaus together can't do a fig</text:p>
      <text:p text:style-name="P2">to me and you know that,and also know that at</text:p>
      <text:p text:style-name="P2">this very moment the whole Hall of Fame</text:p>
      <text:p text:style-name="P2">combined with all legendaries can't do a fig to</text:p>
      <text:p text:style-name="P2">me,so no battling or f.. boy scouts will get a s.. like</text:p>
      <text:p text:style-name="P2">you out of this,you have to do it on your own,</text:p>
      <text:p text:style-name="P2">unless you've been f.. around for <text:span text:style-name="T63">35 years</text:span>..."</text:p>
      <text:p text:style-name="P2">Misty(shivering, sobbing, whispering) : "Ash,i was</text:p>
      <text:p text:style-name="P2">your frie..."</text:p>
      <text:p text:style-name="P2">Ash(laugh) : "more like a <text:span text:style-name="T66">friendly</text:span> b.. but now would you</text:p>
      <text:p text:style-name="P2">listen or you're just giving up because the stool</text:p>
      <text:p text:style-name="P2">and urine.."</text:p>
      <text:p text:style-name="P2">Misty(sobbing uncontrollably) : "Ash,just let me.."</text:p>
      <text:p text:style-name="P2">Ash(frown) : "right,Stay in this unless you're giving</text:p>
      <text:p text:style-name="P2"><text:soft-page-break/>up on everything and everyone?Stay!yes may be</text:p>
      <text:p text:style-name="P2">you think i needed to f.. someone around everyday</text:p>
      <text:p text:style-name="P2">as i grew up and you were always away but i've</text:p>
      <text:p text:style-name="P2">had my chances and many people would've given</text:p>
      <text:p text:style-name="P2">their two arms and still do just to have a full view</text:p>
      <text:p text:style-name="P2">of you and still <text:span text:style-name="T533">do while </text:span>i not even once wanted your body</text:p>
      <text:p text:style-name="P2">or your generosity.Now i can go about it all the time <text:span text:style-name="T534">or </text:span>may we go to the next part?"</text:p>
      <text:p text:style-name="P2">Misty(sobbing uncontrollably) : "...but..but..you</text:p>
      <text:p text:style-name="P2">won't tell me ever with whom you were going out...</text:p>
      <text:p text:style-name="P2">(crying out loud)"</text:p>
      <text:p text:style-name="P2">Ash(frown) : "No as i wasn't bedding them and i</text:p>
      <text:p text:style-name="P2">never tried to remember any b.. i met in a f.. party</text:p>
      <text:p text:style-name="P2">and you know what i'm talking about,you weren't a</text:p>
      <text:p text:style-name="P2">little girl then but an internationally well known</text:p>
      <text:p text:style-name="P2">star,we had grown up enough by then to know that</text:p>
      <text:p text:style-name="P2">we <text:span text:style-name="T535">couldn</text:span>'t share our under.. as we were <text:span text:style-name="T1065">30</text:span> and not</text:p>
      <text:p text:style-name="P2">1<text:span text:style-name="T1065">6</text:span> anymore and you know what i'm talking about"</text:p>
      <text:p text:style-name="P2">Misty(sobbing) : "and..<text:span text:style-name="T536">and so..so</text:span> it was infact me who was</text:p>
      <text:p text:style-name="P2">sharing her u.. behind your back cause i was an</text:p>
      <text:p text:style-name="P2">international star?..Ash,you..(uncontrollably cries,<text:span text:style-name="T537">screams</text:span>)..<text:span text:style-name="T537">ASH..(chokes,profusely crying)</text:span>"</text:p>
      <text:p text:style-name="P2">Ash<text:span text:style-name="T537">(straight)</text:span> : "exactly My point."</text:p>
      <text:p text:style-name="P2">Misty(crying,shout) : "ASH.."</text:p>
      <text:p text:style-name="P2">Ash<text:span text:style-name="T538">(frown)</text:span> : "we're not doing a drama ok?"</text:p>
      <text:p text:style-name="P2">Misty(absolutely breaks down) : "you thought i</text:p>
      <text:p text:style-name="P2">was.."</text:p>
      <text:p text:style-name="P2">Ash<text:span text:style-name="T539">(straight)</text:span> : "bedding,yes.but would you allow me to</text:p>
      <text:p text:style-name="P2">finish?"</text:p>
      <text:p text:style-name="P2">Misty(crying uncontrollably) : "I beg of you.."</text:p>
      <text:p text:style-name="P2"><text:soft-page-break/>Ash(shakes Misty up) : "Misty,LISTEN we're only</text:p>
      <text:p text:style-name="P2">getting started.and i know you're not a coward to</text:p>
      <text:p text:style-name="P2">budge so easily,you don't need to beg for anything</text:p>
      <text:p text:style-name="P2">to a b.. like me EVER,LISTEN!(lets Misty go)I am</text:p>
      <text:p text:style-name="P2">saying who<text:span text:style-name="T540">m</text:span> were you bedding?was it someone</text:p>
      <text:p text:style-name="P2">else you were bedding or WAS IT ME?"</text:p>
      <text:p text:style-name="P2">Misty(sobbing,bit surprized) : "what?"</text:p>
      <text:p text:style-name="P2">Ash<text:span text:style-name="T540">(straight)</text:span> : "did you bed me or did you bed someone</text:p>
      <text:p text:style-name="P2">else while i was away?"</text:p>
      <text:p text:style-name="P2">Misty(tries to clear off tears,sobbing) : "Ash,what</text:p>
      <text:p text:style-name="P2">are you trying to mean?"</text:p>
      <text:p text:style-name="P2">Ash<text:span text:style-name="T540">(straight)</text:span> : "i'm saying i only ever saw the futility and the</text:p>
      <text:p text:style-name="P2">fun no matter from pokemon perspective how</text:p>
      <text:p text:style-name="P2">great the date was..."</text:p>
      <text:p text:style-name="P2">Misty<text:span text:style-name="T540">(treas,sobbing)</text:span> : "and I didn't rather i was bedding a new</text:p>
      <text:p text:style-name="P2">bloke..(<text:span text:style-name="T541">chokes,</text:span>again <text:span text:style-name="T540">profusely </text:span>cries)"</text:p>
      <text:p text:style-name="P2">Ash<text:span text:style-name="T542">(straight)</text:span> : "You know what Misty,yes i accuse you,you</text:p>
      <text:p text:style-name="P2">were all over the bed"</text:p>
      <text:p text:style-name="P2">Misty(crying) : "that's it then isn't it? i.."</text:p>
      <text:p text:style-name="P2">Ash<text:span text:style-name="T542">(laugh)</text:span> : "going back to depression again?"</text:p>
      <text:p text:style-name="P2">Misty(breaks down) : "i can't take it anymore.."</text:p>
      <text:p text:style-name="P2">Ash(as loudly as possible in Misty's ears while</text:p>
      <text:p text:style-name="P2">vigorously shaking her) : "YOU WERE BEDDING</text:p>
      <text:p text:style-name="P2">ME".</text:p>
      <text:p text:style-name="P2">Misty(sobbing,surprized) : "what?"</text:p>
      <text:p text:style-name="P2">Ash<text:span text:style-name="T543">(straight)</text:span> : "exactly what you heard,i accuse you that</text:p>
      <text:p text:style-name="P2">you were cheating on me as you were bedding</text:p>
      <text:p text:style-name="P2">me"</text:p>
      <text:p text:style-name="P2"><text:soft-page-break/>Misty(tries to clear off her tears, sobbing) :</text:p>
      <text:p text:style-name="P2">"Ash,stop this nonsense.."</text:p>
      <text:p text:style-name="P2">Ash<text:span text:style-name="T544">(sigh)</text:span> : "Misty,You can't forget me even when you're</text:p>
      <text:p text:style-name="P2">married to someone else"</text:p>
      <text:p text:style-name="P2">Misty(a bit angry, sobbs) : "is that a challenge</text:p>
      <text:p text:style-name="P2">Ketchum?"</text:p>
      <text:p text:style-name="P2">Ash<text:span text:style-name="T545">(straight)</text:span> : "hence great guys like Georgio,Green and</text:p>
      <text:p text:style-name="P2">Roy never had a chance despite being as good</text:p>
      <text:p text:style-name="P2">as anyone and you know it,infact you wouldn't</text:p>
      <text:p text:style-name="P2">have been in this mess had you been with any one</text:p>
      <text:p text:style-name="P2">of them,and <text:span text:style-name="T486">4 years</text:span> no contact is a long long</text:p>
      <text:p text:style-name="P2">time.that's what i'm saying"</text:p>
      <text:p text:style-name="P2">Misty(sobbing) : "who told.."</text:p>
      <text:p text:style-name="P2">Ash<text:span text:style-name="T546">(straight)</text:span> : "they themselves as soon as i gave my real</text:p>
      <text:p text:style-name="P2">identity to them and they had to give me only truth</text:p>
      <text:p text:style-name="P2">given who i'm.the whole Elite4 would do anything</text:p>
      <text:p text:style-name="P2">for me without a single question.."</text:p>
      <text:p text:style-name="P2">Misty(sobbing) : "it was.."</text:p>
      <text:p text:style-name="P2">Ash<text:span text:style-name="T547">(straight)</text:span> : "LISTEN! i know how you behaved with them</text:p>
      <text:p text:style-name="P2">only too well and you were the ever <text:span text:style-name="T548">perfect and firm</text:span> lady as</text:p>
      <text:p text:style-name="P2">ever,i know each time you cancelled the very first</text:p>
      <text:p text:style-name="P2">date.those f.. themselves had to tell me or my</text:p>
      <text:p text:style-name="P2">sources and i confirmed them from your diaries</text:p>
      <text:p text:style-name="P2">that i took from your room and others were</text:p>
      <text:p text:style-name="P2">supplied by your helpers <text:span text:style-name="T67">whom i scared via Elite 4 Kanto</text:span>,you met those guys as</text:p>
      <text:p text:style-name="P2">those b.. encirculated you all the time..,then we</text:p>
      <text:p text:style-name="P2"><text:soft-page-break/>broke up,then you agreed to go to date <text:span text:style-name="T67">cause you just didn’t see any light anywhere as soon as i was gone but</text:span> only to</text:p>
      <text:p text:style-name="P2">cancel the very first da<text:span text:style-name="T67">te</text:span> saying you can't and</text:p>
      <text:p text:style-name="P2">you're sorry,etc,etc and they realized you can't</text:p>
      <text:p text:style-name="P2">forget someone,(laugh)besides about a million</text:p>
      <text:p text:style-name="P2">people in Cerulian only would give <text:span text:style-name="T68">all their limbs</text:span> to f..</text:p>
      <text:p text:style-name="P2">you won't they?"</text:p>
      <text:p text:style-name="P2">Misty(screem, crying) : "stop insulating me,i'm not</text:p>
      <text:p text:style-name="P2">a s..<text:span text:style-name="T691">(profusely crying)..Ash..how could..(chokes,tears)..</text:span>"</text:p>
      <text:p text:style-name="P2">Ash<text:span text:style-name="T556">(straight)</text:span> : "i know about your chastity more than you</text:p>
      <text:p text:style-name="P2">don't bother"</text:p>
      <text:p text:style-name="P2">Misty(screams, sobbs unctrolablly) : "Ash,you’r<text:span text:style-name="T558">e</text:span>..you’r<text:span text:style-name="T558">e</text:span>..<text:span text:style-name="T692">(chokes)</text:span>"</text:p>
      <text:p text:style-name="P2">Ash(laugh) : "exactly that i've f.. so many i know</text:p>
      <text:p text:style-name="P2">only too well that who <text:span text:style-name="T557">are your</text:span> and how they f.. you"</text:p>
      <text:p text:style-name="P2">Misty(screams,anger,sobbing) : "Ash,i'll.."</text:p>
      <text:p text:style-name="P2">(Dark Gang stops her from talking)</text:p>
      <text:p text:style-name="P2">Ash(frown) : "Tracey can f.. you all he wants,like he</text:p>
      <text:p text:style-name="P2">did before <text:span text:style-name="T68">and was doing for years but you lost him to your own sister..(laugh)..such pity..anyhow(frown)</text:span>but would you accept <text:span text:style-name="T68">Tracey</text:span> as you</text:p>
      <text:p text:style-name="P2">beau?"</text:p>
      <text:p text:style-name="P2">Misty(totally breaks down) : "Ash,I Quit!I Quit!I</text:p>
      <text:p text:style-name="P2">Quit!<text:span text:style-name="T559">(uncontrollably crying sitting on the grass)</text:span>"</text:p>
      <text:p text:style-name="P2">Ash(laugh) : "that was just word<text:span text:style-name="T68">play</text:span>,untill you lose</text:p>
      <text:p text:style-name="P2">every bit of your prized chastity...(Misty almost</text:p>
      <text:p text:style-name="P2">faints but the Pokemons keep her</text:p>
      <text:p text:style-name="P2">up)...what(laugh)? that you can't be f.. around and</text:p>
      <text:p text:style-name="P2">be chaste...?..i right now am destroying every bit</text:p>
      <text:p text:style-name="P2">of it(laugh)..am i even touching you <text:span text:style-name="T69">Misty</text:span>(laugh)?..."</text:p>
      <text:p text:style-name="P2"><text:soft-page-break/>Misty(sobbing vigorously) : "Ash,please..."</text:p>
      <text:p text:style-name="P2">Ash(scream) : "shut up b...! you're body gets f.. or mind or you're verbally f.. no matter how you get f..</text:p>
      <text:p text:style-name="P2">if you've known what chastity is truely you'll be</text:p>
      <text:p text:style-name="P2">that forever <text:span text:style-name="T69">if you so wish</text:span>!SHUT UP!</text:p>
      <text:p text:style-name="P2">Misty(lies down on grass, sobbing whispering) :</text:p>
      <text:p text:style-name="P2">"just kill me Ash,just.."</text:p>
      <text:p text:style-name="P2">Ash(laugh) : "not till you're chaste(laughes</text:p>
      <text:p text:style-name="P2">uncontrollably)"</text:p>
      <text:p text:style-name="P2">Misty(sobbing,whisper) : "what do you want</text:p>
      <text:p text:style-name="P2">Ash?..what(cries uncontrollably).."</text:p>
      <text:p text:style-name="P2">Ash(goes close to Misty's ears) : "I WANT YOUR</text:p>
      <text:p text:style-name="P2">CHASTITY!"</text:p>
      <text:p text:style-name="P2">Misty(screams, sobbing) : "then just f...(brusts into</text:p>
      <text:p text:style-name="P2">tears)"</text:p>
      <text:p text:style-name="P2">Ash(scowl) : "say i f.. you now,can i get rid of your</text:p>
      <text:p text:style-name="P2">chastity?or if i f.. you now mentally by just gazing</text:p>
      <text:p text:style-name="P2">at youe v.. <text:span text:style-name="T69">d.. all over </text:span>but neither imagining nor</text:p>
      <text:p text:style-name="P2">touching,would i be chaste,say your body is</text:p>
      <text:p text:style-name="P2">paralyzed and i f.. you,would you be chaste,<text:span text:style-name="T69">if your mind doesn’t budge a bit?</text:span>if you</text:p>
      <text:p text:style-name="P2">mentally c.. on my g.. would you be chaste,<text:span text:style-name="T69">even if your body is paralyzed..</text:span>you're</text:p>
      <text:p text:style-name="P2">body is paralyzed your mind still works,your mind</text:p>
      <text:p text:style-name="P5">is f.. me your body is 6 feet away <text:span text:style-name="T69">from me</text:span>...<text:span text:style-name="T560">or even if you’re paralyzed and being f.. but mentally don’t want it still where is your chastity that it’s a matter of PRIDE to you but you know that the body you can’t control so you can’t help it and thus it’s not there at all..and also not in your mind wither cause you have been f... with me since the day you first saw me in that lake 19 years back,thus </text:span><text:soft-page-break/><text:span text:style-name="T560">that’s not in mind either this thing you called Chastity..so Misty s...,</text:span>if you can show where's your chastity at all you'll be taken further."</text:p>
      <text:p text:style-name="P2">Misty(lying,sobbs uncontrolably) : "please Ash just</text:p>
      <text:p text:style-name="P2">stop that..."</text:p>
      <text:p text:style-name="P2">Ash(laugh) : "Chastity ain't it? chastity,Misty you've</text:p>
      <text:p text:style-name="P2">lost it the first day you saw me if you weren't a</text:p>
      <text:p text:style-name="P2">professional s.. even then(brusts into laughter)..."</text:p>
      <text:p text:style-name="P2">Misty(sobbing, scream) : "Yes,i was a<text:span text:style-name="T70">n</text:span> in-born</text:p>
      <text:p text:style-name="P2">s..,i'm..i'm.."<text:span text:style-name="T70">(breaks down crying)</text:span></text:p>
      <text:p text:style-name="P2">Ash(laugh) : "so your chastity vanished then ain't</text:p>
      <text:p text:style-name="P2">it?"(brusts into laughter)..but you must say it in</text:p>
      <text:p text:style-name="P2">words...(brusts into laughter)..."</text:p>
      <text:p text:style-name="P2">Misty(<text:span text:style-name="T561">lying on grass,few minutes later,</text:span>almost motionless, sobbing,whishper,<text:span text:style-name="T561">profuse tears rolling down,3:19</text:span>) :</text:p>
      <text:p text:style-name="P2">"Ash,the day i saw you first.."</text:p>
      <text:p text:style-name="P2">Ash(laugh) : "i got unchaste(brusts into laughter)..no till you word it down i won't budge..."</text:p>
      <text:p text:style-name="P2">Misty(<text:span text:style-name="T562">sits up,</text:span>angry, sobbs,crying) : "no i won't say that,</text:p>
      <text:p text:style-name="P2">(scream)do whatever you want you <text:span text:style-name="T71">b</text:span>..! <text:span text:style-name="T1083">you b.. you..</text:span>(again brusts into tears).."</text:p>
      <text:p text:style-name="P2">Ash(frown) : "what are you holding onto now?i always say i f.. around and i don't hold onto that,does it mean you're more chaste than me when i showed you that you in your mind has bedded only me several times,what to speak of others..."</text:p>
      <text:p text:style-name="P2">Misty(sobbing, scream) : "i'm unchaste then,i'm a w..<text:span text:style-name="T1084">i..</text:span>(brusts into tears)..</text:p>
      <text:p text:style-name="P2">Ash(<text:span text:style-name="T693">straight</text:span>) : "<text:span text:style-name="T694">well my opinion doesn’t matter or that of anyone else cause </text:span>you yourself can make you that, nobody else,may we go to the next step?"</text:p>
      <text:p text:style-name="P2"><text:soft-page-break/>Misty(sobbing) : "you b..(brusts into tears)"</text:p>
      <text:p text:style-name="P2">Ash(frown) : "i'm saying that you d.. among millions to forget your Ash only which you couldn't."</text:p>
      <text:p text:style-name="P2">Misty(sobbing) : "Ash.."</text:p>
      <text:p text:style-name="P2">Ash<text:span text:style-name="T563">(straight)</text:span> : "see this could be fun if we both were</text:p>
      <text:p text:style-name="P2">promiscuous you know why as i said if we cheat</text:p>
      <text:p text:style-name="P2">on each other or anyone else we'll be only thinking</text:p>
      <text:p text:style-name="P2">about each other only.same way if you're married</text:p>
      <text:p text:style-name="P2">happily infact it won't be exactly nice and easy</text:p>
      <text:p text:style-name="P2">now nor for me,because there's another and the</text:p>
      <text:p text:style-name="P2">comparison and eventual adjustments would go</text:p>
      <text:p text:style-name="P2">on for ages <text:span text:style-name="T72">possiby never completing so </text:span>the children won't be exactly nice in such a situation i guess.."</text:p>
      <text:p text:style-name="P2">Misty(crying) : "what do you want,<text:span text:style-name="T72">Ash</text:span>?are you cursing</text:p>
      <text:p text:style-name="P2">me that even if i do marry someone else my children..(chokes totally with tears)"</text:p>
      <text:p text:style-name="P2">Ash(<text:span text:style-name="T1085">stern voice</text:span>) : "you had <text:span text:style-name="T1104">4</text:span> damn years to forget</text:p>
      <text:p text:style-name="P2">me,<text:span text:style-name="T1104">4</text:span> DAMN YEARS.."</text:p>
      <text:p text:style-name="P2">Misty(sobbing,<text:span text:style-name="T973">3:28</text:span>) : "i'll take <text:span text:style-name="T487">14</text:span>,but(trying to sta<text:span text:style-name="T72">n</text:span>d up</text:p>
      <text:p text:style-name="P2">again) i've..i've...i've decided,Ash Ketchum we're</text:p>
      <text:p text:style-name="P2">done.i'll show you that.."</text:p>
      <text:p text:style-name="P2">Ash(laugh) : "Your marrying someone to show</text:p>
      <text:p text:style-name="P2">someone <text:span text:style-name="T564">else</text:span> something?"</text:p>
      <text:p text:style-name="P2">Misty(crying and again sitting down,totally broken</text:p>
      <text:p text:style-name="P2">down,<text:span text:style-name="T1086">few moments later</text:span>) : "Ash let me go.."</text:p>
      <text:p text:style-name="P2">Ash<text:span text:style-name="T73">(frown)</text:span> : "Misty,is there any point in getting into a</text:p>
      <text:p text:style-name="P2">relationship only because you want to forget</text:p>
      <text:p text:style-name="P2">someone else?"</text:p>
      <text:p text:style-name="P2">Misty(sobbing) : "i couldn't.."</text:p>
      <text:p text:style-name="P2">Ash<text:span text:style-name="T565">(straight)</text:span> : " exactly,neither could I"</text:p>
      <text:p text:style-name="P2">Misty(shouting loudly,<text:span text:style-name="T985">crying</text:span>) : "i want to forget you Ash</text:p>
      <text:p text:style-name="P2"><text:soft-page-break/>but.."</text:p>
      <text:p text:style-name="P2">Ash(solemn) : "you can't,neither can i Misty,neither</text:p>
      <text:p text:style-name="P2">can I."</text:p>
      <text:p text:style-name="P2">Misty(sobbing) : "Ash if you were a girl.."</text:p>
      <text:p text:style-name="P2">Ash(s<text:span text:style-name="T566">traight</text:span>) : "well all i can say is that same for</text:p>
      <text:p text:style-name="P2">me, I won't be doing the right thing either if i tried</text:p>
      <text:p text:style-name="P2">to marry a woman only to forget another.there's a</text:p>
      <text:p text:style-name="P2">saying that you have to say goodbye but that</text:p>
      <text:p text:style-name="P2">means a <text:span text:style-name="T74">P</text:span>okemon goes to another,not so easy for</text:p>
      <text:p text:style-name="P2">humans, especially if they're a chaste wh.. like</text:p>
      <text:p text:style-name="P2">you."</text:p>
      <text:p text:style-name="P2">Misty(sobbing) : "Ash..you..your torturing me since</text:p>
      <text:p text:style-name="P2">1<text:span text:style-name="T1066">6</text:span>,give me a break please,go away Ash,i was.."</text:p>
      <text:p text:style-name="P2">Ash<text:span text:style-name="T567">(frown)</text:span> : "so happy before meeting you today here as i read your note and came<text:span text:style-name="T75"> </text:span>running to my ASH to be</text:p>
      <text:p text:style-name="P2">f.. around all my life!HAPPILY!"</text:p>
      <text:p text:style-name="P2">Misty(crying, sobbing uncontrollably) : "Ash you</text:p>
      <text:p text:style-name="P2">don't expect me to run back to you after whatever</text:p>
      <text:p text:style-name="P2">you can say or do,none has ever humiliated and</text:p>
      <text:p text:style-name="P2">mentally tortured me like you've done...you've</text:p>
      <text:p text:style-name="P2">insulted my..(breaks down completely)"</text:p>
      <text:p text:style-name="P2">Ash(laugh) : "Chastity(laughes uncontrollably)"</text:p>
      <text:p text:style-name="P2">Misty(sob,scream) : "Ash,i'm..(breaks down</text:p>
      <text:p text:style-name="P2">totally)"</text:p>
      <text:p text:style-name="P2">Ash(<text:span text:style-name="T76">laugh</text:span>) : "a girl so no boy can have chastity?"</text:p>
      <text:p text:style-name="P2">Misty(uncontrollably sobs) : "just kill...(sobbs</text:p>
      <text:p text:style-name="P2">unctrolablly)"</text:p>
      <text:p text:style-name="P2">Ash(frown) : "your chastity,then i'm doing it listen!i</text:p>
      <text:p text:style-name="P2">atleast said i didn't impure it and i atleast said that</text:p>
      <text:p text:style-name="P2">except for me none had the chance unless YOU</text:p>
      <text:p text:style-name="P2">YOURSELF had budged and lying to me just like</text:p>
      <text:p text:style-name="P2"><text:soft-page-break/>i'm not..i'm telling you that i've f... <text:span text:style-name="T77">b..</text:span> around</text:p>
      <text:p text:style-name="P2">for so long..i've.. your problem with that isn't mine</text:p>
      <text:p text:style-name="P2">neither is your chastity,all i said <text:span text:style-name="T78">is that</text:span> i didn't c... inside</text:p>
      <text:p text:style-name="P2">your v.. to begin with and viseversa,i atleast didn't</text:p>
      <text:p text:style-name="P2">start with you..and about the expectation of</text:p>
      <text:p text:style-name="P2">running back to be f.. around,not at all,i expected</text:p>
      <text:p text:style-name="P2">you to may be jump around me,scream.."</text:p>
      <text:p text:style-name="P2">Misty(sobbing uncontrollably) : "Ash.."</text:p>
      <text:p text:style-name="P2">Ash<text:span text:style-name="T568">(straight)</text:span> : "you see Misty,you aren't forgetting me in</text:p>
      <text:p text:style-name="P2">this life whether you're the most chaste or the</text:p>
      <text:p text:style-name="P2">biggest wh.. and nor i'm forgetting you during my</text:p>
      <text:p text:style-name="P2">lifespan no matter how many i f.. around everyday</text:p>
      <text:p text:style-name="P2">or dont at all, and that's what i meant,i don't give a</text:p>
      <text:p text:style-name="P2">fig about any random person,i made a mistake continuing to journey rather than being beside you</text:p>
      <text:p text:style-name="P2">then when you truely needed my arm around your</text:p>
      <text:p text:style-name="P2">shoulder and i despite having that power to lend</text:p>
      <text:p text:style-name="P2">you that support never cared rather went for utter</text:p>
      <text:p text:style-name="P2">selfishness,and i'm killing myself for that since i</text:p>
      <text:p text:style-name="P2">realized it cause more than a s.. to me you were</text:p>
      <text:p text:style-name="P2">my very close friend and i didn't care about you</text:p>
      <text:p text:style-name="P2">that's why and i'm sorry for that and have been for</text:p>
      <text:p text:style-name="P2">a long time.if there's a chance i would like to set it</text:p>
      <text:p text:style-name="P2">straight."</text:p>
      <text:p text:style-name="P2">Misty(sobbing) : "you.."</text:p>
      <text:p text:style-name="P2">Ash<text:span text:style-name="T569">(sigh,frown)</text:span> : "did i ever kiss your head off feeling your body all over <text:span text:style-name="T494">ever in those few</text:span> occasion<text:span text:style-name="T494">s</text:span> that too</text:p>
      <text:p text:style-name="P2">went as politely as possible and only after asking</text:p>
      <text:p text:style-name="P2">but i would apologize if you didn't want <text:span text:style-name="T495">it those</text:span> day<text:span text:style-name="T495">s</text:span></text:p>
      <text:p text:style-name="P2">and i like a h.. b.. jumped on you cheating on our</text:p>
      <text:p text:style-name="P2"><text:soft-page-break/>friendship <text:span text:style-name="T1042">which i DID DO on the last occasion so yeah you’re right anyway</text:span>,but still barring th<text:span text:style-name="T495">ose few</text:span> mement<text:span text:style-name="T495">s</text:span> in 15 years,never did i li.. your tongue never did i</text:p>
      <text:p text:style-name="P2">snaggle you that day or have i su.. the j.. out of</text:p>
      <text:p text:style-name="P2">you everytime i ever saw you <text:span text:style-name="T1043">AND ON THAT LAST OCCASION AS WELL WAS AS POLITE DESPITE WHY I WAS INSTIGATED TO BEGIN WITH</text:span>,did i li.. your v.. all the time for 15 years for kisses Misty,huh?!?did I?"</text:p>
      <text:p text:style-name="P2">Misty(sobbing uncontrollably,<text:span text:style-name="T974">3:32</text:span>) : "Ash,please.."</text:p>
      <text:p text:style-name="P2">Ash<text:span text:style-name="T570">(stern,scowl)</text:span> : "SHUT UP,unless the Misty that could tame a f.. lunatic Gyarados singlehandedly at <text:span text:style-name="T412">21</text:span> has</text:p>
      <text:p text:style-name="P2">become such a f.. up wh.. now that can't stand a</text:p>
      <text:p text:style-name="P2">verbal onslaught!STAND UP!LISTEN!did i demand</text:p>
      <text:p text:style-name="P2">that we share a bed all the time everyday that you</text:p>
      <text:p text:style-name="P2">had m..?huh?! you want to know whether i f..</text:p>
      <text:p text:style-name="P2">around girls before i broke up don't you,but you of</text:p>
      <text:p text:style-name="P2">all were closest to me all the time and just a</text:p>
      <text:p text:style-name="P2">giggle away from too happily sharing your</text:p>
      <text:p text:style-name="P2">under...all the time-but was i only looking to f.. you</text:p>
      <text:p text:style-name="P2">every night you were sleeping near me cause you</text:p>
      <text:p text:style-name="P2">had some problems?have i ever been friendly to</text:p>
      <text:p text:style-name="P2">you only because you were infatuated with me</text:p>
      <text:p text:style-name="P2">and i just kept licking my lips waiting to jump and</text:p>
      <text:p text:style-name="P2">prey upon you just in that right moment? did i ever</text:p>
      <text:p text:style-name="P2">f.. you like anything in all those places that we've</text:p>
      <text:p text:style-name="P2">been in 15 years and no don't get me started,i</text:p>
      <text:p text:style-name="P2">never showed doesn't mean i never knew exactly</text:p>
      <text:p text:style-name="P2">what you wanted from me since the</text:p>
      <text:p text:style-name="P2">beginning..Misty,you were the Sensational Sister the youngest and most sought after all over the</text:p>
      <text:p text:style-name="P2"><text:soft-page-break/>world they died for you all over and i kept seeing</text:p>
      <text:p text:style-name="P2">that day after day brushing it aside cause to me</text:p>
      <text:p text:style-name="P2">you were ever my little friend Misty,and to me you</text:p>
      <text:p text:style-name="P2">were exactly that all the time,and at the top of your</text:p>
      <text:p text:style-name="P2">fame as a Gym Leader and Perfomer,only I had</text:p>
      <text:p text:style-name="P2">you at my mercy Misty,only me in the whole</text:p>
      <text:p text:style-name="P2">world..the girl who if looked at them they would</text:p>
      <text:p text:style-name="P2">feel their thousand lives has been f.. enough was</text:p>
      <text:p text:style-name="P2">at my mercy,i was unique even then,all i wanted to</text:p>
      <text:p text:style-name="P2">say what?- 'can I f.. you tonight Mist<text:span text:style-name="T571">y</text:span>,please please</text:p>
      <text:p text:style-name="P2">you look so <text:span text:style-name="T79">so</text:span> s.. today?' did I?ever?Misty,i've seen</text:p>
      <text:p text:style-name="P2">many <text:span text:style-name="T79">chosen </text:span>s.. in my godforsaken life and their</text:p>
      <text:p text:style-name="P2">antics,and YOU if only YOU weren't one of</text:p>
      <text:p text:style-name="P2">them,never have been atleast till i left you and this</text:p>
      <text:p text:style-name="P2">atleast i could say of my friend who still,still have</text:p>
      <text:p text:style-name="P2">an infatuation for me since the very first day <text:span text:style-name="T79">for all these 19 damn years no matter what </text:span>that</text:p>
      <text:p text:style-name="P2">despite having truely great guys at her mercy my</text:p>
      <text:p text:style-name="P2">girlfriend waited for me cause she cherished me</text:p>
      <text:p text:style-name="P2">despite me never being kind to her,this i can say</text:p>
      <text:p text:style-name="P2">about you to anyone who dares to say otherwise ever...but Misty,i could've f.. you all around and</text:p>
      <text:p text:style-name="P2">left,and yes i did leave but before that despite</text:p>
      <text:p text:style-name="P2">having all the luck and chances,did I ever ever</text:p>
      <text:p text:style-name="P2">even asked you out to go to shopping,to date,to</text:p>
      <text:p text:style-name="P2">skywatch,to a beach,a lake,a desart,a restaurant,a</text:p>
      <text:p text:style-name="P2">movie <text:span text:style-name="T79">apart from how a friend would ask you for a hangout?..did i hangout with you all those occasions because i just wanted to f.. you around?..was i..”</text:span></text:p>
      <text:p text:style-name="P2">Misty(screams,crying) : "Ash,please stop."</text:p>
      <text:p text:style-name="P2"><text:soft-page-break/>Ash<text:span text:style-name="T501">(straight)</text:span> : "th<text:span text:style-name="T572">ose few</text:span> kiss<text:span text:style-name="T572">es</text:span> that i had with you,which you may</text:p>
      <text:p text:style-name="P2">blame me now that actually what i meant <text:span text:style-name="T947">on those</text:span> day<text:span text:style-name="T947">s</text:span></text:p>
      <text:p text:style-name="P2">w<text:span text:style-name="T947">as</text:span> that i wanted to s.. you all day.. <text:span text:style-name="T1044">and definitely so on the last day </text:span>but i know i</text:p>
      <text:p text:style-name="P2">didn't <text:span text:style-name="T1044">EVEN on the last day</text:span> and <text:span text:style-name="T947">those were the only times that </text:span>we were physical <text:span text:style-name="T1045">sorry you weren’t the last my bad but anyway,</text:span>the <text:span text:style-name="T1046">Unova</text:span> one was an accident</text:p>
      <text:p text:style-name="P2">which i was foolish enough to not predict,and I</text:p>
      <text:p text:style-name="P2">never expected Serena of all people to do that out</text:p>
      <text:p text:style-name="P2">of blue,and that's the real s.. i've seen from closest</text:p>
      <text:p text:style-name="P2">quarter-hanging around me to be s.. every day and</text:p>
      <text:p text:style-name="P2">night like a copybook h.. b.. and i ever took her</text:p>
      <text:p text:style-name="P2">under my wing cause of her parents were too well</text:p>
      <text:p text:style-name="P2">known to Professor Oak of all <text:span text:style-name="T80">and even to my mom remotely</text:span>.. and she was a r..s..</text:p>
      <text:p text:style-name="P2">before that so i thought if i could do</text:p>
      <text:p text:style-name="P2">something,Kalos being my very last regional journey and i had 5 leagues-but to my harsh</text:p>
      <text:p text:style-name="P2">awakening i found you can't take a w.. as your</text:p>
      <text:p text:style-name="P2">sister no matter how may you try and the b.. did</text:p>
      <text:p text:style-name="P2">shine in all her glorious s..<text:span text:style-name="T573">h..</text:span> to pull off a stunt on</text:p>
      <text:p text:style-name="P2">me.anyhow thats a different story,you see I didn't</text:p>
      <text:p text:style-name="P2">do all those even with you then and the only <text:span text:style-name="T956">8 </text:span>time<text:span text:style-name="T948">s</text:span></text:p>
      <text:p text:style-name="P2">we did,<text:span text:style-name="T948">were</text:span> moment<text:span text:style-name="T948">s</text:span> too emotional for</text:p>
      <text:p text:style-name="P2">both of us,or maybe i was a h.. b.. that</text:p>
      <text:p text:style-name="P2">day,but i hugged you many times and that was it</text:p>
      <text:p text:style-name="P2">for me but as far as i know,i didn't fel.."</text:p>
      <text:p text:style-name="P2">Misty(sobbing uncontrollably) : "Ash,<text:span text:style-name="T81">please..stop..let me speak..</text:span>all you're trying so hard to tell me is that you've been kissed only <text:span text:style-name="T1007">few</text:span> times <text:span text:style-name="T398">and all by me</text:span>,and <text:span text:style-name="T399">only those </text:span><text:soft-page-break/><text:span text:style-name="T399">few times</text:span> did you intentionally do it and expect me to believe you given simply what you've said earlier just now?"</text:p>
      <text:p text:style-name="P2">Ash<text:span text:style-name="T500">(frown)</text:span> : "no i must be clear to you,did i ever by any</text:p>
      <text:p text:style-name="P2">means improperly behaved with you,you of all girls?"</text:p>
      <text:p text:style-name="P2">Misty(sobbing) : "and neither then would you do</text:p>
      <text:p text:style-name="P2">so to.."</text:p>
      <text:p text:style-name="P2">Ash(Sternly) : "cause I don't want to Misty,i don'thave to nor do i need to.you also can realize publicity stunts very well and Serena was i thought only being childish and i didn't tell her about you cause you weren't with me then and it would've encouraged the s.. that she is even more and which anyhow did,giving me the lesson once a</text:p>
      <text:p text:style-name="P2">w..,always a w.."</text:p>
      <text:p text:style-name="P2">Misty(sobbing) : "so your inaction didn't help you</text:p>
      <text:p text:style-name="P2">then?"</text:p>
      <text:p text:style-name="P2">Ash<text:span text:style-name="T499">(stren)</text:span> : "well,i tell you then frankly my views as i did</text:p>
      <text:p text:style-name="P2">in that note.</text:p>
      <text:p text:style-name="P2">I DONT KISS URINE <text:span text:style-name="T575">AND</text:span> STOOL"</text:p>
      <text:p text:style-name="P2">Misty(<text:span text:style-name="T986">uncontrollably </text:span>crying) : "so i'm also.."</text:p>
      <text:p text:style-name="P6">Ash<text:span text:style-name="T574">(Straight)</text:span> :"the only exception.<text:span text:style-name="T1047">TILL TODAY.(Misty uncontrollably cries,tries to scream but dark gang stops her from vomitting or fainint or screaming or moving)...</text:span>To me you're not just this</text:p>
      <text:p text:style-name="P2">body or these emotions that you're showing</text:p>
      <text:p text:style-name="P2">now,you're far far beyond,i wish i knew it perfectly</text:p>
      <text:p text:style-name="P2">before but sadly i didn't.i have had chances to be</text:p>
      <text:p text:style-name="P2">all over a thousand girls including you and i</text:p>
      <text:p text:style-name="P2">could've jumped upon you just about anytime and</text:p>
      <text:p text:style-name="P2">apart from you i still have had enough s.. recently</text:p>
      <text:p text:style-name="P2"><text:soft-page-break/>even more..,but the thing is that except you there's pus and urine and in case of you i don't have to be</text:p>
      <text:p text:style-name="P2">all over you at all nor have i ever seen you or will in</text:p>
      <text:p text:style-name="P2">the same light as i have and will in case of <text:span text:style-name="T82">all </text:span>others</text:p>
      <text:p text:style-name="P2">which includes <text:span text:style-name="T1048">that s.. from Kalos and that one from Unova and so on...Sableye...</text:span>”</text:p>
      <text:p text:style-name="P2">Misty<text:span text:style-name="T498">(crying,few moments later)</text:span> : "Ash,your're insulting the whole.."</text:p>
      <text:p text:style-name="P2">Ash<text:span text:style-name="T498">(frown)</text:span> : "did you kiss Ash Ketchum or the</text:p>
      <text:p text:style-name="P2">saliva,spit,cough.."</text:p>
      <text:p text:style-name="P2">Misty(<text:span text:style-name="T498">profusely </text:span>crying) : "Please.."</text:p>
      <text:p text:style-name="P2">Ash<text:span text:style-name="T497">(scowl)</text:span> : "if you've kissed Ash Ketchum you can be</text:p>
      <text:p text:style-name="P2">happy about it as am I,unless you realize this i</text:p>
      <text:p text:style-name="P2">must go further with this"</text:p>
      <text:p text:style-name="P2">Misty(sobbing) : "what are you trying to.."</text:p>
      <text:p text:style-name="P2">Ash<text:span text:style-name="T496">(frown)</text:span> : "the others have</text:p>
      <text:p text:style-name="P2">touched,fondled,kissed,liked,became friends</text:p>
      <text:p text:style-name="P2">with,is greatfull to was kind to,so on so on..all</text:p>
      <text:p text:style-name="P2">that's not Ash Ketchum.Only my Mom,my</text:p>
      <text:p text:style-name="P2">Pokemons and YOU,MISTY WATERFLOWER,has</text:p>
      <text:p text:style-name="P2">ever got the Ash Ketchum that i'm"</text:p>
      <text:p text:style-name="P2">Misty(with tears) : "Ash you want me to bel.."</text:p>
      <text:p text:style-name="P2">Ash<text:span text:style-name="T496">(frown)</text:span> : "fine,then did you fish out a mass of flesh and urine that fine afternoon in a godforsaken</text:p>
      <text:p text:style-name="P2">forest lake or did you..No don't interrupt,i'm going</text:p>
      <text:p text:style-name="P2">to the bottom of this only then i myself will never</text:p>
      <text:p text:style-name="P2">show my face to you.BE PATIENT.you got me out</text:p>
      <text:p text:style-name="P2">of there,probably saving both my and Pikachu's</text:p>
      <text:p text:style-name="P2">life,then i borrowed you bi-cycle and the rest you</text:p>
      <text:p text:style-name="P2">know.What made you <text:span text:style-name="T1049">fall for me</text:span>?"</text:p>
      <text:p text:style-name="P2">Misty(with tears) :" you tendered Pikachu,you.."</text:p>
      <text:p text:style-name="P2"><text:soft-page-break/>Ash<text:span text:style-name="T576">(straight)</text:span> : "it's not a question of what i did,you've seen</text:p>
      <text:p text:style-name="P2">everyone and me...same stool and urine,but the</text:p>
      <text:p text:style-name="P2">rest were not whereas I was,why?you couldn't help</text:p>
      <text:p text:style-name="P2">it,right?"</text:p>
      <text:p text:style-name="P2">Misty(screams out,sobbing fanatically) : "No,and i</text:p>
      <text:p text:style-name="P2">wish i could..i.."</text:p>
      <text:p text:style-name="P2">Ash(shaking Misty) : "please Misty,be patient we're</text:p>
      <text:p text:style-name="P2">only beginning..your</text:p>
      <text:p text:style-name="P2">answers,generosity,kindness,warmth or the look</text:p>
      <text:p text:style-name="P2">the skills..i've had enough with these nonsense my</text:p>
      <text:p text:style-name="P2">entire life.if you can honestly say you liked me</text:p>
      <text:p text:style-name="P2">because of something i will instantly give up on</text:p>
      <text:p text:style-name="P2">you"</text:p>
      <text:p text:style-name="P2">Misty(crying,scream) : "what do you want me to</text:p>
      <text:p text:style-name="P2">confess,Ash? i just liked you I don't know why,i</text:p>
      <text:p text:style-name="P2">couldn't help.."</text:p>
      <text:p text:style-name="P2">Ash<text:span text:style-name="T577">(straight)</text:span> : "right stay with me on this.Other people have</text:p>
      <text:p text:style-name="P2">liked me for a reason,except My Mom and My</text:p>
      <text:p text:style-name="P2">Pokemons..i like my mom because of nothing,i</text:p>
      <text:p text:style-name="P2">like my pokemons because of nothing,my</text:p>
      <text:p text:style-name="P2">pokemons may've been charmed with my care but</text:p>
      <text:p text:style-name="P2">i've released Butterfree 1<text:span text:style-name="T578">9</text:span> years ago,why</text:p>
      <text:p text:style-name="P2"><text:span text:style-name="T695">has</text:span> his children's <text:span text:style-name="T695">children came back here and stays,Pidgeot my Pidgeot came back stays,Laprass of all wanted to come back and is here now you may know,this Gerninja you see i didn’t want her to come with me she came and refused to return</text:span>..why they ke<text:span text:style-name="T975">pt</text:span> coming back?why all of my pokemons don't leave</text:p>
      <text:p text:style-name="P2">me despite me leaving them at places? Pikachu</text:p>
      <text:p text:style-name="P2"><text:soft-page-break/>never was cared because of his temperament,i did</text:p>
      <text:p text:style-name="P2">care but he refused to go into a</text:p>
      <text:p text:style-name="P2">Pokeball,Bulbasaur refused to leave or</text:p>
      <text:p text:style-name="P2">evolve,Haunter came to me on his own will,and</text:p>
      <text:p text:style-name="P7"><text:span text:style-name="T977">EACH IN KALOS HAS ON THEIR OWN WILL - <text:s/>DARKRAI,GERNINJA,HEATRAN,MALAMAR,LYCANROC,DEOXYS,DUSKNOIR,INCEINEROAR,ZERAORA.</text:span>..<text:span text:style-name="T978">went to the inhibitants to know them and see if they come and they came by themselves didn’t do a damn thing except to release my bunch and play with them in the outskirts of the inhibitant all alone my travel companions were far cause they weren’t trainers and my bunch mind the words JOKED AND FOOLED AROUND with them one chose to come with me came...but yeah that’s deceit like cheating a chaste w.. like you but..(Misty screams trying to say something)..Sableye...(stern voice) SHUT THE HELL UP AND LISTEN YOU w.. JUST SHUT UP!such a chaste w.. like you no wonder dosen’t have enough patience to let the customers finish the prasie of their v.. wants again so jumps again one more for free....(sternly)..SHUT THE HELL UP!...look at my bunch,</text:span>i've given them full license,when i trained them it was more <text:span text:style-name="T83">then most and then later all</text:span> fun than training and you</text:p>
      <text:p text:style-name="P2">know all of these.they've stayed with me because</text:p>
      <text:p text:style-name="P2">they like Ash Ketchum not my blah,blah,blah,something.After Sinnoh i singled</text:p>
      <text:p text:style-name="P2">out each and sternly told them they can leave after</text:p>
      <text:p text:style-name="P2">they choked in the final leaving Pikachu all alone</text:p>
      <text:p text:style-name="P2">even after I won,they didn't,i've been out to catch</text:p>
      <text:p text:style-name="P2">them battle them do whatever i want to do with</text:p>
      <text:p text:style-name="P2">them,they kept liking me.they didn't have to,why?</text:p>
      <text:p text:style-name="P2"><text:soft-page-break/>they don't know....<text:span text:style-name="T979">Sableye...ar</text:span>e you listening?"</text:p>
      <text:p text:style-name="P2">Misty(<text:span text:style-name="T980">sobbing,few moments later</text:span>) : "<text:span text:style-name="T980">YES THAT I’M A W.. I WAS WAITING THERE BESIDE THE LAKE TO GET...(uncontrollbaly crying)..Ash..what have i done to you ever Ash answer me Ash i just..you..(scream ...uncontrollably cries)..WHAT...</text:span>"</text:p>
      <text:p text:style-name="P2">Ash(<text:span text:style-name="T981">frown</text:span>) : "...<text:span text:style-name="T981">Sableye...</text:span>Stay on this,we're exactly here</text:p>
      <text:p text:style-name="P2">and look around you,<text:span text:style-name="T579">Gengar,</text:span>Sableye,<text:span text:style-name="T579">Marshadow,Spiritomb,Dusknoir,Hoopa,Darkrai,Malamar</text:span>,<text:span text:style-name="T976">Confragigus,</text:span>Gerninja,my</text:p>
      <text:p text:style-name="P2">own dark type pokemons <text:span text:style-name="T696">who are preventing a s.. like you from getting mad and thus lose your profession cause no matter how many times you’ve been f.. in your life you can’t take it if you’re called unchaste</text:span>,they can't breed due to their heightened powers <text:span text:style-name="T697">and Banette and Marshadow you know very well after coming to me refused to breed after only once that too like 10/12 years back</text:span>,i never forced them,they</text:p>
      <text:p text:style-name="P2">chose it themselves-for me,what assurance i gave</text:p>
      <text:p text:style-name="P2">them that I won't drain them later breaking my</text:p>
      <text:p text:style-name="P2">promise,you know very well that this evolution is</text:p>
      <text:p text:style-name="P2">possible if only they will and not just any dark</text:p>
      <text:p text:style-name="P2">pokemon can reach this stage,very selected can</text:p>
      <text:p text:style-name="P2">and they themselves have to comply only then this</text:p>
      <text:p text:style-name="P2">happenes,why,why have they done this despite me</text:p>
      <text:p text:style-name="P2">rather dissuading them consistently? i wanted to</text:p>
      <text:p text:style-name="P2">recall them,i've been afraid of loosing,i wanted to surrender,i wanted them to save themselves not</text:p>
      <text:p text:style-name="P2">go too far,THEY REFUSED.i wanted them to have</text:p>
      <text:p text:style-name="P2">their lives,THEY REFUSED,<text:span text:style-name="T982">i never wanted to get them madly fighting all time though i did and you know all </text:span><text:soft-page-break/><text:span text:style-name="T982">mentally they themselves wanted that madness of 2.4 years at Unova and </text:span>i can go on and on about it, and why i kept winning from any situation as i didn't ever tell my</text:p>
      <text:p text:style-name="P2">pokemons that battling was more important even</text:p>
      <text:p text:style-name="P2">in my dreams? they've given their lives to me-</text:p>
      <text:p text:style-name="P2">why?...<text:span text:style-name="T983">Sableye...</text:span>"</text:p>
      <text:p text:style-name="P2">Misty(tears,bit sobbing,<text:span text:style-name="T1131">2 minutes later</text:span>) : "Ash its your.."</text:p>
      <text:p text:style-name="P2">Ash(laugh) : "what s..?what?..Sableye...what is it Misty,huh?!?what are you trying</text:p>
      <text:p text:style-name="P2">to get at?...your.your.your.your..sounds exactly</text:p>
      <text:p text:style-name="P2">what you <text:span text:style-name="T84">are and who who are that</text:span> you are a wh..,Misty is a wh..<text:span text:style-name="T984">(sternly)</text:span> SHUT THE</text:p>
      <text:p text:style-name="P2">F.. UP!..your!..but wait (laugh)..i know it...your..well</text:p>
      <text:p text:style-name="P2">lets see why Misty s.. became infatuated with a h..</text:p>
      <text:p text:style-name="P2">b.. like Ash from the very beginning(laugh)..<text:span text:style-name="T987">waiting for a customer there but then got infatuated(laugh)</text:span>..<text:span text:style-name="T987">cause </text:span>here it</text:p>
      <text:p text:style-name="P2">is..my look,my skill,your gratitude,my</text:p>
      <text:p text:style-name="P2">gratitude,your infatuation,your dream,your</text:p>
      <text:p text:style-name="P2">crush,my money,my body,my fame,my</text:p>
      <text:p text:style-name="P2">kindness,my warmth,my gallantry,my</text:p>
      <text:p text:style-name="P2">generosity,<text:span text:style-name="T222">my infatuation,my obsession,</text:span>my friendship,my closure,my help,my</text:p>
      <text:p text:style-name="P2">affection, my benevolence,my passion,my</text:p>
      <text:p text:style-name="P2">heart,my smile,my intelligence,my</text:p>
      <text:p text:style-name="P2">achievements,my compassion,my social skills,my</text:p>
      <text:p text:style-name="P2">social services,my valour,my vigour,my honesty,my</text:p>
      <text:p text:style-name="P2">success,<text:span text:style-name="T1087">my persistence,my vigil,my willpower,</text:span>my goodness,my truthfullness,my</text:p>
      <text:p text:style-name="P2">plight,my distress,my position,my condition,my</text:p>
      <text:p text:style-name="P2">troubles,my profession(brusts into laughter)-</text:p>
      <text:p text:style-name="P2"><text:soft-page-break/>oh!My Mind/was I kind/why rewind/(s<text:span text:style-name="T1088">tern</text:span>)<text:span text:style-name="T223">I WAS NEVER</text:span> BLIND...Sableye off..</text:p>
      <text:p text:style-name="P2">(few Minutes Later,<text:span text:style-name="T988">4:09</text:span>)Misty(sobbing, lying down on grass,looking at</text:p>
      <text:p text:style-name="P2">Ash) : "um..Ash..come.."</text:p>
      <text:p text:style-name="P2">Ash(frown) : "what?lie down <text:span text:style-name="T85">on top of</text:span> you and f.. you</text:p>
      <text:p text:style-name="P2">the few more moments you've left <text:span text:style-name="T86">in your f.. life of a f.. chaste s..</text:span>?</text:p>
      <text:p text:style-name="P2">Misty(tries to scream,<text:span text:style-name="T989">crying</text:span>) : "your soul.."</text:p>
      <text:p text:style-name="P2">(chokes)..<text:span text:style-name="T990">(</text:span>almost faints,pokemons cure her)..</text:p>
      <text:p text:style-name="P2">Ash(frown,<text:span text:style-name="T698">some finutes later,4:18</text:span>) : "what is a soul?"</text:p>
      <text:p text:style-name="P2">Misty(sobbs uncontrollably) : "Ash please it your</text:p>
      <text:p text:style-name="P2">self..it's just you..."</text:p>
      <text:p text:style-name="P2">Ash(s<text:span text:style-name="T1089">tern</text:span>) : "RIGHT!IT'S ME,NOT MINE.why my</text:p>
      <text:p text:style-name="P2">mom loves me?even if i kick her out of home</text:p>
      <text:p text:style-name="P2">tomorrow without giving her any means she'll</text:p>
      <text:p text:style-name="P2">deep down still want only to reconcile not to</text:p>
      <text:p text:style-name="P2">destroy me.why?why is it that people like me who</text:p>
      <text:p text:style-name="P2">didn't have to?”</text:p>
      <text:p text:style-name="P2">Misty(sobbing, uncontrollably,sitting up,tears) :</text:p>
      <text:p text:style-name="P2">"Ash,i.."</text:p>
      <text:p text:style-name="P2">Ash(extremely agitated) : "such charm i've on you</text:p>
      <text:p text:style-name="P2">ain't it doll?that now you're thinking your Ash is</text:p>
      <text:p text:style-name="P2">FINALLY back to you again to unchaste you,then</text:p>
      <text:p text:style-name="P2">LISTEN i'm doing all these to rob whatever you've left now,yeah that's what my real intension is- lets</text:p>
      <text:p text:style-name="P2">battle doll,shall we?...YOU'LL HAVE TO LISTEN if</text:p>
      <text:p text:style-name="P2">you want to die peacefully,GET UP!..you 1<text:span text:style-name="T965">1</text:span> brats <text:span text:style-name="T699">and all else here assigned(scream,stern)</text:span>make her stand up..yes..lets battle s..</text:p>
      <text:p text:style-name="P2">empress,lets battle(laugh,Misty sobbs</text:p>
      <text:p text:style-name="P2"><text:soft-page-break/>uncontrollably)..i cheated on you with just about</text:p>
      <text:p text:style-name="P2">any w.. you can imagine,and while i was enjoying</text:p>
      <text:p text:style-name="P2">their ...,i laughed at your loyalty and then i'd cheat</text:p>
      <text:p text:style-name="P2">on that w.. with another s.. and so on and i'll do it</text:p>
      <text:p text:style-name="P2">again and again and again on everyone,i'll do this</text:p>
      <text:p text:style-name="P2">to every single person including you all my life i'll</text:p>
      <text:p text:style-name="P2">become the devil that'll leave a mark on people for</text:p>
      <text:p text:style-name="P2">a long time..i'll deceive you with the mask</text:p>
      <text:p text:style-name="P2">of <text:span text:style-name="T580">honesty</text:span>..<text:span text:style-name="T700">(Misty almost faints,pokemons cure her)</text:span>MISTY(vigorously shaking her),<text:span text:style-name="T701">MISTY!</text:span>LISTEN..no you</text:p>
      <text:p text:style-name="P2">can't still faint..(laugh).. longing to be f.. around</text:p>
      <text:p text:style-name="P2">since the very first sight ain't it?(brusts into</text:p>
      <text:p text:style-name="P2">laughter,Misty totally breaks down in tears,wants</text:p>
      <text:p text:style-name="P2">to drink water,Gerninja provides it..a few moments</text:p>
      <text:p text:style-name="P2">later)</text:p>
      <text:p text:style-name="P2">(solemn,sits Misty down,who lies down again,</text:p>
      <text:p text:style-name="P2">uncontrollably crying)..i forgot sometimes people helped me and all that just having a look-a this</text:p>
      <text:p text:style-name="P2">boy is sweet it seemed to this...sweet,warm,kind...</text:p>
      <text:p text:style-name="P2">(scream)F.. all of that, there's a f.. reason behind</text:p>
      <text:p text:style-name="P2">all f.. that i received.."</text:p>
      <text:p text:style-name="P2">Misty(<text:span text:style-name="T702">some minutes later,</text:span>sobbing,mild exhausted voice,<text:span text:style-name="T991">4:29</text:span>) : "Ash..i.."</text:p>
      <text:p text:style-name="P2">Ash(frown) : "you don't know what that X factor</text:p>
      <text:p text:style-name="P2">was?"</text:p>
      <text:p text:style-name="P2">Misty(sobbing uncontrollably) : "Ash,did i.."</text:p>
      <text:p text:style-name="P2">Ash(solemn) : "no it's not a matter of fault or</text:p>
      <text:p text:style-name="P2">blame,all i'm saying is that you were there and felt</text:p>
      <text:p text:style-name="P2">what you felt but didn't know why..i certainly</text:p>
      <text:p text:style-name="P2">wasn't the prettiest h.. b.. at <text:span text:style-name="T87">16</text:span> and i know that.."</text:p>
      <text:p text:style-name="P2"><text:soft-page-break/>Misty(<text:span text:style-name="T703">some minutes later,</text:span>trying to sit on the bench beside Ash,<text:span text:style-name="T992">4:33</text:span>) :</text:p>
      <text:p text:style-name="P2">"Ash,please, let's.."</text:p>
      <text:p text:style-name="P2">Ash(angry,Makes Misty sit on the grass) : "Shut</text:p>
      <text:p text:style-name="P2">the f.. up <text:span text:style-name="T88">b..</text:span>!just two words and a professional s..</text:p>
      <text:p text:style-name="P2">that you are coming all over for her only Ash!Stay</text:p>
      <text:p text:style-name="P2">where you are!..”</text:p>
      <text:p text:style-name="P2">Misty(uncontrollably crying) : "Ash..i'm..i'm</text:p>
      <text:p text:style-name="P2">sorry...<text:span text:style-name="T1090">i’m </text:span>sorry <text:span text:style-name="T1090">Ash</text:span>..i didn't...(brusts into tears)"</text:p>
      <text:p text:style-name="P2">Ash(laugh) : "want to break up with you but <text:span text:style-name="T89">you see</text:span> i got so h.. that just before i got f.. by <text:span text:style-name="T1091">Mr </text:span>Green <text:span text:style-name="T1091">Jacobs</text:span>,so i had to</text:p>
      <text:p text:style-name="P2">cause i thought i might get(brusts into laughter)..</text:p>
      <text:p text:style-name="P2">what's that damned word..(brusts into</text:p>
      <text:p text:style-name="P2">laughter)s..?(brusts into laughter).."</text:p>
      <text:p text:style-name="P2">Misty(again almost fainted but pokemons keep</text:p>
      <text:p text:style-name="P2">her up,<text:span text:style-name="T993">13</text:span> minutes later, sobbing uncontrollably,<text:span text:style-name="T993">4:44</text:span>) :</text:p>
      <text:p text:style-name="P2">"Ash...just.."</text:p>
      <text:p text:style-name="P2">Ash(brusts into laughter) : "you all,she doesn't talk</text:p>
      <text:p text:style-name="P2">only cogitate<text:span text:style-name="T581">s</text:span>..Oh!i get you now s..,that day you</text:p>
      <text:p text:style-name="P2">were so h.. you forgot to p.. <text:span text:style-name="T925">u..</text:span> your sweet greeny</text:p>
      <text:p text:style-name="P2">... so when your beau greeny came in, obviously</text:p>
      <text:p text:style-name="P2">without the <text:span text:style-name="T582">m</text:span>isty stuffs as he was with his</text:p>
      <text:p text:style-name="P2">Misty(brusts into laughter),Misty s.. and Ah!the</text:p>
      <text:p text:style-name="P2">day!Ah!the joy..so you both f.. hard without p.. thus</text:p>
      <text:p text:style-name="P2">you were sure you'll get .. which you did but before</text:p>
      <text:p text:style-name="P2">that you cut me off then he went away and now</text:p>
      <text:p text:style-name="P2">has taken away his k.. so you're depressed that</text:p>
      <text:p text:style-name="P2">your k.. aren't with you(brusts into laughter)..or is</text:p>
      <text:p text:style-name="P2">it that you like that day have had too many a... that</text:p>
      <text:p text:style-name="P2">means in battle -surrender?(laughes</text:p>
      <text:p text:style-name="P2"><text:soft-page-break/>uncontrollably).<text:span text:style-name="T583">Sableye</text:span> off.."</text:p>
      <text:p text:style-name="P2">Misty(lies down,sobbing uncontrollably,few</text:p>
      <text:p text:style-name="P2">minutes later,<text:span text:style-name="T994">4:50</text:span>) : "this was all wasn't it Ash for</text:p>
      <text:p text:style-name="P2">my..my..(brusts into tears)"</text:p>
      <text:p text:style-name="P2">Ash(frown) : "I know only too well you were not the</text:p>
      <text:p text:style-name="P2">one who invited that f.. there that day,and i didn't</text:p>
      <text:p text:style-name="P2">know him then..so don't worry about that b.."</text:p>
      <text:p text:style-name="P2">Misty(shivering and sobbing uncontrollably) : "i</text:p>
      <text:p text:style-name="P2">was just.."</text:p>
      <text:p text:style-name="P2">Ash(frown) : "your Ash was cheating on you and</text:p>
      <text:p text:style-name="P2">that just killed you..you know what Misty,i tell you</text:p>
      <text:p text:style-name="P2">something,<text:span text:style-name="T704">you ever wanted me to do well in my career so you were cheering me up each time while you travelled with me</text:span>,so may be you were there</text:p>
      <text:p text:style-name="P2">because i was good at battling or you thought i</text:p>
      <text:p text:style-name="P2">was so why don't i charm you with what i've got</text:p>
      <text:p text:style-name="P2">now so that you can't help but to un.. youself right</text:p>
      <text:p text:style-name="P8">now..<text:span text:style-name="T706">Charizard take Bulbasaur and her to that spot she whishs to battle me(Charizard takes Misty to the battle position,Misty uncontrollably cries)</text:span>see my exact power now..<text:span text:style-name="T707">you 10 brats go there do what you were doing and Bulbasaur should do so too...</text:span>(<text:span text:style-name="T707">after all set,</text:span>release</text:p>
      <text:p text:style-name="P2">Gyarados,<text:span text:style-name="T708">Jellicent,Jinx</text:span>).."</text:p>
      <text:p text:style-name="P2">Misty(<text:span text:style-name="T705">sitting on the grass</text:span>,shivering) : "Gyar.."</text:p>
      <text:p text:style-name="P2">Ash(grin) : "Right,<text:span text:style-name="T710">Gyarados,</text:span>you<text:span text:style-name="T584">r</text:span> own sweetie,1<text:span text:style-name="T1107">3</text:span> years ago</text:p>
      <text:p text:style-name="P9">saw your soul..that is <text:span text:style-name="T1108">a b..</text:span>(laugh)..anyhow,now try to turn her on against me,<text:span text:style-name="T709">Jellicent a brillinat pokemon with whom and Gyarados and Jinx,the great Kanto only ice-dark ever the best in the 3 on 3 1 round challenge,you have BEATEN a elite4 challenger 3 months back,your </text:span><text:soft-page-break/><text:span text:style-name="T709">second and last such match at 1-1 the results and thus lets see what they are made of,i’m using ONE(brust into laughter)...Heracross</text:span>..(<text:span text:style-name="T90">Heracross</text:span> comes)..come</text:p>
      <text:p text:style-name="P2">here..you 1<text:span text:style-name="T965">1</text:span> brats..make her</text:p>
      <text:p text:style-name="P2">stand up till my wish,you know the rest..(<text:span text:style-name="T711">all of Misty’s pokemons looks at her in total confusion then goes to her and Gyarados lies down,Jellicent and Jinx sits quitely,</text:span>all flustered)..</text:p>
      <text:p text:style-name="P2">(laugh)..Misty,Misty,Misty!..such a sweet name for</text:p>
      <text:p text:style-name="P2">such a sweet-<text:span text:style-name="T585">feigning</text:span> <text:span text:style-name="T91">innocent-deceiving </text:span>chaste s..<text:span text:style-name="T586">(brust into laughter)</text:span>,you know what’<text:span text:style-name="T712">ss</text:span></text:p>
      <text:p text:style-name="P2">happening,i'm faking myself and telling <text:span text:style-name="T92">Heracross</text:span></text:p>
      <text:p text:style-name="P2">to connect me to Gyarados,<text:span text:style-name="T712">Jinx and Jellicent</text:span> as much as <text:span text:style-name="T93">s</text:span>he can</text:p>
      <text:p text:style-name="P2">and tell <text:span text:style-name="T93">her</text:span> this is all because <text:span text:style-name="T718">your master cherishes me and i’m not listening so she’s angry with me(laugh).</text:span>..your own</text:p>
      <text:p text:style-name="P2">Gyarados,taming whom you realized who you are</text:p>
      <text:p text:style-name="P2">and you became the best Water Pokemon master</text:p>
      <text:p text:style-name="P2">once <text:span text:style-name="T94">only both as a chaste s.. (laugh)</text:span>,that Gyarados doesn't know who is who <text:span text:style-name="T713">neither does your great Jellicent and Jinx(laugh)..Misty forget the world of battling you know..(stern)..THIS IS REALITY...(laugh)</text:span>and you can do nothing about it ever chaste b...<text:span text:style-name="T714">(brust into laughter) cause no matter how much you try to battle me they won’t listen to you at all cause i’m telling them that</text:span> <text:span text:style-name="T719">you cherish me and(stern) no they can’t read deceit so they won’t ever know me but they can certainly know when you want them to attack YET NOT ATTACKING cause you’re a s..(brust into laughter) so you actually are confirming me cause you DON’T WANT TO ATTACK me AS YOU </text:span><text:soft-page-break/><text:span text:style-name="T719">STILL WANT MY G.. SO BADLY (brust into laughter)</text:span>..look at</text:p>
      <text:p text:style-name="P2">yourself(smirk,laugh)..and <text:span text:style-name="T720">s..,even if you do want to attack me you still can’t cause i will keep this mask of DECEIT forever THUS none can attack me cause you know it’s impossible to battle a pokemon if the other doesn’t want to battle(laugh)...my bunch has been told about this for years and they now don’t want to attack at all by themselves all i need to do is to use their medium to confirm my position to the opposition(laugh) and (sternly)THUS</text:span> <text:span text:style-name="T721">I’M INVINCIBLE IN BATTLING(laugh)..i’m not cheating upon anyone see(laugh) my bunch never asked my opinions in their personal life and thus the viseversa and it’s inevitable anyway..so you see s.. that you were after me cause of my skills so s.. now</text:span>(<text:span text:style-name="T717">stern</text:span>) LOOK AT MY</text:p>
      <text:p text:style-name="P2">POWER.. <text:span text:style-name="T722">and(laugh) this whole with my pokemons is the same ain’t it Misty s.. that YOU also did when you gave me a fake mask of friendship to take advantage of my skills and travelling schedules cause you KNEW i had good battling skills(laugh)..(GRAVE) this is reality Ms Misty Waterflower,(more grave)GIVE AND TAKE...but YOU FOGOT TO END THE PROCESS THUS CAN’T FOTGET ME...(laugh)..but see via the mask of honesty how i’m cheating you(brust into laughter)..just look at your plight..(laugh)..what a pitiful s..(laugh,shakes his head)</text:span>"</text:p>
      <text:p text:style-name="P2">Misty(<text:span text:style-name="T715">lies</text:span> down on the Grass <text:span text:style-name="T723">profusely crying and sobbing</text:span>,Ash returns all her</text:p>
      <text:p text:style-name="P2">pokeballs and recalls Gyarados,<text:span text:style-name="T716">Jinx and Jellicent</text:span> after pating <text:span text:style-name="T716">them</text:span> gently,and tells <text:span text:style-name="T95">Heracross to return,5:01</text:span>)..</text:p>
      <text:p text:style-name="P2"><text:soft-page-break/>Ash(grin) : "s<text:span text:style-name="T96">aw</text:span> Misty s..,what <text:span text:style-name="T97">Pokemon Master</text:span></text:p>
      <text:p text:style-name="P2">means..No,you can't faint just yet unless you're</text:p>
      <text:p text:style-name="P2">too drained out of your j... by all that that have had</text:p>
      <text:p text:style-name="P2">their chances..i've only begun..i've cheated on</text:p>
      <text:p text:style-name="P2">everyone with this,this mask of civility,honesty,i'm</text:p>
      <text:p text:style-name="P2">enjoying your current plight and i know you still</text:p>
      <text:p text:style-name="P2">can't forget me and will come running back to be</text:p>
      <text:p text:style-name="P2">s.. around all over the first moment i want you</text:p>
      <text:p text:style-name="P2">to..and i'll torture you like this for the rest of your</text:p>
      <text:p text:style-name="P2">life,you'll feel the pain of my separation when</text:p>
      <text:p text:style-name="P2">your're with your kids,husband,</text:p>
      <text:p text:style-name="P2">grandchildren,when you're first baby arrives,you'll</text:p>
      <text:p text:style-name="P2">still think about me as the father,when you'll be ...</text:p>
      <text:p text:style-name="P2">with anybody including your husband,all you'll</text:p>
      <text:p text:style-name="P2">think is only me..you'll run back to me from</text:p>
      <text:p text:style-name="P2">beyond death,Misty,if i wanted you to..i'll accuse</text:p>
      <text:p text:style-name="P2">you of infidelity with the very dearest friends <text:span text:style-name="T1092">with your own family in front of them</text:span>,you'll</text:p>
      <text:p text:style-name="P2">still have only praise for me,i'll defame you,i'll</text:p>
      <text:p text:style-name="P2">throw you to the masses that want your <text:span text:style-name="T1093">v</text:span>... everyday and you still will like me...Misty,you'll</text:p>
      <text:p text:style-name="P2">think of leaving your own children for my sake if i</text:p>
      <text:p text:style-name="P2">so wanted,you'll think of leaving your beloved</text:p>
      <text:p text:style-name="P2">husband for my sake if i so wanted and though</text:p>
      <text:p text:style-name="P2">duty then would bind you,your heart will be at MY</text:p>
      <text:p text:style-name="P2">feet not to them..Misty,this little chaste life of</text:p>
      <text:p text:style-name="P2">yours has been doomed when you decided to not</text:p>
      <text:p text:style-name="P2">leave me that day 19 years back..and i'm so much</text:p>
      <text:p text:style-name="P2">loving the every bit of your</text:p>
      <text:p text:style-name="P2">suffering,plight,death,you are a Hall of Fame Gym</text:p>
      <text:p text:style-name="P2">Leader,but now you've been drained of the last bit</text:p>
      <text:p text:style-name="P2"><text:soft-page-break/>of life you had left in you before you came here</text:p>
      <text:p text:style-name="P2">today...Misty,in reality with all that you've had and</text:p>
      <text:p text:style-name="P2">will have,your no more than a roads.. s..</text:p>
      <text:p text:style-name="P2">performing to the claps of her f... all the while she</text:p>
      <text:p text:style-name="P2">dreams of someone else ... her,that's exactly who</text:p>
      <text:p text:style-name="P2">you will be even more after you walk out from here</text:p>
      <text:p text:style-name="P2">unless you die right now,which is again what you</text:p>
      <text:p text:style-name="P2">won't or even if you do your very last thought</text:p>
      <text:p text:style-name="P2">would be me, beyond that too i'll be there f..</text:p>
      <text:p text:style-name="P2">you,cause STILL its your ASH isn't it,dieMisty,die,i'm killing you,I,Your Ash,take your time</text:p>
      <text:p text:style-name="P2">today nobody will come here today to save you or</text:p>
      <text:p text:style-name="P2">disturb me cause this area is all mine,i've a share</text:p>
      <text:p text:style-name="P2">here in the Lab that they themselvs have given me</text:p>
      <text:p text:style-name="P2">as honour and i can do whatever i want to do</text:p>
      <text:p text:style-name="P2">here,and i need no physical force to kill a s.. up s..</text:p>
      <text:p text:style-name="P2">you totally devoid of any s.. or life to begin</text:p>
      <text:p text:style-name="P2">with..die Misty,die slowly,let me enjoy your</text:p>
      <text:p text:style-name="P2">slow,tedious approach to the eventual,all the while</text:p>
      <text:p text:style-name="P2">you STILL try to remember the moment you first</text:p>
      <text:p text:style-name="P2">saw me to console yourself and forgive me and</text:p>
      <text:p text:style-name="P2">return to me from beyond death-STILL...But</text:p>
      <text:p text:style-name="P2">This,This is Exactly who i'm in reality."</text:p>
      <text:p text:style-name="P2">(<text:span text:style-name="T1132">8</text:span> minutes later)</text:p>
      <text:p text:style-name="P2">Misty(lying down on the grass,now looking at the</text:p>
      <text:p text:style-name="P2">Sky,tearfull eyes,sobbing,<text:span text:style-name="T995">5:30</text:span>) : "..Ash.."</text:p>
      <text:p text:style-name="P2">Ash(grin) : "want more s.. s.. ?"</text:p>
      <text:p text:style-name="P2">Misty(sobbing,sitting up) : "Ash..can.."</text:p>
      <text:p text:style-name="P2">Ash(frown) : "yes,you can ask and take your time"</text:p>
      <text:p text:style-name="P2">Misty(a bit later,sobbing still,<text:span text:style-name="T996">5:33</text:span>) : "Ash..i'll come back</text:p>
      <text:p text:style-name="P2"><text:soft-page-break/>to you..(Ash Grins)..(very agitated)..No,Listen..i'll still come back to you no matter what you do to</text:p>
      <text:p text:style-name="P2">me..(cries again)..Ash...i want to..(tries to stand</text:p>
      <text:p text:style-name="P2">up)"</text:p>
      <text:p text:style-name="P2">Ash(<text:span text:style-name="T1110">laugh</text:span>,makes Misty sit again on the grass) :</text:p>
      <text:p text:style-name="P2">"get f.. by me?relax,all in good times,(laugh)how</text:p>
      <text:p text:style-name="P2">lucky am I to have such a devoted b.."</text:p>
      <text:p text:style-name="P2">Misty(cries and screams) : "Ash.. Shut up..i want.."</text:p>
      <text:p text:style-name="P2">Ash(frown) : "fine take your time go on"</text:p>
      <text:p text:style-name="P2">Misty(sobbing) : "Ash..i'll return to you..i just...i...i</text:p>
      <text:p text:style-name="P2">just i've to...i..i can't.."</text:p>
      <text:p text:style-name="P2">Ash(<text:span text:style-name="T1111">laugh</text:span>) : "help but to be f.. around by me?..<text:span text:style-name="T1111">never enough</text:span> s.. <text:span text:style-name="T1111">right(brust into laughter)..</text:span>"</text:p>
      <text:p text:style-name="P2">Misty(scream and falls down) : "Ash,i'll.."</text:p>
      <text:p text:style-name="P2">Ash(<text:span text:style-name="T1109">laugh</text:span>) : "die to come back and be f.. around</text:p>
      <text:p text:style-name="P2">again?(Misty uncontrollably</text:p>
      <text:p text:style-name="P2">cries)...what(laugh)..ju<text:span text:style-name="T587">s</text:span>t once Ash,just once..i've</text:p>
      <text:p text:style-name="P2">been f.. by so many but you,please Ash..just f.. me</text:p>
      <text:p text:style-name="P2">once..please(brusts into laughter)...</text:p>
      <text:p text:style-name="P2">Misty(few moments later,sobbing,<text:span text:style-name="T997">5:40</text:span>) : "yeah,exactly..</text:p>
      <text:p text:style-name="P2">(tries to un..)"</text:p>
      <text:p text:style-name="P2">Ash(frown) : "B<text:span text:style-name="T588">ayleaf</text:span> tie her up(B<text:span text:style-name="T589">ayleaf</text:span> ties Misty up completely)...just everything is blank to</text:p>
      <text:p text:style-name="P2">you unless there's your Ash..so see Misty s...that's</text:p>
      <text:p text:style-name="P2">what i'm saying,my pokemons were bound to</text:p>
      <text:p text:style-name="P2">me,my mom was bound to me..they know me,its</text:p>
      <text:p text:style-name="P2">not something,its me,my soul that has done</text:p>
      <text:p text:style-name="P2">something to them..they can't leave me no matter</text:p>
      <text:p text:style-name="P2">what..soul,that my heart and mind combined is a</text:p>
      <text:p text:style-name="P2">mere reflection of..and unfortunately a s.. named</text:p>
      <text:p text:style-name="P2">MISTY WATERFLOWER is bound to me...except for</text:p>
      <text:p text:style-name="P2"><text:soft-page-break/>you nobody has,is or going to see my soul(laugh)</text:p>
      <text:p text:style-name="P2">that i want to f.. around with anybody...(brusts into</text:p>
      <text:p text:style-name="P2">laughter)"</text:p>
      <text:p text:style-name="P2">Misty(sobbing) : "Ash.."</text:p>
      <text:p text:style-name="P2">Ash(solemn) : "you see the rest is</text:p>
      <text:p text:style-name="P2">sludge,garbage,body,emotions, generosity and so</text:p>
      <text:p text:style-name="P2">on..pus,cough,urine,spit-i know friends i know</text:p>
      <text:p text:style-name="P2">people i have a bond with them its mental or</text:p>
      <text:p text:style-name="P2">emotional or even from heart but if i ever to see</text:p>
      <text:p text:style-name="P2">them under the light of my soul,which is</text:p>
      <text:p text:style-name="P2">independent of my mental or physical</text:p>
      <text:p text:style-name="P2">existence,all i would see in the dearest friends ofmine if i have to in case they cross the line and try</text:p>
      <text:p text:style-name="P2">to enter my soul,i will like i did when Serena tried</text:p>
      <text:p text:style-name="P2">that,like when Brock thought i'm ashamed of</text:p>
      <text:p text:style-name="P2">myself that i ever met him or you,like when Gary</text:p>
      <text:p text:style-name="P2">thought i'm saying his child isn't his own-i know</text:p>
      <text:p text:style-name="P2">their reasons perfectly Misty,i do,but you see,in the</text:p>
      <text:p text:style-name="P2">end to them Ash Ketchum is no more than</text:p>
      <text:p text:style-name="P2">Pus,Stool,Urine,Cough,Spit,Fa..No LET ME</text:p>
      <text:p text:style-name="P2">FINISH..i'm just that at the end of the day to them</text:p>
      <text:p text:style-name="P2">and so are they to me."</text:p>
      <text:p text:style-name="P2">Misty(tears,not sobbing anymore) : "Ash..i've to.."</text:p>
      <text:p text:style-name="P2">Ash(frown) : "all in good times Misty s..!"</text:p>
      <text:p text:style-name="P2">Misty(cries out uncontrollably) : "Ash,just.."</text:p>
      <text:p text:style-name="P2">Ash(laugh) : "stop calling a s.. a s..?(Misty almost</text:p>
      <text:p text:style-name="P2">faints and vomits but the Pokemons make her</text:p>
      <text:p text:style-name="P2">well)..please stay calm,Misty Waterflower,Hall of</text:p>
      <text:p text:style-name="P2">Fame Water Gym-should behave exactly like that</text:p>
      <text:p text:style-name="P2">and laugh to death rather than being a s.. to</text:p>
      <text:p text:style-name="P2">death..i'm saying what i see in other men or</text:p>
      <text:p text:style-name="P2"><text:soft-page-break/>women-stool and urine and what they see in me</text:p>
      <text:p text:style-name="P2">which is exactly stool and urine-that's the realityMisty,that's the Reality.."</text:p>
      <text:p text:style-name="P2">Misty(lying on the grass still sobbing and hickkup</text:p>
      <text:p text:style-name="P2">uncontrollably) : "A<text:span text:style-name="T590">sh</text:span>..."</text:p>
      <text:p text:style-name="P2">Ash(frown) : "<text:span text:style-name="T1095">Noivern</text:span>(<text:span text:style-name="T1096">gives Misty a bottle of water,Jellicent </text:span>water guns <text:span text:style-name="T1096">Misty</text:span>,Misty drinks</text:p>
      <text:p text:style-name="P2">water <text:span text:style-name="T1094">from the bottle</text:span> and the Pokemons again tender her to</text:p>
      <text:p text:style-name="P2">become better)but you know what Misty s..(Misty</text:p>
      <text:p text:style-name="P2">almost fainted but the Pokemons cure her up</text:p>
      <text:p text:style-name="P2">again but she vomits again,Ash finally picks her up</text:p>
      <text:h text:style-name="P238" text:outline-level="1">and all cure her up,<text:span text:style-name="T998">5:54)</text:span>Misty it's ok,i won't call</text:h>
      <text:p text:style-name="P2">names,but you can't see me like pus and cough no</text:p>
      <text:p text:style-name="P2">matter what i do..you just can't and..No..i'll finish</text:p>
      <text:p text:style-name="P2">this.i know what you're thinking..it's true,Misty,the</text:p>
      <text:p text:style-name="P2">thing is that neither can i.I can't see you as sludge</text:p>
      <text:p text:style-name="P2">even if i try to no matter how much.i see good</text:p>
      <text:p text:style-name="P2">friends and so on then i see you.. you're different</text:p>
      <text:p text:style-name="P2">than all of them,they need oiling,emotional</text:p>
      <text:p text:style-name="P2">oiling,social oiling,mental oiling,if i refuse to keep</text:p>
      <text:p text:style-name="P2">any contact with them they'll move on despite a</text:p>
      <text:p text:style-name="P2">good heart for me which will always be open and</text:p>
      <text:p text:style-name="P2">so will i but that's not the same for you,mom or</text:p>
      <text:p text:style-name="P2">take Pikachu..you can't move on,you'll stay stagnant,just like what you youself became and</text:p>
      <text:p text:style-name="P2">you know it..”</text:p>
      <text:p text:style-name="P2">Misty(tears, shivering) : "Ash.."</text:p>
      <text:p text:style-name="P2">Ash(choked with emotion) : "you see Misty,i tell</text:p>
      <text:p text:style-name="P2">you why,yes your first attitude as well as mine</text:p>
      <text:p text:style-name="P2"><text:soft-page-break/>were just crush,just infatuation,then we were</text:p>
      <text:p text:style-name="P2">dependent,on loyalty and so on,trust as is it.if i</text:p>
      <text:p text:style-name="P2">know i'm not immoral I won't doubt my partner at</text:p>
      <text:p text:style-name="P2">all,it's not even a question,even if turns out to be</text:p>
      <text:p text:style-name="P2">true that my partner has cheated on me.even then</text:p>
      <text:p text:style-name="P2">i'll continue my devotion,and i'll mercilessly kill</text:p>
      <text:p text:style-name="P2">myself to see if i was the one who was</text:p>
      <text:p text:style-name="P2">cheating.You see Misty,i didn't come back cause</text:p>
      <text:p text:style-name="P2">you were suffering like this and didn't have a</text:p>
      <text:p text:style-name="P2">boyfriend,i came back to tell you that you're more</text:p>
      <text:p text:style-name="P2">than my soulmate,Misty,you had great fame and</text:p>
      <text:p text:style-name="P2">still do(Misty tries to hug Ash)..(frown)..why s..,</text:p>
      <text:p text:style-name="P2">already h..?(Misty totally breaks down</text:p>
      <text:p text:style-name="P2">again),truely good people who would be loyal to</text:p>
      <text:p text:style-name="P2">you all life if you gave them the chance,you still do</text:p>
      <text:p text:style-name="P2">but now,you've picked up a reputation of a mentalwreck,your battling skills and pokemons will be</text:p>
      <text:p text:style-name="P2">affected by this and your Gym will be red</text:p>
      <text:p text:style-name="P2">flagged,leaving you out or you'll die from</text:p>
      <text:p text:style-name="P2">overworking at this rate,you're destroying yourself</text:p>
      <text:p text:style-name="P2">while i've become a Hall of Famer in Pokemon</text:p>
      <text:p text:style-name="P2">Training and can just about do anything i want,i</text:p>
      <text:p text:style-name="P2">busted team rocket,very few people are there in</text:p>
      <text:p text:style-name="P2">the world that doesn't adore me and cherish me</text:p>
      <text:p text:style-name="P2">also due to my helping nature i don't have to keep</text:p>
      <text:p text:style-name="P2">any contacts with anybody here and their</text:p>
      <text:p text:style-name="P2">resentment for me will be treated only as sour</text:p>
      <text:p text:style-name="P2">grapes..(Pokémons again cure up Misty,<text:span text:style-name="T999">5:59</text:span>)..Misty,i</text:p>
      <text:p text:style-name="P2">virtually have a sway over just about anything</text:p>
      <text:p text:style-name="P2">including pokemons,people are dying for just a</text:p>
      <text:p text:style-name="P2">nod from me or a smile,i resigned from Hall of</text:p>
      <text:p text:style-name="P2"><text:soft-page-break/>Fame but if i want they'll bring me back with</text:p>
      <text:p text:style-name="P2">cherries after cherries on top of the cake and i'll</text:p>
      <text:p text:style-name="P2">get away being licentious or loyal or anything that</text:p>
      <text:p text:style-name="P2">i want to be."</text:p>
      <text:p text:style-name="P2">Misty(cries) : "Ash..just.."</text:p>
      <text:p text:style-name="P2">Ash(firmly) : "i will finish only when i've got no more to say..NOT BEFORE..as i was saying no</text:p>
      <text:p text:style-name="P2">matter how much i thought of you if you take it to</text:p>
      <text:p text:style-name="P2">be true that is,i still didn't destroy myself what</text:p>
      <text:p text:style-name="P2">you've set yourself out to do,why? see,i wouldn't</text:p>
      <text:p text:style-name="P2">have returned to you no matter what if only you</text:p>
      <text:p text:style-name="P2">had a boyfriend with whom you were even</text:p>
      <text:p text:style-name="P2">remotely happy..which you've never had as Gary</text:p>
      <text:p text:style-name="P2">told me before,as your one time closest-possible-<text:span text:style-name="T926">actual-</text:span></text:p>
      <text:p text:style-name="P2">boyfriend,Green,told me before,as your very Own</text:p>
      <text:p text:style-name="P2">Sister Violet told my sources before..."</text:p>
      <text:p text:style-name="P2">Misty(sobbing,screams) : "Ash,those.."</text:p>
      <text:p text:style-name="P2">Ash(frown) : "that brat Green got upto you only</text:p>
      <text:p text:style-name="P2">because a man-wh.. encouraged him to,so i know</text:p>
      <text:p text:style-name="P2">who he actually is, DON'T BOTHER!LISTEN!</text:p>
      <text:p text:style-name="P2">Misty(<text:span text:style-name="T591">crying,</text:span>trying to hold Ash's feet) : "Ash,please..i</text:p>
      <text:p text:style-name="P2">never..(brusts into tears)</text:p>
      <text:p text:style-name="P2">Ash(forces Misty away,screams) : "Stop that!you 1<text:span text:style-name="T965">1</text:span></text:p>
      <text:p text:style-name="P2">Brats,i'll kill you if you're not attentive..d<text:span text:style-name="T488">o</text:span> i get this</text:p>
      <text:p text:style-name="P2">in retun(All Pokemons tenders Misty and cures</text:p>
      <text:p text:style-name="P2">her down)..i tell you 1<text:span text:style-name="T965">1</text:span>, either she'll listen in full</text:p>
      <text:p text:style-name="P2">cognition or i'll forsake all of you, draining away all of your energy..remember that well(All Pokemons</text:p>
      <text:p text:style-name="P2">becomes extremely attentive).."</text:p>
      <text:p text:style-name="P2">Misty(sobbing,<text:span text:style-name="T1000">6:05</text:span>) : "Ash, you're.."</text:p>
      <text:p text:style-name="P2">Ash(frown) : "yeah i know it for 19 years now,stay</text:p>
      <text:p text:style-name="P2"><text:soft-page-break/>calm!Listen!..then all these would've been out of</text:p>
      <text:p text:style-name="P2">question had you had a even proper date,but i had</text:p>
      <text:p text:style-name="P2">a feeling ever present that you won't be able to at</text:p>
      <text:p text:style-name="P2">all,i gave myself <text:span text:style-name="T489">5</text:span> long years Misty, without any</text:p>
      <text:p text:style-name="P2">contact whatsoever, without any hint of</text:p>
      <text:p text:style-name="P2">reconsideration whatsoever to anyone,and YOU</text:p>
      <text:p text:style-name="P2">PROVED ME RIGHT"</text:p>
      <text:p text:style-name="P2">Misty(crying) : "Ash i.."</text:p>
      <text:p text:style-name="P2">Ash<text:span text:style-name="T592">(straight)</text:span> : "Misty,my faith is from my soul and that's</text:p>
      <text:p text:style-name="P2">me,i've ever been the soul to you,you've known me</text:p>
      <text:p text:style-name="P2">exactly as that,may be Brock has as well but did</text:p>
      <text:p text:style-name="P2">he thought that me not opening up my heart to</text:p>
      <text:p text:style-name="P2">him amd telling him he was a lunatic unchaste l..</text:p>
      <text:p text:style-name="P2">r.. full of pus and stool in front of his date..</text:p>
      <text:p text:style-name="P2">(laugh)..</text:p>
      <text:p text:style-name="P2">Misty(crying) : "Ash we're..."</text:p>
      <text:p text:style-name="P2">Ash(screams) : "no you are!only you are!absolutely none else is there in this life of mine!..you brats,i warn you again,she doesn't get to touch me..only you've atleast tried your hand in remembering me for my remotest goods and</text:p>
      <text:p text:style-name="P2">NONE else,None,and you're a s..(brusts into</text:p>
      <text:p text:style-name="P2">laughter)..no,its Ok..just so funny(laugh)..</text:p>
      <text:p text:style-name="P2">(scream)..you 1<text:span text:style-name="T965">1</text:span> bufoons,i warn you once</text:p>
      <text:p text:style-name="P2">more..anyhow,Misty s..,about Brock,well Misty</text:p>
      <text:p text:style-name="P2">s..,where would've Violet been now huh?..where?..</text:p>
      <text:p text:style-name="P2">(Misty sobbs uncontrollably)..(laugh)it's funny you</text:p>
      <text:p text:style-name="P2">know it's funny.open heart discussions? a token of</text:p>
      <text:p text:style-name="P2">gratitude?a hug?a news?a contact?a postcard?an</text:p>
      <text:p text:style-name="P2">emotion?a chance? a coincidence?an infatuation?</text:p>
      <text:p text:style-name="P2">an attraction? a date?a kissy kissy?bedding? that's</text:p>
      <text:p text:style-name="P2">it then ain't it? generosity,kindness,warmth,</text:p>
      <text:p text:style-name="P2"><text:soft-page-break/>gallantry, benevolence..(laughs).. you're</text:p>
      <text:p text:style-name="P2">remembered for what you are not for who you</text:p>
      <text:p text:style-name="P2">are..."</text:p>
      <text:p text:style-name="P2">Misty(bit startled,sobbing,<text:span text:style-name="T1001">6:09</text:span>) : "calm.."</text:p>
      <text:p text:style-name="P2">Ash(laugh) : "well you should be the one calming</text:p>
      <text:p text:style-name="P2">down,(grave)Misty,you've vomitted <text:span text:style-name="T622">3</text:span> times already..stay calm..(Misty sobbs unctrolablly)</text:p>
      <text:p text:style-name="P2">if you don't do any you can't be friends,can't say</text:p>
      <text:p text:style-name="P2">they weren't destined to you but were your very</text:p>
      <text:p text:style-name="P2">own,can't say you like someone,can't show your</text:p>
      <text:p text:style-name="P2">partner that you like him or her or can't prove to</text:p>
      <text:p text:style-name="P2">your fiancee that you really are devoted to him or</text:p>
      <text:p text:style-name="P2">her.This is what it is isn't it?"</text:p>
      <text:p text:style-name="P2">Misty(sobbing) : "Ash,please stop.."</text:p>
      <text:p text:style-name="P2">Ash(<text:span text:style-name="T593">straight</text:span>) : "Not till i <text:span text:style-name="T595">write in</text:span> <text:span text:style-name="T594">the public gospel</text:span> what i'm</text:p>
      <text:p text:style-name="P2">and not what i'm not <text:span text:style-name="T927">cause i’m the only writer from my side so </text:span>you can faint Misty, happily</text:p>
      <text:p text:style-name="P2">now, faint,vomit,screech do whatever you want..i'll</text:p>
      <text:p text:style-name="P2">continue talking till i die out of exhaustion exactly</text:p>
      <text:p text:style-name="P2">here..kindness,</text:p>
      <text:p text:style-name="P2">sympathy,help,warmth,valour,sweetness,generosity-</text:p>
      <text:p text:style-name="P2">for what? did i get associated with all this all the</text:p>
      <text:p text:style-name="P2">time when i was the little Ash from Pallet Town to</text:p>
      <text:p text:style-name="P2">only prove that I'm not any of those at all now that</text:p>
      <text:p text:style-name="P2">i'm Ash Ketchum,Pokemon Master Hall of Fame</text:p>
      <text:p text:style-name="P2">from Pallet Town? was i cheating everyone when i</text:p>
      <text:p text:style-name="P2">was all those only to use them and then later</text:p>
      <text:p text:style-name="P2">throw them away? or is it that i portrey a characterto the closest friends,my own brothers as i</text:p>
      <text:p text:style-name="P2">imagined which had a written agreement that if</text:p>
      <text:p text:style-name="P2"><text:soft-page-break/>i'm away and not paying them any attention and</text:p>
      <text:p text:style-name="P2">news were coming from everywhere that i'm a</text:p>
      <text:p text:style-name="P2">Playboy now,that i truely am a Playboy overnight? i</text:p>
      <text:p text:style-name="P2">don't have any of those traits but still won match</text:p>
      <text:p text:style-name="P2">after match because i feigned those to my</text:p>
      <text:p text:style-name="P2">Pokemons? or i cheated used performance</text:p>
      <text:p text:style-name="P2">enhancements and illegal moves to make my</text:p>
      <text:p text:style-name="P2">Pokemons stronger though they never could prove</text:p>
      <text:p text:style-name="P2">it despite testing all of us again and again?</text:p>
      <text:p text:style-name="P2">Misty,No, don't stop me..i will not again never save</text:p>
      <text:p text:style-name="P2">any abused Pokemon,i'll never again be kind to my</text:p>
      <text:p text:style-name="P2">friends,i'll never again help any soul in distress,i'll</text:p>
      <text:p text:style-name="P2">never again be kind enough to help them to the</text:p>
      <text:p text:style-name="P2">nearest Pokemon Centre when they're lost in</text:p>
      <text:p text:style-name="P2">some godforbidden jungle,never again could i be</text:p>
      <text:p text:style-name="P2">in my cherished oblivion that gets me away from</text:p>
      <text:p text:style-name="P2">this garbage that came upon cause i won certain</text:p>
      <text:p text:style-name="P2">things or thought I could come into a very small</text:p>
      <text:p text:style-name="P2">help,never again would i be warm to anyone likebefore if i just didn't pay attention to personal</text:p>
      <text:p text:style-name="P2">matters and didn't want to discuss mine,never</text:p>
      <text:p text:style-name="P2">again would i be kind enough to give my all to help</text:p>
      <text:p text:style-name="P2">someone,never again would i be as warm as i was</text:p>
      <text:p text:style-name="P2">if i'm in a city under public eye and not at a jungle</text:p>
      <text:p text:style-name="P2">trekking alone,never again would i be sweet to</text:p>
      <text:p text:style-name="P2">anyone because now i'm famous,never again</text:p>
      <text:p text:style-name="P2">would i be generous enough to 2 persons to tried</text:p>
      <text:p text:style-name="P2">to capture my pokemons throughout most of my</text:p>
      <text:p text:style-name="P2">journey and let them go or help them,never again</text:p>
      <text:p text:style-name="P2">would i help my enemy if he was dying,never again</text:p>
      <text:p text:style-name="P2">would i be warm to anyone for it's sake and not to</text:p>
      <text:p text:style-name="P2"><text:soft-page-break/>use them later.Thats it ain't it? no..i'm not</text:p>
      <text:p text:style-name="P2">finished,now that i'm famous means i got all these</text:p>
      <text:p text:style-name="P2">just by a fluke,and it means i'll stay egotistical</text:p>
      <text:p text:style-name="P2">forever,in the first days of fame me being from a</text:p>
      <text:p text:style-name="P2">little town can't get too excited about attention,i</text:p>
      <text:p text:style-name="P2">can't go to parties with only noble intentions,i can't</text:p>
      <text:p text:style-name="P2">talk anything else except for joining in a mutual</text:p>
      <text:p text:style-name="P2">admiration conference with the idea of bedding at</text:p>
      <text:p text:style-name="P2">any moment,no Misty,i can't be that little boy that charmed you to such a degree that you can't</text:p>
      <text:p text:style-name="P2">forget him at all..i just can't be those right? also i</text:p>
      <text:p text:style-name="P2">can't be be too focused,single minded on my</text:p>
      <text:p text:style-name="P2">goal,and give it most priority cause i wasn't</text:p>
      <text:p text:style-name="P2">matured enough to understand personal</text:p>
      <text:p text:style-name="P2">relationships but hey my immaturity can make you</text:p>
      <text:p text:style-name="P2">that much focused for 19 years non-stop,it can</text:p>
      <text:p text:style-name="P2">also make sure that no matter whats happening</text:p>
      <text:p text:style-name="P2">around you,you'll just be with your pokemons by</text:p>
      <text:p text:style-name="P2">simply playing with them,like to enjoy with them</text:p>
      <text:p text:style-name="P2">and that will be your first job whole day,year after</text:p>
      <text:p text:style-name="P2">year for 19 years continuously... your immature</text:p>
      <text:p text:style-name="P2">cause you travelled across the whole world for 19</text:p>
      <text:p text:style-name="P2">years non stop without paying any attention to</text:p>
      <text:p text:style-name="P2">your girlfriend because you were happy that she's</text:p>
      <text:p text:style-name="P2">among you close friends,she being herself a world</text:p>
      <text:p text:style-name="P2">famous gym leader and performer,you'll be</text:p>
      <text:p text:style-name="P2">immature if you don't understand that your</text:p>
      <text:p text:style-name="P2">girlfriend is not strong enough to withstand your</text:p>
      <text:p text:style-name="P2">separation despite her never ever feeling so, your</text:p>
      <text:p text:style-name="P2">immature enough to not appease her withcompliments and flower bouquets in each of her</text:p>
      <text:p text:style-name="P2"><text:soft-page-break/>steps as she herself becomes a Hall of Fame Gym</text:p>
      <text:p text:style-name="P2">Leader despite she herself never even in her worst</text:p>
      <text:p text:style-name="P2">dreams feeling the necessity, your immature</text:p>
      <text:p text:style-name="P2">enough to go undercover throwing away your very</text:p>
      <text:p text:style-name="P2">own single minded goal that has made a</text:p>
      <text:p text:style-name="P2">person,your girlfriend,whom you know for 15 years</text:p>
      <text:p text:style-name="P2">being devotion personified go away from you,you</text:p>
      <text:p text:style-name="P2">go undercover for just enjoyments sake,when</text:p>
      <text:p text:style-name="P2">you're 1 title away from getting your life-the tag</text:p>
      <text:p text:style-name="P2">Pokemon Master...you go Undercover just to be</text:p>
      <text:p text:style-name="P2">killed at any moment cause you're immature...</text:p>
      <text:p text:style-name="P2">that's immaturity right?.."</text:p>
      <text:p text:style-name="P2">Misty(tries again to hug Ash,sobbing) : "Ash,you.."</text:p>
      <text:p text:style-name="P2">Ash(forces her away,firmly) : "whom are you</text:p>
      <text:p text:style-name="P2">fooling around with,s..? i'm not reconciling,this is</text:p>
      <text:p text:style-name="P2">an emotional circus,just watch the show and</text:p>
      <text:p text:style-name="P2">DIE(Misty brusts into tears), don't get mingled with</text:p>
      <text:p text:style-name="P2">me..NEVER..(Misty cries out Loud and vomits</text:p>
      <text:p text:style-name="P2">again, falling down and keep lying down) Shut up</text:p>
      <text:p text:style-name="P2">unless you're a coward that throws away a match intentionally cause the opponent is her once</text:p>
      <text:p text:style-name="P2">boyfriend.(Misty sobbs uncontrollably)..you 1<text:span text:style-name="T965">1</text:span></text:p>
      <text:p text:style-name="P2">brats why has she vomitted <text:span text:style-name="T286">4</text:span> times,huh?Torquil,if</text:p>
      <text:p text:style-name="P2">this brat Bulbasaur fails mercilessly torture him all</text:p>
      <text:p text:style-name="P2">you want and you should join in too Heracross,and</text:p>
      <text:p text:style-name="P2">you 1<text:span text:style-name="T965">1</text:span> brats,you're getting sent back after all your</text:p>
      <text:p text:style-name="P2">powers getting drained,is this why your with me?</text:p>
      <text:p text:style-name="P2">cheating?..Pay Attention....anyhow Misty,as i was</text:p>
      <text:p text:style-name="P2">saying,if you don't urinate all over your girlfriend in</text:p>
      <text:p text:style-name="P2">a mutual admiration circus in the name of kissing</text:p>
      <text:p text:style-name="P2">you're immature,Simply put if you have too much</text:p>
      <text:p text:style-name="P2"><text:soft-page-break/>faith in anything or anyone, your immature..so in</text:p>
      <text:p text:style-name="P2">the end,Ash Ketchum is the greatest Deceit</text:p>
      <text:p text:style-name="P2">Master of all time but that's the way folks,look at</text:p>
      <text:p text:style-name="P2">his name,fame,ego,trash talking,attitude,b.. look at</text:p>
      <text:p text:style-name="P2">him,this man is your Role Model.Misty,things have</text:p>
      <text:p text:style-name="P2"><text:span text:style-name="T1050">come in</text:span> my head,ego, jealousy,all of it-but not to such</text:p>
      <text:p text:style-name="P2">an extent that i'<text:span text:style-name="T1050">ve ever</text:span> forget<text:span text:style-name="T1050">ten</text:span> who i really am <text:span text:style-name="T1051">and why these things come is due to my bunch not me</text:span>.But(laugh)</text:p>
      <text:p text:style-name="P2">you see this exact statement is the Greatest</text:p>
      <text:p text:style-name="P2">Deceit Master trick of all time(brusts into</text:p>
      <text:p text:style-name="P2">laughter)..Misty,you want to rememberAsh,remember Ash just for this- Ash's Mastery</text:p>
      <text:p text:style-name="P2">over Deceit(laughes uncontrollably)... "</text:p>
      <text:p text:style-name="P2">Misty(trying to hug Ash <text:span text:style-name="T1002">again</text:span>, sobbing) : "Ash.."</text:p>
      <text:p text:style-name="P2">Ash(throws her away,sternly) : "Stay Off,b.. it's not</text:p>
      <text:p text:style-name="P2">that easy to bed me!Stay off and keep your mouth</text:p>
      <text:p text:style-name="P2">SHUT!"<text:span text:style-name="T1097">(Misty </text:span>sobbs unctrolablly,lies down in grass)<text:span text:style-name="T1098">v</text:span>ine whip her down till you <text:span text:style-name="T596">know</text:span>...so you</text:p>
      <text:p text:style-name="P2">see,Misty i'm alone except my mom and my</text:p>
      <text:p text:style-name="P2">pokemons none else is actually there who has</text:p>
      <text:p text:style-name="P2">infinite faith on me,Gary says "i'm not that</text:p>
      <text:p text:style-name="P2">type".Today i told him he,in front of everybody</text:p>
      <text:p text:style-name="P2">except Tracey,just casually,by the way Tracey was</text:p>
      <text:p text:style-name="P2">already told he f.. you even in <text:span text:style-name="T1002">O</text:span>range,stop her</text:p>
      <text:p text:style-name="P2">scream,so that was already taken care off as he</text:p>
      <text:p text:style-name="P2">was told he l.. the v.. of your sketches then tasted</text:p>
      <text:p text:style-name="P2">the real,when you yourself invited your beau..so</text:p>
      <text:p text:style-name="P2">that's all..She doesn't move or scream but you</text:p>
      <text:p text:style-name="P2">know now exactly what to do,do that and be</text:p>
      <text:p text:style-name="P2">Attentive..</text:p>
      <text:p text:style-name="P2"><text:soft-page-break/>so Misty as you see Tracey was already taken careoff,now these f..birds.. as they were too</text:p>
      <text:p text:style-name="P2">Ashtonished,i also said just like</text:p>
      <text:p text:style-name="P2">[</text:p>
      <text:p text:style-name="P2">Gary<text:span text:style-name="T597">(straight)</text:span> : "um..ya,i feel you still want Misty."</text:p>
      <text:p text:style-name="P2">Ash(grin) : "Gary i may but you see,some had had</text:p>
      <text:p text:style-name="P2">their chances"</text:p>
      <text:p text:style-name="P2">Gary(frown) : "Ash?"</text:p>
      <text:p text:style-name="P2">Ash(smirk) : "Gary,Gary,you're such a beautiful</text:p>
      <text:p text:style-name="P2">man,but you know you made a big mistake."</text:p>
      <text:p text:style-name="P2">Gary<text:span text:style-name="T597">(flustered)</text:span> : "Ash,what are you saying?"</text:p>
      <text:p text:style-name="P2">Lillie (scream) : "<text:span text:style-name="T928">Ketchum.</text:span>."</text:p>
      <text:p text:style-name="P2">Ash<text:span text:style-name="T598">(straight)</text:span> : "Gary,as much as i adore and respect your</text:p>
      <text:p text:style-name="P2">intuition and intelligence <text:span text:style-name="T599">and more just because of who you are the person but for all what you missed is that </text:span>the virgin dreamt you,and</text:p>
      <text:p text:style-name="P2">you responded to the worst sco.. l..s..."</text:p>
      <text:p text:style-name="P2">Lillie&amp; Daisy(scream) : "<text:span text:style-name="T929">Ketchum</text:span>,you b..."</text:p>
      <text:p text:style-name="P2">Ash(smirk) : "picked the wrong flower,Gary that's</text:p>
      <text:p text:style-name="P2">all."</text:p>
      <text:p text:style-name="P2">Gary(stunned) : "Ash,this.."</text:p>
      <text:p text:style-name="P2">Professor Oak(solemn) : "Ash.."</text:p>
      <text:p text:style-name="P2">Ash(smirk) : "and Daisy,I'd highly suspect your.."</text:p>
      <text:p text:style-name="P10">Daisy(shouts) : "that my p..(breaks down)"</text:p>
      <text:p text:style-name="P10">Ash<text:span text:style-name="T600">(straight)</text:span> : "you forgot the necessity thay you never</text:p>
      <text:p text:style-name="P2">have for <text:span text:style-name="T601">24 years</text:span> or more..(grin).."</text:p>
      <text:p text:style-name="P2">Lillie(tears&amp;scream) : "Ketchum<text:span text:style-name="T602">(chokes,uncontrollable tears)</text:span>"</text:p>
      <text:p text:style-name="P2">Gary(solemn) : "Ash, you've gone.."</text:p>
      <text:p text:style-name="P2">Ash(smirk) : "is that a shared thing Lillie,between</text:p>
      <text:p text:style-name="P2">the sisters and Gary and Trace and.."</text:p>
      <text:p text:style-name="P2"><text:soft-page-break/>Gary(screams) : "Ash.."</text:p>
      <text:p text:style-name="P2">Ash(smirk) : "the child that Lillie has, it's shared or</text:p>
      <text:p text:style-name="P2">are you single owne.."</text:p>
      <text:p text:style-name="P2">Gary(trying to hit Ash) : "Ash.."</text:p>
      <text:p text:style-name="P2">Ash(stopping Gary <text:span text:style-name="T603">by Gengar</text:span>,Sternly) : "don't start this,i can</text:p>
      <text:p text:style-name="P2">leagally do whatever i want,my contract here</text:p>
      <text:p text:style-name="P2">doesn't end till next month,i'm a shareholder here</text:p>
      <text:p text:style-name="P2">which was conferred by Elite 4 and can't be</text:p>
      <text:p text:style-name="P2">terminated till my general contract ends and the</text:p>
      <text:p text:style-name="P2">rules state if i don't physically harm,none can stop</text:p>
      <text:p text:style-name="P2">me legally"</text:p>
      <text:p text:style-name="P2">Ash(smirk) : "Dase,with all staffs,who wa.."</text:p>
      <text:p text:style-name="P2">All in Unison<text:span text:style-name="T605">(scream)</text:span> : "Get out"</text:p>
      <text:p text:style-name="P2">Ash(Firmly) : "you can't do anything about it,i can</text:p>
      <text:p text:style-name="P2">set all pokemons including your own upon youand the whole Elite 4 upon you immediately if i</text:p>
      <text:p text:style-name="P2">want,and that too legally cause i'll get out of any</text:p>
      <text:p text:style-name="P2">trouble via my Fame,and all the pokemons are on</text:p>
      <text:p text:style-name="P2">my side so is the Elite 4 and especially Lance</text:p>
      <text:p text:style-name="P2">cause they know i can start a team rocket 2</text:p>
      <text:p text:style-name="P2">anytime if they don't lick my boot as much as i</text:p>
      <text:p text:style-name="P2">want them to,So,Shut Up!"</text:p>
      <text:p text:style-name="P2">Professor Oak<text:span text:style-name="T604">(grave)</text:span> : "Ash.."</text:p>
      <text:p text:style-name="P2">Ash(smirk) : "i know this place for ages,i guess</text:p>
      <text:p text:style-name="P2">whether the interbreeding of pokemons stems</text:p>
      <text:p text:style-name="P2">from the staffs sharing themselves..”</text:p>
      <text:p text:style-name="P2">Professor Oak(firmly) : "Ash.."</text:p>
      <text:p text:style-name="P2">Ash<text:span text:style-name="T606">(smirk)</text:span> : "and the head is involved with sweet sweet</text:p>
      <text:p text:style-name="P2">students..i smell ah!history..<text:span text:style-name="T607">(laugh)</text:span>"</text:p>
      <text:p text:style-name="P2">Professor Oak(solemn) : "Ash,you still want to</text:p>
      <text:p text:style-name="P2"><text:soft-page-break/>meet Misty today that too here.."</text:p>
      <text:p text:style-name="P2">Ash(s<text:span text:style-name="T930">ternly but low pitch</text:span>) :"YES!and Lil, this is for my</text:p>
      <text:p text:style-name="P2">Mom,Dase,you too,that day shouldn't have</text:p>
      <text:p text:style-name="P2">happened no matter what I did to Misty <text:span text:style-name="T608">cause my mom didn’t say one thing to anyone defending me ever that was just her emotion</text:span>,Gary you</text:p>
      <text:p text:style-name="P2">should've apologized immediately after what</text:p>
      <text:p text:style-name="P2">these two b.. did that day and you know exactly why - your were saved that day when my mom</text:p>
      <text:p text:style-name="P2">shielded you from you own family after the</text:p>
      <text:p text:style-name="P2">Cheerleader scandal broke by not driving you out</text:p>
      <text:p text:style-name="P2">of our home on that night <text:span text:style-name="T931">with extreme strorm and rain</text:span>,which all else</text:p>
      <text:p text:style-name="P2">knew to not be true giving you the time to escape</text:p>
      <text:p text:style-name="P2">via a different rout,all you did when your real turn</text:p>
      <text:p text:style-name="P2">came was to evaporate in thin air due to your</text:p>
      <text:p text:style-name="P2">infatuation with this f.. l.. only to come after</text:p>
      <text:p text:style-name="P2">Professor Oak told you to and if somebody</text:p>
      <text:p text:style-name="P2">present today in this Lab tries to sabotage my</text:p>
      <text:p text:style-name="P2">meeting with Misty today here in full privacy just</text:p>
      <text:p text:style-name="P2">as i've demanded,this Lab will lose it's reputation</text:p>
      <text:p text:style-name="P2">and pokemons and i swear on that."</text:p>
      <text:p text:style-name="P2">Professor Oak<text:span text:style-name="T609">(grave)</text:span> : "you expect.."</text:p>
      <text:p text:style-name="P2">Ash(firmly) : "exactly,Professor,you more than</text:p>
      <text:p text:style-name="P2">anybody else know my power and reach,and you</text:p>
      <text:p text:style-name="P2">also know why i said about you what i did,with all</text:p>
      <text:p text:style-name="P2">due respect,you cringed the day my Mom was</text:p>
      <text:p text:style-name="P2">mobbed just outside the main entrance for My</text:p>
      <text:p text:style-name="P2">Actions by reporters,my mom would've been</text:p>
      <text:p text:style-name="P2">harassed in front of what she always thought to be her very own home only for the timely</text:p>
      <text:p text:style-name="P2"><text:soft-page-break/>intervention from Tracey to save her that day and</text:p>
      <text:p text:style-name="P2">only because of whom no volcano has erupted</text:p>
      <text:p text:style-name="P2">here and you got the fame using my name while</text:p>
      <text:p text:style-name="P2">my mom was humiliated in front of you- <text:span text:style-name="T610">because you’ve given me the starter so your lab in my case is counter as a normal starter lab and thus you more than anyone in the world know that,</text:span>Trainers</text:p>
      <text:p text:style-name="P2">are your Responsibility not Kindness,and Tracey</text:p>
      <text:p text:style-name="P2">was infact the only one having the guts to</text:p>
      <text:p text:style-name="P2">confront his wife no matter how much he</text:p>
      <text:p text:style-name="P11">cherished her over her actions.A Pokemon Battler</text:p>
      <text:p text:style-name="P2">retorts only when the opposition is weak</text:p>
      <text:p text:style-name="P2">enough.None stopping Misty from meeting me</text:p>
      <text:p text:style-name="P2">today HERE.And all of you know Misty,if you say</text:p>
      <text:p text:style-name="P2">what i told you,she'll only be too eager to meet me</text:p>
      <text:p text:style-name="P2">and if she is forces not to,I'll just abduct her today</text:p>
      <text:p text:style-name="P2">itself even from your own rooms..Gary of all</text:p>
      <text:p text:style-name="P2">knows my Pokemons well and what they can</text:p>
      <text:p text:style-name="P2">do..GOOD BYE.but still what a lovely place..the</text:p>
      <text:p text:style-name="P2">flowers..anyhow enough for a day hey Lil,Dase ?</text:p>
      <text:p text:style-name="P2">and thank Sableye <text:span text:style-name="T611">and Gengar</text:span> that you had to listen to me</text:p>
      <text:p text:style-name="P2">without leaving,come along Boy<text:span text:style-name="T611">s</text:span>...oh and just that</text:p>
      <text:p text:style-name="P2">your baby doll may be needing a mental asylumafter what i do to her today,sorry but as usual</text:p>
      <text:p text:style-name="P2">nothing that you can do about it cause Officially</text:p>
      <text:p text:style-name="P2">i'm getting an award for forcing the dreaded</text:p>
      <text:p text:style-name="P2">Cerulian Water Queen to submit the surrender</text:p>
      <text:p text:style-name="P2">letter by herself as i promised..(laugh) you should</text:p>
      <text:p text:style-name="P2">be thankfull Dase,Lil,really <text:span text:style-name="T490">4 years</text:span> and no greenery</text:p>
      <text:p text:style-name="P2">yet i lay my first personal touch on your beloved</text:p>
      <text:p text:style-name="P2"><text:soft-page-break/>mentor and the Unshakable Water Empress runs</text:p>
      <text:p text:style-name="P2">like a h.. b.. wanting to be f.. around by me all life</text:p>
      <text:p text:style-name="P2">as if nothing ever happened..such pity..see you</text:p>
      <text:p text:style-name="P2">later though,if you can bear with this one."]</text:p>
      <text:p text:style-name="P2">Misty(tears) : "Ash..i knew what Lil and Dase</text:p>
      <text:p text:style-name="P2">did..but..what has happened to you.."</text:p>
      <text:p text:style-name="P2">Ash(<text:span text:style-name="T612">straight</text:span>) : "IRONY.and as you've seen none was</text:p>
      <text:p text:style-name="P2">there apart from Professor Oak"</text:p>
      <text:p text:style-name="P2">Misty(sobbing) : "you're tearing apart one by one</text:p>
      <text:p text:style-name="P2">everything you ever had in past for a life that's</text:p>
      <text:p text:style-name="P2">just..you think they never gave you chance,what</text:p>
      <text:p text:style-name="P2">would you get Ash..?"</text:p>
      <text:p text:style-name="P2">Ash(Firmly): "THE TRUTH!you see none would</text:p>
      <text:p text:style-name="P2">remember me expect my mom and my pokemonsas ever being the same cause they don't read my</text:p>
      <text:p text:style-name="P2">soul,but i can see you do,you surely have had your</text:p>
      <text:p text:style-name="P2">chances but you didn't give up on me.But(laugh)</text:p>
      <text:p text:style-name="P2">you see Misty s..,now i've harmed your family,well</text:p>
      <text:p text:style-name="P2">that's the ultimate ain't it?(laugh) let us all battle</text:p>
      <text:p text:style-name="P2">this one to our death.."</text:p>
      <text:p text:style-name="P2">Misty(sobbs unctrolablly) : "Ash,you've become a</text:p>
      <text:p text:style-name="P2">demon.."</text:p>
      <text:p text:style-name="P2">Ash(laugh) : "exactly"</text:p>
      <text:p text:style-name="P2">Misty(sobbing) : "because you're imagining them</text:p>
      <text:p text:style-name="P2">to be the same..</text:p>
      <text:p text:style-name="P2">Ash(solemn) : "Misty,I stood up for my mom</text:p>
      <text:p text:style-name="P2">because i'm leaving for good,she won't come with</text:p>
      <text:p text:style-name="P2">me, choosing to be humiliated to death here no</text:p>
      <text:p text:style-name="P2">matter how much i've tried to force her to,and i</text:p>
      <text:p text:style-name="P2">myself being a vagabond playboy,i gave up and</text:p>
      <text:p text:style-name="P2">infact this is my last visit to Pallet,i want to start a</text:p>
      <text:p text:style-name="P2"><text:soft-page-break/>farm so that My Mom has enough to support</text:p>
      <text:p text:style-name="P2">herself and all that,i'll let her live here and run</text:p>
      <text:p text:style-name="P2">things via sources from far away till she breaths</text:p>
      <text:p text:style-name="P12">her last or me whichever comes earlier"</text:p>
      <text:p text:style-name="P12">Misty(tears) : "Ash..you're not this..no,Ash don't.."</text:p>
      <text:p text:style-name="P2">Ash(laugh) : "Misty!Misty!Misty!Misty!still ever</text:p>
      <text:p text:style-name="P2">hopefull that his Ash can fight back his mental</text:p>
      <text:p text:style-name="P2">demons to f.. her all her life..(laugh,Misty cries</text:p>
      <text:p text:style-name="P2">uncontrollably)(stern) Misty,why is it so that</text:p>
      <text:p text:style-name="P2">despite all this you think i am not an evil demon?</text:p>
      <text:p text:style-name="P2">What is it exactly?huh? no matter what i do to</text:p>
      <text:p text:style-name="P2">you?Misty, you're my biggest opponent,i just can't</text:p>
      <text:p text:style-name="P2">kill you at all(brusts into laughter) in Orange R<text:span text:style-name="T613">udy</text:span></text:p>
      <text:p text:style-name="P2">said exactly this when you refused all comfort and</text:p>
      <text:p text:style-name="P2">future to suddenly stay as my b.. oh! sorry that's</text:p>
      <text:p text:style-name="P2">Trace(laughes uncontrollably)..how did i.."</text:p>
      <text:p text:style-name="P2">Misty(lying on grass,tears rolling through,sobbing,<text:span text:style-name="T614">few moments later,6:23</text:span>)</text:p>
      <text:p text:style-name="P2">: "i've died long.."</text:p>
      <text:p text:style-name="P2">Ash(shouts and shakes Misty Vigorously) : "Show</text:p>
      <text:p text:style-name="P2">your f.. chastity now!huh?! b.. i say names and you</text:p>
      <text:p text:style-name="P2">get s.. all over?huh?.. that's your f.. chastity..(spits</text:p>
      <text:p text:style-name="P2">aside)..same as that..FIGHT!(Misty again lies</text:p>
      <text:p text:style-name="P2">down crying uncontrollably)..you see</text:p>
      <text:p text:style-name="P2">Misty,sympathy for friend is one, determination to</text:p>
      <text:p text:style-name="P2">follow him no matter what with blind devotion at the age of 18 and half just to get back a bike(huge</text:p>
      <text:p text:style-name="P2">laughter)..no don't stop me</text:p>
      <text:p text:style-name="P2">b..,please(laugh)..Green or R<text:span text:style-name="T932">o</text:span>y would really have</text:p>
      <text:p text:style-name="P2">to struggle hard to get a better soulmate.."</text:p>
      <text:p text:style-name="P2">Misty(brusting into tears,standing Up,tries to hug</text:p>
      <text:p text:style-name="P2"><text:soft-page-break/>Ash,Scream) : "Exactly that!But i'm YOUR Ash! I'm</text:p>
      <text:p text:style-name="P2">only your soulmate! you're my soul,Ash,you're my..</text:p>
      <text:p text:style-name="P2">(tries to wipe off her tears)..i'll only want you..i'll</text:p>
      <text:p text:style-name="P2">still only want you no matter what you do to me..i'll</text:p>
      <text:p text:style-name="P2">want only,only you even if you kill me right now...I</text:p>
      <text:p text:style-name="P2">can't but to..I tried Ash,many times i just.. couldn't</text:p>
      <text:p text:style-name="P2">and i know i can't ever..you've tormented and</text:p>
      <text:p text:style-name="P2">inslulted me to death today,yet..yet see i'm still</text:p>
      <text:p text:style-name="P2">longing for you Ash..just moments apart..i know</text:p>
      <text:p text:style-name="P2">now what i saw that day in you..my,my own</text:p>
      <text:p text:style-name="P2">soul..and that moment of magic will captivate me</text:p>
      <text:p text:style-name="P2">forever,no matter what you do or become..</text:p>
      <text:p text:style-name="P2">because..because..i..know you're not what your</text:p>
      <text:p text:style-name="P2">showing to the world to be..you..(Misty again</text:p>
      <text:p text:style-name="P2">vomits on Ash's <text:span text:style-name="T1121">dress</text:span> and almost faints and Ash</text:p>
      <text:p text:style-name="P2">makes her lie down,the Pokemons treat her,Ash washes the vomit by Kingler..)"</text:p>
      <text:p text:style-name="P2">Ash(sternly) : "enough Misty,i got you.no I'm</text:p>
      <text:p text:style-name="P2">alright,vomit atleast gives you the cough as digust</text:p>
      <text:p text:style-name="P2">or just physical weakness,they don't cheat on you</text:p>
      <text:p text:style-name="P2">unlike a s.. kiss that the stool also insults you..so</text:p>
      <text:p text:style-name="P2">you see,you can't but to be like this this term of</text:p>
      <text:p text:style-name="P2">life,that i can see as well.All i want to know is that</text:p>
      <text:p text:style-name="P2">if there's someone else too..if not,<text:span text:style-name="T615">then</text:span> i <text:span text:style-name="T616">will</text:span> become</text:p>
      <text:p text:style-name="P2">even more cruel to you..No(laugh)..No Misty,not</text:p>
      <text:p text:style-name="P2">for my jealousy of you or your beaus nor am i</text:p>
      <text:p text:style-name="P2">trying to reconcile,i was nowhere when you had all</text:p>
      <text:p text:style-name="P2">those guys only a smile away to f.. you to</text:p>
      <text:p text:style-name="P2">heaven(laugh)..i'm just saying that,look this i</text:p>
      <text:p text:style-name="P2">am,you'll be so much happier to cut me off.."</text:p>
      <text:p text:style-name="P2">Misty (simmering tears,trying too hug Ash,shouts)</text:p>
      <text:p text:style-name="P2"><text:soft-page-break/>: "Ash..i told.."</text:p>
      <text:p text:style-name="P2">Ash(sternly forces her away) : "<text:span text:style-name="T617">that</text:span> there were 3</text:p>
      <text:p text:style-name="P2">guys and Gary Oak and X and Y and who cares</text:p>
      <text:p text:style-name="P2">how many girls for me,well as for me none getting</text:p>
      <text:p text:style-name="P2">in as a fact that the door is closed for one and if</text:p>
      <text:p text:style-name="P2">not that one then permanently and the other 300<text:span text:style-name="T618">0</text:span> i'm only happy about, they're good enough,but to</text:p>
      <text:p text:style-name="P2">me they're eternally stool and cough.but i just</text:p>
      <text:p text:style-name="P2">needed a clarification thats all.."</text:p>
      <text:p text:style-name="P2">Misty(brusting out in tears again) : "you want to</text:p>
      <text:p text:style-name="P2">know who is for me the 3rd despite me telling you</text:p>
      <text:p text:style-name="P2">just now,why are you doing this to me Ash,if i</text:p>
      <text:p text:style-name="P2">could i'll tear my chest open and show you the</text:p>
      <text:p text:style-name="P2">inside that..that there's only you..Ash you know my</text:p>
      <text:p text:style-name="P2">parents left me when i was 5 and half,i only have</text:p>
      <text:p text:style-name="P2">had my pokemons and my friends and my sisters</text:p>
      <text:p text:style-name="P2">but in that 2 it's always one,you still have two i'm</text:p>
      <text:p text:style-name="P2">on one,and..and I want my two but my two isn't yet</text:p>
      <text:p text:style-name="P2">to trust me despite saying i'm his soul,still,am</text:p>
      <text:p text:style-name="P2">i..am i then only an extra for your soul,Ash,as if</text:p>
      <text:p text:style-name="P2">you're only saying it...(brusts into tears)"</text:p>
      <text:p text:style-name="P2">Ash(sternly) : "i want to get this point clear,the first</text:p>
      <text:p text:style-name="P2">is the luck,i never saw my dad either,and in that</text:p>
      <text:p text:style-name="P2">sense it might be extra but who says one isn't.."</text:p>
      <text:p text:style-name="P2">Misty(crying) : "Ash!leave this soul business,just</text:p>
      <text:p text:style-name="P2">leave it!..and for one moment LISTEN TO ME!"</text:p>
      <text:p text:style-name="P2">Ash(frown) : "fair enough,because i said you can read my soul it means i'll f.. my soul immediately..</text:p>
      <text:p text:style-name="P2">(laughs)...soul is h..b..(laughs uncontrollably)..</text:p>
      <text:p text:style-name="P2">Misty(scream,crying) : "Ash!Shut Up!i'll have a</text:p>
      <text:p text:style-name="P2">heart attack if you.."</text:p>
      <text:p text:style-name="P2"><text:soft-page-break/>Ash(sigh,trying to cheer up Misty,<text:span text:style-name="T724">hugs her quickly then pats her head a bit</text:span>) :</text:p>
      <text:p text:style-name="P2">"Ok,Ok,fine,calm down..take your time,you brats</text:p>
      <text:p text:style-name="P2">you know very well what happens if she dies,pay</text:p>
      <text:p text:style-name="P2">attention..."</text:p>
      <text:p text:style-name="P2">(fe<text:span text:style-name="T724">e moments</text:span> later,<text:span text:style-name="T725">waterguns etc,6:35</text:span>)..</text:p>
      <text:p text:style-name="P83"><text:span text:style-name="T726">(frown)</text:span>want to <text:span text:style-name="T726">drink</text:span> more water?”</text:p>
      <text:p text:style-name="P2">Misty(sobbing,<text:span text:style-name="T726">mild voice</text:span>) : "<text:span text:style-name="T725">um</text:span>..no..it's</text:p>
      <text:p text:style-name="P2">all right..Ash,you've to listen to me and then</text:p>
      <text:p text:style-name="P2">answer me,i just don't have the strength now to</text:p>
      <text:p text:style-name="P2">scream..and for once please don't just point to me</text:p>
      <text:p text:style-name="P2">as unchaste..i'm swearing to you that yes i never</text:p>
      <text:p text:style-name="P2">had any..any chastity (brusts into tears)..(few</text:p>
      <text:p text:style-name="P2">moments later)..but still listen to</text:p>
      <text:p text:style-name="P2">me..please,agree?"</text:p>
      <text:p text:style-name="P2">Ash(Scowl and Frown,<text:span text:style-name="T727">hunches near Misty</text:span>) : "with Pleasure,just carry on,i've finished my side anyhow almost.go on."</text:p>
      <text:p text:style-name="P2">Misty(tears) : "just tell me you want me or not?"</text:p>
      <text:p text:style-name="P2">Ash(laugh,<text:span text:style-name="T728">stands up</text:span>) : "a f.. up body <text:span text:style-name="T1003">a s.. </text:span>so f.. up that there's no ... left?(laugh)..when i can get j.. h.. s.. all day?</text:p>
      <text:p text:style-name="P2">(laugh)?..i know what you're taking-()-so you're</text:p>
      <text:p text:style-name="P2">hardly sane and going towards death day by</text:p>
      <text:p text:style-name="P2">day..so you're a mad,dying,all f.. up j.. s..,why</text:p>
      <text:p text:style-name="P2">would i want you?(laugh).. you're a r..f..s.. insane</text:p>
      <text:p text:style-name="P2">and slowly dying now That's all(laugh)..and then</text:p>
      <text:p text:style-name="P2">you say 'am I extra for your soul'..(scream)you're</text:p>
      <text:p text:style-name="P13">an extra s.. for all souls including yours.. that's all.</text:p>
      <text:p text:style-name="P14">Misty(<text:span text:style-name="T732">about to brust into uncontrollable tears and about to scream but almost has a heart attack,vomits,almost faints but pokemons tender and cure her up,Ash hugs </text:span><text:soft-page-break/><text:span text:style-name="T732">Misty quickly,sleep powder,15 minutes</text:span> later,<text:span text:style-name="T729">dizzy but full cognition,7:11</text:span>) : "Ash,i want..death is.."</text:p>
      <text:p text:style-name="P2">Ash(frown) : "your body will die,mind will die,</text:p>
      <text:p text:style-name="P2">would you die?"</text:p>
      <text:p text:style-name="P2">Misty(crying,still lying down,<text:span text:style-name="T730">few moments later,7:14</text:span>) : "just tell..(sobbing</text:p>
      <text:p text:style-name="P2">uncontrollably)</text:p>
      <text:p text:style-name="P2">Ash(frown) : "look i'm telling you..i could've given</text:p>
      <text:p text:style-name="P2">you a f.. flower and dated you then f.. you all i</text:p>
      <text:p text:style-name="P2">want...MISTY WATERFLOWER,MY FIRST TRAVELCOMPANION,NOW CERULIAN CITY GYM</text:p>
      <text:p text:style-name="P2">LEADER,HALL OF FAME is she a b.. to die like</text:p>
      <text:p text:style-name="P2">this?..are you hearing it?"</text:p>
      <text:p text:style-name="P2">Misty(sobbing) : "Ash... you're looking at my</text:p>
      <text:p text:style-name="P2">condition..i can't move out of here..Ash..you</text:p>
      <text:p text:style-name="P2">said..this..i can't.. can't talk anymore..Ash..just.."</text:p>
      <text:p text:style-name="P2">Ash(hugs Misty firmly,near her ears,<text:span text:style-name="T731">very stern but low voice</text:span>) : "Listen</text:p>
      <text:p text:style-name="P2">s..,what do you want,why am I here?where's your</text:p>
      <text:p text:style-name="P2">vitality now,Show it.i'm hugging you now,i can f..</text:p>
      <text:p text:style-name="P2">you here till you die out of exhaustion,which won't</text:p>
      <text:p text:style-name="P2">be long at all..i want you..huh?..what do you</text:p>
      <text:p text:style-name="P2">want?..to be f.. around all day...JUST FIGHT!</text:p>
      <text:p text:style-name="P2">(breaks hug,Misty lies down again)</text:p>
      <text:p text:style-name="P2">Misty(tears) : "A..."</text:p>
      <text:p text:style-name="P2">Ash(frown) : "Gerninja she wants to drink some</text:p>
      <text:p text:style-name="P2">water"</text:p>
      <text:p text:style-name="P2">Misty(lying down,tears) : "Ash,i'm Misty</text:p>
      <text:p text:style-name="P2">remember?i'm your.."</text:p>
      <text:p text:style-name="P2"><text:soft-page-break/>Ash(frown) : "<text:span text:style-name="T733">s..</text:span>(Misty cries out loud then sobbs),right but according to you all you're trying to say you were or are my friend,what friend? there's no such thing</text:p>
      <text:p text:style-name="P2">as that..you had a reason,i had more</text:p>
      <text:p text:style-name="P2">reasons,<text:span text:style-name="T734">as i said GIVE and TAKE and </text:span>friends finish... what's the big deal?..</text:p>
      <text:p text:style-name="P2">You're unnecessarily harming yourself..Green is a</text:p>
      <text:p text:style-name="P2">good man,why don't you just date him..i know him</text:p>
      <text:p text:style-name="P2">extremely well..<text:span text:style-name="T735">still isn’t married..still wants to marry you</text:span>..<text:span text:style-name="T737">i know everything about him so </text:span>i’<text:span text:style-name="T736">m taking you to his home directly</text:span>..he'll make you his queen all life,loyal..why</text:p>
      <text:p text:style-name="P2">not Misty,come on(tries to take Misty up).."</text:p>
      <text:p text:style-name="P2">Misty(lying down, sobbing uncontrollably) : "(bit</text:p>
      <text:p text:style-name="P2">loud voice)Ash,NO!(Ash lets go of her hands)...i..i</text:p>
      <text:p text:style-name="P2">cherish only you Ash,i want you...only</text:p>
      <text:p text:style-name="P2">you..always..always have...Ash you can check</text:p>
      <text:p text:style-name="P2">my.."</text:p>
      <text:p text:style-name="P2">Ash(scream) : "shut up!i know you well enough to</text:p>
      <text:p text:style-name="P2">understand whether you're a s.. or not,i know all</text:p>
      <text:p text:style-name="P2">about your f.. chastity...show me your mind...who</text:p>
      <text:p text:style-name="P2">is there,who is.."</text:p>
      <text:p text:style-name="P2">Misty(whisper) : "you..only you Ash,only..you..jus.."</text:p>
      <text:p text:style-name="P2">Ash(Frown) : "f.. you once more?"</text:p>
      <text:p text:style-name="P2">Misty(almost has a heart attack, pokemons tenderher,vomits..,<text:span text:style-name="T738">sleep powder</text:span> <text:span text:style-name="T1126">15</text:span> minutes later,<text:span text:style-name="T739">dizzy in full cognition,7:50</text:span>): "..saw..saw</text:p>
      <text:p text:style-name="P2">that?..i dont have much left..i cherish only you and</text:p>
      <text:p text:style-name="P2">would and tell all...tell all..i've no grudges against</text:p>
      <text:p text:style-name="P2">you..Ash..(chokes,<text:span text:style-name="T740">watergun</text:span>)"</text:p>
      <text:p text:style-name="P2">Ash(scowl,<text:span text:style-name="T740">few moments later,7:51</text:span>) : "you've got <text:span text:style-name="T741">5</text:span>0 more years to tell</text:p>
      <text:p text:style-name="P2"><text:soft-page-break/>them that youself..the <text:span text:style-name="T1004">umpteenth</text:span> heart attacks you thought were about to happen is your mind fooling with</text:p>
      <text:p text:style-name="P2">you and that your dosage <text:span text:style-name="T742">of () </text:span>today hasn't been</text:p>
      <text:p text:style-name="P2">taken..i know everything about you inside</text:p>
      <text:p text:style-name="P2">out...don't be a fool killing yourself cause</text:p>
      <text:p text:style-name="P2">someone is telling you your're a wh.. and you can't</text:p>
      <text:p text:style-name="P2">take it cause your're not.. that's chastity ain't it?"</text:p>
      <text:p text:style-name="P2">Misty(sobbing uncontrollably) : "Ash,all those</text:p>
      <text:p text:style-name="P2">guys,i just didn't know.."</text:p>
      <text:p text:style-name="P2">Ash(frown) : "Misty,i know first hand what comes</text:p>
      <text:p text:style-name="P2">with fame and skill and additionally for girls if they</text:p>
      <text:p text:style-name="P2">are less dark..i know it..but your problem that i say</text:p>
      <text:p text:style-name="P2">you've been f.. around by all and any but that's</text:p>
      <text:p text:style-name="P2">wrong and because i'm not admitting that, it has</text:p>
      <text:p text:style-name="P2">given you a near heart attack and yet you say</text:p>
      <text:p text:style-name="P2">you're chaste...what kind of f.. b.. mindset is this,Misty,(loud)huh?!?..how have you got into the</text:p>
      <text:p text:style-name="P2">hall of fame with this sentimental stupid b..</text:p>
      <text:p text:style-name="P2">mentality?..(laugh)..well its just hall of...(sigh)..</text:p>
      <text:p text:style-name="P2">what's your problem exactly tell me Misty,<text:span text:style-name="T236">oh..too chaste ain’t it Misty w..?..then </text:span>it's ok</text:p>
      <text:p text:style-name="P2">s..,i'll adore you to death(hugs Misty)...you want</text:p>
      <text:p text:style-name="P2">me to kissy kissy you s..?.."</text:p>
      <text:p text:style-name="P2">Misty(sobbing,hugging Ash,whispering): "just</text:p>
      <text:p text:style-name="P2">you..."</text:p>
      <text:p text:style-name="P2">Ash(throws Misty off,scream) : "then Fight! I don't</text:p>
      <text:p text:style-name="P2">care for hall of b.."</text:p>
      <text:p text:style-name="P2">Misty(sobbing uncontrollably, scream) : "Ash...i</text:p>
      <text:p text:style-name="P2">can't.."</text:p>
      <text:p text:style-name="P2">Ash(scowl) : "yes you can take infinitely more and</text:p>
      <text:p text:style-name="P2">you WILL...see,you want JUST ME,THE BODY-</text:p>
      <text:p text:style-name="P2"><text:soft-page-break/>COUGH AND STOOL,so,i give you a solution,why</text:p>
      <text:p text:style-name="P2">don't i abduct you,take you to <text:span text:style-name="T1052">nort-east Kalos where absolutely none knows who you are</text:span>,f.. you all i</text:p>
      <text:p text:style-name="P2">want and then throw you into the sea without your</text:p>
      <text:p text:style-name="P2">pokemons?.. that's a good beau ain't it?(laugh)..</text:p>
      <text:p text:style-name="P2">(Misty lies down,tears rolling down her eyes</text:p>
      <text:p text:style-name="P2">profusely)what's your problem exactly,Misty,huh,</text:p>
      <text:p text:style-name="P2">what's bugging you so much,that i'm calling you a s.. but you're not.. just this? or that you want me to</text:p>
      <text:p text:style-name="P2">f.. you and make you a s.. if you think you aren't</text:p>
      <text:p text:style-name="P2">one already?what is it that you want?</text:p>
      <text:p text:style-name="P2">Misty(few moments later..tries sitting</text:p>
      <text:p text:style-name="P2">up,sobbing,Pokemons helps her to sit up,<text:span text:style-name="T1005">7:57</text:span>) :</text:p>
      <text:p text:style-name="P2">"Ash,i've had my dream..you don't have to abduct a</text:p>
      <text:p text:style-name="P2">dying mad s.. like me..but you can leave me</text:p>
      <text:p text:style-name="P2">now..i'll die exactly here..i've got my</text:p>
      <text:p text:style-name="P2">dream,Ash..my Ash still came back for once to</text:p>
      <text:p text:style-name="P2">me..that's it..no, that's ok.my Ash wants to leave</text:p>
      <text:p text:style-name="P2">me again.. it's ok..i left him.. didn't I..i was the one</text:p>
      <text:p text:style-name="P2">leaving him after..after Jhoto..then i shut the</text:p>
      <text:p text:style-name="P2">door..i didn't cont...(completely breaks down,lying</text:p>
      <text:p text:style-name="P2">again, crying)"</text:p>
      <text:p text:style-name="P2">Ash(solemn) : "i see too fond <text:span text:style-name="T237">of ‘my Ash’ </text:span>, alright,but the</text:p>
      <text:p text:style-name="P2">question is are you going to suicide?..."</text:p>
      <text:p text:style-name="P2">Misty(sobbing) : "an enormous dose of</text:p>
      <text:p text:style-name="P2">()..then..then i'll call all those f.. <text:span text:style-name="T238">b.. </text:span>who ever wanted</text:p>
      <text:p text:style-name="P2">to..(Misty breaks down again, vomits,etc,few</text:p>
      <text:p text:style-name="P2">moments later,<text:span text:style-name="T1006">8:02</text:span>)..saw that right?..no you deserve</text:p>
      <text:p text:style-name="P2">more..have a happy life..Ash.. it's alright..forget me..it's..(chokes with tears)..</text:p>
      <text:p text:style-name="P2">Ash(solemn) : "the problem is that <text:span text:style-name="T239">look</text:span> i'll</text:p>
      <text:p text:style-name="P2"><text:soft-page-break/>anyhow leave you <text:span text:style-name="T239">as soon as my things finish</text:span> but there's a bigger problem <text:span text:style-name="T240">that you have,that is </text:span>you</text:p>
      <text:p text:style-name="P2">have nobody to look after you,whereas the whole</text:p>
      <text:p text:style-name="P2">Elite4 will lick my boot all i want and provide me a</text:p>
      <text:p text:style-name="P2">s.. everyday till i die to f.. around..who do you</text:p>
      <text:p text:style-name="P2">have?your a Hall of Fame gym leader but already</text:p>
      <text:p text:style-name="P2">red listed for your recent activities, they'll</text:p>
      <text:p text:style-name="P2">humiliate you to hell may be even take away all</text:p>
      <text:p text:style-name="P2">your pokemons cause there's many whom you</text:p>
      <text:p text:style-name="P2">didn't entertain and now they'll try to take</text:p>
      <text:p text:style-name="P2">revenge...yeah there's no darth of people <text:span text:style-name="T241">only </text:span>in</text:p>
      <text:p text:style-name="P2">Cerulian itself to f.. you up all day and night</text:p>
      <text:p text:style-name="P2">uncontrollably and they will <text:span text:style-name="T242">do so </text:span>revenge or</text:p>
      <text:p text:style-name="P2">not..but that's not exactly my position is it?"</text:p>
      <text:p text:style-name="P15">Misty(sobbing,scream) : "Ash,you..<text:span text:style-name="T743">why are you then so conderned about my well being if you will leave me today(uncontrollably sobbing and tears,few moments later,profuse treas crying,8:06)..you..</text:span>you can't leave</text:p>
      <text:p text:style-name="P2">me cause you still want me..still..you can't live</text:p>
      <text:p text:style-name="P2">without me but you just think i'm not chaste cause</text:p>
      <text:p text:style-name="P2">i even agreed to date in the first place...you..how</text:p>
      <text:p text:style-name="P2">can I apprise you Ash..I..(again completely breaks</text:p>
      <text:p text:style-name="P16">down)"</text:p>
      <text:p text:style-name="P16">Ash(frown) : "i can't leave you cause you've got</text:p>
      <text:p text:style-name="P2">none to look after you except this Ash</text:p>
      <text:p text:style-name="P2">Ketchum <text:span text:style-name="T744">THUS it has become my BURDEN now nothing more</text:span>,Brock of all people wanted to hook you</text:p>
      <text:p text:style-name="P2">up with f.. b..,<text:span text:style-name="T244">Tracey was drawing pictures of you with those b.. to serve your emotional support,a few of our other good mutual friends like Braum and Tony also wants that,then </text:span>your own family-<text:span text:style-name="T243">Daisy</text:span> wants</text:p>
      <text:p text:style-name="P2"><text:soft-page-break/>that,Violet wants that,<text:span text:style-name="T243">Lillie</text:span> <text:span text:style-name="T245">doesn’t mingle with you due to Gary</text:span> <text:span text:style-name="T243">but will be compelled to as Gary will soon be compelled to cut relations off</text:span>,your now family Tracey,<text:span text:style-name="T246">who knows me for since i was 18,</text:span>don't have the</text:p>
      <text:p text:style-name="P2">guts to face me and scream his head of<text:span text:style-name="T246">f</text:span> to say</text:p>
      <text:p text:style-name="P2">Misty is slowly dying,her skills are too great for</text:p>
      <text:p text:style-name="P2">authority to do anything,you need to help your</text:p>
      <text:p text:style-name="P17">friend',<text:span text:style-name="T745">WHY? Cause he’s infatuated with Daisy as much as you’re with me if not more and thus can’t go against her wish and thus </text:span>what does he say,'come back,your doll can't</text:p>
      <text:p text:style-name="P2">live without you,'..as if i'm f.. every b.. i see,your</text:p>
      <text:p text:style-name="P2">Misty,your Misty,your Misty..Misty is Misty's,not</text:p>
      <text:p text:style-name="P2">mine..Misty is my friend first then whatever later,i</text:p>
      <text:p text:style-name="P2">would help my friend may be,but no,you f.. Misty</text:p>
      <text:p text:style-name="P2">and now f.. someone else,so Misty is a bit sad..</text:p>
      <text:p text:style-name="P2">that's all then?..Gary Oak..who has my biggest</text:p>
      <text:p text:style-name="P2">respect in the whole world,was totally flustered as</text:p>
      <text:p text:style-name="P2">to what to do..he just didn't know what is what and</text:p>
      <text:p text:style-name="P2">couldn't help you no matter how much he</text:p>
      <text:p text:style-name="P2">wanted..Brock of all,been a gym leader for <text:span text:style-name="T746">a couple of</text:span></text:p>
      <text:p text:style-name="P2">years,travelled all over the world,has water pokemons himself <text:span text:style-name="T747">who are good enough for 7 days everyone knows that</text:span>,Cerulian has enough so that</text:p>
      <text:p text:style-name="P2">his studies aren't hampered and he can't take up</text:p>
      <text:p text:style-name="P2">your role for just 1 week and let you come to me in</text:p>
      <text:p text:style-name="P2">Unova Finals for youself to see how many b.. i'm</text:p>
      <text:p text:style-name="P2">f.. everyday,huh?!?Misty tell me,you were</text:p>
      <text:p text:style-name="P2">stupendous,unmatched,but you also wanted your</text:p>
      <text:p text:style-name="P2">personal life,who Misty,tell me who stopped you</text:p>
      <text:p text:style-name="P2">from coming to Unova finals at least..who?YOUR</text:p>
      <text:p text:style-name="P2"><text:soft-page-break/>FAMILY.this is YOUR family..i have none like that...</text:p>
      <text:p text:style-name="P2">except my Mom i'll spit at anybody and throw</text:p>
      <text:p text:style-name="P2">them away except you,and No i did but i didn't spit</text:p>
      <text:p text:style-name="P2">at your face <text:span text:style-name="T748">which YOU did</text:span>..why cause i for sure know,that this s..</text:p>
      <text:p text:style-name="P2">no matter how much she gets f.. by all at the end</text:p>
      <text:p text:style-name="P2">doesn't have absolutely anyone but me when it</text:p>
      <text:p text:style-name="P2">comes to understanding her and give her a</text:p>
      <text:p text:style-name="P18">hand..NONE..<text:span text:style-name="T749">and thus she spits at me shutting the door to f.. around with b.. but STILL wants me now cause she knows i’ll help her cause Ash Ketchum ONCE took all care of her and now given a note so that he’ll AGAIN want to do the same...what kind of a s.. are you Misty?and </text:span>not one damn brat ever protested all</text:p>
      <text:p text:style-name="P2">those who were licking thier lips over your body to</text:p>
      <text:p text:style-name="P2">f.. you for the rest of your life since you were</text:p>
      <text:p text:style-name="P2">around 1<text:span text:style-name="T1067">6</text:span>..NONE! during our own</text:p>
      <text:p text:style-name="P19">journey,later,NONE!...<text:span text:style-name="T750">all those that were around you with the desire to jump upon your b.. and f.. you all life if you once talked with them and you did in innemerable gyms and competitions and parties...NONE...many competitions i remember you thought why would girls talk me cause you ALONE can be infatuated with me so jumped on all BUT when it was the OTHER way around no trouble what-so-ever,you can talk with them and all and no you won’t cross the line ever which you later did every time cause i wasn’t in front of you...you still will be polite with ALL that will harass you THEN,NOW,IN FUTURE...you CAN’T THROW THEM AWAY...yeah certain b.. has mingled with me but they got the treatment,not for nothing did that eternal Kalos b.. called you,whole family </text:span><text:soft-page-break/><text:span text:style-name="T750">got a treatment for ONE FULL YEAR only then did the b.. call another b.. like you...then you can talk with people and now and all yeah,if i did a thing,nah,you’re just jealous...Misty,i didn’t want a random h..b.. to get anywhere near my friend because of her gentle nature and that’s all...she then didn’t understand that a normal handshake of 1 second can mean 1000 things out of which 999 is the desire to f.. her all day in 999 ways cause she was less dark and had some skills...i knew this cause all in my bunch needed absolutely equal care no matter their positions to me AND even more so cause ever but before only an intuition i knew these stuffs cause each of those 999 came and was totally brunt out before i left home for my journey at 16 only then did i set foot out of Pallet.absolutely none was there and then this was Kanto and Jhoto maximum Orange if it was in Kalos and Unova thousand such Cilans would come up under the veil of respect to f.. you around whole day cause he is an exception in 1 the rest 999 in not..and these are 15 years ago STILL after so many f.. sessions you came around here and want to be f.. around by me cause you’re infatuated...and who protected you from those 999s,Misty,who?ever?anyone? Your own sisters before their illusion went away and they themselves realized what is what,before that ever?Brock,ever?,Tracey,ever?who? And still they want you to hook up with random f.. b.. cause they STILL despite their own lives thinks it’s SO SO EASY for a person to marry another...who is there for you who?...</text:span>except you know who..every b.. knew my locations atleast during Kalos league finals,Unova League Finals,Elite4 finals,when you</text:p>
      <text:p text:style-name="P2"><text:soft-page-break/>were depressed and slowly dying..and Green of all</text:p>
      <text:p text:style-name="P2">people went there to challenge me during Unova</text:p>
      <text:p text:style-name="P2">Elite4,no i didn't know who he was at all..but after</text:p>
      <text:p text:style-name="P2">he left i realized..that f.. was saved as i didn't</text:p>
      <text:p text:style-name="P2">know him..else he and his pokebrats wouldn't</text:p>
      <text:p text:style-name="P2">have been seen in this world again...no one tried</text:p>
      <text:p text:style-name="P2">to contact me face to face cause i insulted them</text:p>
      <text:p text:style-name="P2">to death(laugh).. it's funny you know it's funny...</text:p>
      <text:p text:style-name="P2">you're judged by words..(brusts into laughter)... it's <text:span text:style-name="T751">very very </text:span>funny (laughs).."</text:p>
      <text:p text:style-name="P2">Misty(sobbing) : "Ash,i don't have.."</text:p>
      <text:p text:style-name="P2">Ash(frown) : "any loyal customers to f.. me <text:span text:style-name="T391">around </text:span>loyally but you?(Misty crying uncontrollably).. that's so</text:p>
      <text:p text:style-name="P2">cause you never gave Green a chance, atleast he</text:p>
      <text:p text:style-name="P2">had the guts to face me,he was a real MAN,you</text:p>
      <text:p text:style-name="P2">would've been so happy if you chose him...these</text:p>
      <text:p text:style-name="P2">m.. even didn't have what to me an unknown</text:p>
      <text:p text:style-name="P2">stranger had..why would I come back Misty,huh?</text:p>
      <text:p text:style-name="P2">why would I bother about you?..yes I made a</text:p>
      <text:p text:style-name="P2">mistake,but if only they asked me without dragging you in,i would've,to them I'm because i</text:p>
      <text:p text:style-name="P2">had you, that's it..nothing else..(laugh).. it's funny</text:p>
      <text:p text:style-name="P2">you know it's funny(brusts into laughter)"</text:p>
      <text:p text:style-name="P2">Misty(sobbing) : "Ash,I.."</text:p>
      <text:p text:style-name="P2">Ash(frown) : "no exactly not,you didn't have to be</text:p>
      <text:p text:style-name="P2">bothered at all either,it was between us,you and</text:p>
      <text:p text:style-name="P2">me-only,not these mup..,they evsdropped me all</text:p>
      <text:p text:style-name="P2">their lives to see our relationship..why so much</text:p>
      <text:p text:style-name="P2">interest?huh?..and if it was so interesting,then</text:p>
      <text:p text:style-name="P2">they should be the first ones to arrange the</text:p>
      <text:p text:style-name="P2">meetings..Gym..i've heard this word for <text:span text:style-name="T1112">19</text:span> years</text:p>
      <text:p text:style-name="P2"><text:soft-page-break/>now..no don't stop</text:p>
      <text:p text:style-name="P2">me..Sableye...Gym!Gym,Gym,Gym..you know what,i</text:p>
      <text:p text:style-name="P2">can f.. up all gyms in the world exactly now and i</text:p>
      <text:p text:style-name="P2"><text:span text:style-name="T392">almost </text:span>could when i did my trials at Unova and i</text:p>
      <text:p text:style-name="P20">absolutely did in Kalos,not a single <text:span text:style-name="T393">damn hall of fame </text:span>gym-brat <text:span text:style-name="T752">in top 40 across all types</text:span> <text:span text:style-name="T394">across</text:span> <text:span text:style-name="T753">7 regions</text:span> did a fig to me...<text:span text:style-name="T754">Kalos,Kanto,Unova,Hoenn,Orange,Sinnoh,Jhoto-None,not a single damn hall of fame gym could do a thing to me,there’s NOT 1,1 person in this world at present who can be thorwn at the legends that are being seen in Unova if some greater legends catch and abuse them except me,NONE,cause they want to battle them and be friends and tame them..(spits aside)..that’s friendship to me...</text:span>and now i can destroy every authority</text:p>
      <text:p text:style-name="P2">in Pokemon world and reshape it according to my</text:p>
      <text:p text:style-name="P2">wishes,LEGALLY..Gym!..did i tell you not to come</text:p>
      <text:p text:style-name="P21">to my Unova Finals..Gym..<text:span text:style-name="T755">did i tell you not watch the Unova finals and see for yourself whether or not i really could spend 1 year with you atleast in the gym itself or not and i wasn’t lying cause none can go beyond that in battle when it comes to power THUS my career is actually over i can win the leftovers in a single day if they came all together cause i needed 7.5 hours to beat 75 opponents...Misty,i tell you who is there for you at all except me NO MATTER our relationship,friendship,complete unfamiliarity,break-up,separation-anything,those who were bestowing their wisdom upon you then that you need a happy personal relationship but you had one and they didn’t like it but you did like it then later though you gave in to Green but </text:span><text:soft-page-break/><text:span text:style-name="T755">that’s ok but when you didn’t and they were telling me to forsake my bunch and return to appease your desire to be f.. around then </text:span>where were those for you <text:span text:style-name="T756">when you needed them to come to me in Unova to atleast SEE what was the reality</text:span>,where was Brock of all people <text:span text:style-name="T98">who himself had been a Gym Leader</text:span>,where were your sisters of all people,just 1 week and thats all</text:p>
      <text:p text:style-name="P2">or was it the authority..(laugh)..tell me Misty,which</text:p>
      <text:p text:style-name="P2">authority,who,which f.. brat stopped you then from</text:p>
      <text:p text:style-name="P2">being with me...who(frown)...people have talked</text:p>
      <text:p text:style-name="P2">about me not caring for personal life,where were</text:p>
      <text:p text:style-name="P2">those when you so much wanted your personal</text:p>
      <text:p text:style-name="P2">life?..hall of fame,hall of fame..great Gym</text:p>
      <text:p text:style-name="P2">leader?..Misty,i tell you i was a h..b.. which i still</text:p>
      <text:p text:style-name="P2">am now but i was a f.. i.. then too,else I would've</text:p>
      <text:p text:style-name="P2">come myself during Unova and not be a selfish b..</text:p>
      <text:p text:style-name="P2">and go for 24<text:span text:style-name="T757">0</text:span> f.. badges..but still,these b.. could've</text:p>
      <text:p text:style-name="P2">called me once,i would've beaten the hell out of</text:p>
      <text:p text:style-name="P2">you and taken you back whether you liked it or</text:p>
      <text:p text:style-name="P2">not..but no..come back Misty isn't happy..f..</text:p>
      <text:p text:style-name="P2">that...Misty isn't happy.. that's Misty's problem not</text:p>
      <text:p text:style-name="P2">mine..i want my problem or my friend's problem</text:p>
      <text:p text:style-name="P2">that i can help..come back she doesn't know what</text:p>
      <text:p text:style-name="P2">to do about the Gym none can beat her and she</text:p>
      <text:p text:style-name="P2">can't quite trust anyone,she doesn't really know</text:p>
      <text:p text:style-name="P2">what to do.. challenge her,beat her take her out for a week..Misty isn't happy, Misty wants to see</text:p>
      <text:p text:style-name="P2">you,Misty want you to be back,Misty is crying for</text:p>
      <text:p text:style-name="P2">you,STILL NOT THE REAL PROBLEM LIKE A MAN-</text:p>
      <text:p text:style-name="P2">MISTY CAN'T BE HEALED UNLESS NONE</text:p>
      <text:p text:style-name="P2">DEFEATS HER IN A PROPER BATTLE,NONE!..what</text:p>
      <text:p text:style-name="P2"><text:soft-page-break/>the f.. they thought you were Misty,because what</text:p>
      <text:p text:style-name="P2">those 3 did in their younger days and you</text:p>
      <text:p text:style-name="P2">mentored and babysitted them?..Brock was d.. all</text:p>
      <text:p text:style-name="P2">over your skills and looks,Trace was too happy to</text:p>
      <text:p text:style-name="P2">play the good guy,the only sane person there Gary</text:p>
      <text:p text:style-name="P2">Oak just couldn't be able to do what he</text:p>
      <text:p text:style-name="P2">desparately wanted and that is to tell me exactly</text:p>
      <text:p text:style-name="P2">those cause he just didn't want to mingle in that</text:p>
      <text:p text:style-name="P2">posion that was killing you there-the Glamour and</text:p>
      <text:p text:style-name="P2">all...Misty ever cherised Ash and he was ever a</text:p>
      <text:p text:style-name="P2">bufoon..he's gone,keep whinning a bit,find</text:p>
      <text:p text:style-name="P2">someone else..(scream)that’<text:span text:style-name="T99">s</text:span> s... business..why</text:p>
      <text:p text:style-name="P2">were they interested about us then in the first</text:p>
      <text:p text:style-name="P2">place?huh?..why?...Misty,just tell me who stopped</text:p>
      <text:p text:style-name="P2">you..please..<text:span text:style-name="T100">i beg of you..</text:span>(laugh)..they'll have some fun for the</text:p>
      <text:p text:style-name="P2">rest of their <text:span text:style-name="T101">god</text:span>forsaken lives if they survive the first bit(brusts into laughter).."</text:p>
      <text:p text:style-name="P2">Misty(sobbing) : "i made a mistake Ash.."</text:p>
      <text:p text:style-name="P2">Ash(scream) : "Shut up you b..!you made no</text:p>
      <text:p text:style-name="P2">mistake,i made it when i couldn't be less selfish!..</text:p>
      <text:p text:style-name="P2">(laugh)..but this is Decit Mastery.. trying to</text:p>
      <text:p text:style-name="P2">deceive you..(brusts into laughter)...once a</text:p>
      <text:p text:style-name="P2">playboy always a.."</text:p>
      <text:p text:style-name="P2">Misty(sobbing,scream) : "No,My Ash is only</text:p>
      <text:p text:style-name="P2"><text:span text:style-name="T102">his Misty’s</text:span> boy, that's all, nothing else..i..(trying to</text:p>
      <text:p text:style-name="P2">stand up)"</text:p>
      <text:p text:style-name="P2">Ash(frown) : "Sableye,she lies down,stays</text:p>
      <text:p text:style-name="P2">there,doesn't talk, cogitate every word i say,till you</text:p>
      <text:p text:style-name="P2">know my singnals...right..i'm no s.. patented boy</text:p>
      <text:p text:style-name="P2">so that when she cant get a customer she can get</text:p>
      <text:p text:style-name="P2"><text:soft-page-break/>me..(Misty sobbs uncontrollably,Vomits..again few</text:p>
      <text:p text:style-name="P2">moments)...<text:span text:style-name="T290">9</text:span>th time..this is why i'm here vomit</text:p>
      <text:p text:style-name="P2">Empress...none can <text:span text:style-name="T103">beat you</text:span> except</text:p>
      <text:p text:style-name="P2">me,none can look after you except me,none will</text:p>
      <text:p text:style-name="P2">understand you except me, your a angel to al<text:span text:style-name="T104">l</text:span></text:p>
      <text:p text:style-name="P2">except me, you're an Idol,a dream,an elusion,a</text:p>
      <text:p text:style-name="P2">saviour of all,(brusts into laughter)..Misty,see you were dying there in Gym, ABSOLUTY NONE</text:p>
      <text:p text:style-name="P2">HELPED! so,still me,still me..(laugh)..sweet sweet</text:p>
      <text:p text:style-name="P2">Misty s..,so sweet,(scream)NONE BUT</text:p>
      <text:p text:style-name="P2">ME!..Misty,you need me in every step..you need</text:p>
      <text:p text:style-name="P2">Ash Ketchum all your life,every moment... that's</text:p>
      <text:p text:style-name="P2">why i'm here...i want to help my little friend,little</text:p>
      <text:p text:style-name="P2">playmate Misty who simply gave her soul to me all</text:p>
      <text:p text:style-name="P2">times,a little girl of 1<text:span text:style-name="T1068">6</text:span>,my Ash!<text:span text:style-name="T759">my Ash,</text:span>my Ash,my</text:p>
      <text:p text:style-name="P2">Ash..all the time..that's why i'm here today..just</text:p>
      <text:p text:style-name="P22">for that..she <text:span text:style-name="T758">was just like my mom from day two my Ash..nothing else she knew no matter what sort of a s.. she turned out to be later but i remember those days in the forest atleast my first 1 week of journey,that’s why i’m here..like my mom in that forsaken place fostered me and yes i remember that needed someone beside me and NOT a true best friend for eternity cause i didn’t know who i was so what to speak of a friend and then needs for that matter needed my mom yeah got it..each night totally in a mess didn’t know where i was and who i was,yeah got it..each time out in the forest,needed my mom beside me cause i didn’t know who i was,yeah got it..out of nowhere born had my mom and then out of nowhere in that forest mom wasn’t there but needed her but well you were there so got it(laugh)...but that person Ms Misty Waterflower </text:span><text:soft-page-break/><text:span text:style-name="T758">was a s.. in reality(brust into laughter)</text:span>..Misty(laugh)..you were a future gym leader,i</text:p>
      <text:p text:style-name="P2">was a b..,still then knowing all..(laugh)..'i'll not leave you till you repay</text:p>
      <text:p text:style-name="P2">my bike,you bufoon(laugh)..'get that bug off..catch</text:p>
      <text:p text:style-name="P23">it..or i'll smack you to death,you jerk'....(laugh)...’<text:span text:style-name="T760">um..Ash,are you scared?me too..um..but we’re together will get out of the forest..’,’um..no not that Misty,just that my mind is totally blank like what’s the trouble if i spent the rest of my life lying down here and spend the time really not much..’,’um..just ideas don’t bother..um..all would have to do something to um..like live..’,’yeah right..anyway sleep’..’um..alright but <text:s/>are you um..alright like we both need good rest this place is pretty hard and need to be cautious with wild pokemons and people roaming around anytime to challenge you..’,’yeah,we’ll see but you..you will be a gym leader later but here for no reason at 2 at night not sleeping at all and..’,’um..no nothing just woke up,night bye,have a good sleep’...(laugh)..then in the end,</text:span></text:p>
      <text:p text:style-name="P23">'are</text:p>
      <text:p text:style-name="P2">you sure,you'll be alright without me,Ash?"...<text:span text:style-name="T964">(laugh)..i was a 1 league champ your home at Cerulian and my Pallet(laugh)...</text:span>(scream)...that's why i'm here...you need help and</text:p>
      <text:p text:style-name="P2">i've to be the last resort for that,STILL <text:span text:style-name="T761">no matter what sort of a s.. you actually are STILL</text:span>...Misty,i've</text:p>
      <text:p text:style-name="P2">been without you extremely well but you're the one</text:p>
      <text:p text:style-name="P2">that needs me all time...many s..,man-wh.. i've seen all for a reason hanging around me,EXCEPT</text:p>
      <text:p text:style-name="P2">MISTY,always,ever...Misty has no reason</text:p>
      <text:p text:style-name="P2"><text:soft-page-break/>whatsoever to be with me,infact you were my only</text:p>
      <text:p text:style-name="P2">travel companion who didn't have any f.. reason to</text:p>
      <text:p text:style-name="P2">be that..and only she without any reason <text:span text:style-name="T105">from the 2</text:span><text:span text:style-name="T21">nd</text:span><text:span text:style-name="T105"> day till she saw me-</text:span>my</text:p>
      <text:p text:style-name="P2">Ash.my Ash,my Ash,<text:span text:style-name="T106">my Ash</text:span>..always..<text:span text:style-name="T107">and(laugh)..and even now my Ash is only my boy..(laughs)..</text:span>(scream) That's why</text:p>
      <text:p text:style-name="P2">i'm here..</text:p>
      <text:p text:style-name="P2">but you know(solemn),you can get what i'm doing</text:p>
      <text:p text:style-name="P2">even way more from</text:p>
      <text:p text:style-name="P2">Green,Prin,Trin,Breen,<text:span text:style-name="T108">Kirn</text:span>..but you would die but do that...(scream)that's exactly why i'm</text:p>
      <text:p text:style-name="P2">here..get this obsession for Ash Ketchum out and</text:p>
      <text:p text:style-name="P2">get someone else in,cause Ash Ketchum won't</text:p>
      <text:p text:style-name="P2">return after today..(laugh).. it's funny you know, it's</text:p>
      <text:p text:style-name="P2">funny how they evsdropped us..it was a movie,a</text:p>
      <text:p text:style-name="P2">comedy,a movie where the two protagonists</text:p>
      <text:p text:style-name="P2">wants to f.. each other off just the next moment..</text:p>
      <text:p text:style-name="P2">(laugh)..i remember them...(laugh)..it was a</text:p>
      <text:p text:style-name="P2">movie,once it finished-'nah!restart that again..so</text:p>
      <text:p text:style-name="P2">good movie..wanna see it..come back Misty isn't</text:p>
      <text:p text:style-name="P2">happy'(laugh)..and by the time the protagonists have died..(laugh).. it's funny,Misty its very very</text:p>
      <text:p text:style-name="P2">funny(laugh)...very funny(laugh).. anyway</text:p>
      <text:p text:style-name="P2">Sableye,leave it"</text:p>
      <text:p text:style-name="P2">Misty(few moments later,sobbing</text:p>
      <text:p text:style-name="P2">uncontrollably,feint smile) : "Ash,you'll again come</text:p>
      <text:p text:style-name="P2">back to me you..(chokes with tears)..."</text:p>
      <text:p text:style-name="P2">Ash(brusts into laughter) : "what a timing,Sableye</text:p>
      <text:p text:style-name="P2">work,for your f.. answer s..,and you know why</text:p>
      <text:p text:style-name="P2">you're so desparate,the answer is exactly what</text:p>
      <text:p text:style-name="P2"><text:soft-page-break/>you told me yourself 15 years back..</text:p>
      <text:p text:style-name="P2">(song,immitates)"What makes me Misty most of</text:p>
      <text:p text:style-name="P2">all/in our final Curtain call/is that i'll NEVER see</text:p>
      <text:p text:style-name="P2">you/again"(laughes uncontrollably,Misty</text:p>
      <text:p text:style-name="P2">uncontrollably cries).. (scream, shivering</text:p>
      <text:p text:style-name="P2">voice)exactly that..and you were humming another</text:p>
      <text:p text:style-name="P2">day, "two of a kind/who would've guessed that you</text:p>
      <text:p text:style-name="P2">and I/someday somehow will have to</text:p>
      <text:p text:style-name="P2">say/goodbye"(brusts into laughter)... exactly</text:p>
      <text:p text:style-name="P2">that...(brusts into laughter)..oh and this also is</text:p>
      <text:p text:style-name="P2">Deceit Master especiall,make her emotional kill</text:p>
      <text:p text:style-name="P2">her cause you're jealous of her success and new beau Green (brusts into laughter)...Bulbasaur</text:p>
      <text:p text:style-name="P2">care..Sableye off.."</text:p>
      <text:p text:style-name="P2">(10 Minutes later)</text:p>
      <text:p text:style-name="P2">Misty(lying down,<text:span text:style-name="T396">tears</text:span>,has convulsions,</text:p>
      <text:p text:style-name="P2">sobbing) : "Ash,just..<text:span text:style-name="T397">just </text:span>one hand<text:span text:style-name="T395">sh</text:span>.."</text:p>
      <text:p text:style-name="P2">Ash(Agitated,<text:span text:style-name="T1113">picking up Misty and </text:span>hugging <text:span text:style-name="T1113">her very firmly</text:span> again,<text:span text:style-name="T619">choked</text:span>) : "..do I want you?do i want you?why am i doing this to you?(stern but shivering voice) Do i have to announce that i still value you as a friend on top of my voice for the world to hear?(Misty hugs Ash,<text:span text:style-name="T1114">Ash doesn’t force her away</text:span>) <text:span text:style-name="T1116">Misty please you needed help hence i’m here only cause you were my best friend once no matter what you’re now or who</text:span> (<text:span text:style-name="T1115">then </text:span>breaks the hug but straight Looking at Misty's Eyes) <text:span text:style-name="T1117">no matter what can’t you see i’m trying to help you to move on only</text:span>?"</text:p>
      <text:p text:style-name="P2">Misty(with tears,sobbing,few moments later) :</text:p>
      <text:p text:style-name="P2">"Ash..i perfectly understand what your trying so so</text:p>
      <text:p text:style-name="P2">hard to suppress and get away from,i know why</text:p>
      <text:p text:style-name="P2">you've taken up all this self inflicted pain upon</text:p>
      <text:p text:style-name="P24"><text:soft-page-break/>yourself..<text:span text:style-name="T762">(Ash tries to say something)</text:span>no LET ME FINISH!"</text:p>
      <text:p text:style-name="P24">Ash(<text:span text:style-name="T762">frown</text:span>) :"continue."</text:p>
      <text:p text:style-name="P2">Misty(sobbing) : "Ash tell me,frankly..do you...(again hugs Ash,Ash <text:span text:style-name="T763">doesn’t </text:span>force her away)..you want <text:span text:style-name="T1118">me to</text:span> kiss <text:span text:style-name="T1118">now</text:span>?"(brusts into tears)..</text:p>
      <text:p text:style-name="P2">Ash(breaks the hug,scowl) : "no urine"</text:p>
      <text:p text:style-name="P2">Misty(sobbing) : "or bed,or date or..but you'll then</text:p>
      <text:p text:style-name="P2">say it's..(vomits on Ash's <text:span text:style-name="T1119">dress</text:span>,and almost</text:p>
      <text:p text:style-name="P2">faints,Ash catches her, Pokemons tender her,Ash</text:p>
      <text:p text:style-name="P2">again washes off and then tender Misty)"</text:p>
      <text:p text:style-name="P2">Ash(frown) : "you still believe that i'm not</text:p>
      <text:p text:style-name="P2">deceiving you and only want to f.. you <text:span text:style-name="T109">around</text:span> and leave</text:p>
      <text:p text:style-name="P2">totally breaking your heart so that you'll die</text:p>
      <text:p text:style-name="P2">quickly?"</text:p>
      <text:p text:style-name="P2">Misty(uncontrollably sobbing,lying on the</text:p>
      <text:p text:style-name="P2">grass,scream) : "..NEVER..my Ash..is..(vomits</text:p>
      <text:p text:style-name="P2">again,all again)"</text:p>
      <text:p text:style-name="P2">Ash(hugging Misty,solemn) : "happy now?Misty,its</text:p>
      <text:p text:style-name="P2">8th..just stay calm(breaks the hug but hold Misty's hands firmly)..you surely don't want any of those</text:p>
      <text:p text:style-name="P2">do you?"</text:p>
      <text:p text:style-name="P2">Misty(sobbing,trying to hug Ash again) : "All and</text:p>
      <text:p text:style-name="P2">None of those.if there was ever a perfect thing to</text:p>
      <text:p text:style-name="P2">be able to do or describe i want that.."</text:p>
      <text:p text:style-name="P2">Ash(firmly,forces her away) : "these emotions</text:p>
      <text:p text:style-name="P2">don't suit you.."</text:p>
      <text:p text:style-name="P2">Misty(trying to hug Ash,crying,scream) :</text:p>
      <text:p text:style-name="P2">"Ash!please!Don't stop me!Ash,please, atleast let</text:p>
      <text:p text:style-name="P2">me hug.."</text:p>
      <text:p text:style-name="P2">Ash (firmly,forcing her off): "No!a grown up b.. like</text:p>
      <text:p text:style-name="P2"><text:soft-page-break/>you should know mental demons aren't a kiss and</text:p>
      <text:p text:style-name="P2">hug away to go out,its all emotion!let me</text:p>
      <text:p text:style-name="P2">finish,ok,please"</text:p>
      <text:p text:style-name="P2">Misty (crying) : "<text:span text:style-name="T110">i’m sorry Ash,i’m...(chokes)..</text:span>"</text:p>
      <text:p text:style-name="P84">Ash(frown) : “what’s your actual problem Misty s..?huh?..why since the second day till now just one word ‘my Ash’..Sableye..what is it Misty?what?..the whole world was under your feet-‘my Ash left me’,the whole world wants to marry you-’my Ash will return’(laugh)..now killing yourself slowly-’my Ash isn’t coming i don’t want to live anymore’,just this idea-’<text:span text:style-name="T111">my Ash’,this idea</text:span> you’ve had since the first sight <text:span text:style-name="T111">and still after all this even now still ‘my Ash</text:span>..what is it Misty what?..<text:span text:style-name="T111">i never said ‘my Misty’ never..so lets say i say ‘my Misty is a wh..’ would you still say ‘i’m of my Ash’s wh..’(laugh)..really Misty really,you’re a born wh.. you see may be you died while i was f.. you in previous birth and that’s why you’re alive at all here now(laugh)..what a devoted wh.. still remembers the customers and even the last one she was f.. with just before she died while f.. out of exhustion of ... so now ‘my Ash’...Sableye off..what a wh..(brusts into laughter) ”</text:span></text:p>
      <text:p text:style-name="P85">Misty(convulsions <text:span text:style-name="T112">few moments later</text:span>,sobbing uncontrollably) : “Ash,i can’t..i just can’t..”</text:p>
      <text:p text:style-name="P85">Ash(frown) : “Sableye...Bulbasaur your performance needs betterment pay attention...(laugh)..Misty,i’m telling you myself now,please leave me,i don’t want you no matter what you think i never have or will..please leave me i’m someone else’s boy,i don’t want you Misty,please..i beg of you..please...<text:span text:style-name="T113">Misty i’m not your Ash at all,get this infatuation out of you,we’ve been what we’ve been we’ve broken up,i just wanted to cure you as a friend’s favour </text:span><text:soft-page-break/><text:span text:style-name="T113">and that’s all,you want me as more than friend still,that’s not happening cause i don’t want to be associeted with a mad dying s.. like you,please..for you it should be ‘my Green’ or like previously ‘my Tracey’ but he got taken(brusts into laughter)..then ‘my Gary”(laughs)..Ah..i get it Gay Oak is a great man and you surely must’ve had some feelings for him though he never has had any for anyone except Lillie you own 3</text:span><text:span text:style-name="T25">rd</text:span><text:span text:style-name="T113"> eldest sister since the age of 16 no matter what he did for the next 3 years cause that was another matter but anyway,you thought that this man is great but Lillie realized it had a skirmish so ‘my Gary’ was..taken(brust into laughter)..they are no good for you as beau or friends,leave them..i’m telling you what it should be(goes near Misty’s ears,wipes off her tears)...there(laugh)..Misty’s New Motto-&gt; ”my Green’,exactly Misty Waterflower,that’s all you should think or may be anybody else cause you’re a chaste s.. but still ‘my Green’..say it ‘my Green’(laugh)</text:span>...Sableye”</text:p>
      <text:p text:style-name="P85">Misty(<text:span text:style-name="T113">few moments later,much calm,tears profusely rolling down her cheeks,lying on the grass) : “i won’t ever ..ever (sobbing)..ever have you back then right Ash..(uncontrollably crying)..Ash..i..come back to me..(scream,tears,uncontrollable sobbing)..ASH(chokes,tears)..”</text:span></text:p>
      <text:p text:style-name="P86">Ash(laugh) : “Sableye..i will only have you then right Green..Sableye...(brusts into laughter)...”</text:p>
      <text:p text:style-name="P86">Misty(sobbing uncontrollably,few moments later) : “what do you want me to do,say it(scream)..i want my Ash..(crying aloud)...i just..(chokes,Bulbasaur sleep powders her)”</text:p>
      <text:p text:style-name="P86"><text:soft-page-break/>Ash(solemn 1<text:span text:style-name="T1133">5</text:span> minutes later,Misty woke up 1<text:span text:style-name="T1133">2</text:span> minutes later <text:span text:style-name="T768">now in full cognition</text:span>) : “<text:span text:style-name="T114">why did you come here today and why were you telling me that you have a boyfriend and why this drama now?..Sableye..I DUMP AND REJECT YOU.may i leave or will you die exactly here and then your people later say i murdered a s.. who herself came here to be f.. around..(laugh)..why don’t you leave me Misty s..? why?..Sableye off...”</text:span></text:p>
      <text:p text:style-name="P87">Misty(sobbing a few m<text:span text:style-name="T769">i</text:span>n<text:span text:style-name="T769">u</text:span>t<text:span text:style-name="T769">e</text:span>s later) : “you’re my soul i can’t leave you..(chokes)..”</text:p>
      <text:p text:style-name="P88">Ash(frown) : “soul?(laugh)..Sableye..see this game now <text:span text:style-name="T115">s.. lets play,so we now know that</text:span> Misty is Green’s soul,Ash is Misty’s soul,someone else is Ash’s soul...but none’s soul is Green and Ash’s soul cherishes him..so basically what should happen <text:span text:style-name="T116">is that</text:span> Misty should leave Ash and go to Green,but she doesn’t..what does she do?..she is the unchaste wife of Green cause she is f.. with Ash in her mind all the time BUT claims that she’s chaste and also says ‘my Green’ but actually thinks ‘my Ash”...(brusts into laughter)..this is funny you know very very funny(laughs)..what a s.. your are Misty,what a s.. that too too chaste(brusts into laughter)..so basically you’re an unchaste wife cum chaste s..(laugh) <text:span text:style-name="T117">and the moment before your future with Green if there’s alreay hasn’t been any which i seriously doubt(laugh)..that moment too ‘my Ash”..(brusts into laughter)..so your children too..so sad a life of a chaste s.. like you..once a chaste wh..ever a chaste wh..(brusts into laughter)..amusing chaste s.. you’re Misty cum unchaste wife..chaste s..unchaste wife double hall of fame(brusts into laughter)..and you youself has just accepted it by saying ‘my Ash’ return but sorry </text:span><text:soft-page-break/><text:span text:style-name="T117">that i was .. by Green..really amusing(laugh)</text:span>...<text:span text:style-name="T118">(sternly)</text:span>just leave me i’m sending you to your husband <text:span text:style-name="T118">Green </text:span>now,ok?..what do you say?...Sableye...”</text:p>
      <text:p text:style-name="P88">Misty(dizzy,sobbing,<text:span text:style-name="T119">few moments later</text:span>) : “Ash you can leave me but i will die exactly here..”</text:p>
      <text:p text:style-name="P88">Ash(laugh) : “bye(goes away)”</text:p>
      <text:p text:style-name="P88">Misty(screams,sobbing) : “Ash..”(<text:span text:style-name="T620">vomits,</text:span>then almost faints but pokemons cure her)</text:p>
      <text:p text:style-name="P2">Ash(<text:span text:style-name="T120">returns and frowns</text:span>) : "<text:span text:style-name="T120">so still Green would get only a chaste s.. unchaste wife ? fine...Sableye...this is for you Green,just see how i break down this born again s.. infatuation with me..Sableye..see Misty s..,tell me when you were with Green why were you thinking about me?”</text:span></text:p>
      <text:p text:style-name="P89">Misty(sobbing,trying to scream) : “i was ever with my Ash only,those p..(chokes)..”</text:p>
      <text:p text:style-name="P90">Ash(laugh) : “Sableye...what about feelings for Gary Oak(brust into laughter)..<text:span text:style-name="T770">Sableye..</text:span>”</text:p>
      <text:p text:style-name="P90">(sleep powder,<text:span text:style-name="T1134">18</text:span> minutes later,<text:span text:style-name="T764">Misty in full cognition</text:span>)</text:p>
      <text:p text:style-name="P91">Misty(tears) : “Ash,i didn’t know what i was doing it was just<text:span text:style-name="T765">(crying)...i cherish only you Ash..only my Ash..i cherish my Ash so much,so much,so much...and you..(uncontrollably crying and then sobbing)..i..i remember then and still now you..you always want me only..(sobbing..)..but because you’re so hurt cause i...(uncontrollably crying,screams)..Ash,COME BACK..I’m sorry..Ash..i just..(chokes,uncontrollably crying,vomits,pokemons cure her up)...”</text:span></text:p>
      <text:p text:style-name="P92">Ash(frown,few moments later) : “<text:span text:style-name="T767">Sableye..</text:span>thought that my Ash <text:span text:style-name="T766">is being found in every possible bed with innumerable s.. all at the same time each day so i better flee the scene and then Green was in Kanto </text:span><text:soft-page-break/><text:span text:style-name="T766">league,Georgio and Roy was around,Georgio,1 grand conference champion out of 5,Roy extrememly good grass pokemon trainer himself,won many cups and all and alongside Harris is the most saught after for grass pokemon general training in a city like Cerulian...those were there but anyway,Gary Oak is there,one day just thought what if i kinda SEE what it is about Lillie who found it out that you were PRAISING her beau TOO much then you had a skirmish you realized the trouble as infact my Ash cause the professionality CHARMED you the part of Gary but you soon realized that it was infact my Ash only so budged and Lillie being who she is you’ve been a role model to Lillie most then Daisy and then INSPIRED a Mr Skechit of all people which is his illusion only cause he thinks that you’re like this so he also should try to be like as he is but infact it’s more of a other way around as i realize but anyway both inspired both anyway,Violet is like that ever but got some realizations form you that one also needs to settle down cause one can’t jump to everything whole life as even if the mind does the body just doesn’t permit cause it has a limitation and thus cut her activities down to 1/3 much better with Brock,who also got the INSPIRATION from you that infact a person like you must get a good husband like Green which is absolutely true anyway Brock also realized things from your life and then Violet VIA Brock has been much better stabilized now doing so well..so that’s for the young flower dream part now,so Gary Oak was tested that if he was my Ash or not in one day that in general you suddenly were too interested on his IDEAS on personal life and EMOTIONS but were talking in a </text:span><text:soft-page-break/><text:span text:style-name="T766">general language he had absolutely ZERO suspicion cause first he is all ever about Lillie and she was with you all the time and then he ever knew that a s.. like you only thinks my Ash as loyal customer and thus never wanted to even look at you or be anywhere near rather was compelled to..anyway,Lillie sees this was extremely angry with you and then by then you yoursrself realized that your infatuation with my Ash was way stronger thus yourself budged and concentrated on professional s.. and thus cheating on Green(laugh)..tell me Misty,why are you cheating on Green with my Ash every moment in your mind..(brust into laughter)...Sableye...”</text:span></text:p>
      <text:p text:style-name="P93">Misty(few moments later,profuse tears,sobbing) : “Ash..<text:span text:style-name="T771">i’m..(watergun)..(uncontrollbaly sobbing,dizzy)..um..Ash..i..i lost my mind then Ash..those pictures i saw..i just lost my mind..i didn’t listen to my heart that you were so so true to me from day one..but Ash,i..i am sorry..but..i’m still your Misty..your Misty you..you so so sweetly used to call Mist...i’m the same Ash..i..i can’t..but then(uncontrollably cries)..you’ll say why i even forgot you for that bit and..i..(screams,uncontrollably cries)..ASH..I WANT YOU TO BE BACK..COME BACK TO YOUR MIST..ASH..(chokes,vomits,profuse tears,almost faints...pokemons controls her..sleep powde,19 minutes later in full cognition)</text:span></text:p>
      <text:p text:style-name="P89">Ash(frowns) : “<text:span text:style-name="T772">Sableye...still see that my Ash is the only loyal customer and </text:span>so <text:span text:style-name="T772">STILL</text:span> <text:span text:style-name="T773">the infatuation</text:span> doesn’t go?sorry then Green,this <text:span text:style-name="T121">kind of a supremely obsessive and infatuated </text:span>chaste s.. needs more emotional torture till she becomes unchast<text:span text:style-name="T121">e..Sableye...Charizard lets go to chaste </text:span><text:soft-page-break/><text:span text:style-name="T121">Misty s.. unchaste poor husband Green,()..(trying to take Misty away)..what s..,come along,come on..Sableye..”</text:span></text:p>
      <text:p text:style-name="P94">Misty(trying to hug Ash,sobbing uncontrollably,very mild voice) : “don’t leave me Ash..please..<text:span text:style-name="T122">there’s none</text:span>..(chokes again)..”</text:p>
      <text:p text:style-name="P95">Ash(frown,lies Misty down on grass,Pokemons treat her) : “so,there’s non<text:span text:style-name="T411">e</text:span> but me to look after a mad dying s.. <text:span text:style-name="T774">who proclaims herself as chaste though has</text:span> been <text:span text:style-name="T774">too gleefully gave in each day and exactly right now wants to make me promiscuous cause none f.. her today and thus this chaste s.. who is</text:span> f.. up day and night for 35 years and now has no ... left <text:span text:style-name="T775">neither any GOOD,WARM,SKILLFULL,GENEROUS,GALLANT customers,</text:span>hangs around for one more last and best and asks me to do the favour <text:span text:style-name="T776">which is obviously looking after is as defined in the great w.. gospel of a s.. that too chaste(brust into laughter)</text:span>...what a luck...<text:span text:style-name="T123">Sableye..</text:span>basically even you’re in ha<text:span text:style-name="T124">ll of s..h.. and you’re proud of your s..h.. like m..h.. which is a bit discomforting ain’t it(brusts into laughter)...but you’re a chaste s.. so despite your s..h.. you expect your m..h.. fruits to be chaste..(brusts into laughter)..what a great s.. you are really Misty..what a s.. or is it none except ‘my Ash’?..which is your illusion cause sadly there’s many s.. but you’ve rather passed your prime don’t you think so Misty s...? but for a chaste s.. like you chastity is more important than your husband Green,besides the pictures your former beau Trace drew,were you and Green on the spot already(brusts into laughter)..why should i care for you Misty s.. why?..answer that first..i wasn’t the one to break-up,i wasn’t the one to invite Green to take my </text:span><text:soft-page-break/><text:span text:style-name="T124">place,i wasn’t the one to shut the door,i wasn’t the one anywhere...(solemn)..see Misty s.. this is your last moment and all i want is to kill you cause you’re too chaste a s.. to get over your d.. infatuation of being f.. around by me all life and so please die or whatever but lets go to your husband’s house that is..Sableye...come on s.. what is a trouble hum?..(brusts into laughter)...such pity..sweet sweet Misty s... that too too chaste...(brusts into laughter)...besides i’ve insulted your m..h.. too..(brusts into laughter)...what a s...”</text:span></text:p>
      <text:p text:style-name="P96">Misty(few moments later,uncontrollably sobbing,on the grass) : “no matter what you say..you..(scream,crying,<text:span text:style-name="T125">Ash going away again</text:span>)..come back...(chokes)...”</text:p>
      <text:p text:style-name="P97">Ash(returns and frowns) : “i see,you 1<text:span text:style-name="T965">1</text:span> be attentive...lets finish it then Misty s... <text:span text:style-name="T121">so we accidentally</text:span></text:p>
      <text:p text:style-name="P2">bumped into each other and were friends but</text:p>
      <text:p text:style-name="P2">within a month we knew it's not normal between</text:p>
      <text:p text:style-name="P2">us <text:span text:style-name="T777">in the first 7 days whole night you were awake almost beside me</text:span>,i didn't get you properly then but you surely</text:p>
      <text:p text:style-name="P2">were too devoted even at that age,i was your</text:p>
      <text:p text:style-name="P2">dream you held onto me and whatever respons you got,got you through your early gym days,then i</text:p>
      <text:p text:style-name="P2">finally realized your significance to me and</text:p>
      <text:p text:style-name="P2">confessed my feelings,you were so happy despite</text:p>
      <text:p text:style-name="P2">all the attention that you got then...<text:span text:style-name="T126">Sableye..</text:span>"</text:p>
      <text:p text:style-name="P2">Misty(sobbing,<text:span text:style-name="T126">a few moments later</text:span>) : "Ash!why are you doing this still?..<text:span text:style-name="T127">you..</text:span>you just told me i'm your soul,but..does your soul too changes Ash..(loudly crying).."</text:p>
      <text:p text:style-name="P2">Ash(laugh) : "of course (laughes), that's why i'm a</text:p>
      <text:p text:style-name="P2"><text:soft-page-break/>Playboy and not Palletboy..(brusts into laughter)..<text:span text:style-name="T128">(Misty almost faints and convulsions restart)..</text:span>(sternly) <text:span text:style-name="T778">MISTY</text:span>..(again hugs her and she vomits on</text:p>
      <text:p text:style-name="P2">his <text:span text:style-name="T1120">dress</text:span> again,and rest are all same,<text:span text:style-name="T621">sleep powder</text:span> but they talk again after <text:span text:style-name="T1127">19</text:span> minutes later).."</text:p>
      <text:p text:style-name="P25">Ash(solemn) : "Misty,this was <text:span text:style-name="T287">15 </text:span>th in may be like 1</text:p>
      <text:p text:style-name="P2">hour <text:span text:style-name="T129">and your having convulsions</text:span>,i know perfectly well the effects of all those poisons you were taking...but you see i'll only finish..so stay calm.. <text:span text:style-name="T688">all psychic holders</text:span>..get</text:p>
      <text:p text:style-name="P2">working on Misty,NOW!..<text:span text:style-name="T688">Bulbasaur ask whom you want to </text:span>tender her..."</text:p>
      <text:p text:style-name="P2">..(<text:span text:style-name="T1135">4</text:span> Minutes later)..</text:p>
      <text:p text:style-name="P2">Misty(sobbing) : "Ash, please come..(sobbs uncontrollably)"</text:p>
      <text:p text:style-name="P2">Ash(frown) : "where did you have lunch today?no</text:p>
      <text:p text:style-name="P2">it's a serious question cause it wasn't in my</text:p>
      <text:p text:style-name="P2">house,so if you vomiting <text:span text:style-name="T288">15</text:span> times is about that,then</text:p>
      <text:p text:style-name="P2">god..."</text:p>
      <text:p text:style-name="P2">Misty(sobbing,half shout) : "i can't stand this long</text:p>
      <text:p text:style-name="P2">enough Ash,just listen to me without disturbing..and no it was at Lil's <text:span text:style-name="T322">place</text:span>..and it's ok.. that's not what it is.. it's just that..(brusts into tears)...</text:p>
      <text:p text:style-name="P2">Ash(frown) : "() <text:span text:style-name="T779">are</text:span> now due cause you can't find</text:p>
      <text:p text:style-name="P2"><text:span text:style-name="T1128">your</text:span> <text:span text:style-name="T1129">NEW</text:span> beau(hugs Misty but just for a moment</text:p>
      <text:p text:style-name="P2">then lets go)..FIGHT!..and you were using 4 in total</text:p>
      <text:p text:style-name="P2">for the last <text:span text:style-name="T1130">4/5</text:span> months...anyway,speak now...</text:p>
      <text:p text:style-name="P2">Misty(cries uncontrollably) : "just a bit.."</text:p>
      <text:p text:style-name="P2">Ash(sternly) : "Stop that crying if you want me that</text:p>
      <text:p text:style-name="P2">much,NOW!(Misty again lies down on the</text:p>
      <text:p text:style-name="P2">grass,sobbing)..yeah much better,and don't</text:p>
      <text:p text:style-name="P2">bother,that thing is well healed by sleep powder..</text:p>
      <text:p text:style-name="P2"><text:soft-page-break/>that's exactly why Bulbasaur is here as i had</text:p>
      <text:p text:style-name="P2"><text:span text:style-name="T780">sampled</text:span> those form your room..Misty,you were</text:p>
      <text:p text:style-name="P2">living in a self created hell while i had fun by s.. f..all around,no matter what happens after today</text:p>
      <text:p text:style-name="P2">you'll be sent to <text:span text:style-name="T402">Indigo Platue</text:span> in Kanto Elite4 HQ and you'll cure yourself there till then unless your big b.. still</text:p>
      <text:p text:style-name="P2">wants to sell you to h.. f.. while they enjoy the tips</text:p>
      <text:p text:style-name="P2">like in GYM...the whole Elite4 all over will lick your</text:p>
      <text:p text:style-name="P2">boots all you want as that's been my stern order to</text:p>
      <text:p text:style-name="P2">them and be assured of it,at my current level,the</text:p>
      <text:p text:style-name="P2">hall of fame is a mere word,it makes no sense as</text:p>
      <text:p text:style-name="P2">you can see Bulbasaur of all has treated you like</text:p>
      <text:p text:style-name="P2">any professional doctor and i'm still screaming my</text:p>
      <text:p text:style-name="P2">head off to him,to which all he's saying that if it</text:p>
      <text:p text:style-name="P2">goes out of hand he'll tell me well before,</text:p>
      <text:p text:style-name="P2">Charizard,Talonflame all are ready,</text:p>
      <text:p text:style-name="P2">nothing will happen to you today..and Lance</text:p>
      <text:p text:style-name="P2">knows us both individually well enough or if he</text:p>
      <text:p text:style-name="P2">doesn't,he'll be taught in a very harsh way and if</text:p>
      <text:p text:style-name="P2">there's one fault in treating you and curing you</text:p>
      <text:p text:style-name="P2">which has become an official necessity and thus</text:p>
      <text:p text:style-name="P2">my intervention..i'll collapse the whole system and</text:p>
      <text:p text:style-name="P2">they know it if they fail to treat those habits out of</text:p>
      <text:p text:style-name="P2">you once and for all..so,just don't bother,that's my final word..alright <text:span text:style-name="T1137">Talonflame</text:span>(takes Misty to his</text:p>
      <text:p text:style-name="P2">private portion in the Lab,a <text:span text:style-name="T1136">very small cabin</text:span> room)..(40</text:p>
      <text:p text:style-name="P2">minutes later,Misty comes out of wash room she</text:p>
      <text:p text:style-name="P2">had to go as the sideeffects were getting heavy on</text:p>
      <text:p text:style-name="P2">her as she didn't have the doses of ... that day)..i</text:p>
      <text:p text:style-name="P2"><text:soft-page-break/>see, it's ok,Misty.. you'll be cured. Don't worry..come now..no the outside is far better,and take these(gives medicines)..yeah that's your doeses</text:p>
      <text:p text:style-name="P2">much lessened(Misty brusts into tears,Ash</text:p>
      <text:p text:style-name="P2">himself gives her the dose and makes her rest for</text:p>
      <text:p text:style-name="P2">15 more minutes,finally Ash returns to the outside</text:p>
      <text:p text:style-name="P2">with her and 15 more minutes later she is much</text:p>
      <text:p text:style-name="P2">normal..now,Misty sobbs uncontrollably,Ash once</text:p>
      <text:p text:style-name="P2">more quickly hugs her and pats her back,then lets</text:p>
      <text:p text:style-name="P2">go of her)..so you see,as i was saying,despite our</text:p>
      <text:p text:style-name="P2">confession,i didn't quite get your devotion then to</text:p>
      <text:p text:style-name="P2">me and i thought you won't mind if i still live in</text:p>
      <text:p text:style-name="P2">oblivion and don't really ever explain my actions</text:p>
      <text:p text:style-name="P2">cause i kinda hadn't really got you, thought you</text:p>
      <text:p text:style-name="P2">yourself live a life under constant public glare,you won't mind much and also that it's not that</text:p>
      <text:p text:style-name="P2">difficult for you as you were in a gym,rather i was</text:p>
      <text:p text:style-name="P2">traveling around,but I didn't understand i was the</text:p>
      <text:p text:style-name="P2">central figure for all the things and persona in that</text:p>
      <text:p text:style-name="P2">gym and rather than going away i should've stayed</text:p>
      <text:p text:style-name="P2">there for a month,which i easily could do,but got it</text:p>
      <text:p text:style-name="P2">opposite and thought going away is right then</text:p>
      <text:p text:style-name="P2">broke up...but i myself was pretty uncomfortable</text:p>
      <text:p text:style-name="P2">even after i broke up and then when i finally had a</text:p>
      <text:p text:style-name="P2">grasp of things and realized how you actually</text:p>
      <text:p text:style-name="P2">might've felt and also with my more balanced</text:p>
      <text:p text:style-name="P2">attitude to the press,growing popularity,working</text:p>
      <text:p text:style-name="P2">undercover in team rocket,all my studies and all in</text:p>
      <text:p text:style-name="P2">Kalos and so on so on and i heard gossips in</text:p>
      <text:p text:style-name="P2">places that Cerulian Gym and its leader Misty</text:p>
      <text:p text:style-name="P2">Waterflower were a hot topic and a bit of an</text:p>
      <text:p text:style-name="P2"><text:soft-page-break/>elusion.i still didn't bother about it saying i've</text:p>
      <text:p text:style-name="P2">broken up with you and your life doesn't matter so</text:p>
      <text:p text:style-name="P2">my uncomfortability is similar to that if during our</text:p>
      <text:p text:style-name="P2">relationship someone suddenly told me that Misty</text:p>
      <text:p text:style-name="P2">is doing this and that,i felt a bit taken aback but i just shrugged it off as i thought being a Gym</text:p>
      <text:p text:style-name="P2">leader itself is hard and people sometimes get</text:p>
      <text:p text:style-name="P2">into overdrive with young and uniquely talented</text:p>
      <text:p text:style-name="P2">women like Misty if they looked good and were in</text:p>
      <text:p text:style-name="P2">the show or performance business like she is,so</text:p>
      <text:p text:style-name="P2">just brushed them aside never realizing the actual</text:p>
      <text:p text:style-name="P2">reason which i felt same must be for you when it</text:p>
      <text:p text:style-name="P2">was found that indeed i was in all beds imaginable</text:p>
      <text:p text:style-name="P2">all the time.After i got a grip of my personal life</text:p>
      <text:p text:style-name="P2">and started to show the press what they were up</text:p>
      <text:p text:style-name="P2">against to save my back,then only i've understood</text:p>
      <text:p text:style-name="P2">fully your feelings regarding my</text:p>
      <text:p text:style-name="P2">stubbornness but still</text:p>
      <text:p text:style-name="P2">i brushed it off saying i'm just jealous that Misty is</text:p>
      <text:p text:style-name="P2">just living her life then news started to come</text:p>
      <text:p text:style-name="P2">around that you've become a bit creepy still i just</text:p>
      <text:p text:style-name="P2">thought you must've had a rough time may be your</text:p>
      <text:p text:style-name="P2">boyfriend broke up again and so on,i never</text:p>
      <text:p text:style-name="P2">bothered about what i heard cause i had my ownthings to solve and in the meantime i completed</text:p>
      <text:p text:style-name="P2">my full journey and then finally after Kanto Elite 4</text:p>
      <text:p text:style-name="P2">victory,Lance told me Cerulian has become a</text:p>
      <text:p text:style-name="P2">trouble and that you weren't behaving in a sane</text:p>
      <text:p text:style-name="P2">manner,which surprized me a bit as i ever known</text:p>
      <text:p text:style-name="P2">you to be a very tough and strong individual,so i</text:p>
      <text:p text:style-name="P2">just casually told Lance i'm sorry to hear and so</text:p>
      <text:p text:style-name="P2"><text:soft-page-break/>on but then i suddenly saw a picture of yours <text:span text:style-name="T1123">and remembered that atleast you were my friend once and</text:span>.."</text:p>
      <text:p text:style-name="P2">Misty(tears..scream..) : "Ash! Don't stop me now i</text:p>
      <text:p text:style-name="P2">swear!"</text:p>
      <text:p text:style-name="P98">Ash(frown) : “i have a condition”</text:p>
      <text:p text:style-name="P98">Misty(breaks down totally) : “you..you..(chokes sobbig uncontrollably,<text:span text:style-name="T781">Ash quickly hugs her,pokemons treat her</text:span>)”</text:p>
      <text:p text:style-name="P98">Ash(frown) : “you have to say quote ‘Ash is my <text:span text:style-name="T782">best </text:span>friend’ that’s it..”</text:p>
      <text:p text:style-name="P98">Misty(lying down on grass,<text:span text:style-name="T130">crying) : “Ash is my soul..(scream)..no..i won’t say it..you..(chokes)..”</text:span></text:p>
      <text:p text:style-name="P99">Ash(frown) : “<text:span text:style-name="T131">Sableye..</text:span>your idea that i can’t live without you as well and that’s exactly why out of blue i’ve returned after <text:span text:style-name="T1124">4</text:span> ye<text:span text:style-name="T1124">a</text:span>rs of absolutely no contact despite knowing what i’ve done <text:span text:style-name="T132">in these 4 years and that’s not to use () and become a mental wreck,</text:span>is a strange one Misty,<text:span text:style-name="T132">this idea of yours that my Ash can’t live without me despite being proven glaringly wrong for 4 years atleast</text:span>,that’s exactly my problem if you have something to say about it,i won’t disturb just s<text:span text:style-name="T133">pit it out!..Sableye"</text:span></text:p>
      <text:p text:style-name="P2">Misty(sobbing,<text:span text:style-name="T134">6/7 later,sitting against the bench Ash is sitting on,Bulbasaur helped her to sit like that</text:span>) : "<text:span text:style-name="T135">Ash,</text:span>you had never forgotten me to</text:p>
      <text:p text:style-name="P2">begin with,you never came into terms with</text:p>
      <text:p text:style-name="P2">yourself just as me with our breakup,your self</text:p>
      <text:p text:style-name="P2">denial didn't help you and only was irresistibly</text:p>
      <text:p text:style-name="P2">trying to force you out of your oblivion that you</text:p>
      <text:p text:style-name="P2">always have lived in since you were a kid and to</text:p>
      <text:p text:style-name="P2">counter that you became more and more devoted</text:p>
      <text:p text:style-name="P2">to your training and became more and more rough</text:p>
      <text:p text:style-name="P2"><text:soft-page-break/>outside then finally when you realized that you'vebecome a once only Pokemon Master after your</text:p>
      <text:p text:style-name="P2">busting operation finished and you just totally</text:p>
      <text:p text:style-name="P2">decimated a threat like that in an unbelievably</text:p>
      <text:p text:style-name="P2">funny and nonchalant way, then came Kalos Final</text:p>
      <text:p text:style-name="P2">that probably has become a household legend</text:p>
      <text:p text:style-name="P2">now and even made a then obsessive creep like</text:p>
      <text:p text:style-name="P2">me to have a moment of bemusement when you</text:p>
      <text:p text:style-name="P2">won the whole tournament till final with</text:p>
      <text:p text:style-name="P2"><text:span text:style-name="T627">58 different pokemons of yours</text:span>,who never di<text:span text:style-name="T628">d</text:span> anything except fooling</text:p>
      <text:p text:style-name="P2">around and laughing <text:span text:style-name="T629">off</text:span> challenger after challenger</text:p>
      <text:p text:style-name="P2">match after match as if the challenger said no i</text:p>
      <text:p text:style-name="P2">cant take it anymore it's so funny and</text:p>
      <text:p text:style-name="P2">submitted...<text:span text:style-name="T631">then Gengar..S</text:span>abrina fostered <text:span text:style-name="T630">your Gengar</text:span> as papers said but he was at an entirely different level after..<text:span text:style-name="T630">Gengar</text:span> did what he did <text:span text:style-name="T630">till the 5</text:span><text:span text:style-name="T24">th</text:span><text:span text:style-name="T630"> round of the final and it was again just death from laughter</text:span> only for you to withhold him for the final <text:span text:style-name="T630">5 rounds of the final</text:span></text:p>
      <text:p text:style-name="P2">and sending in Noivern who just about did nothing</text:p>
      <text:p text:style-name="P2">except looking at them and talking profusely</text:p>
      <text:p text:style-name="P2">whole match and topple <text:span text:style-name="T632">5</text:span> challengers as if they</text:p>
      <text:p text:style-name="P2">were mere novices,as if they're having a brainfade</text:p>
      <text:p text:style-name="P2">and saying we're going to get insane save us.."</text:p>
      <text:p text:style-name="P2">Ash(laugh) : "why are you so concerned with my</text:p>
      <text:p text:style-name="P2">past act..</text:p>
      <text:p text:style-name="P2">Misty(tears,scream) : "Shut Up! i know who you</text:p>
      <text:p text:style-name="P2">are you f.. brat! and if now you want to disprove</text:p>
      <text:p text:style-name="P2">me then stay mumb."</text:p>
      <text:p text:style-name="P2">Ash(laugh) : "you're swearing too,what a(Misty</text:p>
      <text:p text:style-name="P2"><text:soft-page-break/>cries out loud)..<text:span text:style-name="T136">chaste s..(laughs,Misty breaks down again in tears)...alright,</text:span>alright i'll stay shut<text:span text:style-name="T137">(Misty lies on the grass almost fainted but pokeons cure her up)</text:span>...<text:span text:style-name="T137">Misty(hugging Misty and patting her back)..Misty,it’s ok(breaks hug),say i’m not distubing you...</text:span>"</text:p>
      <text:p text:style-name="P100">Misty(few moments later,sobbing) : “Ash,please let me finish ok,i’m telling you i’ll leave..(cries)..i’m telling you,but..(chokes,<text:span text:style-name="T633">uncontrollably crying</text:span>)..”</text:p>
      <text:p text:style-name="P100">Ash(solemn) : “move along i’m waiting..”</text:p>
      <text:p text:style-name="P2">Misty(<text:span text:style-name="T1138">2 minutes later,</text:span>wipes off her tears,still sobbing) : "having won the whole league like that then you yourself</text:p>
      <text:p text:style-name="P2">realized that you've become the only ever and your</text:p>
      <text:p text:style-name="P2">intuition became a reality as none ever has won</text:p>
      <text:p text:style-name="P2"><text:span text:style-name="T1069">718</text:span> badges <text:span text:style-name="T407">all</text:span> <text:span text:style-name="T407">from</text:span> <text:span text:style-name="T407">hall of fame</text:span> gyms <text:span text:style-name="T1070">in two regions one the hardest Unova and next the most untravelled Kalos being from Kanto</text:span> forcing the leaders to go</text:p>
      <text:p text:style-name="P2">toe to toe with him <text:span text:style-name="T1071">first</text:span> and beating them in there own</text:p>
      <text:p text:style-name="P26">game with severe type disadvantages <text:span text:style-name="T1072">like a Noctowl against Kyurem and that Noctowl i know too well created a gust to throw off the Kyurem this in Unova and</text:span> <text:span text:style-name="T406">in Kalos which is least travelled by Knato-Jhoto group</text:span>..using <text:span text:style-name="T1073">Emboar,Typhosion and Solgaleo all i know very well and this line up as the previous one was was </text:span>in a water gym at (),beating <text:span text:style-name="T634">3</text:span> opponents <text:span text:style-name="T1074">Jellicent,Golduck,Sharpedo</text:span>..i know all too you f.. b..(sobbing)..<text:span text:style-name="T1075">whole world knows you antics and i was thrown these at my face no matter what due to my position..(uncontrollably sobs)..Noivern was later tested and there he spoke of abstruse things hard for even a human to tolerate and he is a dark dragon who can send anyone to his absurd levels and </text:span>that day if you <text:soft-page-break/>used only Feraligator,he alone would've laughed my whole gym off..and Feraligator was there to remind me</text:p>
      <text:p text:style-name="P2">our battle over him <text:span text:style-name="T293">when a Totodile</text:span> all those years ago <text:span text:style-name="T635">and still is roaming around here near me as you know in your bunch he was my good pal just like Bulbasaur and thus you’ve kept him today near me..you..you b.</text:span>..</text:p>
      <text:p text:style-name="P2">(crying)..you f.. b.. you can't forget your Misty for one moment..(scream,<text:span text:style-name="T788">Ash laughs but then stops</text:span>)NO!..let me finish now b.. (sobbing)...you and your bunch probably is a fluke in history and i do realize that no matter what i'm ta<text:span text:style-name="T294">l</text:span>king..(cries,<text:span text:style-name="T1076">Ash asks ‘was your dose ok or need more’</text:span>)..no it's ok,that dose was alright.. it's ok..and then your travel companion in Kalos named Serena,who had a big infatuation <text:span text:style-name="T295">for</text:span> you as a childhood hero and having seen you from close quarters what you actually were and that you weren't at all what you were trying to make others to believe couldn't suppress her emotions during</text:p>
      <text:p text:style-name="P2">farewell and kissed you in a public sea port..<text:span text:style-name="T1077">(Ash laughs and then stops as Misty screams)..</text:span>N<text:span text:style-name="T1077">O! </text:span>don't dare to interrupt me!..<text:span text:style-name="T1078">(crying)..</text:span>this infact reminded you that how someone you valued and trusted as a friend and little sister or prodigree could stun you like that,you suddenly remembered someone you were trying so hard to forget and if your previous disdain for your old friends weren't enough,this made you turn on the whole world so as to speak and you lost all faith in a good friendship that</text:p>
      <text:p text:style-name="P2">won't end up in a breach of trust or remind you of someone you just couldn't forget..<text:span text:style-name="T686">(crying)</text:span>"</text:p>
      <text:p text:style-name="P2">Ash(laugh and clap) : "bravo,<text:span text:style-name="T138">a professor s..</text:span>"</text:p>
      <text:p text:style-name="P2">Misty(screams,<text:span text:style-name="T636">crying</text:span>) : "Ash! i'll kill myself if you conti.."</text:p>
      <text:p text:style-name="P2"><text:soft-page-break/>Ash(<text:span text:style-name="T296">brusts into laughter</text:span>) : "<text:span text:style-name="T296">what bugs you not to do so...(laughs uncontrollably)</text:span>"</text:p>
      <text:p text:style-name="P101">Misty(<text:span text:style-name="T297">shocked,tears,whisper) : “Ash..”</text:span></text:p>
      <text:p text:style-name="P102">Ash(laughs) : “anyway,say what you were saying..”</text:p>
      <text:p text:style-name="P102">Misty(lies down in the gras<text:span text:style-name="T307">s</text:span>,uncontrollably crying and sobbing) : “kill me..just..(chokes)..”</text:p>
      <text:p text:style-name="P102">Ash(grave) : “this infatuation for me Misty has been your life according to you,kill it off if you want to find the reality...<text:span text:style-name="T298">(laugh)..but then again what’s there...(brusts into laughter)...recycling of mass of garbage..(laughs uncontrollably)... </text:span>”</text:p>
      <text:p text:style-name="P103">Misty(sobbing,a few minutes later) : “Ash,please <text:span text:style-name="T299">let me finish,please...i can’t stand this for long i’ll go totally lunatic..you want that Ash..(crying)...i just want...(uncontrollably crying)...Ash,please...(chokes,45 Pokemons tender her)”</text:span></text:p>
      <text:p text:style-name="P104">Ash<text:span text:style-name="T300">(few minutes later hugging Misty and patting her back just for a few moments,whisper) : “go on it’s ok,Misty,go on,your time hasn’t come yet,you won’t go mad or die..calm down..come on,continue...you were saying that i can’t forget someone...(lies Misty down in the grass,pokemons tend to her)”</text:span></text:p>
      <text:p text:style-name="P105">Misty(few minutes later,sobbing uncontrollably) : “Ash,i just can’t take it anymore,just tell me whether you want me or not,that’s all...”</text:p>
      <text:p text:style-name="P106">Ash(grave) : “mind the words,<text:span text:style-name="T637">grammar</text:span> and the answer carefully,the answer NO”</text:p>
      <text:p text:style-name="P106">Misty(sobbing) : “any chance of being <text:span text:style-name="T789">in’t</text:span>(sobbing)”</text:p>
      <text:p text:style-name="P107">Ash(sternly) : “a s.. like you should know the answer better who her customer would be who won’t unless she has forgotten her <text:span text:style-name="T783">s..</text:span> tricks..<text:span text:style-name="T302">(Misty cries </text:span><text:soft-page-break/><text:span text:style-name="T302">uncontrollably)..</text:span>Sableye...either you finish what you were saying or i’ll kick you out of here straight to greenary,don’t act like a f.. up s.. cause of f.. () if you were so proud of your fake life and fake Ash whoose image i’m breaking now...GROW UP!FIGHT!..or die like a wh.. out of convultion <text:span text:style-name="T303">from being f.. up even while death</text:span>...<text:span text:style-name="T304">first thing i hear s... whoose your girlfriend how much guts she has from where is she..GROW UP!..it’s your life not my burden!i’m trying to make you erase your little infatuation for me OFF!...(shaking Misty vigourously,Misty profusely crying but due to Sableye and else can’t do much)..</text:span>you tell me <text:span text:style-name="T304">s..</text:span> you going to finish or do i <text:span text:style-name="T305">kick you out to Green?(lies Misty down in the grass,Misty profusely crying)..Sableye..”</text:span></text:p>
      <text:p text:style-name="P108">Misty(few moments later,crying) : “i’ll die here you f.. b.. go away but i’ll..(sobbing)..i’ll only want you..you..<text:span text:style-name="T784">(chokes,sobbing too much,watergun)</text:span>”</text:p>
      <text:p text:style-name="P109">Ash(laughs) : “Misty,i know you’re not going to die <text:span text:style-name="T1105">cause i know exactly well what you were doing with your doses and what my bunch is getting now and thus you’ll not stay here alone one minute cause</text:span> but going to find a new Green cause your family will be <text:span text:style-name="T306">alerted and my bunch will send you to your family i can immediately leave cause i see it’s a wastage of time to try to cure a mad chaste s.. like you from an infatuation that she calls like and roams around like a h.. b.. to get and live that life...you know what s.. i’ll die may be today and you won’t what would you do then,huh?!? what?...GET A LIFE!GROW UP!FIGHT! Or just forsake everything and go to any s..h.. of your liking you’re a disgrace to pokemon world and in general as well..what value do you have to this world and </text:span><text:soft-page-break/><text:span text:style-name="T306">can contribute to except getting a few customers for yourself to get f.. up and dream about your infatuation and think no matter how many are f.. me everyday i’m chaste,i’m chaste,i’m chaste because i’ve a dream that i’ll get f.. someday by a person whom i’m infatuated with..what sort of chaste s..h.. is it huh?...and you were talking about your former boyfriend never kissing you except so few times and the few times are 3 during my biggest mistake when i confessed to a s.. like you but yeah i was a h.. b.. like now then in illusion so understandable you got a coustomer anyway then during Frontier break you wanted to s.. with me each and every moment cause the gym was shut so no customers to satisfy your chaste v.. <text:s/>cause they thought each had their g.. inside your v.. umpteenth time now why suddenly one man is too preferred anyway then i desisted you and it was 28 days so then may be 35 times and then during Sinnoh break same attitude same thing then 28 days 45 times it was or 50 lets say 40 and 50 and then 3 and then once after Unova which i did being a h.. b.. that i’m so may be 100 times in 15 years 6.6 say 7 times in average so 7 times in 365 days for 15 years and then none in next 4 years(laugh)..that’s your list you see(laugh)..Misty s.. you became unchaste the day you first saw me and became infatuated with me and you have f.. around with me in your mind 48 times each day for 15 years and still still in the next 4 despite no contact that was the same hence just count only with me how many times you’ve become unchaste what to speak of your customers others and Green Jacobs of course and you say no i’m a chaste s..(laugh) ...but s.. you sure are Misty but still i didn’t unchaste myself actually except for </text:span><text:soft-page-break/><text:span text:style-name="T306">kissing but i didn’t f.. you around atleast did i(laugh)..what’s your trouble is that ‘my Ash didn’t kiss me and s.. me for 15 years continuously’ that’s your actual problem i’m trying to cure you and i’ll give you my views as well it’s not my problem what you think about me but if you still want to give your view you will give it without being bothered about interruptions cause i’ll always call you a s.. cause that’s what you are...i’m telling you the LAST time,you were saying i can’t forget you and after a f.. s.. spat at my face i lost all trust in personal relationships cause either i’ll get cheated or get reminded of someone or infact i can’t be happy and so on,what makes you think so s..? why do you think i was doing what i was doing..give the answer or go to Green...Sableye...”</text:span></text:p>
      <text:p text:style-name="P2">Misty(shivering voice,<text:span text:style-name="T301">tears,few minuets later</text:span>) : "this <text:span text:style-name="T308">loss of faith in friendship due to the fact that you were constantly getting reminded of me whom you wanted to forget so hard or the breach of trust,</text:span>made you turn on just about any long term personal relationships you</text:p>
      <text:p text:style-name="P2">ever had and though you didn't stop making new</text:p>
      <text:p text:style-name="P2">friends and all that,you wanted the whole world to</text:p>
      <text:p text:style-name="P2">be only professional with you and not</text:p>
      <text:p text:style-name="P2">personal,you resolved you'll only save that for your</text:p>
      <text:p text:style-name="P2">pokemons and no humans,but no matter how hard</text:p>
      <text:p text:style-name="P2">you tried to break anything and everything in your</text:p>
      <text:p text:style-name="P2">way or holding you back not sparing even your</text:p>
      <text:p text:style-name="P2">starter lab and childhood friends you just created</text:p>
      <text:p text:style-name="P2">a purgatory for yourself and only self satisfied</text:p>
      <text:p text:style-name="P2">yourself seeing that they couldn't keep any</text:p>
      <text:p text:style-name="P2">personal relationships with you,those who realized</text:p>
      <text:p text:style-name="P2"><text:soft-page-break/>your attitude like Gary and few others among old</text:p>
      <text:p text:style-name="P2">friends were spared all else were cut off or torn</text:p>
      <text:p text:style-name="P2">off yet your natural warmth never left you and</text:p>
      <text:p text:style-name="P2">those who were curious about this extremelysweet yet ferociously individualitic enigma that</text:p>
      <text:p text:style-name="P2">just toppled the Whole Elite 4 like a dust particle</text:p>
      <text:p text:style-name="P2">and who could turn any challenger's most trusted</text:p>
      <text:p text:style-name="P2">Pokemon against their master and yet all he did</text:p>
      <text:p text:style-name="P2">was to fool around and by the same way he had</text:p>
      <text:p text:style-name="P2">defeated team rocket-they just couldn't help but to</text:p>
      <text:p text:style-name="P2">adore you for your inherent simplicity, honesty and</text:p>
      <text:p text:style-name="P2">generosity,the exact terms which made you insane</text:p>
      <text:p text:style-name="P2">as you deluded yourself in thinking these were the</text:p>
      <text:p text:style-name="P2">very qualities for any kind of relationship be it</text:p>
      <text:p text:style-name="P2">even a deceitful one,and you realized since these</text:p>
      <text:p text:style-name="P2">if were replaced with the exact opposites would</text:p>
      <text:p text:style-name="P2">only end you up in the exact same position of utter</text:p>
      <text:p text:style-name="P2">disdain for just about anything and your soul was</text:p>
      <text:p text:style-name="P2">ever pure so you couldn't even think of those</text:p>
      <text:p text:style-name="P2">either,so you just became always agitated with</text:p>
      <text:p text:style-name="P2">anybody and everybody which went out of hand</text:p>
      <text:p text:style-name="P2">when people wanted to mix with you personally</text:p>
      <text:p text:style-name="P2">and then on the other hand you knew the Official</text:p>
      <text:p text:style-name="P2">Tag of Pokemon Master Hall of Fame was</text:p>
      <text:p text:style-name="P2">absolutely nothing to you nor was Team Rocket as you had reached a level that was once only and</text:p>
      <text:p text:style-name="P2">that would make anything legal or illegal just</text:p>
      <text:p text:style-name="P2">useless so Pokemon Battling world was over for</text:p>
      <text:p text:style-name="P2">you and that level also made you disinterested in</text:p>
      <text:p text:style-name="P2">battling or even bothering about anything relating</text:p>
      <text:p text:style-name="P2">to Pokemon again as you were more than</text:p>
      <text:p text:style-name="P2"><text:soft-page-break/>satisfied and you never had the aptitude for</text:p>
      <text:p text:style-name="P2">research and all cause you just didn't have to</text:p>
      <text:p text:style-name="P2">know the intricate details as you got a holistic</text:p>
      <text:p text:style-name="P2">view of virtually all Pokemons and realizing you'll</text:p>
      <text:p text:style-name="P2">rather spend your life playing with them just like</text:p>
      <text:p text:style-name="P2">becoming a Pokemon,but then your personal life</text:p>
      <text:p text:style-name="P2">was in mess because you never could forget</text:p>
      <text:p text:style-name="P2">someone no matter what you did,just like i</text:p>
      <text:p text:style-name="P2">couldn't forget you and but your ever increasing</text:p>
      <text:p text:style-name="P2">and now permanent obsession with never</text:p>
      <text:p text:style-name="P2">rekindling any personal relationships and your</text:p>
      <text:p text:style-name="P2">frustration with the mentally inactive life that you</text:p>
      <text:p text:style-name="P2">suddenly was thrown into as you lost interest in</text:p>
      <text:p text:style-name="P2">Battling or Research or illegal things,couldn't</text:p>
      <text:p text:style-name="P2">commit to any long term personal relationships and most importantly as soon as you felt you</text:p>
      <text:p text:style-name="P2">never could go back to your roots again due to this</text:p>
      <text:p text:style-name="P2">self created barrier,you just turned on anything</text:p>
      <text:p text:style-name="P2">and everything that tried to hinder you from</text:p>
      <text:p text:style-name="P2">aimlessly roaming around the the whole world and</text:p>
      <text:p text:style-name="P2">your life's goal became giving everyone a piece of</text:p>
      <text:p text:style-name="P2">your mind and all the while showing them that</text:p>
      <text:p text:style-name="P2">they didn't understand your internal pain which</text:p>
      <text:p text:style-name="P2">you yourself never wanted to admit.<text:span text:style-name="T310">(sobbing uncontroolaby,profuse tears,sitting up)..</text:span>Ash,i know</text:p>
      <text:p text:style-name="P2">what happened,you saw a picture right?"</text:p>
      <text:p text:style-name="P2">Ash(<text:span text:style-name="T321">laugh</text:span>) : "Stupendous Lecture,really <text:span text:style-name="T139">s..</text:span>(Misty cries uncontrollably)...<text:span text:style-name="T321">(solemn)..</text:span>all right</text:p>
      <text:p text:style-name="P2">don't tense yourself..the picture.(laugh)..well,your</text:p>
      <text:p text:style-name="P2">right,that i saw a b.."</text:p>
      <text:p text:style-name="P2"><text:soft-page-break/>Misty(cry,scream) : "Shut Up!..<text:span text:style-name="T687">um..no,Ash,don’t..(cries uncontrollably)...</text:span>"</text:p>
      <text:p text:style-name="P2">Ash(solemn) : "fine <text:span text:style-name="T309">continue with this idea THAT YOU’RE A S.. and thus you WILL BE DISTURBED FOR LIFE MENTALLY..that you’re unchaste..alright,fine,if you can continue or else go to Green</text:span>"</text:p>
      <text:p text:style-name="P2">Misty(<text:span text:style-name="T140">a few moments later,</text:span>profuse tears) : "Ash,the b.. you saw wasn't a b.. to you at all,she was your own soul,very own self as well and that's why you suddenly couldn't control yourself when you heard everything about her and her equal plight since you broke up with her,her obsessions and her habits and all,you</text:p>
      <text:p text:style-name="P2">suddenly realized that for all your efforts to forget</text:p>
      <text:p text:style-name="P2">her you couldn't and now suddenly had to submit</text:p>
      <text:p text:style-name="P2">to the realization that your only personal</text:p>
      <text:p text:style-name="P2">happiness that you so longed for since that break</text:p>
      <text:p text:style-name="P2">up and tried to find everywhere including among</text:p>
      <text:p text:style-name="P2">the whole Pokemon species,was only being with</text:p>
      <text:p text:style-name="P2">her and nowhere else,you were just blown away</text:p>
      <text:p text:style-name="P2">with feelings after feelings and realizations after</text:p>
      <text:p text:style-name="P2">realizations in a very short time span and now that</text:p>
      <text:p text:style-name="P2">you realized her position and plight you really</text:p>
      <text:p text:style-name="P2">turned on the whole world to just have a personal</text:p>
      <text:p text:style-name="P2">talk with her,<text:span text:style-name="T311">(loudly,sobbing,tears)</text:span>THAT IS A DATE,and used all your</text:p>
      <text:p text:style-name="P2">powers to snatch her to you.."</text:p>
      <text:p text:style-name="P2">Ash(<text:span text:style-name="T320">laugh</text:span>) : "i care for no b.."</text:p>
      <text:p text:style-name="P2">Misty(crying loud) : "Coward!you didn't have the</text:p>
      <text:p text:style-name="P2">guts to straight ask the b.. whether she still longs</text:p>
      <text:p text:style-name="P2">for you every mom<text:span text:style-name="T511">ent(chokes,uncontrollably cries)</text:span>.."</text:p>
      <text:p text:style-name="P2"><text:soft-page-break/>Ash(<text:span text:style-name="T319">laugh</text:span>) : "<text:span text:style-name="T312">i’ve only come to know that allegdly i’ve been d.. over for 19 years by an unchaste wife of Green Jacobs who is a chaste s.. named Misty w...(brust into laughter)</text:span>"</text:p>
      <text:p text:style-name="P2">Misty(crying loud) : "Exactly! Misty! now i dare you</text:p>
      <text:p text:style-name="P2">f.. coward to stop me...IT WAS (spell)M-I-S-T-Y,Misty, that was it!it has always been Misty,when</text:p>
      <text:p text:style-name="P2">it comes to your personal life all you ever knew</text:p>
      <text:p text:style-name="P2">was only this one word and this one person and</text:p>
      <text:p text:style-name="P2">anything else was impersonal to you...<text:span text:style-name="T512">you..(chokes,tears).</text:span>."</text:p>
      <text:p text:style-name="P2">Ash(<text:span text:style-name="T431">brust into laughter</text:span>) : "<text:span text:style-name="T313">so?</text:span>"</text:p>
      <text:p text:style-name="P110">Misty(sobbing) : “so,you’ve come back to her but torturing her beyond limits to know if she has someone else in her subconscious mind..(brusts into tears)..you..”</text:p>
      <text:p text:style-name="P110">Ash(<text:span text:style-name="T433">laugh</text:span>) : “so by your logic <text:span text:style-name="T315">it’s a mandate that i’ve to be with a s.. forever?”</text:span></text:p>
      <text:p text:style-name="P111">Misty(scream,crying) : “excatly!..you(sobbing uncontrolably)..you f.. b.. you’ll always have to be with me..you idiot..your only mine and none else will ever have you..you..you’re only my Ash,my Ash!my Ash!my Ash!..you’re only..only mine..<text:span text:style-name="T316">you’re..(chokes)..</text:span>”</text:p>
      <text:p text:style-name="P112">Ash(<text:span text:style-name="T432">laugh</text:span>) : “so by the same logic i should f.. you around all the time otherwise you won’t be happy?”</text:p>
      <text:p text:style-name="P112">Misty(crying uncontrollably) : “Ash,please,just marry me..i can’t <text:span text:style-name="T413">stay a</text:span>live if you’re not with me and neither can you..please..i want that ring Ash,then if you want to leave me do,but i just want you,i want my Ash,i..(scream)..Ash,please just come back to me..please..come back..please..(chokes,profuse tears)..”</text:p>
      <text:p text:style-name="P113"><text:soft-page-break/>Ash(laugh) : “<text:span text:style-name="T317">Sableye...so according to s.. mandate marriage means c.. inside a s.. v...(brusts into laughter)..Sableye...(laughs)..”</text:span></text:p>
      <text:p text:style-name="P114">Misty(uncontrollably cries) : “<text:span text:style-name="T318">Ash,please,whatever i’ve done done,give me a chance just..(scream)..just come back Ash,please...(chokes)”</text:span></text:p>
      <text:p text:style-name="P115">Ash(laugh) : “and then s... you’re saying give me a ring then f.. around any r..s.. and you were the one saying i was promiscous...<text:span text:style-name="T434">(laugh uncontrollably)...”</text:span></text:p>
      <text:p text:style-name="P116">Misty(sobbing uncontrollably,<text:span text:style-name="T436">profuse tears,a few moments later</text:span>) : “Ash,I’m sorry,sorry,sorry..(profusely crying,<text:span text:style-name="T414">chokes,45 pokemons treat her</text:span>)..”</text:p>
      <text:p text:style-name="P117">Ash(<text:span text:style-name="T435">laugh) : “MISTY s..!MISTY s..!YOU’RE SO sweetie s..!(brust into laughter)...”</text:span></text:p>
      <text:p text:style-name="P118">Misty<text:span text:style-name="T437">(screams,and uncontrollably cries,few moments later) : “ASH!...i’m..sorry..Ash..please..just once..once..once more smile at me i’ll die after that..i’m sorry Ash..i’m...(chokes)...!”</text:span></text:p>
      <text:p text:style-name="P119">Ash(laugh) : “Misty s..,<text:span text:style-name="T438">for whoose smile</text:span> did you shut that door..(brust into laughter,<text:span text:style-name="T790">Misty about to cry out loud but Misty is sleep powedered by Bulbasaur,35 Pokemons cure her,Ash quickly but firmly hugs her then lets her go</text:span>)...</text:p>
      <text:p text:style-name="P120">(<text:span text:style-name="T1139">19</text:span> Minutes later)</text:p>
      <text:p text:style-name="P120">Misty(sobbing,dizzy) : “..um..Ash...(water pokemons waterguns her)...(<text:span text:style-name="T1140">2</text:span> m<text:span text:style-name="T417">inute</text:span>s later)..um..<text:span text:style-name="T439">Ash i’m killing myself since that day and i wanted to reconcile then but then again i wasn’t sure,i just can’t be sane with you can’t stay alive,you saw what i was taking all to just forget you which i can’t..i’m so sorry i ever doubted you despite knowing you for 15 years and seeing how you behaved with me and others..Ash..i’m sorry but now that you’ve </text:span><text:soft-page-break/><text:span text:style-name="T439">returned..just one chance Ash</text:span>..<text:span text:style-name="T416">i want to reconcile with you Ash..just come back..i will never have anyone except you who will understand me...i don’t want anything except you Ash,i tried so much but could’nt forget you..trying to forget you was also a mistake Ash,i should’ve been with you all knew your whereabouts during those finals..but just(uncontrollably sobbs and tears)..Ash..now you’re here so..Ash...please..just come back to me..come back..(screams,uncontrollably crying)..ASH!..JUST..COME BACK TO ME...(chokes,tears)..</text:span>”</text:p>
      <text:p text:style-name="P121">Ash<text:span text:style-name="T418">(grave) : “Sableye...all you Psychic holders work on her following Sableye,Marshadow,Gerninja and Gengar...rest continue as you are,THIS IS SERIOUS...Misty you want me for your own self satisfaction and that’s why this trouble...i never had that view and now absolutely don’t...i don’t jump up and down like you are if you’re not there and this factor i thought ever that atleast you of all realize but now i see you don’t so i can’t help you on this...you want me for yourself as if i’m your slave and you’re the master...like a pokemon...but sadly i’m not..and hence the trouble...if you have anything to say calmly say,it’s all right you can say it...”</text:span></text:p>
      <text:p text:style-name="P122">Misty(sobbing,few minutes later,profuse tears) : “Ash,i’m so sorry <text:span text:style-name="T419">i hurt you like this that you’ve just torn apart every childhood memory and frienship and relations of yours...i just lost my mind with all happening Ash...that day a f.. b.. pestered me so much i just was so irritated and just lost my mind Ash,all were talking about how you’ve forgotten me with ego and all..just that </text:span><text:soft-page-break/><text:span text:style-name="T419">moment(uncontrollably cries)...but i can’t express to you..i don’t know anything except you in personal life...you..yes i..i do want you for myself but you cherished me so much then but i lost you and now you will never again..ASH...(chokes,profuse tears,uncontrollably sobbing,again sleep powered)</text:span></text:p>
      <text:p text:style-name="P123">(<text:span text:style-name="T1141">19</text:span> minutes later after Misty is in full cognition again)</text:p>
      <text:p text:style-name="P124">Ash(laugh) : “only personal life is me professionaly you’re a s... and will be so right Misty w..”(brust into laughter)</text:p>
      <text:p text:style-name="P124">Misty(few minutes later uncontrollably crying,sobbing) : “Ash..you..(screams)...Ash..i cherish you beyond any limit i know and always will and ever has...(profuse tears,sobbing uncontrollably)...i’ll give up my career everything..just come back Ash..come back to me..i’m Mist<text:span text:style-name="T792">y</text:span>..<text:span text:style-name="T791">i..i am your Mist,see..your Mist you..you cherished your Mist so much.</text:span>..i..i’ve ever been yours and you..(uncontrollably crying,<text:span text:style-name="T638">scream</text:span>)...ASH...JUST COME BACK...just..come back..Ash..come back..(uncontrollably crying,<text:span text:style-name="T639">vomits,almost faints,pokemons cure her up</text:span>)”</text:p>
      <text:p text:style-name="P123">Ash(grave,<text:span text:style-name="T639">some minutes later</text:span>) : “<text:span text:style-name="T421">Sableye...</text:span>Misty at this rate with () abuse and inability to <text:span text:style-name="T420">forget me you’ll become totally lunatic seeing me everywhere and just running in the streets asking any guy to f.. you saying ‘Ash...come to me sweetie...please hug me’...that’s your eventual consequence and you’re realizing that now most vividly as you saw me here and are desperate thus to get back to me once you’ve seen me,isn’t it so (laugh)Ms Misty Waterflower,Hall of Fame,Water Pokemon Gym,Cerulian City,Kanto(brust into laughter)...where is your hall of fame Gyarados,Jellicent,Tentacruel,Starmie,Golduck </text:span><text:soft-page-break/><text:span text:style-name="T420">cause tou never gave them the chance but then where is your responsibility mask that gave you WISDOM,where is the great young flower dream Misty,where are they now(brust into laughter)...and most brutally Misty,in all this even when you become a mad s... <text:s/>and roam around the streets telling anyone to f.. you cause to you they are your Ash,still your family would say you’re infatuated(brust into laughter)...where is ANYONE(grave) ANYONE WHERE IS ANYONE FOR YOU NOW? ”</text:span></text:p>
      <text:p text:style-name="P125">(few minutes later)</text:p>
      <text:p text:style-name="P125">Misty(sobbing,profuse tears,lying on the grass) : “Ash..<text:span text:style-name="T440">just once smile to me..Ash,just once smile and call me Mist..just once..just..ASH..(chokes,profuse tears)..”</text:span></text:p>
      <text:p text:style-name="P237">Ash(<text:span text:style-name="T430">straight</text:span>) : “<text:span text:style-name="T430">Sableye...the reason to cherish another is the WHOLE trouble Ms Waterflower...and then expecting the return even if there isn’t any...why is it so Misty s.. that i find people can’t live even if they truely do cherish umpteenth number of people like as a you do being a chaste s.. and unchaste wife of someone named Green Jacobs,3 TIMES league champion your friend in school and so on and truely for no reason has cherished you SINCE THE AGE OF 13 so that never crossed paths sadly for you during our 5 years of travel companionship cause he thought THEN that may be a career is so important and of course it was hard to track us down he isn’t team rocket after all or is he in Team Magma,Misty Jacobs?(laugh)..see i know so many teams that are still running and will be running(brust into laughter)..Anyway,same age as mine and yours of course..used to sweetly blush whenever saw you..</text:span><text:soft-page-break/><text:span text:style-name="T430">(grave)..you 11 be carefull.... so in school sweet sweet crush(laugh)..how many kisses then(brust into laughter)...1000,2000,5000,10000..(brust into laughter)..how many times did you two f.. around 12 times a day 24 times 48 times 96 times(laugh)..anyway,couldn’t froget the the sweet kisses of Misty in school to begin with of course(laugh) so lets go to the next phase first league Jhoto,round of 4 took 2.5 years,second was Battle Frontier round of 8 took 2 years,came back to meet you but you were with heinous Playboy Ketchum in Jhoto then,JUST missed you Misty s...,JUST,JUST,JUST(brust into laughter)... third was Sinnoh- semi final,2.5 years...then came back and was then obviously young flower dream was there but yet to get in the show just about but after that i unfortunately confessed to a s.. like her got roused up too much for new customers and the rest is known(brust into laughter)...anyway then went to Hoenn AND AND AND the magic of Misty young flower dream finally WORKS(brust into laughter) how many kisses s.. huh did that take or the f.. sessions did you p.. u.. things or not did you become p... did you have to a...(brust into laughter) anyway,so funny you know so funny anyway,Hoenn Champion took 2.5 years again when i was in Sinnoh again certainly did get a chance at your v.. and of course without the ... so again you became p.. and thus had to a.. cause you were a chaste s.. thus had to remain so for Tracey and so on anyway,then went to(laugh) goddamn Kalos(brust into laughter) Salamences did the trick there and Zygrade of course(laugh) still didn’t meet Darkrai,Zeraora,Heatran,Thundurus and so on(laugh) </text:span><text:soft-page-break/><text:span text:style-name="T430">and that took 1.5 years tried but Salamence is no young flower dream the saviour s.. of the masses(brusts into laughter) so Salamences didn’t suit him ran away from there then came back and roamed around met Brock of all people obviously and yeah after many attempts to fix things at Cerulian of all places and all and tried to go to Unova still but as i said saw a few Salamances in Kalos that was enough so came back just as i was started with Unova,came back always a polite guy saw YOU ARE AN ONCE EVER DREAM BUT (spell) T_A_K_E_N(brust into laughter)..and Misty during that break from my Sinnoh to Unova you and i of all people knew exactly that we then in your mind was wife and husband how ironical(laugh) so definitely taken(laugh)..so sadly to break his and umpteenth other’s dreams was promiscous Playboy Ketchum as it had to be BUT he didn’t know who his challenger exactly was and THUS went to ORANGE,but sadly without you(brust into laughter)...hum,young flower dream,how’s the Jacobs dream going then...Sableye...”</text:span></text:p>
      <text:p text:style-name="P126">Misty(few moments later,tears rolling down,lies on grass) : “Ash..i<text:span text:style-name="T441">f you will never want me again then why..”</text:span></text:p>
      <text:p text:style-name="P127">Ash(s<text:span text:style-name="T1125">tren</text:span>) : “SHUT UP!SHUT THE F... UP W...!<text:span text:style-name="T442">JUST SHUT UP!...PROMISCUITY,HUH?PROMISCUITY,INFIDELITY,UNFAITHFULLNESS...isn’t it...I WILL NOT DIE BEING ACCUSED OF PROMISCUITY BY A S.. WHO BECAME UNCHASTE THE DAY SHE FIRST SAW ME IF SHE WEREN’T BEFORE...NO!...you’ll feel every bit of promiscuity and the result of it in a sane mind and body cognizing every bit of it and THEN,ONLY THEN YOU CAN DIE,NOT </text:span><text:soft-page-break/><text:span text:style-name="T442">BEFORE,NO!...ANY F.. B... THAT WILL SAY OR HAS SAID I AM OR WOULD BE OR WAS PROMISCUOUS WILL HAVE THE SAME FATE...i’ll die later with them but NOT BEFORE...I WILL NOT DIE BEFORE I KILL OFF ABSOLUTE EVERYONE OF THOSE WHO HAS SPAT AT ME LITERALLY AND METAPHORICALLY...’Ash..um..sweetie..one more hum..please..once..just once..Ash..kiss..hum..’...EVERY MOMENT I WAS WITH YOU...and you say you’re the greatest CHASTE s... YOU are no more than a mass of STOOL and URINE covered by falesh and blood and pus AND I HAVE NOTHING TO DO WITH IT..CAUSE I DON’T EAT MY STOOL...PROMISCUITY HUH? PROMISCUITY...’i..um..wanted to forget you’..and still you’re saying you’re chaste...(laugh,shakes his head)...Misty,do you have any idea of the life you’re living for 35 years?...and you being a s.. went onto call others so...(laugh,shakes his head)..well atleast my bunch didn’t call me that in Unova(laugh)...anyway,Mrs. Misty Jacobs,how are your kids doing(brust into laughter) ?...Sableye...”</text:span></text:p>
      <text:p text:style-name="P128">Misty(sobbing uncontrollably,<text:span text:style-name="T443">scream</text:span>) : “<text:span text:style-name="T443">YES I’M UNCHASTE!..(uncontrollably cries)...BUT ONLY ONLY WITH YOU ASH...only with my Ash..only my Ash..i want my Ash..(cries,scream)..ASH i just..(chokes)..but you(uncontrollably cries)..all those words blood,spit..so much disdain cause..i..(cries)..ASH,I’M SORRY,SORRY,SORRY,SORRY..i was just...ASH JUST COME BACK TO ME..Ash you..(totally breaks down,sleep powder)...</text:span></text:p>
      <text:p text:style-name="P129">(<text:span text:style-name="T1142">10</text:span> Minutes later,Misty again in full cognition)</text:p>
      <text:p text:style-name="P130"><text:soft-page-break/>Ash(laugh) : “lets CHANNELIZE the apology then(brust into laughter)...all your ideas to live around here are CHANNELIZED to HIDE your soul which is A B...(brust into laughter)...and this very idea you’ll again channelize to get back at me or any other customer to sell your v... that ‘<text:span text:style-name="T444">um..i’m Misty..can..we..um...have a kiss..’..(brust into laughter)...or if you are chaste soul but you’ll have this body and see so many sweetie sweetie lads and would become immediately unchaste(uncontrollably laugh)...so(grave) YOU HAVE NO IDEA OF ANYTHING...(screams)NOTHING!URINE AND STOOL!THAT IS IT!..(laugh)...so once you have human birth you channel to become a chaste s.. cause your soul is an unchaste w.. so basically you’re an ETERNAL W...(brust into laughter)..or in the viseversa every chaste birth would end up unchaste,even if single(laugh) cause you’ll have to know what is not chastity to be single(brust into laughter)..and you tell other people that you’re a great chaste woman...(spits aside)..that’s your greatest womanhood for me...(laugh uncontrollably)”</text:span></text:p>
      <text:p text:style-name="P131">Misty(uncontrollably <text:span text:style-name="T445">sobbs,few minutes later) : “ Ash,i can’t stay single cause i’ll always follow you even if you’re single..you..Ash..i so madly want you and always will..Ash,just don’t go away from me and i’ll not want anything else just once a day i want to see you and that’s it..Ash,don’t go away again..Ash..please..Ash..(crying)COME BACK TO ME(chokes,uncontrollably cries..)</text:span></text:p>
      <text:p text:style-name="P132">Ash(laugh,after few minutes) : “<text:span text:style-name="T446">let’s go back to your chaste husband Green Jacobs then(brust into laughter)...so he comes back but is shoved the Sinnoh </text:span><text:soft-page-break/><text:span text:style-name="T446">trophy in his face by other admirers of your v.. thus he’s confused cause he knows how hard it is to get Sinnoh trophy first hand and then,THEN,THEN,TEHN(laugh)..he decides enough is enough goes to ORANGE,WINS THE LEAGUE,takes one and half more years to do that,then he returns roams around i was promiscuous of course VIA public gospel Chapter a Solgaelo Yveltal and Tyranitar’s once ever power means their master is a playboy cause he was being gentle and polite(brust into laughter)..Misty s.. do you have any idea what those 3 could do if i didn’t take those breaks at parties to have a chat with people about pokemons and then if people approached i was being polite that’s all...but those 3 with a Luxray and a Pikachu and so on were telling me to feed them each half moment a herd of 5 Zapdos’(laugh) had i so wanted Misty s.. Unova wouldn’t have had a single gym at all(laugh) anyway,then he was there then you shut the door(laugh)...i’m unsure whether you’re at all sorry for that(brust into laughter)..no,no Misty,tell me,why exactly did you TRY to date other people?I DIDN’T..why did you roam around different people(brust into laughter),I DIDN’T...(grave)...Misty,i’ve NEVER been promiscuous atleast cause my things were done afterwards when i didn’t have you in my mind at all but promiscuity well, YOU have been promiscuous cause YOU dated or agreed to date cause YOU WERE PROMISCUOUS as YOU HAD ME IN YOUR MIND AND YET YOU WERE THINKING ABOUT OTHERS..YOU WERE CHEATING ON THEM THEY WERE CHASTE YOU WERE UNCHASTE..simple as that...it’s by luck that i’ve been </text:span><text:soft-page-break/><text:span text:style-name="T446">informed about your state and came back but you never bothered...NOT EVEN IN ELITE4 KANTO(brust into lughter)..they called you no i don’t like his behaviour he isn’t coming here cause you were at the same time on () and trying to forget me and 3 months later suddenly you see me and all over me..(grave)..i’m sorry,your apology or antics are no good to me,you see i’ve not cared about a fig about anyone INCLUDING YOU,so why should i be bothered about you,this remember just...ONCE THAT MISTAKE EVER THAT MISTAKE....so do you have anything to say then DISCRETELY TALK ABOUT GREEN,nothing else i’ll hear and i’ll leave if you don’t cause i don’t care,why didn’t you kiss him despite he so much wanting etc and of course all the stuffs and so on so what is the trouble that told you to agree to date THE MASS?”</text:span></text:p>
      <text:p text:style-name="P133">Misty(uncontrollably sobbing,few moments later) : “those f..b.. were..those were not even men those...ASH...i want you back..ASH...COME BACK...(chokes,profuse tears)...<text:span text:style-name="T467">(few moments later)Ash,i’m so sorry..i lost my head..i can’t live without you at all..just once more smile at me Ash..please Ash..please..ASH...just..ASH...(totally breaks down,uncontrollably cries)...”</text:span></text:p>
      <text:p text:style-name="P134">Ash(<text:span text:style-name="T647">straight</text:span>) : “Sableye...<text:span text:style-name="T646">MEN</text:span>!MEN,MEN,MEN!..<text:span text:style-name="T647">BUT ASH IS ALSO AMONG MEN THAT’S WHY OF COURSE A S... LIKE YOU WANT HIS G.. TO BE INSIDE YOUR V.. C... ALL LIFE SO MUCH BUT LET’S SEE who is Ash</text:span>..who is <text:span text:style-name="T645">ASH</text:span>-URINE AND STOOL...<text:span text:style-name="T644">no more...then may be a complex wave of all good qualities possible but what’s the point?only valid till you’re HUMAN....ASHHOOD...COUGH AND SALIVA </text:span><text:soft-page-break/><text:span text:style-name="T644">hidden by warmth and gallantry(laugh)...BUT,THAT’S ASHHOOD FOR ME(SPITS ASIDE) AND MANHOOD(spits aside again)...Sableye...”</text:span></text:p>
      <text:p text:style-name="P135">Misty(<text:span text:style-name="T648">few moments later,scream,uncontrollably sobbing,profuse tears) : “NO!MY ASH IS NOT ANY OF THOSE...MY...MY ASH...ASH..COME BACK TO ME!...COME BACK...ASH...come back..(choke,profuse tears,vomits,uncontrollably sobbing,pokemons cure her up..etc)</text:span></text:p>
      <text:p text:style-name="P136">Ash(<text:span text:style-name="T649">some minutes later,</text:span>grave) : “...<text:span text:style-name="T415">Sableye...Misty,i had the ring that you so much are desiring now that very day you shut the door on my face...Misty,i’ll again leave you if my bunch wants me..yes,that’s why i left you then otherwise by logic i should’ve married you after Sinnoh,but that’s dishonesty to my bunch,i could’ve come back during Unova but that’s dishonesty to my bunch,i could’ve come back after an eternal s.. spat at me from point blank in public at Unova but that would’ve been dishonesty to myself cause i didn’t know whether for that moment i was cheating on you or not...whomever i’ve bedded all were after that not while i was with you...and i’ll do it again and again and again...i don’t care about people who can’t call me and i did call the gym once before leaving finally for my undercover...i was told that you’re battling,i said alright fine.cut it off...Misty,my number wasn’t changed,i never blocked anybody off unless they pestered me after i got a new number and all after undercover..but you never cared did you?...i went there with the ring in my pocket and i would’ve settled down for a full year then only would’ve been out and i would’ve been in Pallet so enough for my exercises with </text:span><text:soft-page-break/><text:span text:style-name="T415">my bunch,then i would’ve been in Kalos WITH you,if you so wanted,then just the same..i would’nt have been in undercover atleast for no reason cause none of my dear friends mentors or family was involved atleast...i still remember the last bit Misty,’</text:span></text:p>
      <text:p text:style-name="P137">“so that's it are you saying then Mist?"</text:p>
      <text:p text:style-name="P138">"yes,and it's Misty,<text:span text:style-name="T933">Misty,</text:span>Misty,Misty..don't nickname me.."</text:p>
      <text:p text:style-name="P138">"<text:span text:style-name="T934">well,</text:span>i guess finally won't see you again then unless luck would have it"</text:p>
      <text:p text:style-name="P138">"hey!don't try that with me ok?you know what,i still have your trophies from Battle Frontier and Sinnoh why don't you take them with you.."</text:p>
      <text:p text:style-name="P138">"so trophies are what it is then?you don't like me winning these trophies now that you think my goal and subsequent public eye has made me forget you?"</text:p>
      <text:p text:style-name="P138">"so,you mean you only started to win since i left you?..do me a favour..just go away Ash,you've just lost your genuinity to me..you don't have any value to me anymore.."</text:p>
      <text:p text:style-name="P138">"Mist..."</text:p>
      <text:p text:style-name="P138">"LEAVE!"</text:p>
      <text:p text:style-name="P139">(brust into laughter)...<text:span text:style-name="T468">you started from exactly there today saying jealousy and then we moved on to trophies again but that day i forgot to say that you also have been more successful without me than with and thus thought FINALLY why bother just a prick after all i can bed anybody...so all those 4 years behind the VEIL of infatuation YOU too used me to get your skills right,all those time limits and cups and all...but then tolerated me till you could find Green and so thus YOU too have lost </text:span><text:soft-page-break/><text:span text:style-name="T468">genuinity to me as well Misty...yeah i’ve been told that why leave the young flower dream for r..s.. but you know young flower dream,you left me cause you wanted someone like Green that’ll be around you like a pet licking your boots or more like v.. all life and be your subordinate...you wanted that more importantly,thus the IDEA of trophies...you’re the same as well according to your allegations that you threw at me that day,same stuff...double edged sword how does it feel now Misty Jacobs(laugh)...”</text:span></text:p>
      <text:p text:style-name="P140">Misty(few minutes later,<text:span text:style-name="T469">sobbing uncontrollably,profuse tears</text:span>) : “Ash,<text:span text:style-name="T470">all your hurt you’re sharing now i’m alright with that..but..Ash..i’m telling you now..just..just..ASH..JUST HUG ME ONCE MORE,SMILE AND JUST SAY MIST AND JUST ONCE MORE...(uncontrollably cries)..ASH...(chokes,uncontrollably cries)..”</text:span></text:p>
      <text:p text:style-name="P141">Ash(straight) : “well i did that ages ago which has been my greatest mistake and thus today’s endeavour to cure you off the mistake that too committed and took part in,hence we both must rectify which i have now it’s your <text:span text:style-name="T640">turn...(grave)...IF MY BUNCH NEED ME I’LL IMMEDIATELY LEAVE AND NOT LOOK AT ANYONE ELSE..WHAT’S THE GURANTEE THAT IF I DON’T CONTACT YOU,KISS YOU SHOW YOU HONESTY AND SO ON,THAT AGAIN THIS WILL NOT REAPEAT...I DON’T TRUST YOU AT ALL...Sableye...”</text:span></text:p>
      <text:p text:style-name="P142">(Misty uncontrollably cries and sobbs,vomits almost faints,convulsions,sleep powder)</text:p>
      <text:p text:style-name="P143">(<text:span text:style-name="T1023">19</text:span> Minutes later)</text:p>
      <text:p text:style-name="P144"><text:soft-page-break/>Misty(<text:span text:style-name="T641">uncontrollably sobbing) : “Ash,i..i’ll die very soon i feel so..just..just know that i’ll still cherish only you till..”</text:span></text:p>
      <text:p text:style-name="P145">Ash(laugh) : “Sableye...so,you’re a lier to that you said 2 seconds ago that you’ll still cherish me beyond death now it’s upto ONLY death <text:span text:style-name="T1024">and then will become only till next sweetie sweetie boy i see(brust into laughter)</text:span> and then what you’re saying implies that you’ll die and not come back thus it simply is that i will be f.. any number of s.. per day(laugh)...Sableye...”</text:p>
      <text:p text:style-name="P146">Misty(few minutes later,tears rolling down,lying down on the grass,sobbing) : “<text:span text:style-name="T642">Ash..just those memories...”</text:span></text:p>
      <text:p text:style-name="P147">Ash(laugh) : “not so fast s... that you’ll die here <text:span text:style-name="T643">counting memorable f.. sessions plus reminding you that i never f.. you unless you thought it was me due to ()..(laugh)..</text:span>the thing is that <text:span text:style-name="T471">s.. that whatever i told you that day was true cause yeah i was promiscuous and all BUT the thing is that YOU never stooped to be the young flower dream and stop the show cause you were the gym leader and yeah you’ll say that it’s my passion(laugh)...look in the mirror Misty s.. then say,MY BUNCH IS BEFORE YOU and will be cause they know me far better than you despite not being humans and none at the lab tells me to comeback,they don’t accuse me of preferrence no never.YOU didn’t tell Lance that challengers were pestering you and then if Lance knew it then there is a provision which you know very well that the challenger will be warned before entering the gym and if still there’s offence,his badge will be rescinded and more hall of fames will be added and less time will be given and so on,YOU never bothered to stop them and yeah,so much were happening around me i lost my mind(laugh)..Misty </text:span><text:soft-page-break/><text:span text:style-name="T471">who told you to not stop the show if it was too hard for you,who told you to take a break and ask me whenever i called that i want to meet you please halt there for a week i’m coming,YOU never told me ever that if you had a problem that was getting upto you seriously yes i never cared during Battle Frontier and Sinnoh cause i ever thought with name such things come but no not even once did you tell me that you’re having a serious issue no never then i go to Unova my bunch was going through a transformation and so was i and then I get into those situations and i just never bother and wasn’t impolite to people just like you were i never cared but THEN it was YOU who were too interested about the newses and all(laugh)...posing half naked you said right(laugh)..Misty the newes came to me scanning your body way more than any poses i brushed them aside yeah fine doesn’t matter,for 6 long years...yeah the public incident(laugh)...Brock was with me all the time you had enormus time surely you have kissed people in private behind my back haven’t you(laugh)...Misty get a mirror then try the apologies and yeah I DO NOT NEED YOU BUT I WANT MY BUNCH AND VISEVERSA i’ve been like that for 4 years and now all those sludges thrown at me ,look at my power now whole profession is just petrified by me any such worm who tries to pull stunts even if successful you youself seen what happened to then so that they were in tears to a random stranger like you,it’ll continue..they have to lick my boots all i’ll want i’ve just thrown eveything off Misty that’s all,your stardom,responsibility nothing can bind me anymore so how can you full of urine and pus..you can’t and thus </text:span><text:soft-page-break/><text:span text:style-name="T471">look at yourself...i tried to change my approach to pests and did you never cared,young flower dream went on for 2 more years i was nowhere then was i? The whole world is actually taking you as the greatest chaste woman and i’m a playboy and i don’t retort despite knowing all cause i don’t give a fig as i know once i speak big they’ll again lick my boot it’s just this mask that you show people which a s.. like you would obviously do and are doing,so why was young flower dream,the dates and all going on?why has the gym got a hall of fame 8 months back? Has the pestering stopped that now you’re on () and your body thus isn’t the young flower dream anymore..who is there now Misty,(sternly)WHO except STILL me here who is there,(straight)for whom you had closed that door that day,is he here now?did he force himself in the gym and hunt your room and found () and then force you to rekindle your family relations?IS WAS OR WILL THERE BE ANY SUCH..Misty,you know best why i was with you and why the person you with whom YOU CHEATED upon me was there...this is why exactly you’re a chaste s... cause YOU can’t forget moments that I long have totally erased from my memories and thus you can’t forget me though i have and despite the fact that you’re a s...</text:span></text:p>
      <text:p text:style-name="P148"><text:span text:style-name="T471">Misty,i trouble is that a s.. like you is accusing me of promiscuity and did so while HIDING someone in a room and closed the door at my face...Misty,you’re whatever beau that there was would’ve been literally killed along with his bunch if i so wanted to...and YOU would’ve had the same fate then...just like you would’ve had the same fate had i found someone roaming around to challenge me cause you were his girlfriend and you can’t forget </text:span><text:soft-page-break/><text:span text:style-name="T471">me..i found Green,i didn’t know him then but i did later the day we broke up as i told you he was there or a thousand such Greens were there with all their pokemons on that day 2 weeks back we gym battled that whole gym would’ve been evaporated ALONGSIDE YOU cause i had my whole 97 with me hidden and you have no idea what my bunch can do to anyone INCLUDING 1000 MEWTWOS...Misty,you’re talking about why i didn’t BATTLE you that day,you were too busy f.. with Green so that you missed my Unova final on TV you were in heaven of BLISS as you were beeing throughly f.. by Green without p.. then thus you had to have an ... so that he can go again at Kanto without any legal problems,anyhow if you saw that day you would never have wanted to battle ME cause there’s no chance against only my Pikachu cause he needs 3 minutes to evaporate all your bunch alongside you if i wanted him to..yeah you may say cause he can’t catch human emotions thus he wouldn’t ever know that YOU cheated on me thus you would’ve said that yeah Pikachu wouldn’t have battled me,but i would’ve killed him by my own bunch if he didn’t had you or your beau or beaus challenged me on promiscuity on that day when we had the show 2 weeks back in a PROPER challenge that your husband Green tried his hands at and very lucky he is that i’m not from Team Rocket...i can laugh your gym off immediately,Misty i don’t even need a pokemon to beat your Goldy,Gyarados,Jellicent, combined anymore cause they can’t cope up with me alone cause of my interpretation...then i have 97...by every means look where you are and where i am by absoluty every means </text:span><text:soft-page-break/><text:span text:style-name="T471">not just skills and profession...look at you then say who needs who for self satisfaction,i’ve lived 4 years with my own bunch atleast,you’ve even rejected your own bunch for your failure in getting a beau..WHERE IS YOUR GENUINITY MISTY,where is it? I will leave you after today but you’ll die as i said no more and that’s just it...i may die but i’ll be happy with my bunch,you all alone even your bunch won’t care about you...that all for genuinity and i’m only getting started...Sableye off...”</text:span></text:p>
      <text:p text:style-name="P149">Misty(uncontrollably cries and sobbs,few minutes later) : “Ash,<text:span text:style-name="T473">just..just marry me and i’ll give up this f.. gym and tose f.. anyway they have ruined my life taking me away from you i don’t care about my pokemons either i..i just want my Ash..my soul..my heart..my life..my everything.(screams,crying loudly)..ASH..you..(chokes,uncontrollably cries)...”</text:span></text:p>
      <text:p text:style-name="P150">Ash(laugh) : “Misty,you don’t even want your bunch and you’re a hall of famer(brust into laughter)...(Misty almost faints and Ash hugs her firmly pats her back,Bulbasaur sleep powders her and all)</text:p>
      <text:p text:style-name="P150">(<text:span text:style-name="T1143">14</text:span> minutes later)</text:p>
      <text:p text:style-name="P152">Misty(sobbing,shivering) : “Ash..”</text:p>
      <text:p text:style-name="P152">Ash(frowns) : “Nivy,<text:span text:style-name="T1144">Talonflame</text:span> take us to my room”</text:p>
      <text:p text:style-name="P152">(Ash takes Misty to his room,she needs refresments and all)..</text:p>
      <text:p text:style-name="P153">[after washroom and all,vomits once and all...</text:p>
      <text:p text:style-name="P153">Misty sitting on the only couch <text:span text:style-name="T793">lolling on it</text:span>,there very weak,<text:span text:style-name="T807">a medicine..some food..,25 minutes later]</text:span></text:p>
      <text:p text:style-name="P154">Ash(frown) : “eat those up,<text:span text:style-name="T807">none of the medicines before or after will work otherwise,</text:span>not poison,i’m not foolish enough to kill a mad s..”</text:p>
      <text:p text:style-name="P154"><text:soft-page-break/>Misty(<text:span text:style-name="T804">crying,</text:span>sobbing) : “<text:span text:style-name="T796">SHUT UP!..</text:span>why are you taking so much care <text:span text:style-name="T805">of</text:span> me then,hum..just for one day..<text:span text:style-name="T794">then..then...(uncontrollably cries)”</text:span></text:p>
      <text:p text:style-name="P155">Ash(hugging Misty firmly,stern) : “...STOP THIS MAD S.. M.. BUSINESS AND EAT THESE UP!<text:span text:style-name="T795">THERE’S NO POKEMON NOW AROUND YOU EXCEPT HOOPA AND BULBASAUR TO CURE YOUR F.. UP BODY AND INFATUATED MIND SO(loud voice) GET GOING!(breaks the hug)”</text:span></text:p>
      <text:p text:style-name="P156">Misty(sobbing uncontrollably,<text:span text:style-name="T806">crying,</text:span>few moments later) : “i won’t eat,you...<text:span text:style-name="T808">you’re giving me medicines to make me bear this torture even more before i die...(uncontrollably crying,few moments later)..</text:span>you want to kill me then just kill me at once..you..(SCREAMS,<text:span text:style-name="T806">brust into tears</text:span>)...<text:span text:style-name="T797">ASH..COME BACK TO ME(Ash shakes his head again and hugs Misty quickly)..(sobbing)..every time i scream now your pokemons aren’t there you will hug me and..(crying)..so gentely,so gently each time(uncontrollbaly sobbing and crying)...i won’t eat,i won’t take medicines,i won’t do anything(profuse tears)...you will do everything..you feed me by your own hands like you used to every time every time you came back to me then..you..(uncontrollably crying,about to scream)..A..”</text:span></text:p>
      <text:p text:style-name="P157">Ash(frown,<text:span text:style-name="T809">hugging Misty firmly,whisper</text:span>) : “<text:span text:style-name="T798">will you eat or do i send you to Green...(Misty tries to hug Ash,Ash throws her off)..(loud,stern)GET OFF! how many kisses,how many..”</text:span></text:p>
      <text:p text:style-name="P158">Misty(uncontrollably crying) : “SHUT UP! I also don’t kiss stool and urine you..i only kissed my Ash that’s all..(uncontrollably crying and sobbing,profuse tears,few <text:soft-page-break/>moments later)...<text:span text:style-name="T799">and i will only ever kiss my Ash that too is all..you’re my Ash,only mine..you..you think i shut the door and didn’t ever think about you after that but..(chokes,profuse tears,sobbing,louud voice)...ASH..I DON’T HAVE ANYONE EXCEPT YOU COME BACK...you(dark gang is back and stopped Misty,Bulbasaur also is there tenders her,Jellicent in place of Gerninja)...”</text:span></text:p>
      <text:p text:style-name="P159">(few minutes later,sends dark gang off,<text:span text:style-name="T810">Hoopa,Jellicent and </text:span>Bulbasaur remains)...</text:p>
      <text:p text:style-name="P159">Ash(hugging Misty firmly,Misty also hugs Ash firmly,<text:span text:style-name="T800">Frown) : “Misty,just eat these up...don’t make a drama just..”</text:span></text:p>
      <text:p text:style-name="P160">Misty(same pose,whisper,<text:span text:style-name="T873">deep breath</text:span>) : “<text:span text:style-name="T811">just listen Ash,please.</text:span>Ash,i’m sorry,<text:span text:style-name="T812">i’ve been for last 4 years atleast if not more and no Ash,it’s always ever you,i’m your Mist,has ever been and will be.Ash,</text:span>i lost my mind then <text:span text:style-name="T813">but i’ve been killing myself since and you can see what has happened to me cause i made that mistake,Ash,please</text:span> <text:span text:style-name="T814">come back sweetie,plea</text:span>...<text:span text:style-name="T801">(Ash throws her off scowling and breaking the hug,Misty cries uncontrollably)..”</text:span></text:p>
      <text:p text:style-name="P161">Ash(frown) : “this is cheating of first kind,once you hug a dying person so give her a bit comfort to try to cure her and she <text:span text:style-name="T815">being a s..</text:span> comes all over you cause she knew you once...<text:span text:style-name="T802">Mist..”</text:span></text:p>
      <text:p text:style-name="P162">Misty(screams,uncontrollably crying): “STOP!STOP THERE! You f.. b.. STOP RIGHT THERE!..<text:span text:style-name="T803">(uncontrollably sobbing,loud voice)...i will always call you my sweetie cause you’re my Ash,only my Ash,only mine you are,and my Ash is my sweetie,only my sweetie,only mine,ALWAYS...(profuse tears)..i never knew what i was </text:span><text:soft-page-break/><text:span text:style-name="T803">doing then otherwise i would’ve been there with you in Unova you..(uncontrollably sobbing)..and you should call me Mist,just that..call me Mist you f.. b.. and your sweeite is only me your Mist no matter what that i also know..i’m only your Mist...only your..(uncontrollably crying and sobbing,mild voice)...Ash..Ash...please Ash,you..you call me Mist and..and i’ll eat myself you won’t have to do that..please Ash..just..”</text:span></text:p>
      <text:p text:style-name="P163">Ash(frown) : “<text:span text:style-name="T816">Hoopa, she doesn’t move only cogitates,Bulbasaur get along with your job...Jellicent tell Nivy to fetch the whole dark group who were here just before absolutely now...Misty,i will not nickname a s.. who on phone told her poor husband while crying like a m.. w.. that she can’t kiss him cause she wants to s.. with another man who isn’t contacting her for a b.. session for which the husband was angry and RISKED HIS LIFE FOR YOU DESPITE YOU BEING AN UNCHASTE WIFE AND TELLING THIS ON HIS FACE...no,i respect the man more than myself,i would’nt have ever done it...yeah get on working you all...and his only fault was that he called you Mist(Dark gang is back and back to their work including Jellicent in place of Gerninja and now Hoopa is there as well,Sableye in main and then Gengar,Marshadow,Darkrai,Dusknoir,Spiritomb,Malamar and Confragigsus,Misty uncontrollably crying)...i nickname my travel companions others as well whoose names suited like Cilan is Cili,Tracey was Trace,that s.. in Kalos wasn’t nicknamed and none other’s who were there could’ve been nicknamed their names didn’t sound like that and yes Clemont i ever called Clem and still do so it’s just a matter of saying Mist rather than Misty cause Mist </text:span><text:soft-page-break/><text:span text:style-name="T816">is easier to say and you were there for 5 long years so that was all...but what wrong did your husband do calling you Mist that day,hum?..i don’t see any...he only said in a final moment of emotion cause you refused a date crying like b.. BUT you confirmed it before..do you hear me(sternly)..he cherishes you more than i will ever do and yet you refused <text:s/>to date him..let me see..he won Knato came back did find some works there and wanted to marry you but you refused cause you’re infatuated with someone else who had 0 contact with you for 4 years by then or with anyone you knew he never cared about your well being or whether you were alive or dead then cause to him you were stool and urine combined he didn’t care so anyway,to Green you were queen of hearts and i don’t understand this infatuation with CHOICE...why the hell are you so much interested to get me mingled with you i say now that we’re done but these medicines are important for you to find Green again,but if you don’t want to find Green again cause he came back from Unova and said he REJECTS you cause you were too infatuated with someone,then lets welcome Georgio and Roy but then again you don’t want to marry them but why,what’s the matter if Green said that Mist i cherish you so much for 20 long years what is the trouble with that that you sweared him left and right and then said he of all people has no manhood and all so he RISKED HIS LIFE FOR YOU,no matter my position,i could’ve snatched his career away from him and he would’ve been banned for life what would he have done then,huh?what? You couldn’t help him except giving him an official position that had nothing to do with pokmeons and yet had to hide it just </text:span><text:soft-page-break/><text:span text:style-name="T816">like you’re hiding yourself from the world in that gym and using () to forget someone,if you aren’t an infatuated s.. then who is Misty,who is? So he risks his life but doesn’t get a thing in return which is sad for me cause he was a way better man than me...and you were discussing manhood with all people for 3 years or so,let me tell you that they were more than good they are not cheats like me Georgio and Roy accepted that Green cherishes you more so what your demand is to be called Mist was satisfied by him and THUS my deman is why didn’t you date him despite crying your head off that day that made the poor man jump in fire...(laugh)..Misty,look at my preparation to just spit at you and look at that man’s devotion...he went to play with fire at a place that he had no idea about and i’m a mythical name there whole region would’ve jumped upon him if i so wanted and i let him off because of you nothing more he said than that he was from Cerulian after all went over and i was about to hand him over to the Unova Elite4 HQ with the stern warning to the whole world Elite4 that either they snatch away his livelyhood or i will do it myself and hand him over to the press linking him with team rocket and another 1000 groups..THAT IS MANHOOD...eat these up get the medicines,get off to Green or if you don’t like him to whoever you want to..my duty is upto this that’s all...you all off,stay here Hoopa next time you don’t do a thing go out stay with Nivy previous role restarts...”</text:span></text:p>
      <text:p text:style-name="P164">Misty(few moments later,uncontrollably sobbing,profuse tears) : “Ash..(watergun)...um..please i..”</text:p>
      <text:p text:style-name="P164">Ash(sighs,hugs Misty,whisper,frown) : “will you eat <text:span text:style-name="T874">now</text:span>?”</text:p>
      <text:p text:style-name="P164"><text:soft-page-break/>Misty(<text:span text:style-name="T820">whisper,sobbing,dizzy,profuse tears) : “i am not going to be alive for long Ash,just once call me Mist that will be..”</text:span></text:p>
      <text:p text:style-name="P165">Ash(shaking Misty vigourously,frown,stern voice but low) : “FIGHT!YOU S..!FIGHT!<text:span text:style-name="T821">this is cause you’re not taking medicines you m.. w.. ..JUST EAT THESE UP!(throws Misty off)”</text:span></text:p>
      <text:p text:style-name="P166">Misty(lying down,uncontrollably crying,loud,soobing) : “NO I WONT!..I..(chokes)..”</text:p>
      <text:p text:style-name="P166">Ash(hugs Misty again,frown,firm low voice) : “Misty you eat or i send you inside the lab and go away?”</text:p>
      <text:p text:style-name="P166">Misty(sobbing,crying,mild voice) : “<text:span text:style-name="T822">you won’t go away unless i eat and take medicines i know,Ash..just..”</text:span></text:p>
      <text:p text:style-name="P167">Ash(frown,throws Misty off) : “i see,Bulbasaur vine whip bind her totally she sits <text:span text:style-name="T823">doesn’t move her hands</text:span> and will eat...<text:span text:style-name="T823">Dusknoir get Sepreier in here(trying to feed Misty,few moments later,frowing at Misty)...eat...”</text:span></text:p>
      <text:p text:style-name="P168">Misty(looking Ash,profuse tears,sobbing) : “<text:span text:style-name="T824">everything you will..(Ash tries to feed her,Misty doesn’t want to and doesn’t eat,scream)..No..(Ash forces Misty but she doesn’t eat,Ash gets up frownings,Bulbasaur releases Misty,Misty uncontrollably crying)..”</text:span></text:p>
      <text:p text:style-name="P169">Ash(frown) : “great,die here you..”</text:p>
      <text:p text:style-name="P169">Misty(<text:span text:style-name="T875">uncontrollably </text:span>sobbing <text:span text:style-name="T875">and crying</text:span>,shout) : “YES I WILL!you cherish me this much <text:span text:style-name="T825">still just becasue of those p.. you(uncontrollably crying,Ash going away,scream)...ASH..COME(dark gang stops her again)...”</text:span></text:p>
      <text:p text:style-name="P170">Ash(<text:span text:style-name="T826">returns,frowning) : “Misty,what do you want huh? What? i call you Mist then you will eat but if i call you Misty you will not eat and die here and then the whole </text:span><text:soft-page-break/><text:span text:style-name="T826">world will accuse me of murder that is your want?..Sableye...”</text:span></text:p>
      <text:p text:style-name="P171">Misty(sobbing,few moments later) : “<text:span text:style-name="T827">I want you Ash i want my Ash to..”</text:span></text:p>
      <text:p text:style-name="P172">Ash(frown) : “Sableye...Misty please eat these up otherwise i’ll have to end this conversation and send you to your family and get that f.. gym shut and snatch away the license as well if i show these stuffs to them <text:span text:style-name="T828">and I WILL BE NOT SEEN AGAIN BY YOU AGAIN FROM THIS MOMENT...eat or be thrown off...Sableye...”</text:span></text:p>
      <text:p text:style-name="P173">Misty(sobbing,few moments later,lying on the couch) : “i won’t eat you want to kill your Mist kill her still <text:span text:style-name="T829">she will not not eat unless you call her Mist and feed her by youself..and your Mist will forever only cherish you no matter what you do..you..(uncontrollably sobbing and crying,loyd voice)..SO MUCH TORTURE,SO MUCH!ALL THESE CAUSE...</text:span>”</text:p>
      <text:p text:style-name="P174">Ash(frown) : “<text:span text:style-name="T830">Sableye...Misty you must take the medicines immediately but before that you should eat these up..please listen to me..Sableye...”</text:span></text:p>
      <text:p text:style-name="P175">Misty(dizzy,sobbing) : “<text:span text:style-name="T831">i won’t and..(watergun)...”</text:span></text:p>
      <text:p text:style-name="P176">Ash(frown,stern) : “Mist that’s what you want huh?..fine Mist is a s.. Mist s.. how..”</text:p>
      <text:p text:style-name="P176">Misty(uncontrollably crying,sobbing,scream) : “<text:span text:style-name="T872">NO!</text:span>ASH..<text:span text:style-name="T832">HOW CO..</text:span>(sleep powder)”</text:p>
      <text:p text:style-name="P177">(<text:span text:style-name="T871">14</text:span> Minutes later)</text:p>
      <text:p text:style-name="P177">Ash(frown) : “had your wish,now eat”</text:p>
      <text:p text:style-name="P177">Misty(crying,<text:span text:style-name="T876">trying to scream but can’t too weak</text:span>) : “i won’t you..”</text:p>
      <text:p text:style-name="P177">Ash(hugging Misty firmly,frown) : “i will not call you anything except s.. cause you are a s.. and now i’m taking <text:soft-page-break/>you to you beloved family..do you listen or i call Sableye?”</text:p>
      <text:p text:style-name="P177">Misty(<text:span text:style-name="T878">few moments later,</text:span>sobbing,profuse tears,<text:span text:style-name="T877">mild voice</text:span>) : “<text:span text:style-name="T833">Ash..i..”</text:span></text:p>
      <text:p text:style-name="P178">Ash(frown,makes Misty hug him,again hugs Misty) : “<text:span text:style-name="T834">what do you want Mist s.. what?”</text:span></text:p>
      <text:p text:style-name="P179">Misty(profuse tears,sobbing,<text:span text:style-name="T879">mild voice,</text:span>hugging Ash) : “<text:span text:style-name="T835">why are you killing me like this Ash? I know you cherish me so much still and i’m sorry for whatever i did but Ash just give me another chance come back to me,please come back to me Ash,please..i will give up all these things and go with you wherever you take me,please come back Ash..please..”</text:span></text:p>
      <text:p text:style-name="P180">Ash(frown,same pose) : “would you eat if i come back?”</text:p>
      <text:p text:style-name="P180">Misty(<text:span text:style-name="T836">same pose</text:span>,sobbing) : “you feed me by yourself calling me <text:span text:style-name="T837">Mist and </text:span>sweetie then only...”</text:p>
      <text:p text:style-name="P181">Ash(frown,<text:span text:style-name="T838">same</text:span>) : “<text:span text:style-name="T839">i can but if you try to get physical you will be sent straight to your family and () are going to Elite4...decide and say..and if you want more than words and any future considerations after you finish eating then then that too will leave you with same fate..”</text:span></text:p>
      <text:p text:style-name="P182">Misty(same pose,sobbing) : “<text:span text:style-name="T840">you will not sewar me and will not link me with those...(crying,sobbing)”</text:span></text:p>
      <text:p text:style-name="P183">Ash(frown,same pose) : “<text:span text:style-name="T841">fine..”</text:span></text:p>
      <text:p text:style-name="P184">Misty(same pose,sobbing) : “<text:span text:style-name="T842">you’re ever my husband sweetie and i’m your Misty Ketchum for 19 years now..always am..you’re my Ash only mine..you..”</text:span></text:p>
      <text:p text:style-name="P185">Ash(frown,breaks the hug <text:span text:style-name="T867">and pats Misty</text:span>) : “enough Mist,enough,just sit down,eat..”</text:p>
      <text:p text:style-name="P185">Misty(sobbing) : “call me sweetie..then..”</text:p>
      <text:p text:style-name="P185">Ash(sigh,frown) : “ok sweetie,sit down eat please”</text:p>
      <text:p text:style-name="P186"><text:soft-page-break/>(Ash feeds Misty by <text:span text:style-name="T843">himself,Misty still cries and sobs but eats)</text:span></text:p>
      <text:p text:style-name="P187">Misty(eating,still tears and sobbing) : “<text:span text:style-name="T844">Ash,i’m very sorry for what i did that day for which you’ve become this much hurt inside and i’m suffering like this as you can see but please dear i don’t know anything except you,please come back to me Ash..please..”</text:span></text:p>
      <text:p text:style-name="P188">Ash(frown,feeding Misty) : “that’s ok Mist that’s ok,you eat first we have <text:span text:style-name="T847">ample </text:span>time to discuss about things that you want after this and don’t talk too much <text:span text:style-name="T845">sweetie you </text:span>won’t be able to eat..”</text:p>
      <text:p text:style-name="P189">(after foods are taken <text:span text:style-name="T848">medicines are taken,Misty has to take a bit of rest)</text:span></text:p>
      <text:p text:style-name="P190">Ash(frown,<text:span text:style-name="T849">Misty lying down on the bed,tears rolling down and sobbing</text:span>) : “<text:span text:style-name="T849">you need all sorts of care,terrible condition you’re in,did anyone influence you and with all those psychic stuffs written in diary trying for a thoughtless less so that one certain thought doesn’t bug you and trying to use your Starmie and Golduck later added Jellicent recently who being a primary ghost type her nature itself refused but she isn’t alright i could see...Mist,please,just listen to this calmly you can see how many psychics i have only right here and what level they are at if their names themselves like Hoopa,Spiritomb,Darkrai and Confragigus don’t serve that purpose and i have many more like a Giratina and a Ultranercozma who came during undercover was there extremely abused and during undercover i had to use may be 20 psychics at the same time all diffeent and extremely powerfull and so rare and against the same type of opponents swelled up and then again you saw what i did </text:span><text:soft-page-break/><text:span text:style-name="T849">to the best 3 of your bunch with a bug type of all cause i’m only too assured of what Heracross can do despite not being psychic at all and this again prooves to you than i’m not exactly at bay with the things that you were upto,just listen carefully,(grave) no process is there except bearing any repeatative thought out to it’s expiary by means of self introspection and self introspection alone and all else only will make sure that that very thought will elude you thinking you don’t have it anymore thus will continue to live in that very thought most of the times with each repeatation becoming more and more unbearable thus all the sanity will go when you can no more bear that mental pain and will become insane along with your bunch cause they can’t get human emotions and you’re forcing them to...(mild voice) Mist,please you don’t kill yourself like this giving up on your bunch most cause the whole world will be able to move on without you they won’t and Jellicent i saw isn’t at her best isn’t happy Starmie must’ve protested saw Golduck if was a human would’ve turned on you cause you’re mistreating him and putting him under trouble,these serve no purpose to anyone,just drop them immediately...”</text:span></text:p>
      <text:p text:style-name="P191">Misty(sobbing,crying) : “<text:span text:style-name="T868">no none influenced Ash,i just never knew what i was doing..</text:span>you saw that <text:span text:style-name="T850">sketch</text:span> of ours Ash and took it away...<text:span text:style-name="T851">couldn’t get rid of you no matter what just didn’t know what i was doing till you were back...since i first saw you Ash,it’s all just about you for 19 years sweetie..i don’t know why but you’re my life that much just i’ve learnt in this way due to my mistakes..Ash,i can’t live without you no matter what you say or think or think of me to be,just have a consideration </text:span><text:soft-page-break/><text:span text:style-name="T851">that(uncontrollably crying)..Ash..why..(chokes,tears,sobbing).. ”</text:span></text:p>
      <text:p text:style-name="P192">Ash(frown,<text:span text:style-name="T888">hugging Misty and patting her back</text:span>) : “<text:span text:style-name="T891">we have time ample left today to talk about those things </text:span>it’s alright take rest <text:span text:style-name="T891">now</text:span>,<text:span text:style-name="T892">(sternly) but don’t try any stunts because i’m hugging you that will be it...”</text:span></text:p>
      <text:p text:style-name="P194">Misty(hugging Ash,sobbing,tears,<text:span text:style-name="T890">mild voice</text:span>) : “it’s alright <text:span text:style-name="T869">Ash,</text:span> i won’t..<text:span text:style-name="T890">but you..</text:span>”</text:p>
      <text:p text:style-name="P192"><text:span text:style-name="T890">Ash(frown,same pose) : “</text:span>we have time for these,will talk later,<text:span text:style-name="T893">you need rest now,</text:span>want sleep powder for 15 minutes?”</text:p>
      <text:p text:style-name="P193">Misty(<text:span text:style-name="T889">hugging</text:span> Ash,sobbing,<text:span text:style-name="T852">profuse </text:span>tears rolling down,<text:span text:style-name="T889">very mild voice</text:span>) : “don’t go <text:span text:style-name="T852">away dear just..”</text:span></text:p>
      <text:p text:style-name="P195">Ash(fro<text:span text:style-name="T1145">w</text:span>n,same pose,<text:span text:style-name="T854">patting Misty’s back</text:span>) : “<text:span text:style-name="T890">fine you don’t need that but </text:span>Mist,<text:span text:style-name="T853">you don’t need to shut yourself out like that,they just didn’t understand our realtionship and your attitude towards me,i wasn’t contacting and was just trying to make arrangements for your marriage nothing more and themselves had big changes in personal life...there’s no point in doing these stuffs...give these habits up,your gym’s reputation is in absolute low ebbs and you know who are there in Kanto Elite4 below the topmost level which being governed by Lance and Simon is what hasn’t got the whole place to erupt and fall apart..Mist,you won’t be able to face them when they will come with all their might with and without the law if you’re in this condition and their first target is your starter Starmie to test her condition which i guess isn’t good and the rest will be made up and you know the rest...please get things sorted out there that’s your own home and your sisters have shares there don’t create </text:span><text:soft-page-break/><text:span text:style-name="T853">unnecessary troubles and infighting between your own siblings you need them to get the gym back to it’s place and you need them to live your life and they need you always and you know your bond best and they are killing themselves seeing this condition of yours..just forget these psychic nonsense immediately..”</text:span></text:p>
      <text:p text:style-name="P196">Misty(same pose,mild voice) : “no i hosted a family <text:span text:style-name="T870">and close friends</text:span> get together,<text:span text:style-name="T855">we’re alright with it now i’m on vacation and that’s all but there’s just so much hazards Ash,i can’t take those anymore being alone nor do i want to and about the office it’s true i know it myself but Ash,i want you to be beside me gym or no gym...i’m there just for my bunch nothing else but no they never liked my attitude in last 1 year and more..i just want to sleep well on your lap that’s all never had that for such a long a long time except sleep powders,please marry me sweetie and i’ll give all up here,i will give up my share anyway just you marry me Ash,please..this is my only want nothing else,i just want you that’s all after you marry me whatever you do will be i just want to be with my Ash forever...”</text:span></text:p>
      <text:p text:style-name="P197">Ash(frown) : “yeah,we’ll see,first 10 minutes more take rest...”</text:p>
      <text:p text:style-name="P198">(Misty few moments later again have to go to washroom,and all and then after <text:span text:style-name="T856">changes dresses that Ash had previously kept and all)</text:span></text:p>
      <text:p text:style-name="P199">Ash(frown,hugging Misty and patting her back,Misty is crying a lot) : “ Mist,it’s ok,you’ll be alright <text:span text:style-name="T894">just takes time to settle these things don’t worry but we should go back to the open now it’s more stagnating here..you all go back to your previous positions and same rules will be </text:span><text:soft-page-break/><text:span text:style-name="T894">applied to each before you came here,Jellicent you’re relieved but Gerninja takes your place and tell that brat to be alert and not to drop her level now that she has got a bit of rest,Hoopa and Nivy stay, you too Bulbasaur...ok Mist,we should return but are you ok..</text:span></text:p>
      <text:p text:style-name="P200">Misty(hugging Ash,whispering,<text:span text:style-name="T898">profuse tears</text:span>) : “<text:span text:style-name="T895">i’m going with you only..”</text:span></text:p>
      <text:p text:style-name="P201">Ash(<text:span text:style-name="T896">frown,same pose) : “Nivy send Charizard outside,Hoopa you go back to your previous position and role Nivy send Charizard here and then do the same as you were doing outside..go..Mist we will go outside then again will talk only but our conditions end here i’ll not call you by nicknames or other certain words,mind that...”</text:span></text:p>
      <text:p text:style-name="P202">Misty(same pose,<text:span text:style-name="T899">profuse tears) : “ it’s ok but just to tell you...(chokes,uncontrollably crying)..”</text:span></text:p>
      <text:p text:style-name="P203">Ash(frown,same pose) : “outside,we have time,please be quiet let those medicines settle down...”</text:p>
      <text:p text:style-name="P152">(<text:span text:style-name="T846">1:45 </text:span>later,<text:span text:style-name="T650">back to the spot,Bulbasaur back to his role like all rest,Charizard too</text:span>)</text:p>
      <text:p text:style-name="P204">Ash(<text:span text:style-name="T652">Misty still crying profusely and sobbing hugging Ash,</text:span>hug<text:span text:style-name="T897">ging</text:span> Misty <text:span text:style-name="T651">and then </text:span>pat<text:span text:style-name="T653">s</text:span> her back,pokemons tender her) : “Misty,it’s <text:span text:style-name="T652">alright..you’ll be ok..i’ll tell them before i leave you today about your condition in detail but let me finish i’ll leave don’t...</text:span></text:p>
      <text:p text:style-name="P205">(Misty <text:span text:style-name="T901">tenderly kisses</text:span> Ash’<text:span text:style-name="T900">s cheek</text:span> but he forces her away <text:span text:style-name="T902">immediately</text:span>,frown)...<text:span text:style-name="T857">Sableye..(spits aside,Misty uncontrollably crying,sitting on the bench)..Jellicent watergun my cheek a bit...(Misty sobbing and crying uncontroolably,Ash makes her sit down on the grass,stern)..this is why..Jellicent off..this kind of a s.. </text:span><text:soft-page-break/><text:span text:style-name="T857">attitude..(angry,stern voice but low pitch)..THIS IS WHY YOU CAN’T GET A HUSBAND..what is your trouble s.. huh?what? Call me Mist,call me sweetie..YOU ARE A S.. that’s it..Mist s.. or sweetie s.. or sweetie Mist s.. anything the thing is that YOU ARE A S.. that’s all...still trying to get unchaste if you’re already not...what is your trouble huh?...you s.. why can’t you get customers to s.. you whole day...why what’s your trouble..YOUNG FLOWER DREAM...that physical glaze totally evaporated now with () that’s your trouble..because of that you had customers but now there’s none..that’s your trouble..you have had customers beause of the physical beauty which is not present now so since 18 to 33 atmost you’ve had customers now you can’t and you have this drama that i want to get married finally to get a loyal customer whole life.You want to be married fine forget the f.. infatuation get married..simple..but you are a chaste s.. so you won’t.. What sort of a s.. are you huh?..Misty s.. this is the worst kind of s.. i’ve seen of heard of and you should be called a legendary s.. infact with your obsessive infatuation of being a chaste s.. you are an unchaste w.. since school your s..h.. tricks tempted many people and then later in your career...many many people has d.. all over you BECAUSE of what which isn’t present anymore cause your using () to increase you .. as after 18 years of f.. it has gone down a bit but you’re a s.. but can’t adapt to the new situation so too h.. and in need of s.. atleast for one week..you w.. WHAT WERE YOU THINKING?..didn’t i warn you s.. not to get physical i was just making sure that i don’t get charged for killing a mad s.. like you who can’t understand that who is her customer who </text:span><text:soft-page-break/><text:span text:style-name="T857">isn’t...YOU ARE A W.. that’s why you could do what you did..YOU JUST CHEATED..you cheated on my moment’s trust upon you and you tell me to marry a mad s.. like you...I DON’T HAVE ANYTHING TO DO WITH W.. you s.. what’s your trouble huh? What.. that gym is a w..h.. that i realized the day you spat at my face and today just right now you spat at my face proving me right that CERULIAN CITY GYM IS A W..H.. and it hosts a hall of fame chaste w.. like you FOR 14 LONG YEARS..how many,huh? How many have c.. in you v.. each day for 13 years all those who asked for a date on which they wanted to s.. you whole day or 99% of them?..WHO MANY g.. HAVE entered your v.. tell me,tell me the f.. list you w.. cause you were trying to induct me into the hall of fame of MEN WHO HAS HAD THE FORTUNE TO f.. CHASTE MS MISTY WATERFLOWER s.. you are a f.. w.. that’s the end of it...Sableye..YOU ARE A S.. your gym should say Misty s.. is the gym leader beware she wants new customers to s.. her WHOLE day and THAT IS ALL...a s.. like you scale all heights of s..h.. to get people tempted cause you have not been s.. for long and those <text:s/>blood is the proof that your..”</text:span></text:p>
      <text:p text:style-name="P151">Misty(<text:span text:style-name="T903">uncontrollably crying and </text:span>sobbing,<text:span text:style-name="T654">sitting on the grass</text:span>) : “<text:span text:style-name="T655">SHUT UP!..you..no matter what you say i know you cherish me so madly still still still(uncontrollably sobbing)..you..you won’t leave me i know that..(profuse tears and uncontrollably sobbing)..</text:span>why do you care so much about <text:span text:style-name="T474">me you..hum?...you f.. b.. you say stool and urine and..and for the same,same exact literal stool and urine so much care(uncontrollably crying)...kept fresh dresses for me,fed me by own hands,messaged my feet </text:span><text:soft-page-break/><text:span text:style-name="T474">when i was almost out cold,made me take salt mixtures cause i’m crying so much and...and then..(uncontrollably sobbing)..you even cleared up all that and did everything so that i feel comfortable..(uncontrollably crying)... just as if i’m your own little daughter..and..and when i’m sleeping you’re hugging me and tending me so that i have better sleep that much too i know..(uncontrollbaly cries and sobbs,moments later)..you...you say anything you want but still so much care so much tendering like my own parents(uncontrollably sobbs,few moments later,uncontrollably crying)...you can’t live without me either...you f..b.. you can’t live without me and want me but so much hurt that you’re killing me like this and will kill yourself too i know that as well...you..(scream,crying)ASH COME BACK...you..just..(chokes,almost vomits,uncontrollably cries,pokemons tender her)...”</text:span></text:p>
      <text:p text:style-name="P206">Ash(<text:span text:style-name="T475">shakes his head,hugs Misty very firmly,mild voice,pats her back and head) : “Misty,please!please calm down Misty..calm down..don’t try to get physical calm down..let me finish i’ll myself go away,you have 31 years left in your career don’t forsake your bunch for a f.. b.. like me atleast..please..calm down..Misty..calm down..let me finish..”</text:span></text:p>
      <text:p text:style-name="P2">Misty(crying,<text:span text:style-name="T476">trying to hug Ash but Ash froces her off and makes her tenderly sit her on the grass again,uncontrollably crying</text:span>) : "Now where's your hardman</text:p>
      <text:p text:style-name="P2">devillish attitude,hum?..<text:span text:style-name="T904">just as you see your pokemons can’t control my nerves anymore you yourself are </text:span><text:soft-page-break/><text:span text:style-name="T904">hugging me so tenderly so tenderly..(uncontrollably crying and sobbing)</text:span>..your Misty <text:span text:style-name="T472">is</text:span> your soul</text:p>
      <text:p text:style-name="P2">and you knew it as well as the back of your hand</text:p>
      <text:p text:style-name="P2">but only as an intuition,so couldn't really grasp</text:p>
      <text:p text:style-name="P2">it...<text:span text:style-name="T905">(profusely crying,bit loud voice)..NOW</text:span> I,MISTY,am questioning you,that YOU</text:p>
      <text:p text:style-name="P2">COWARD,(crying,sobbing)..why..why..did you just</text:p>
      <text:p text:style-name="P2">not grab your b.. and<text:span text:style-name="T509"> ki..</text:span>"</text:p>
      <text:p text:style-name="P2">Ash(scoffs,stern voice but low pitch) : "<text:span text:style-name="T656">MISTY!(Misty uncontrollably crying)..MISTY!,LISTEN!(sternly)</text:span> don't</text:p>
      <text:p text:style-name="P2">humiliate yourself to a <text:span text:style-name="T906">b</text:span>.."</text:p>
      <text:p text:style-name="P2">Misty(<text:span text:style-name="T907">uncontrollaby crying and </text:span>sobbing) : "<text:span text:style-name="T680">SHUT UP! </text:span>why,hum?..Ash Ketchum,why do YOU care so much about <text:span text:style-name="T907">YOUR</text:span> <text:span text:style-name="T909">Misty!..(uncontrollaby crying and sobbing)..i’m still still your Misty..(uncontrollably crying)...and</text:span> <text:span text:style-name="T908">that’s why </text:span>even after all that you subjected her to go through today,still took the utmost care of her,and you can even interpret to the level when she needs to go to washroom <text:span text:style-name="T910">urgently</text:span>,<text:span text:style-name="T141">when she’s feeling dizzy when ..(sobbing)..when it’s better if she can sleep a bit and then hugging her all the time just when your pokemons can’t control my emotions anymore and that..(uncontrollably sobbing)..such gentel hug as ever..you(sobbing uncontrollably)...why so much care</text:span>..hum?(crying <text:span text:style-name="T422">loudly</text:span>)..why is it you're</text:p>
      <text:p text:style-name="P2">just so attuned to her even after <text:span text:style-name="T484">4 years</text:span> of absolutely no contact(brusts into tears,<text:span text:style-name="T858">Ash tries to stop her</text:span>)..No..i'll</text:p>
      <text:p text:style-name="P2">say..you know your Misty as much as she</text:p>
      <text:p text:style-name="P2">does,you and your Misty are same...even at</text:p>
      <text:p text:style-name="P2">physical level you know everything about her</text:p>
      <text:p text:style-name="P2">which only she can know..(sobbs)...your Misty is</text:p>
      <text:p text:style-name="P2"><text:soft-page-break/>your eternal soulmate forever,always(crying</text:p>
      <text:p text:style-name="P2">loud)..you,you f.. coward you can even interpret</text:p>
      <text:p text:style-name="P2">my every physical need just as if..(sobbs</text:p>
      <text:p text:style-name="P2">uncontrollably)..as if mine was your very own</text:p>
      <text:p text:style-name="P2">body..(sobbs uncontrollably).and even..and even</text:p>
      <text:p text:style-name="P2">after torturing your Misty to all hells,still every time</text:p>
      <text:p text:style-name="P2">you touch me..(sobbing <text:span text:style-name="T142">uncontrollably</text:span>)..so..<text:span text:style-name="T143">so</text:span></text:p>
      <text:p text:style-name="P2">gentle <text:span text:style-name="T143">and..and caring</text:span>..hum?..why,you f.. coward..you just can't be without your Misty..and after all you did to her all insults and all,still you think she's humiliating</text:p>
      <text:p text:style-name="P2">herself as she may be is just being emotional <text:span text:style-name="T513">and has...</text:span></text:p>
      <text:p text:style-name="P2">(crying uncontrollably)..."</text:p>
      <text:p text:style-name="P2">Ash(scream,forces Misty to stop by putting his</text:p>
      <text:p text:style-name="P2">hands on Misty's mouth) : "Enough!(lower</text:p>
      <text:p text:style-name="P2">voice)Just Enough! when you find a</text:p>
      <text:p text:style-name="P2">husband,<text:span text:style-name="T423">Bayleaf</text:span>,Stop her hands..(<text:span text:style-name="T424">Bayleaf</text:span></text:p>
      <text:p text:style-name="P2">obliges)just listen,you HAVE to find A HUSBAND</text:p>
      <text:p text:style-name="P2">to get out of your self created obsessive mess</text:p>
      <text:p text:style-name="P2">and have a nice family and children,you should</text:p>
      <text:p text:style-name="P2">forget me for good if you want to be happy ever</text:p>
      <text:p text:style-name="P2">and so will i,but it's far easier for me than you</text:p>
      <text:p text:style-name="P2">think as i've become famous now i can spent</text:p>
      <text:p text:style-name="P2">every day with a new b.. which isn't applicable for</text:p>
      <text:p text:style-name="P2">an <text:span text:style-name="T911">UTMOST PERFECT LADY</text:span> like you and Misty,i've</text:p>
      <text:p text:style-name="P2">learnt the meaning of the chastity seeing only</text:p>
      <text:p text:style-name="P2">you..<text:span text:style-name="T912">(Misty tries to speak but Ash forces her to stop)</text:span>SHUT UP!...<text:span text:style-name="T913">Sableye...Crawdaunt,Feraligator keep her standing till you know..(Crawdaunt and Feraligator oblidges,puts his hands gently on Misty’s shoulders looking in her eyes,Misty profusely cries looking at Ash,stern voice but low pitch) </text:span>it's only your friend's certificate for</text:p>
      <text:p text:style-name="P2"><text:soft-page-break/>your future husband..and so someone so pure</text:p>
      <text:p text:style-name="P2">souled like you,should never even imagine to get</text:p>
      <text:p text:style-name="P2">mingled with someone like me who intends to self</text:p>
      <text:p text:style-name="P2">destroy himself JUST because he can and i didn't</text:p>
      <text:p text:style-name="P2">try to grab you today for exactly that reason <text:span text:style-name="T915">CAUSE I AM NOT CHASTE MYSELF..just that</text:span>,think</text:p>
      <text:p text:style-name="P2">carefully before you do anything and make sure</text:p>
      <text:p text:style-name="P2">your children have a good life as well as your</text:p>
      <text:p text:style-name="P2">husband, that's what i'm saying,don't get yourself</text:p>
      <text:p text:style-name="P2">unchaste by trying to be physical with random people no matter who they may have been to you</text:p>
      <text:p text:style-name="P2">once or has helped you today,they are f.. b.. and</text:p>
      <text:p text:style-name="P2">that's there final identity.. your family never</text:p>
      <text:p text:style-name="P2">understood your devotion to me,nor friends</text:p>
      <text:p text:style-name="P2">ABSOLUTELY NONE!..<text:span text:style-name="T916">AND WHAT THEY DID WAS RIGHT CAUSE WHATEVER I SAID WAS BECAUSE I AM NOT CHASTE ANYMORE FOR A LONG TIME NOW!</text:span>..they are great people,your</text:p>
      <text:p text:style-name="P2">sister<text:span text:style-name="T914">s brother-in-laws</text:span> and friends..what they didn't do for</text:p>
      <text:p text:style-name="P2">me would've been done in case of Green,so you</text:p>
      <text:p text:style-name="P2">must understand that..why they were so</text:p>
      <text:p text:style-name="P2">interested to evsdrop us same reason..Ash</text:p>
      <text:p text:style-name="P2">Ketchum was an immature,foolish,sweet,</text:p>
      <text:p text:style-name="P2">infatuated boy,whereas you were the Water</text:p>
      <text:p text:style-name="P2">Empress once only.. that's the TRUTH.. don't</text:p>
      <text:p text:style-name="P2">mingle with this Ash Ketchum cause this one is an</text:p>
      <text:p text:style-name="P2">Once Only utter selfiah b..for both yourself and all</text:p>
      <text:p text:style-name="P27">around you,<text:span text:style-name="T917">this Ash Ketchum is not who you think it is and is neither chaste nor a person with proper noble intensions either...why do you think i am talking about </text:span><text:soft-page-break/><text:span text:style-name="T917">blood and urine and all huh? IT IS BECAUSE I AM NOT CHASTE MYSELF...</text:span>FIND SOMEONE ELSE!GET</text:p>
      <text:p text:style-name="P2">MARRIED!HAVE A FAMILY!..i'll let you go but if you</text:p>
      <text:p text:style-name="P2">try to pull any stunts out of blue or scream or do</text:p>
      <text:p text:style-name="P2">anything else i'll tell Bulbasaur to sleep powder</text:p>
      <text:p text:style-name="P2">you and you will be sent straight to Green's</text:p>
      <text:p text:style-name="P2">house,on waking up you will see Green not me,and</text:p>
      <text:p text:style-name="P2">never me again..and don't try to faint then too you'll not see me</text:p>
      <text:p text:style-name="P2">again,Sableye <text:span text:style-name="T477">and all help</text:span> me to calm her</text:p>
      <text:p text:style-name="P2">nerves, Bulbasaur Sleep powder,just make her a</text:p>
      <text:p text:style-name="P2">bit dizzy,Pikachu buddy,none comes anywhere</text:p>
      <text:p text:style-name="P2">near us absolutely none! right get to work...(<text:span text:style-name="T478">5</text:span></text:p>
      <text:p text:style-name="P2">minutes later)...right,Now you're right,i'm</text:p>
      <text:p text:style-name="P2">letting you go but remember the conditions.."</text:p>
      <text:p text:style-name="P2">Misty(<text:span text:style-name="T681">tears in her eyes</text:span>) : "You wanted a clarification on our breakup right?"</text:p>
      <text:p text:style-name="P2">Ash(Frown) : "yes,and that is we're done."</text:p>
      <text:p text:style-name="P2">Misty(brusts into tears,hugging Ash,this time Ash <text:span text:style-name="T425">doesn’t resist</text:span> Misty) : "NO! you're not going</text:p>
      <text:p text:style-name="P2">anywhere..you..COME BACK,Ash..just come back..i..</text:p>
      <text:p text:style-name="P2">(chokes)"</text:p>
      <text:p text:style-name="P2">Ash(breaks the hug but keeps holding Misty's hands firmly) :</text:p>
      <text:p text:style-name="P2">"so you still want the reconciliation after all that i did to</text:p>
      <text:p text:style-name="P2">you(Misty trying to hug Ash,tries to kiss him <text:span text:style-name="T859">again</text:span>,But Ash stops her)No! it's what h.. s.. do and you've got nothing to do with them.you don't need to taste or smell my cough and spit <text:span text:style-name="T144">and mouth cavity</text:span>,and get a hold on yourself,cut this stupidity!(Ash still firms holding Misty's hands)</text:p>
      <text:p text:style-name="P2"><text:soft-page-break/>Misty(screams,crying) : "Ash!(crying,low voice)either you'll be my Husband or i'll stay unmarried forever pestering you beyond all deaths..you..<text:span text:style-name="T682">(chokes,tears)</text:span>"</text:p>
      <text:p text:style-name="P207">Ash(lies her down on the grass,laugh) : “so?how could i help you on this s..?i don’t want that,do i?...(laughs uncontrollably)...”</text:p>
      <text:p text:style-name="P207">Misty(sobbing) : “Ash,please,none take this torture in human body and mind,please if i die you’ll not have me atleast this term..please,atleast for once hug me and i won’t say anything else..Ash,please..just..just once..(chokes,tears)..”</text:p>
      <text:p text:style-name="P207">Ash(laugh) : “so you’<text:span text:style-name="T479">ve</text:span> give<text:span text:style-name="T479">n</text:span> up your infatuation then?”</text:p>
      <text:p text:style-name="P207">Misty(<text:span text:style-name="T314">crying,scream) : “NEVER!my Ash..my..(chokes,almost vomits but pokemons cure her)..”</text:span></text:p>
      <text:p text:style-name="P2">Ash(laugh,<text:span text:style-name="T785">few minutes later..</text:span>) : "are you sure that i'<text:span text:style-name="T918">ve</text:span> f.. only <text:span text:style-name="T145">chaste </text:span>Misty <text:span text:style-name="T146">wh..</text:span> <text:span text:style-name="T918">when i</text:span> f.. around any random <text:span text:style-name="T147">wh.. during undercover especially</text:span>?(brusts into laughter)"</text:p>
      <text:p text:style-name="P2">Misty(sobbing) : "Ash Ketchum,<text:span text:style-name="T919">you’ve never had another girl in your mind cause you can’t and thus all your outbrusts with blood and pus are that none is your Misty..(uncontrollably sobbing and profuse tears)...you only ever cherished me and still do so madly and thus you’ve and </text:span>you'll only ever f.. around your <text:span text:style-name="T148">unchaste</text:span> Mist<text:span text:style-name="T920">y</text:span> s..,your soulmate,first and forever travelling companion and the only girl you will ever have any kind of feelings for no matter where you are with whom and what you are,you're doomed to this inevitability.you can't forget Misty and..(sobbing)..today itself you're a demon and you’r<text:span text:style-name="T924">e</text:span> just..you’r<text:span text:style-name="T924">e</text:span> completely destroying yourself only to see if your Misty follows suit or not...you..you're just breaking</text:p>
      <text:p text:style-name="P2">yourself up to <text:span text:style-name="T923">find</text:span> your <text:span text:style-name="T923">real </text:span>Misty as you..you know you</text:p>
      <text:p text:style-name="P2"><text:soft-page-break/>yourself <text:span text:style-name="T860">are</text:span> your Misty...and..i'm only trying to erase you off..I want to erase Ash Ketchum off...and.. there's No Ash Ketchum at All, it's only Me..I'm Ash Ketchum myself...you and me...Ash!(screams)..you and me are soulmates...yesthat's what you want..you wanted to show me today..only that...YOUR MY SOULMATE..you..and i...we're not different at all..Ash!(scream)...i.."(totally breaks down,almost faint<text:span text:style-name="T1146">s</text:span>,pokemons again get her up,lying down)</text:p>
      <text:p text:style-name="P208">Ash(brust into laughter) : “LETS FOLLOW THEN(laugh<text:span text:style-name="T817">s</text:span> uncontrollably)...what is soul and soulmate..you’re following your idea and suddenly you have some emotional shock and think that that’s soul and that’s soulmate...so you’re following a word or idea that’s not yours or you...and whatever you are you’re trying to describe your understanding of that in a way so you’re following...thus your soul is STATIC and you’re following around as separated from soul which you’ll not reach at all cause you’ll follow it only you can’t reach it cause you won’t know it as once you know you know it,means you’re only following your knowledge that you know it.(grave) THE MOMENT YOU KNOW YOU’RE THE SOUL YOU ARE NOT!..AND THE SOUL DOESN’T HAVE ANY MATES.IT’S ONE and ONE ONLY ALONE ONLY EVER ONE AND THAT’S IT!<text:span text:style-name="T447">(brust into laughter)”</text:span></text:p>
      <text:p text:style-name="P209">(sleep powder and all <text:span text:style-name="T1147">14</text:span> minutes later,Misty in full cognition)</text:p>
      <text:p text:style-name="P209">Misty(sobbing,tears) : “you’ll never come back to me and eternally i’ll have to bear this pain...(crying uncontrollably)...why are you existing then outside of me..you..<text:span text:style-name="T454">you want to torture me only throughout life and </text:span><text:soft-page-break/><text:span text:style-name="T454">that’s our relation...so you..and i will ever bear the pain..you will always do this..you..</text:span>you..(chokes,totally breaks down)..<text:span text:style-name="T454">ASH..(uncontrollably crying,Ash hugs her quickly,almost faints,chokes,pokemons controls her,sleep powder)</text:span>..”</text:p>
      <text:p text:style-name="P210">(<text:span text:style-name="T1056">19</text:span> Minutes later,<text:span text:style-name="T658">Misty in full cognition again</text:span>)</text:p>
      <text:p text:style-name="P2">Ash(laugh,<text:span text:style-name="T448">few moments later</text:span>) : "Sableye..<text:span text:style-name="T449">cause</text:span> this is <text:span text:style-name="T449">THE DECEIT MASTER</text:span>,<text:span text:style-name="T1057">all these ghosts have</text:span> fooled you,i've hypnotized you..(laugh)..and finally it <text:span text:style-name="T450">is not</text:span> even you <text:span text:style-name="T450">but</text:span> those f.. doses(brusts into laughter)..all this <text:span text:style-name="T451">is </text:span>hallucination,<text:span text:style-name="T149">this</text:span> sudden thought- that no emotion,no body Ash and Me,Me and Ash..soulmates..(brusts into laughter)..mere wordplay...<text:span text:style-name="T150">(laugh)..soulmates..more lika a h.. b.. like me f.. a h.. s.. like you..(laugh)..soulmates...</text:span>(shout)..get UP!..Fight!..find your real soulamte,i'm not what you think i'm..i'm Deceit Master, that's it..<text:span text:style-name="T151">i’ve totally fooled you with my powers...GET UP!..erase your idea of Ash Ketchum off totally...</text:span>don't fool youself ,go on</text:p>
      <text:p text:style-name="P2">vacation take rest go back to the gym clear the mess get a</text:p>
      <text:p text:style-name="P2">soulmate marry settle down have a family and a good</text:p>
      <text:p text:style-name="P2">life...FINISH!..Sableye,off.."</text:p>
      <text:p text:style-name="P2">Misty(sobbing uncontrollably,<text:span text:style-name="T152">few moments later</text:span>) : "and..and..my answer is whatever you are you are..all of it...this Misty you know is..also Deceit Master and the real Misty Waterflower is the real Soulmate of the real Ash Ketchum..i'll marry only you for eternity again and again..you f.. b.. <text:span text:style-name="T452">i’ve projected you out of me and i’ll do anything i want with you no matter what you do to...i’ll follow you all the way around...but(cries)..you’re only creating me cause you just want to torture me and you first cherished me to..to torture me even more and you’ll </text:span><text:soft-page-break/><text:span text:style-name="T452">never be mine in this life again...never call me Mist again...i’ll never have my Ash with me again..my Ash won’t come back to me again..my..my Ash..(scream)..ASH..COME BACK TO ME..Ash..just..just..</text:span>(chokes,almost</text:p>
      <text:p text:style-name="P2">faints,<text:span text:style-name="T659">Ash again hugs her very quickly,pokemons control her,sleep powder</text:span>)"</text:p>
      <text:p text:style-name="P211">(<text:span text:style-name="T1058">14</text:span> Minutes later)</text:p>
      <text:p text:style-name="P2">Ash(laugh,shakes Misty up Vigorously...) : "stupid b..!what <text:span text:style-name="T660">were</text:span> you fainting at?alright <text:span text:style-name="T453">if you want me in this life then</text:span> i'll admit 3 things and ask you a question.Agree?"</text:p>
      <text:p text:style-name="P2">Misty<text:span text:style-name="T661">(dizzy</text:span>,shaking, can't stand,Ash firmly</text:p>
      <text:p text:style-name="P2">holding her hands to make her stand,whisper) : "ye..y..yes"</text:p>
      <text:p text:style-name="P212">(watergun,few <text:span text:style-name="T662">minutes later</text:span> later)...<text:span text:style-name="T663">Ash..what..were..”</text:span></text:p>
      <text:p text:style-name="P213">Ash(grave) : “missed it sorry”</text:p>
      <text:p text:style-name="P213">Misty(simmering tears,sobbing,<text:span text:style-name="T665">about to brust into tears,</text:span>tries to scream,<text:span text:style-name="T786">pokemons stop her and dark gang stops her</text:span>) : “N<text:span text:style-name="T861">o..</text:span>”</text:p>
      <text:p text:style-name="P28">Ash(<text:span text:style-name="T663">laugh,hugging Misty firmly and pressing his palm against her mouth</text:span>) : "<text:span text:style-name="T666">stop her movements only...(shakes Misty vigorously and quickly hugs her then holding Misty’s hands very firmly,Misty shaking and shivering sobbing and profusely crying)..alright Misty s.. if you want to be f... around all your life so so much by me then i want to admit 3 things and ask you a question....Crawdaunt,Feraligator,Bulbasaur,she stands but can’t make any movements and her hands are bound if i’m not holding them,you’ll know the rest...rest of you </text:span><text:soft-page-break/><text:span text:style-name="T666">don’t do a thing unless i tell you to verbally,cut off and just stay here..so Misty s..”</text:span></text:p>
      <text:p text:style-name="P214">Misty(<text:span text:style-name="T667">few moments later,shaking,can’t stand,Ash honding her hands firmly to make her stand with Feraligator,Crawdaunt and Bulbasaur Supporting,</text:span>looking at Ash,shivering,<text:span text:style-name="T668">tears,sobbing</text:span>) : “yes..”</text:p>
      <text:p text:style-name="P29"><text:span text:style-name="T663">Ash(laugh) : “but because you’re a s.. so </text:span>can i add 2 more questions first(brusts into laughter)?"</text:p>
      <text:p text:style-name="P2">Misty(<text:span text:style-name="T669">sobbing,shivering,shaking</text:span>) : "Ash,please..<text:span text:style-name="T664">i..</text:span>"</text:p>
      <text:p text:style-name="P2">Ash(laugh) : "you thought i was about to <text:span text:style-name="T153">confess how great a chaste v.. did i enjoy of yours s..</text:span>(brusts</text:p>
      <text:p text:style-name="P2">into laughter),<text:span text:style-name="T154">what a great s.. you are and how much i’ll enjoy if i f.. you all day long here?..(laugh)..</text:span> Misty <text:span text:style-name="T153">s..</text:span>,Misty <text:span text:style-name="T153">s..</text:span>,Misty <text:span text:style-name="T153">s..</text:span>.this is why you're <text:span text:style-name="T155">such a</text:span> <text:span text:style-name="T153">sweet </text:span>sweet s.. <text:span text:style-name="T683">all lie this s.. down...</text:span>"</text:p>
      <text:p text:style-name="P2">Misty(breaks down completely,<text:span text:style-name="T684">lying on the grass,uncontrollably crying</text:span>) : "what</text:p>
      <text:p text:style-name="P2">more?(scream,<text:span text:style-name="T685">while pokemons lie her down</text:span>)..<text:span text:style-name="T514">WHAT</text:span>(sobbs uncontrollably,Ash brusts into</text:p>
      <text:p text:style-name="P2">laughter uncontrollably)..but..um..no.</text:p>
      <text:p text:style-name="P2">wait..(Ash about to go away <text:span text:style-name="T156">on Charizard</text:span>,scream)..ASH(cries)..please...<text:span text:style-name="T156">No..</text:span></text:p>
      <text:p text:style-name="P2">(Ash returns and frowns,<text:span text:style-name="T157">Misty </text:span>uncontrollably crying).. don't go</text:p>
      <text:p text:style-name="P2">away,please,<text:span text:style-name="T158">Ash,i beg of you,don’t go..(sobbs)..</text:span>whatever you do,i'll...(trying to get up)..i'll..</text:p>
      <text:p text:style-name="P2">Bulbasaur help me please(Bulbasaur helps her</text:p>
      <text:p text:style-name="P2">up,<text:span text:style-name="T670">Feraligator and Crawdaunt keeps her standing but doesn’t let her move,Bulbasaur keep her hands bound</text:span>)..whatever you do i'll still come back infinitely <text:soft-page-break/>many times...Ash,you..you're not going anywhere..<text:span text:style-name="T159">you can’t</text:span>...you..(sobbs uncontrollably,chokes)"</text:p>
      <text:p text:style-name="P2">Ash(laugh) : "can i call you unchaste h.. s.. f.. with <text:s/>Trac<text:span text:style-name="T515">e</text:span>y?(brusts into laughter).."</text:p>
      <text:p text:style-name="P2">Misty(tears,sobbing,loud voice) : "all you want you cheating f.. b.. f.. roads s.. i'm not..not going anywhere away from you..EVER..you f...b.."(cries)</text:p>
      <text:p text:style-name="P2">Ash(laugh) : "good you're swearing too,so lets see,can i <text:span text:style-name="T160">s</text:span>.. you <text:span text:style-name="T161">around</text:span> whole day today chaste Misty wh.. you look so so s..</text:p>
      <text:p text:style-name="P2">(brusts into laughter)"</text:p>
      <text:p text:style-name="P2">Misty(sobbing) : "you have done <text:span text:style-name="T818">infinitely </text:span>more than..than that...<text:span text:style-name="T162">and..and..i’ve only bedded you all time..you.(chokes)</text:span>.."</text:p>
      <text:p text:style-name="P2">Ash(laughes) : "so you're not chaste then?"(brusts into</text:p>
      <text:p text:style-name="P2">laughter)</text:p>
      <text:p text:style-name="P2">Misty(shivering voice,sobbing) : "you're my</text:p>
      <text:p text:style-name="P2">chastity...you're..you...(chokes)"</text:p>
      <text:p text:style-name="P215">Ash(<text:span text:style-name="T623">laugh</text:span>) : “and the rest,the mind,gallantry,generosity,soul..”</text:p>
      <text:p text:style-name="P215">Misty(sobbing) : “all you.only you.jus<text:span text:style-name="T163">t</text:span> you.i’m you <text:span text:style-name="T163">as always i have been,i am or i will be..Ash Ketchum you’re nothing but Misty Waterflower and Misty Waterflower is nothing but Ash Ketchum</text:span>”</text:p>
      <text:p text:style-name="P2">Ash(low voice,smile,<text:span text:style-name="T671">finally </text:span>holds Misty's Hands firmly,<text:span text:style-name="T673">Bulbasaur is relieved but stays</text:span>,Misty</text:p>
      <text:p text:style-name="P2">sobbing but smiles shivering,<text:span text:style-name="T672">Feraligator and Crawdaunt keeps supporting her to stand but keep her from moving</text:span>) : "First Admissions: 1.if i say your my soul i wont do justice to me.</text:p>
      <text:p text:style-name="P2">2.if i say your my self i won't do justice to you.</text:p>
      <text:p text:style-name="P2"><text:soft-page-break/>but finally,and this (laugh) no Vulture,be it Cerulian or of any other goddamn breed<text:span text:style-name="T1149">(brust into laughter)</text:span>,can ever disprove,decline,do anything about or stop it from being or happening whichever may be more enticing to them on any given godforsaken moment,is the Reality that</text:p>
      <text:p text:style-name="P2">3.If i say, Ash Ketchum and Misty Waterflower is in essence the one and the same existence,consciousness and reality but unfortunately appearing to each other as two different bodies,thus having to interact through a godforsaken world which is ultimately meaningless-i think i'll be closer to describing you<text:span text:style-name="T624">(Misty smiles,profuse tears,sobbing)..</text:span>.What the hell are you laughing at f.. h..</text:p>
      <text:p text:style-name="P2">b.. after having to go through the whole world and losing</text:p>
      <text:p text:style-name="P2">every bit of your chastity...stupid s...?(laughs</text:p>
      <text:p text:style-name="P2">uncontrollably)"</text:p>
      <text:p text:style-name="P2">Misty(<text:span text:style-name="T1059">finally </text:span>smile<text:span text:style-name="T1059">s</text:span>,tears,Looking at Ash,holding his hands,still sobbing, shivering) : "the question?"</text:p>
      <text:p text:style-name="P2">Ash(brusts into laughter) : "what the hell is it Misty s..</text:p>
      <text:p text:style-name="P2">huh?!?still <text:span text:style-name="T164">h.. to be f.. around and</text:span> won't understand <text:span text:style-name="T165">that these all wordplays are exact</text:span> Deceit Mastery,hum?(brusts into laughter)"</text:p>
      <text:p text:style-name="P2">Misty(smile,s<text:span text:style-name="T166">o</text:span>bbing, shivering voice) : "i'm deceiving you</text:p>
      <text:p text:style-name="P2">too,you stupid idio<text:span text:style-name="T949">t </text:span>buf<text:span text:style-name="T1150">f</text:span>oon jerk <text:span text:style-name="T408">sweet sweet so cute</text:span>..(broader smile,still sobbs).."</text:p>
      <text:p text:style-name="P2">Ash(smile,holding Misty's hands firmly) : "now that the</text:p>
      <text:p text:style-name="P2">goddamn world and this appearing difference,which</text:p>
      <text:p text:style-name="P2">actually has never been,is never being,or will never be there eventually submerging into the glaring fact that Ash</text:p>
      <text:p text:style-name="P2">Ketchum and Misty Waterflower were,is and will always be ONE which simply means that there never was,is or will be anything called Ash Ketchum or Misty <text:soft-page-break/>Waterflower but ONLY ONE REALITY that is constant.But if it is to be interpreted and grasped through this nonsense world the ONE have to appear as Ash Ketchum and Misty Waterflower,that is Ash Ketchum is Misty Waterflower and Misty Waterflower is Ash Ketchum(Misty beams still tears) but they due to goddam bodies and world and sense faculties can't get this body and mind off thus appearing as two different entities and they happen to be in a situation where their relationship and happy passage through this terrible mess is best described as a term called<text:span text:style-name="T787">(broad smile looking into Misty’s eyes) </text:span>MARRIAGE <text:span text:style-name="T426">(Misty looking into Ash’s eyes tears of joy,still sobbing,broad smile,shivering)</text:span>,so I,who is here appearing as Ash Ketchum is asking You,who is here appearing as Misty Waterflower,that will you liked to be called Misty Waterflower Ketchum(Misty beams,giggles and nods and still sobs a bit) or in short I,Ash tell you,Misty that if you want to be my wife,then you can hug me <text:span text:style-name="T510">all the time</text:span>(smiles and looks into Misty's eyes)"</text:p>
      <text:p text:style-name="P2">Misty(shudder,giggle,looking at Ash's eyes, shivering voice) :</text:p>
      <text:p text:style-name="P2">"with pleasure."</text:p>
      <text:p text:style-name="P2">Ash(smile,still firmly holding Misty's hands, looking into</text:p>
      <text:p text:style-name="P2">Misty's eyes) : "and the viseversa?"</text:p>
      <text:p text:style-name="P2">Misty(smile,looking into Ash's eyes,still shivering voice) : "be my guest."</text:p>
      <text:p text:style-name="P2">Ash(brusts into laughter) : "so i'm going to marry an</text:p>
      <text:p text:style-name="P2">unchaste h.. b..?(brusts into laughter)"</text:p>
      <text:p text:style-name="P2">Misty(broad smile,still tears) : "as you've been doing for</text:p>
      <text:p text:style-name="P2">eternity.."</text:p>
      <text:p text:style-name="P216">Ash(smile) : “can i <text:span text:style-name="T167">leave you</text:span> now Misty?”</text:p>
      <text:p text:style-name="P216"><text:soft-page-break/>Misty(smile,tears) : “all you want Misty.”</text:p>
      <text:p text:style-name="P217">Ash(smile) : “did ever any girl including Misty Waterflower nicknamed Mist became Misty to me?”</text:p>
      <text:p text:style-name="P217">Misty(smile,tears) : “<text:span text:style-name="T935">there’s no Misty at all except you Misty”</text:span></text:p>
      <text:p text:style-name="P218">Ash(smile) : “have i ever had any <text:span text:style-name="T1008">doubt</text:span> that Ash Ketchum was not whom Misty wanted?”</text:p>
      <text:p text:style-name="P218">Misty(smile,tears of joy) : “<text:span text:style-name="T936">you’re both so no you ever had me inside you and me the same,the outside is just like..like..”</text:span></text:p>
      <text:p text:style-name="P219">Ash(smile) : “<text:span text:style-name="T937">Illusion(Misty broadly smiles,profuse tears of joy)but then</text:span> <text:span text:style-name="T168">who are you</text:span>?”</text:p>
      <text:p text:style-name="P219">Misty(<text:span text:style-name="T938">broad </text:span>smile,<text:span text:style-name="T938">profuse tears of joy</text:span>) : “<text:span text:style-name="T390">my Ash,just my Ash.</text:span>”</text:p>
      <text:p text:style-name="P220">Ash(smile) : “<text:span text:style-name="T1025">can i be chaste unless i all the time try to mitigate the idea of difference within?”</text:span></text:p>
      <text:p text:style-name="P221">Misty(broad smile,profuse tears of joy) : “<text:span text:style-name="T1026">no cause i’ll be pulling myself towards two opposing ends otherwise”</text:span></text:p>
      <text:p text:style-name="P222">Ash(smile) : “<text:span text:style-name="T1027">if i have no idea of difference to the absolute i’ll be able to be single despite your presence here as will be Misty but if not then?”</text:span></text:p>
      <text:p text:style-name="P223">Misty(<text:span text:style-name="T1028">broad smile,profuse tears of joy) : “Ash and Misty will forever no matter what come together”</text:span></text:p>
      <text:p text:style-name="P224">Ash(smile) : “would <text:span text:style-name="T1029">it ever be that whatever i want Misty will do the opposite?”</text:span></text:p>
      <text:p text:style-name="P225">Misty(beams,profuse tears of joy,shivering) : “neither..neither can i..thus..all this is..(chokes in joy,profuse tears,beaming)”</text:p>
      <text:p text:style-name="P225">Ash(<text:span text:style-name="T1030">smile) : “a play between us(broad smile,Misty beams with profuse tears,shivering)...we might have been most contrasting in virtues and deeds or similar in both cases </text:span><text:soft-page-break/><text:span text:style-name="T1030">but does the world or our being matter at all if we’re ever in soul and all rest are so thus the whole world if i want will become me cause in soul there’s no difference thus all are most endearing culminating in the happiness of being myself cause all are me thus no need for any differece but even if i’m not recognizing myself as what i am in reality THE ONE ONLY and thus this IS a difference all are equally endearing as i can’t forget ever who i really am thus i’ll try to bring all differences together to create the unified figure who will be me and yet different form of me from the basic instincts to highest attainments i’ll be the same as that figure cause the whole world can be forgotten if i’m with that figure only or else the whole world is that figure to me thus whatever i mighte’ve done or did and so on and when i’ll recognize myself as that ONLY ONE inbetween the moment i’m different no matter where and how is there with me that figure which is the whole difference and still me which is my...”</text:span></text:p>
      <text:p text:style-name="P226">Misty(beams,shivering,profuse tears of joy) : “my Ash,just my Ash,all my Ash...my Ash is everything ever no matter who and what i’m my Ash won’t leave me and just as i want i can have my Ash <text:span text:style-name="T1031">even if i don’t still i’ve my Ash and even if no difference still there is my Ash my Ash is me my Ash..my..</text:span>”</text:p>
      <text:p text:style-name="P226">Ash(smile) : “Misty(<text:span text:style-name="T1032">Misty beams in profuse tears of joy,shuddering and shaking)...i don’t have my Misty only if i’m that one cause then that word is me myself so my Misty is just me myself appearing as different if i’m thinking so and thus my Misty is the whole world(Misty beams in tears,shivering) the moment i’m different is my </text:span><text:soft-page-break/><text:span text:style-name="T1032">Misty as me the difference accompanying me till i’m again one when my Misty is that very oneness again i’m never not my Misty and me myself but here i’m appearing as this and my whole heart and soul is for only one and no matter what happened that is the one so there’s nothing that can be most endearing to including my bunch that isn’t the closest with whom i’m me that is my Misty only(Misty shuddering,beams in profuse tears of joy) which in broadest sense if a difference dearing or loathing to me ultimately is my Misty that is beyond the different ideas so nothing and thus the joy of me the soul is what my Misty feels whenever she wants anything imaginable and even herself which to her is me and in the same way when i want me is that it’s just my wife Misty and thus whenever my Misty WANTS I’m Misty’s...”</text:span></text:p>
      <text:p text:style-name="P227">Misty(beaming,tears of joy,shivering) : “<text:span text:style-name="T1033">my husband Ash..the very idea of husband,chastity want everything is just my Ash..everything dear to me is my Ash so is me thus i don’t need anything but my Ash..my Ash is my all..just my Ash..just..just my Ash...”</text:span></text:p>
      <text:p text:style-name="P228">Ash(laugh) : “if i never existed wouldn’t i still be your husband <text:span text:style-name="T1035">or anything Misty am i not the all culminating longing of yours thus Misty isn’t it so true that you’ve only ever known me as long as you’ve known yourself as different from the One the oneness of which is me now as difference to you only just for you and that’s that?”</text:span></text:p>
      <text:p text:style-name="P229">Misty(beams,profuse tears of joy,shrill,shivering) : “I’VE ALWAYS..ALWAYS BEEN WITH MY ASH EVEN IN THOSE DAYS..<text:span text:style-name="T1037">EVEN MY MISTAKES IF EVEN I THOUGHT..STILL WAS MY ASH ONLY..</text:span>MY ASH <text:soft-page-break/>ASH..MY..(scream,joy,profuse tears,shivering)..ASH..<text:span text:style-name="T1036">(chokes in joy profuse tears)</text:span>”</text:p>
      <text:p text:style-name="P230">Ash(laugh) : “you’re doomed to this inevitibility(laugh,Misty beaming profusely in tears,shivering and shaking in joy)..<text:span text:style-name="T1038">(smiling at Misty, </text:span>Misty beaming profusely in tears,shivering and shaking in joy<text:span text:style-name="T1038">)...there’s no mistake all illusion till the truth known digested and is lived in present the past doesn’t exist as was an illusion(smiling at Misty, </text:span>Misty beaming profusely in tears,shivering in joy<text:span text:style-name="T1038">),the joy the sorrow whatever you’ve ever had throughout this and across how many goddamn lives and i as well every bit of it the difference to me is my Misty and to you is your Ash so the inevitibility is if you know that you have a mind that’s it your Ash will appear there absolutely cause all the difference is only the longing for the oneness but if so then has ever an object been most satisfying cause the longing is not for the object but it’s presence that is just the presence but if the object isn’t there at all then still the abstract presence would be there cause all objects place to place reminds the one singular presence that is me and that is my Misty so she is everywhere( smiling at Misty, </text:span>Misty beaming profusely in tears,shivering in joy<text:span text:style-name="T1053">) so here in this life and gross way even if my Misty is single any joy or sorrow any kind still me only me ever me even when one..you might’ve been unchaste or whatever you might’ve been Misty as might’ve been me who is unchaste no matter what i or you did or didn’t every moment we were togethger and will be no matter what..my Misty is just me me just me and thus why can’t we stay single in this particular life my Ash ?”</text:span></text:p>
      <text:p text:style-name="P231"><text:soft-page-break/>Misty(broad smile,tears) : “cause <text:span text:style-name="T549">we’re outside of each other now and..and now want each other as huband and wife..</text:span>”</text:p>
      <text:p text:style-name="P2">Ash(laughs and then smile<text:span text:style-name="T427">s</text:span>,still holding onto Misty's</text:p>
      <text:p text:style-name="P30">hand<text:span text:style-name="T1039">s very firmly</text:span>,looking into Misty's eyes,Misty looking into Ash's eyes with tears and a huge smile,still shivering) : "<text:span text:style-name="T674">all you WE’RE DONE(laughs at Misty <text:s/>Misty smiles,tears,sobbing,shuddering) CUT OFF AND JUST LEAVE(laughs at Mist,Misty smiles,profuse tears,shivering) till i CALL you back...(laughs even more at Misty..Misty broadly smiles at Ash,sobbing,tears,all pokemons let her off and go away)...too many ideas all not you but heard,hum..(laugh)..date,husband,soul,best freind,boyfriend,soulmate,relationship,my dream,so sweet,cute,i cherish you,I HATE YOU,REJECT YOU DUMP YOU WE’RE DONE(brust into laughter,Misty profuse tears and broad smile,shuddering in joy)..none of your words all too many movies in school(laugh)...my words a r.. s.. wh.. b.. all everything is NEVER my Misty in a million years and eternity(laughs at Misty,Misty profuse tears of joy beams,sobbing shuddering)..cause i’m nothing but soul in reality and my Misty is my soul so my Misty is ME..(Ash now smiles at Misty,Misty beams with still sobbing with profuse tears)...</text:span></text:p>
      <text:p text:style-name="P31"><text:span text:style-name="T862">so without any cosmetics,attitude,intellectuality or privacy(Ash brust into laughter looking at Misty,Misty sobbs and beams with profuse tears of joy,shivering) but only as eventually,finally and ultimately</text:span> here is ONE,<text:span text:style-name="T455">the viseversa is</text:span> TWO and once again like throughout</text:p>
      <text:p text:style-name="P2">eternity,coming <text:span text:style-name="T950">to me </text:span>with the <text:span text:style-name="T863">ever </text:span>sweetest smile at Three(<text:span text:style-name="T864">Ash broadly smiles at Misty looking into her </text:span><text:soft-page-break/><text:span text:style-name="T864">eyes,</text:span>Misty beams <text:span text:style-name="T864">looking into Ash’s eyes</text:span>,<text:span text:style-name="T456">tears rolling down,joy</text:span>) is my <text:span text:style-name="T550">sweet </text:span>soulmate <text:span text:style-name="T1034">and now my full two halves my sweet wife</text:span>(lets go off Misty's hands</text:p>
      <text:p text:style-name="P2">finally) Misty!"(both firmly hugs each other,Misty brusts into tears <text:span text:style-name="T675">of joy</text:span> again,both beaming)</text:p>
      <text:p text:style-name="P2">(both <text:span text:style-name="T1040">keep </text:span>hugging each other <text:span text:style-name="T1040">for some minutes</text:span>)</text:p>
      <text:p text:style-name="P2">Misty(hugging Ash <text:span text:style-name="T625">very </text:span>firmly,smile,shiver,<text:span text:style-name="T463">tears</text:span>,whisper,<text:span text:style-name="T676">sobbing a bit</text:span>) : "Ash!we just can't be broken!"</text:p>
      <text:p text:style-name="P232">Ash(<text:span text:style-name="T551">laugh</text:span>,hugging Misty <text:span text:style-name="T625">very </text:span>firmly) : “<text:span text:style-name="T169">as again we’ve been WOKEN(brusts into laughter)</text:span>”</text:p>
      <text:p text:style-name="P2">(both keep hugging each other for another few minutes)</text:p>
      <text:p text:style-name="P2">Ash(hugging Misty,smile) : "not the body"</text:p>
      <text:p text:style-name="P2">Misty<text:span text:style-name="T428">(hugging Ash,smile,tears)</text:span> : "neither the mind"</text:p>
      <text:p text:style-name="P2">Ash<text:span text:style-name="T460">(same pose)</text:span> : "not even the soul"</text:p>
      <text:p text:style-name="P2">Misty<text:span text:style-name="T460">(same pose)</text:span> : "just can't be defined"</text:p>
      <text:p text:style-name="P32">Ash<text:span text:style-name="T460">(same)</text:span> : "<text:span text:style-name="T457">if projected by me</text:span>"</text:p>
      <text:p text:style-name="P32">Misty<text:span text:style-name="T460">(same)</text:span> : "<text:span text:style-name="T458">then it’s me as thee</text:span>"</text:p>
      <text:p text:style-name="P33">Ash<text:span text:style-name="T460">(same)</text:span> : "<text:span text:style-name="T459">thus ever one forever</text:span>"</text:p>
      <text:p text:style-name="P2">Misty<text:span text:style-name="T460">(same)</text:span> : "<text:span text:style-name="T460">no </text:span>nothing else never"</text:p>
      <text:p text:style-name="P33">Ash<text:span text:style-name="T460">(same)</text:span> : "<text:span text:style-name="T461">in relation now you’re my wife dear</text:span>"</text:p>
      <text:p text:style-name="P33">Misty<text:span text:style-name="T460">(same,profuse tears of joy)</text:span> : "<text:span text:style-name="T462">you’re my husband ever the most near</text:span>"</text:p>
      <text:p text:style-name="P2">Ash(hugging Misty <text:span text:style-name="T460">very firmly</text:span>,smile,<text:span text:style-name="T460">looking into her eyes</text:span>) : "<text:span text:style-name="T689">so that’s </text:span>one <text:span text:style-name="T626">is </text:span>seeming as two."</text:p>
      <text:p text:style-name="P2">Misty(hugging Ash <text:span text:style-name="T460">very firmly</text:span>,smile,<text:span text:style-name="T460">tears,looking into his eyes,little sob</text:span>) : "<text:span text:style-name="T690">that is how i am </text:span>seeing me as you".(smile</text:p>
      <text:p text:style-name="P2">and sob)Thank you Ash."</text:p>
      <text:h text:style-name="P238" text:outline-level="1"><text:soft-page-break/>Ash(smiles,<text:span text:style-name="T552">same pose</text:span>) : "<text:span text:style-name="T1041">whereever i see a person of not my gender sends me back to my Mist only and Mist!Mist!your so sweetie!(Misty beams with profuse tears of joy and looking at Ash)...</text:span>.still no body ok..?"</text:h>
      <text:p text:style-name="P2">Misty(sobbing,<text:span text:style-name="T480">looking at Ash,</text:span>giggle,<text:span text:style-name="T481">then hugging Ash very firmly,Ash also smiles and hugs Misty very firmly</text:span>) : "<text:span text:style-name="T481">i cherish you so much Ash,so much..just you..forever..”</text:span></text:p>
      <text:p text:style-name="P34">Ash(<text:span text:style-name="T483">smile,same pose,looking at Misty</text:span>) : “<text:span text:style-name="T677">first of all YOU ARE NEVER THAT MISTY NOR THAT MISTY MIST IN MIST SWEETIE MISTY ILLUSION,CAUSE MY MIST YOU ARE JUST MY SWEETIE(Misty smiles looking at Ash,hugging Ash very firmly,profuse tears of joy,then finally both hug each other very firmly,they continue the same pose for another few minutes)...now the meaningless rest,already most of your doses are totally erased off and all cause they only creat the illusion but that illusion was reality your Ash is you so those stuffs are off(smiles at Misty,Misty smiles at him with tears)...just you and me that’s the medicine..for both of us..you don’t know anything about relationships or like that you only ever know your Ash,hum?(smiles at Misty,Misty beams <text:s/>at him with tears)..so since day 0 can’t think that how can my Ash say that i’m not his my Mist and so finally somehow deluded yourself cause an illusion forced you to and all the troubles...MY MIST WAS EVER WITH ME...not one more word(smiles at Misty wiping her tears off,Misty smiles at him then both hug each other very firmly smiling)...had a doubt if i’ve deluded myself thinking i’m honest no matter what so a random brat and Misty Waterflower may become same...4 years took to know the reality through undercover where many terrible </text:span><text:soft-page-break/><text:span text:style-name="T677">situations arose but each time scoffed off saying pokemons don’t read flesh and blood and i’m human so i don’t want to read a damn thing either that or anything else like soul and that was that then,cause i read only my soul which is my Ash and thus my sweet Mist(smiles at Misty,who smiles at Ash with tears,both hugging each other very firmly) then Kalos libraries and 3 lectures at 2 different places and then Elite4 finally a sweet picture of my sweeite(smiles at Misty,Misty smiles at Ash with tears then again the same pose)..my Mist is indeed my soulmate..in Unova all those didn’t know was confused,roamed around chewed up any b.. that came anywhere around including that one in Kalos..just was never never happy without my Mist but didn’t know who she really was cause of my own illusion that she was anything ordinary no matter the past..but then all this..my Mist is just me..my sweetie..my wife for eternity..straight came back,just had to share all these..sweetie you needed 4 years in 6 hours nothing else..you vomitted 23 times and then so much blood and all...all due to that effect,all my 19 year long mistake washed away that i had injected unknowingly in my sweet little Mist who doesn’t know anything except me ever and thus was yearning for me so much every moment and ever does the same..but all these and whatever is totally useless now so throwing away all..cause you should’ve come in ponytail(laughs at Misty,Misty smiles at Ash,still tears same pose)..i will marry you infront of everyone each second and that won’t have one bit of trouble in either me or you cause there’s not an iota of body and mind inbetween us and thus this world with it’s chastity and vulgarity and all can never </text:span><text:soft-page-break/><text:span text:style-name="T677">touch us,thus those brats were evsdropping us themselves married now realizing(laugh,Misty broadly smiles hugging Ash very firmly little tears)..and i will do it no matter to what low or high you’ve gone what happened to your body if it’s worn out or totally brunt or today how much blood vomit just give me every bit of stool and urine and blood and pus imaginable you’re my Mist just that i don’t care about your body one bit and neither your mind or emotions deaf dumb blind totally paralyzed anything or just that you’re totally lunatic beyond any hope of any comeback ever till death you won’t ever recognize me feel the pain inside being lunatic when i’m beside you for 5000 years just give me everything cause i don’t care i know where my Mist is she’s right inside me that’s all and that very body or mind whatever if represented her for one moment will be my Mist’s body or mind currently so i’ll look after that as my own flesh and blood like my own little daughter till it worns out naturally still my Mist won’t leave me cause i can’t leave me and that’s cause MY MIST IS MY SWEET WIFE just that..(smiling at Misty, Misty beaming with little tears both hugging each other very firmly)..me and my Mist,soully unified once more as part of THE perpetual inevitibility..(both hug each other very firmly smiling)..”</text:span></text:p>
      <text:p text:style-name="P233">(they keep hugging each other very firmly for <text:span text:style-name="T657">some minutes,both broadly smiling)</text:span> </text:p>
      <text:p text:style-name="P2">Misty(smile,<text:span text:style-name="T288">hugging Ash firmly,</text:span>whispering): "..um..<text:span text:style-name="T865">so (broad smile)</text:span>..after today we will always cheat on each other won't we?"</text:p>
      <text:p text:style-name="P2">Ash(<text:span text:style-name="T482">smile</text:span>) : "all our lives,<text:span text:style-name="T866">every moment</text:span>,as usual.indeed"</text:p>
      <text:p text:style-name="P2">Misty(giggle) : "i'm LUCKY."</text:p>
      <text:p text:style-name="P2"><text:soft-page-break/>Ash(<text:span text:style-name="T553">smile</text:span>) : "perfectly mutual."</text:p>
      <text:p text:style-name="P2">(both keep hugging each other <text:span text:style-name="T678">firmly</text:span> in silence for some</text:p>
      <text:p text:style-name="P2">minutes)</text:p>
      <text:p text:style-name="P2">Misty(smiling) : "Ash,why did you steal my belongings from my room"</text:p>
      <text:p text:style-name="P2">Ash(smile) : "literally or.."</text:p>
      <text:p text:style-name="P2">Misty(<text:span text:style-name="T429">smile</text:span>) : "always both"</text:p>
      <text:p text:style-name="P2">Ash(laugh, hugging Misty) : "it's mine actually(Misty beams and hugs Ash firmly)...but Mist,this is very serious,you must today itself right now come with me and we'll go<text:span text:style-name="T679"> to a doctor at nowhere(both giggle at each other)</text:span></text:p>
      <text:p text:style-name="P2">on <text:span text:style-name="T1100">Charizard</text:span>...you need checkup...come on..(arranges)"</text:p>
      <text:p text:style-name="P2">Misty(smile) : "Ash,i'm alright.."</text:p>
      <text:p text:style-name="P234">Ash(whisper in Misty’s ears,<text:span text:style-name="T403">smile</text:span>) : “<text:span text:style-name="T464">exactly why </text:span>i’m abducting <text:span text:style-name="T465">my sweet wife</text:span>(Misty smiles and hugs Ash)..(loud,<text:span text:style-name="T939">few moments later</text:span>)..<text:span text:style-name="T1009">sectant-psychomonus-lufter-psychonomic-subgenetion(laugh)..just a subtle body at too serious pace both of us(laugh)..and you namecalled sweetie soulmate just listen to the names hugging me as firmly as you can,hum..(smiles at Misty hugging her very firmly,Misty smiles at Ash and hugs him very firmly)..Giratina,Ultranercorzma,Dragonite,Zekrom,Garchomp,Rayquaza,Latios,Hyderigon,Reshiram,Yveltal,Charizard...Ultranercomza from undercover by herself(laugh,Misty smiles and keeps hugging Ash)</text:span>..Bulbasaur sleep powder <text:span text:style-name="T940">her</text:span>”</text:p>
      <text:p text:style-name="P35">(Ash takes Misty on Charizard with <text:span text:style-name="T1010">Giratina supporting Misty and Ultranercozma supporting Ash in half subtle body and Hyderigon and Yveltal does the other half and Latios supports Giratina and Reshiram supports Ultranercozma,Garchomp and Zekrom supports </text:span><text:soft-page-break/><text:span text:style-name="T1010">Hyderigon and Yveltal,Rayquaza binds their physical body with Charizard and finally Dragonite flies beside Charizard to keep any interference off)</text:span></text:p>
      <text:p text:style-name="P2">(2:<text:span text:style-name="T1011">30</text:span> hours later after checkup,<text:span text:style-name="T1012">8:30,</text:span>restaurant,private cell,only Ash and Misty)</text:p>
      <text:p text:style-name="P2">Ash(laugh) : "if i ask you now,would you date me?(brusts</text:p>
      <text:p text:style-name="P2">into laughter)"</text:p>
      <text:p text:style-name="P2">Misty(laughs) : "no you're a stranger(brusts into laughter)"</text:p>
      <text:p text:style-name="P2">Ash(laughs) : "so you date known people only then"</text:p>
      <text:p text:style-name="P2">Misty(brusts into laughter) : "what do you mean?hum? you..(both laughes uncontrollably)"</text:p>
      <text:p text:style-name="P2">Ash(laughs) : "means you'll date..."</text:p>
      <text:p text:style-name="P2">Misty(smile, holding Ash's hands firmly) : "Ash</text:p>
      <text:p text:style-name="P36">Ketchum,<text:span text:style-name="T941">no titles just my so</text:span>ulmate....all the time as usual, eternally happening (both smile)"</text:p>
      <text:p text:style-name="P2">Ash(smile) : "and who are you Ms.."</text:p>
      <text:p text:style-name="P2">Misty(holding Ash's hands firmly,smile) : "not Ms.,I'm</text:p>
      <text:p text:style-name="P2">Mrs. Misty Ketchum wife of her soulmate Ash</text:p>
      <text:p text:style-name="P2">Ketchum"</text:p>
      <text:p text:style-name="P2">Ash(smile) : "my <text:span text:style-name="T404">sweet and Mistyvious </text:span>pleasure (both hugs each other firmly for a few moments)"</text:p>
      <text:p text:style-name="P2">Misty(smile) : "you just know everyone here don't you?"</text:p>
      <text:p text:style-name="P37">Ash(laugh) : "<text:span text:style-name="T170">Mist,</text:span>it's just Safforn(both laugh)..<text:span text:style-name="T1013">you saw who i used(both laugh)..each a gem i’ll tell you novels that will entertain you beyond limits your ture medicine and why i am their soulmate as well(both laugh)..(Ash whispers in Misty’s ears)Trade secrect with only my sweetie(both smiles looking at each other then Ash whispers agian while they are hugging each other firmly) first the result in the gym that brat Snorlax told your poor </text:span><text:soft-page-break/><text:span text:style-name="T1013">Dosey can you express yourself without rage(both brust into laughter) Trade secret is had no intention of battling and you know they can’t battle if opposition is absolutely free of that sentiment no matter what with their master thus my results supremely intelligent just humans without the emotions and rest limitations battled so much mentally cause my lack of anticipation lead my Yveltal at bay against a Metapod(both laugh) scoffed at me first Crawdaunt poked by Feraligator and Chu’s attitude was that rubbed the other brats(both laugh)including the 9 from Kalos all know who they are inside out like philosophers perfect pokehappiness imaginable(both laugh) so no trouble 101 among 106 can’t breed cause they themselves heightened the intelligence and pokemonly happy by knowing their limitations to absolute so don’t care and there’s no fear of death cause they pokemonly knows the eventual and in one word they know what a pokemon is in gerenal sense so all same legend or kid(both laugh) i’m called master brat(both laugh) cause i was idiotic to tell them what to do(both laugh) thus hindering their progress(both laugh) during Unova each asked the other whoose your beau bring each brat together(both laugh) and as they were tendering you when you slept scoffed at me why are you two serious(both laugh) and why are we told be so(both laugh) so master brat still is the sweet idiot(both laugh) and their power like flamethrower is highest legend level cause they pokemonly know what it means so no restrictions due to their own capasity(both laugh) and thus now your whole gym together to my one Butterfree is substandard food(both laugh) cause Butterfree is the </text:span><text:soft-page-break/><text:span text:style-name="T1013">metaphysics master(both laugh) would show that he is opponent and the viseversa(both brust into laughter) yeah exactly as you’re thinking that brat at 3</text:span><text:span text:style-name="T27">rd</text:span><text:span text:style-name="T1013"> gen realized the soulmateship seen then(both laugh) and has become absolute 3</text:span><text:span text:style-name="T27">rd</text:span><text:span text:style-name="T1013"> class(both brust into laughter) gave up breeding power too happy world famous once only tested told the doctors why test yourselves are you not me(both brust into laughter) not again tested(both laugh) that whole ghost group were telling me that i was agitating you up to tell you not not get agitated(both laugh) cause they didn’t get the inbetween signals and was saying that you’re unstable and serious thus idiot(both laugh) and i was told at last that i made you agitated and all so that the final joyous moment we had was most engaging(both brust into laughter) that is that they are most vulgar(both laugh) but the sweetness is that they don’t have human emotions and themselves can’t breed all that beau counting(both laugh) is to toughen the mental battle and get under other’s skins(both laugh) and Mist you know my mind games and questions(both laugh) just rubbed each other on..abstract self aware beings that is soul having a body and mind of own just like us but the most perfect philosophers among us who are so happy with themselves don’t care whether alive or dead as that happiness with themselves are totally in the soul(both smile) as the mental battle got their body mind idea absoultely off and those who breed still show that similar attitude says even in season if i want them that it’s not that there’s not another(both laugh) so those brats just enjoying themselves so pester all and thus opponents even if they were greatest legends still if has an iota of thought </text:span><text:soft-page-break/><text:span text:style-name="T1013">of battling or anything other than just fooling around will themselves return to the ball dejected,Noivern as you know says i see battle this thought bugs you what is a battle thought what is a master what are his moods see at your age the issues yyou face(both brust into laughter)..he how came to me you know the reason is young leader was revolted out cause he said breeding season skirmishes just that blooming youth(both brust into laughter)..(normal)..so you see a lot went on(both laugh) and i’ve </text:span>been here so many times,<text:span text:style-name="T1014">the Haunter came along then with Sabrina this Gengar’s mom and i had my Gengar before undercover Ultranercozma came during so Gengar i</text:span>s from here,<text:span text:style-name="T171">my base and resting place before and for a little afterwards during undercover,72 plus hours constant at the forest before that spent may be 20 days in there in total later may be 20000(both laugh),just know everything including while revisiting 8/9 times that famous Haunterd arena(both brust into laughter)..and(whispers again,both hugs each other and smiling) only my sweet wife Mist Ketchum can beat me but totally and soully cause she’s me and my sweetie and so i’ll dissolve into her if she’s anywhere seen or not seen(both smiles at each other)</text:span>..<text:span text:style-name="T1101">so hard it was to not hug you and propose you as soon as i saw you in the gym Mist hence the gloves(both laugh)..Dr Henry and Henry Care is among top 3 in the world and all that are given and prescribed are unique but </text:span>for <text:span text:style-name="T291">ACTUAL </text:span>recovery and any other things,all you need is me(both smile)... that's all,rest falls mere wordplay.."</text:p>
      <text:p text:style-name="P2">Misty(smile) : "<text:span text:style-name="T1015">Ash,i’m just..just so overjoyed to become your wife finally and formally..just with my Ash that’s </text:span><text:soft-page-break/><text:span text:style-name="T1015">me(both smile at each other)...and </text:span>we're dating like <text:span text:style-name="T942">7</text:span> years later or more.."</text:p>
      <text:p text:style-name="P2">Ash(laugh) : "<text:span text:style-name="T171">in this term of life </text:span>our first date was on <text:span text:style-name="T172">the</text:span> <text:span text:style-name="T943">7</text:span>th day of <text:span text:style-name="T173">our </text:span>journey,19 <text:span text:style-name="T554">very very long</text:span> years back in Pewter (both brusts into laughter)...'don't go <text:span text:style-name="T174">to</text:span> the gym,you can't beat him,too strong','oh yeah,i'll show you','fine,you idiot,we'll see','yeah!fine!hey,pay your bill' "(both laugh uncontrollably)</text:p>
      <text:p text:style-name="P2">(food comes,eating)</text:p>
      <text:p text:style-name="P2">Misty(laughing) : "but Ash(laugh)..you knew my physical</text:p>
      <text:p text:style-name="P2">needs like that(both laugh).. it's <text:span text:style-name="T175">just..just </text:span>so sweet(both brusts into laughter)"</text:p>
      <text:p text:style-name="P38">Ash(laughing) : "just enjoy soulmate,no rush,<text:span text:style-name="T176">besides i haven’t gazed you for 5 and asked every minute details for next 9 day and night for nothing(both brusts into laughter) BUT CONTEMPLATING(both brust into laughter)..eternally Mistified am i and so here in this form contemplating my Mistyvious dream looking at my Mistyfied soul’s another current form as my sweet soulmate my sweet wife my sweet flower my very own being that’s just my Mist(both smile at each other)..i know you as well as myself and as you do the viseversa Mist..(both smile)..totally different from anyone else of both genders..at the age of just 16 years both never knew you’re a girl or i’m a boy and your Ash is not bounded by anything to you ever you are ever just my Mist no bounds same as you do(both smile) so these trifle matters are automatically known as very own body so we know everything about each other(both smile)..your just my Mist..just that(both smile)..and my Mist’s presence and memories and all just her thoughts ever helped me to get </text:span><text:soft-page-break/><text:span text:style-name="T176">the physical and mental age related issues sorted out(both laugh)..</text:span>by the way <text:span text:style-name="T1016">all this gibbersih is a VEIL(both laugh) so why don’t i abduct you?..</text:span>(both <text:span text:style-name="T176">brusts into </text:span>laugh<text:span text:style-name="T176">ter</text:span>)"</text:p>
      <text:p text:style-name="P2">Misty(laughing) : "i will,next time you don't call me</text:p>
      <text:p text:style-name="P2">names(both brusts into laughter)"</text:p>
      <text:p text:style-name="P235">Ash<text:span text:style-name="T177">(laugh)</text:span> : “as i said one question then(both laugh)..added two <text:span text:style-name="T178">more</text:span>,you thought like ‘just f.. it same thing have to repeat again’(both bursts into laughter)</text:p>
      <text:p text:style-name="P235">Misty(laugh) : “i would’ve pestered Lance’s head off and found you(both brusts into laughter)..by the way,hum Ash Ketchum?..this is your date with Cerulian Gym Leader hum?..(both brusts into laughter)..”</text:p>
      <text:p text:style-name="P235">Ash(smile) : “<text:span text:style-name="T517">there’s no such thing or person as gym leader,no titles(both smile at each other),you’re just my Mist(both broad smile),</text:span>soully”</text:p>
      <text:p text:style-name="P235">Misty(smile) : “souled”</text:p>
      <text:p text:style-name="P235">(both share a quick hug again and returns to eating)</text:p>
      <text:p text:style-name="P2">.......</text:p>
      <text:p text:style-name="P2">Ash(smile) : "hum..how was the first ride,first date,first</text:p>
      <text:p text:style-name="P2">dinner,3 in one,<text:span text:style-name="T1017">metaphorial and literal </text:span>Dragon Type<text:span text:style-name="T1017">s</text:span>?(laugh)"</text:p>
      <text:p text:style-name="P2">Misty(smile,hugging Ash) : "Ash..i'm just.. overjoyed.."</text:p>
      <text:p text:style-name="P2">Ash(smile,hugging Misty) : "<text:span text:style-name="T1018">my bunch is as much yours as mine all for my Mist(both smile at each other)</text:span>..<text:span text:style-name="T292">and </text:span>you need all the care you want but me first(both</text:p>
      <text:p text:style-name="P2">beam at each other)..and you'll get it sweetie <text:span text:style-name="T944">as will i(both smile at each other)</text:span>...always,AS USUAL.."</text:p>
      <text:p text:style-name="P2">Misty(hugging Ash,smile) : "Ash,just tell me all this,you've shown me what soulmate really means first hand Ash...but.."</text:p>
      <text:p text:style-name="P2"><text:soft-page-break/>Ash(laugh) : "yeah that f.. <text:span text:style-name="T179">thing</text:span>(Misty smiles)..why no f.. can touch that..(more laughter, hugging Misty <text:span text:style-name="T946">very</text:span> firmly)..if i've ever truely cherished anything,it has been from my soul because you're as if born to cherish that for absoluty no reason,like my love for Pokemons,like my love for my mom – <text:span text:style-name="T945">if broken down further it can be seen i won’t be able to justify myself without my mom or my bunch or to be honest the whole pokemon world not just my bunch but any and all </text:span>so by logic and studies,they are actually me and within me not outside..and I've <text:span text:style-name="T518">ever</text:span> cherished my sweet little Mist Flower so much,then my real Mist is WITHIN ME ONLY,<text:span text:style-name="T180">that is </text:span>I'm my<text:span text:style-name="T180">self my</text:span></text:p>
      <text:p text:style-name="P2">Mist..where would i go to search for her?(smile) so just</text:p>
      <text:p text:style-name="P2">destroy myself and my Mist will anyhow appear if she really is my soulmate..which is I'm my Mist myself..i am Mist..and thus she never goes away...(smile,Looking at</text:p>
      <text:p text:style-name="P2">Misty)..happy(laughs) soulmate ?"</text:p>
      <text:p text:style-name="P2">Misty(looking at Ash,smile, hugging Ash) : "Soulmate"</text:p>
      <text:p text:style-name="P2">(both again hugs for <text:span text:style-name="T519">some</text:span> time)</text:p>
      <text:p text:style-name="P2">Misty(breaking the hug,with a broad smile) : "right.why don't you come back to the gym?someone has to look after it permanently you know otherwise we'll have to sell it"</text:p>
      <text:p text:style-name="P2">Ash (<text:span text:style-name="T181">solemn,</text:span>holding Misty as she holds his neck) : "<text:span text:style-name="T819">sell that f.. gym off i’m abducting my Mist flower(Misty brusts into laughter)</text:span>"</text:p>
      <text:p text:style-name="P2">Misty<text:span text:style-name="T182">(smile)</text:span> : "you can still come here.."</text:p>
      <text:p text:style-name="P2">Ash<text:span text:style-name="T182">(irritated)</text:span> : "<text:span text:style-name="T182">whatever,</text:span>i'll give it a thought later,why don't we go home now?<text:span text:style-name="T183">(hugs Misty very firmly)..i want to adore my sweetie for a long long time constantly now(Misty smiles and tenders Ash’s hairs,smile)</text:span>..<text:span text:style-name="T205">Mist,just </text:span><text:soft-page-break/><text:span text:style-name="T205">so many years and finally i have my soulmate in physical form in this life(both smile)..anyway,you came at 11:15 now </text:span>it's <text:span text:style-name="T1102">22</text:span>:<text:span text:style-name="T1102">30</text:span>(both laugh)"</text:p>
      <text:p text:style-name="P2">Misty<text:span text:style-name="T184">(smile)</text:span> : "Ash, I don't know how you managed to be mine despite you not doing anything at all like.."</text:p>
      <text:p text:style-name="P2">Ash(smile) : "giving an insignificant bunch of garbage called a flower bouquet <text:span text:style-name="T952">to dry up next hour </text:span>to the <text:span text:style-name="T952">eternal ever</text:span>sweetest flower of my soul <text:span text:style-name="T953">who is my my soul</text:span>?.."Never in a million years"..<text:span text:style-name="T954">TWICE on SAME day(laugh,Misty laughs as well)</text:span>..remember this phrase <text:span text:style-name="T206">sweetie</text:span>,hum(laugh)?(Misty laughs and <text:s/>nods)..how i wished that very day i could understand myself and tell you(both hugs each other <text:span text:style-name="T1019">very </text:span>firmly <text:span text:style-name="T1019">smiling at each other</text:span>)..I didn't notice anything either from you,you and me it's just that anything else is unreal absolutely like saying i'm not living this life,i'm dead right now an<text:span text:style-name="T1020">d</text:span> so on,we don't have to get physical,mental,sentimental anything-naturally we're as we both agreed, 'same thing wanting to enjoy own self from two different bodies'"</text:p>
      <text:p text:style-name="P2">Misty(hugging Ash,<text:span text:style-name="T185">smile</text:span>) : "what if we both were boys or girls"...</text:p>
      <text:p text:style-name="P2">Ash<text:span text:style-name="T185">(broad smile)</text:span> : "<text:span text:style-name="T951">we wouldn’t anything but husband and wife</text:span>"</text:p>
      <text:p text:style-name="P2">Misty<text:span text:style-name="T185">(smile)</text:span> : "this actually is your real strength isn't it? <text:span text:style-name="T1021">a</text:span>bundant faith?"</text:p>
      <text:p text:style-name="P2">Ash<text:span text:style-name="T185">(smile)</text:span> : "<text:span text:style-name="T1060">pure logic(both broadly smiles) my strenght only is that i’m my sweetie(hugging Misty very firmly,Misty also hugs Ash very firmly and both smile at each other)..</text:span>same as you,may be a bit more radical"</text:p>
      <text:p text:style-name="P2">Misty(laugh) : "i still want to be a Gym Leader"</text:p>
      <text:p text:style-name="P2"><text:soft-page-break/>Ash<text:span text:style-name="T185">(smile)</text:span> : "of course you <text:span text:style-name="T208">w</text:span>ould be,<text:span text:style-name="T207">after you hand-over Gyarados(both brust into laughter)</text:span> but shouldn't we go home now?"</text:p>
      <text:p text:style-name="P2">Misty(hugging <text:span text:style-name="T185">Ash,smile,looking into Ash’s eyes</text:span>) : "where's the rush Ash<text:span text:style-name="T955">e</text:span>y-boy,hum?"</text:p>
      <text:p text:style-name="P236">Ash(laugh) : “<text:span text:style-name="T520">Mr Ketchum, ‘MAM!(both brust into laughter)..i said this very first day and then my eternal wife slaps me(both brust into laughter)..(Ash hugs Misty very firmly smiling and looking into her eyes,Misty also hugging Ash very firmly looking into Ash’s eyes smiling) my sweetie Mist flower..(both keeps hugging each other smiling for a few moments)..</text:span>rush cause we’re surrounded by bushes(both brust into laughter)...<text:span text:style-name="T209">and um no Mist,i don't want to face the Lab staffs today.."</text:span></text:p>
      <text:p text:style-name="P2">Misty(<text:span text:style-name="T555">bit concerned</text:span>) : "Ash,you do owe them big time but(smile) hey all will be well i'm with you now,ok.."</text:p>
      <text:p text:style-name="P2">Ash(smile) : "i would've had you then as well wouldn't i,Mist?"</text:p>
      <text:p text:style-name="P2">Misty(a bit surprized) : "yeah..(then disappointed,but very</text:p>
      <text:p text:style-name="P2">firmly broad smile)..yeah you would've,i can't forget you no matter how low you stoop to or how high you reach to Ash..<text:span text:style-name="T521">you’re just me(both broad smile at each other)</text:span>.. you've got me all the way,<text:span text:style-name="T521">ever(both smile at each other and hug each other very firmly for some time)</text:span>"</text:p>
      <text:p text:style-name="P2">Ash<text:span text:style-name="T521">(smile,few minutes later,hugging Misty very firmly)</text:span> : "that's why I took my chance,Mist...<text:span text:style-name="T186">i knew my sweetie was all mine eternally as usual..anyone else,would’ve died right there in that f.. gym not my burden if a former with whom i’ve had absolutely 0 contact for 4 years the same with our other confidents and mutual friends so now all strangers and thus not my responsibility is a stranger that </text:span><text:soft-page-break/><text:span text:style-name="T186">can’t get a beau..(smile)..(hugging Misty very firmly and smiling at her,Misty also smiles at Ash)..sweetie,i saw your face when you thought this all was to cut you off finally cause of my new girlfriend(Misty hugs Ash very firmly,Ash smiles)...see forever you’re like this my Ash..the first moment you uttered that word so much tears..Mist,i also know you by ‘my Mist’ ever,hum?(Ash smiles at Misty,Misty smiles at Ash with little tears)...all i needed to say yes for my girlfreind stop crying and get a mirror and you would’ve hugged me to death(Misty tears Ash wipes it off,both smile at each other)...you’re my eternal boyfriend,girlfriend,best friend all friends new,old,you’re my husband,wife,everything is you my Mist if but whenever we’re two..if not absolutely and happily single throughout life cause you’re in so no need all already fulfilled(both hugs each other firmly smiling at each other)..just and only my Mist(same pose,Ash again wipes off Misty’s tears,who beams at him,Ash broadly smile)..just to show you what you are to me..so,so much more than any words and ideas..that’s all..all my 4 years in front of you sweetie,so just you now,my Mist..(both hugs each other very firmly for a few minutes)...</text:span>(laughing)but you still can't get over the fact</text:p>
      <text:p text:style-name="P2">that how can this be but neither could i when i first realized but i just realized it we don't have to put any effort to be together,but you know this is beyond just this body and mental stuff and then only is it real fun thats why its what it is-a matter of one soul in two separate <text:s/>bodies,not discrete at all.(hugging Misty)Mist,i can't describe soul in words,if i try as i showed i'll make it <text:soft-page-break/>impure and i don't want to lose you again in the physical form either"(hug)</text:p>
      <text:p text:style-name="P2">Misty(<text:span text:style-name="T1054">smile,</text:span>hug) : "You never did Ash,you never did,one soul one body"</text:p>
      <text:p text:style-name="P2">(both hug <text:span text:style-name="T1022">each other</text:span> for <text:span text:style-name="T1022">sometime smiling</text:span>)</text:p>
      <text:p text:style-name="P2">Ash(smile) : "ok Mist, it's <text:span text:style-name="T1103">22:50</text:span>(both laugh).. let's go.."</text:p>
      <text:p text:style-name="P2">Misty(smile,hugging Ash) : "as you say soulmate(both</text:p>
      <text:p text:style-name="P2">smile).. but Ash,i(<text:span text:style-name="T187">concerned,sad</text:span>)..i vomitted.."</text:p>
      <text:p text:style-name="P39">Ash(smile,hugging Misty,<text:span text:style-name="T188">tendering her cheeks</text:span>) : "soully(Misty smiles)..mere body,mere wordplay,mere<text:span text:style-name="T289">ly</text:span> my own vomit(smile,<text:span text:style-name="T189">Mist hugs Ash and smiles</text:span>)..<text:span text:style-name="T1055">i told you that’s how many you vomitted on my face thrice or twice do it million times continuously for next million years if i’m plausible with this body and mind as you the result will be same you’re just me</text:span>..<text:span text:style-name="T188">i’m with my sweet wife Mist...Misty..Misty..Misty..Misty...Misty..this name is reverberating in my soul eternally and discretely since 15 and that 1</text:span><text:span text:style-name="T26">st</text:span><text:span text:style-name="T188"> moment i saw you on the 1</text:span><text:span text:style-name="T26">st</text:span><text:span text:style-name="T188"> day of my career-for 19 years no matter what cause Misty is me my soul..you’re my Misty,my sweet Misty,my sweet wife Misty my sweet soulmate Misty,just my Misty...music,dream,yearning,being and soul-you my Misty whom i call my sweet Mist(Misty giggles and hugs Ash firmly)...</text:span>come.."</text:p>
      <text:p text:style-name="P2">.....</text:p>
      <text:p text:style-name="P2">Misty(concerned) : "Ash,it was a bit too much.."</text:p>
      <text:p text:style-name="P2">Ash(smile) : "Mist,if they've known me,i'll be <text:span text:style-name="T466">the Ash that first came here 35 years back</text:span>,<text:span text:style-name="T921">just like my sweet Mist did no matter what(Ash hugs Misty firmly smiling at her,Misty also hugs Ash firmly and smiles at him) </text:span>don't</text:p>
      <text:p text:style-name="P2">bother come along"</text:p>
      <text:p text:style-name="P2"><text:soft-page-break/>Misty(smile) : "soully(both smile <text:span text:style-name="T922">at each other as they walk side by side with their arms around each other, hugging each other </text:span>)”</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10:32:06.821379572</meta:creation-date>
    <meta:editing-cycles>3747</meta:editing-cycles>
    <meta:editing-duration>P5DT23H40M56S</meta:editing-duration>
    <dc:date>2018-09-16T22:07:17.617885616</dc:date>
    <meta:generator>LibreOffice/5.1.6.2$Linux_X86_64 LibreOffice_project/10m0$Build-2</meta:generator>
    <meta:document-statistic meta:table-count="0" meta:image-count="0" meta:object-count="0" meta:page-count="192" meta:paragraph-count="2638" meta:word-count="47108" meta:character-count="282932" meta:non-whitespace-character-count="238447"/>
  </office:meta>
</office:document-meta>
</file>